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0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2.104cm"/>
    </style:style>
    <style:style style:name="co11" style:family="table-column">
      <style:table-column-properties fo:break-before="auto" style:column-width="4.228cm"/>
    </style:style>
    <style:style style:name="co12" style:family="table-column">
      <style:table-column-properties fo:break-before="auto" style:column-width="1.969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633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26cm"/>
    </style:style>
    <style:style style:name="co22" style:family="table-column">
      <style:table-column-properties fo:break-before="auto" style:column-width="3.466cm"/>
    </style:style>
    <style:style style:name="co23" style:family="table-column">
      <style:table-column-properties fo:break-before="auto" style:column-width="2.096cm"/>
    </style:style>
    <style:style style:name="co24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4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la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office:value-type="string" calcext:value-type="string">
            <text:p>Observações:</text:p>
          </table:table-cell>
          <table:table-cell office:value-type="float" office:value="215" calcext:value-type="float">
            <text:p>21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office:value-type="string" calcext:value-type="string">
            <text:p>Variáveis:</text:p>
          </table:table-cell>
          <table:table-cell office:value-type="float" office:value="75" calcext:value-type="float">
            <text:p>75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1" office:value-type="float" office:value="2" calcext:value-type="float">
            <text:p>2</text:p>
          </table:table-cell>
          <table:table-cell table:style-name="Default" table:formula="of:=[.B12]+1" office:value-type="float" office:value="3" calcext:value-type="float">
            <text:p>3</text:p>
          </table:table-cell>
          <table:table-cell table:formula="of:=[.C12]+1" office:value-type="float" office:value="4" calcext:value-type="float">
            <text:p>4</text:p>
          </table:table-cell>
          <table:table-cell table:formula="of:=[.D12]+1" office:value-type="float" office:value="5" calcext:value-type="float">
            <text:p>5</text:p>
          </table:table-cell>
          <table:table-cell table:formula="of:=[.E12]+1" office:value-type="float" office:value="6" calcext:value-type="float">
            <text:p>6</text:p>
          </table:table-cell>
          <table:table-cell table:formula="of:=[.F12]+1" office:value-type="float" office:value="7" calcext:value-type="float">
            <text:p>7</text:p>
          </table:table-cell>
          <table:table-cell table:formula="of:=[.G12]+1" office:value-type="float" office:value="8" calcext:value-type="float">
            <text:p>8</text:p>
          </table:table-cell>
          <table:table-cell table:formula="of:=[.H12]+1" office:value-type="float" office:value="9" calcext:value-type="float">
            <text:p>9</text:p>
          </table:table-cell>
          <table:table-cell table:formula="of:=[.I12]+1" office:value-type="float" office:value="10" calcext:value-type="float">
            <text:p>10</text:p>
          </table:table-cell>
          <table:table-cell table:formula="of:=[.J12]+1" office:value-type="float" office:value="11" calcext:value-type="float">
            <text:p>11</text:p>
          </table:table-cell>
          <table:table-cell table:formula="of:=[.K12]+1" office:value-type="float" office:value="12" calcext:value-type="float">
            <text:p>12</text:p>
          </table:table-cell>
          <table:table-cell table:formula="of:=[.L12]+1" office:value-type="float" office:value="13" calcext:value-type="float">
            <text:p>13</text:p>
          </table:table-cell>
          <table:table-cell table:formula="of:=[.M12]+1" office:value-type="float" office:value="14" calcext:value-type="float">
            <text:p>14</text:p>
          </table:table-cell>
          <table:table-cell table:formula="of:=[.N12]+1" office:value-type="float" office:value="15" calcext:value-type="float">
            <text:p>15</text:p>
          </table:table-cell>
          <table:table-cell table:formula="of:=[.O12]+1" office:value-type="float" office:value="16" calcext:value-type="float">
            <text:p>16</text:p>
          </table:table-cell>
          <table:table-cell table:formula="of:=[.P12]+1" office:value-type="float" office:value="17" calcext:value-type="float">
            <text:p>17</text:p>
          </table:table-cell>
          <table:table-cell table:formula="of:=[.Q12]+1" office:value-type="float" office:value="18" calcext:value-type="float">
            <text:p>18</text:p>
          </table:table-cell>
          <table:table-cell table:formula="of:=[.R12]+1" office:value-type="float" office:value="19" calcext:value-type="float">
            <text:p>19</text:p>
          </table:table-cell>
          <table:table-cell table:formula="of:=[.S12]+1" office:value-type="float" office:value="20" calcext:value-type="float">
            <text:p>20</text:p>
          </table:table-cell>
          <table:table-cell table:formula="of:=[.T12]+1" office:value-type="float" office:value="21" calcext:value-type="float">
            <text:p>21</text:p>
          </table:table-cell>
          <table:table-cell table:formula="of:=[.U12]+1" office:value-type="float" office:value="22" calcext:value-type="float">
            <text:p>22</text:p>
          </table:table-cell>
          <table:table-cell table:formula="of:=[.V12]+1" office:value-type="float" office:value="23" calcext:value-type="float">
            <text:p>23</text:p>
          </table:table-cell>
          <table:table-cell table:formula="of:=[.W12]+1" office:value-type="float" office:value="24" calcext:value-type="float">
            <text:p>24</text:p>
          </table:table-cell>
          <table:table-cell table:formula="of:=[.X12]+1" office:value-type="float" office:value="25" calcext:value-type="float">
            <text:p>25</text:p>
          </table:table-cell>
          <table:table-cell table:formula="of:=[.Y12]+1" office:value-type="float" office:value="26" calcext:value-type="float">
            <text:p>26</text:p>
          </table:table-cell>
          <table:table-cell table:formula="of:=[.Z12]+1" office:value-type="float" office:value="27" calcext:value-type="float">
            <text:p>27</text:p>
          </table:table-cell>
          <table:table-cell table:formula="of:=[.AA12]+1" office:value-type="float" office:value="28" calcext:value-type="float">
            <text:p>28</text:p>
          </table:table-cell>
          <table:table-cell table:formula="of:=[.AB12]+1" office:value-type="float" office:value="29" calcext:value-type="float">
            <text:p>29</text:p>
          </table:table-cell>
          <table:table-cell table:formula="of:=[.AC12]+1" office:value-type="float" office:value="30" calcext:value-type="float">
            <text:p>30</text:p>
          </table:table-cell>
          <table:table-cell table:formula="of:=[.AD12]+1" office:value-type="float" office:value="31" calcext:value-type="float">
            <text:p>31</text:p>
          </table:table-cell>
          <table:table-cell table:formula="of:=[.AE12]+1" office:value-type="float" office:value="32" calcext:value-type="float">
            <text:p>32</text:p>
          </table:table-cell>
          <table:table-cell table:formula="of:=[.AF12]+1" office:value-type="float" office:value="33" calcext:value-type="float">
            <text:p>33</text:p>
          </table:table-cell>
          <table:table-cell table:formula="of:=[.AG12]+1" office:value-type="float" office:value="34" calcext:value-type="float">
            <text:p>34</text:p>
          </table:table-cell>
          <table:table-cell table:formula="of:=[.AH12]+1" office:value-type="float" office:value="35" calcext:value-type="float">
            <text:p>35</text:p>
          </table:table-cell>
          <table:table-cell table:formula="of:=[.AI12]+1" office:value-type="float" office:value="36" calcext:value-type="float">
            <text:p>36</text:p>
          </table:table-cell>
          <table:table-cell table:formula="of:=[.AJ12]+1" office:value-type="float" office:value="37" calcext:value-type="float">
            <text:p>37</text:p>
          </table:table-cell>
          <table:table-cell table:formula="of:=[.AK12]+1" office:value-type="float" office:value="38" calcext:value-type="float">
            <text:p>38</text:p>
          </table:table-cell>
          <table:table-cell table:formula="of:=[.AL12]+1" office:value-type="float" office:value="39" calcext:value-type="float">
            <text:p>39</text:p>
          </table:table-cell>
          <table:table-cell table:formula="of:=[.AM12]+1" office:value-type="float" office:value="40" calcext:value-type="float">
            <text:p>40</text:p>
          </table:table-cell>
          <table:table-cell table:formula="of:=[.AN12]+1" office:value-type="float" office:value="41" calcext:value-type="float">
            <text:p>41</text:p>
          </table:table-cell>
          <table:table-cell table:formula="of:=[.AO12]+1" office:value-type="float" office:value="42" calcext:value-type="float">
            <text:p>42</text:p>
          </table:table-cell>
          <table:table-cell table:formula="of:=[.AP12]+1" office:value-type="float" office:value="43" calcext:value-type="float">
            <text:p>43</text:p>
          </table:table-cell>
          <table:table-cell table:formula="of:=[.AQ12]+1" office:value-type="float" office:value="44" calcext:value-type="float">
            <text:p>44</text:p>
          </table:table-cell>
          <table:table-cell table:formula="of:=[.AR12]+1" office:value-type="float" office:value="45" calcext:value-type="float">
            <text:p>45</text:p>
          </table:table-cell>
          <table:table-cell table:formula="of:=[.AS12]+1" office:value-type="float" office:value="46" calcext:value-type="float">
            <text:p>46</text:p>
          </table:table-cell>
          <table:table-cell table:formula="of:=[.AT12]+1" office:value-type="float" office:value="47" calcext:value-type="float">
            <text:p>47</text:p>
          </table:table-cell>
          <table:table-cell table:formula="of:=[.AU12]+1" office:value-type="float" office:value="48" calcext:value-type="float">
            <text:p>48</text:p>
          </table:table-cell>
          <table:table-cell table:formula="of:=[.AV12]+1" office:value-type="float" office:value="49" calcext:value-type="float">
            <text:p>49</text:p>
          </table:table-cell>
          <table:table-cell table:formula="of:=[.AW12]+1" office:value-type="float" office:value="50" calcext:value-type="float">
            <text:p>50</text:p>
          </table:table-cell>
          <table:table-cell table:formula="of:=[.AX12]+1" office:value-type="float" office:value="51" calcext:value-type="float">
            <text:p>51</text:p>
          </table:table-cell>
          <table:table-cell table:formula="of:=[.AY12]+1" office:value-type="float" office:value="52" calcext:value-type="float">
            <text:p>52</text:p>
          </table:table-cell>
          <table:table-cell table:formula="of:=[.AZ12]+1" office:value-type="float" office:value="53" calcext:value-type="float">
            <text:p>53</text:p>
          </table:table-cell>
          <table:table-cell table:formula="of:=[.BA12]+1" office:value-type="float" office:value="54" calcext:value-type="float">
            <text:p>54</text:p>
          </table:table-cell>
          <table:table-cell table:formula="of:=[.BB12]+1" office:value-type="float" office:value="55" calcext:value-type="float">
            <text:p>55</text:p>
          </table:table-cell>
          <table:table-cell table:formula="of:=[.BC12]+1" office:value-type="float" office:value="56" calcext:value-type="float">
            <text:p>56</text:p>
          </table:table-cell>
          <table:table-cell table:formula="of:=[.BD12]+1" office:value-type="float" office:value="57" calcext:value-type="float">
            <text:p>57</text:p>
          </table:table-cell>
          <table:table-cell table:formula="of:=[.BE12]+1" office:value-type="float" office:value="58" calcext:value-type="float">
            <text:p>58</text:p>
          </table:table-cell>
          <table:table-cell table:formula="of:=[.BF12]+1" office:value-type="float" office:value="59" calcext:value-type="float">
            <text:p>59</text:p>
          </table:table-cell>
          <table:table-cell table:formula="of:=[.BG12]+1" office:value-type="float" office:value="60" calcext:value-type="float">
            <text:p>60</text:p>
          </table:table-cell>
          <table:table-cell table:formula="of:=[.BH12]+1" office:value-type="float" office:value="61" calcext:value-type="float">
            <text:p>61</text:p>
          </table:table-cell>
          <table:table-cell table:formula="of:=[.BI12]+1" office:value-type="float" office:value="62" calcext:value-type="float">
            <text:p>62</text:p>
          </table:table-cell>
          <table:table-cell table:formula="of:=[.BJ12]+1" office:value-type="float" office:value="63" calcext:value-type="float">
            <text:p>63</text:p>
          </table:table-cell>
          <table:table-cell table:formula="of:=[.BK12]+1" office:value-type="float" office:value="64" calcext:value-type="float">
            <text:p>64</text:p>
          </table:table-cell>
          <table:table-cell table:formula="of:=[.BL12]+1" office:value-type="float" office:value="65" calcext:value-type="float">
            <text:p>65</text:p>
          </table:table-cell>
          <table:table-cell table:formula="of:=[.BM12]+1" office:value-type="float" office:value="66" calcext:value-type="float">
            <text:p>66</text:p>
          </table:table-cell>
          <table:table-cell table:formula="of:=[.BN12]+1" office:value-type="float" office:value="67" calcext:value-type="float">
            <text:p>67</text:p>
          </table:table-cell>
          <table:table-cell table:formula="of:=[.BO12]+1" office:value-type="float" office:value="68" calcext:value-type="float">
            <text:p>68</text:p>
          </table:table-cell>
          <table:table-cell table:formula="of:=[.BP12]+1" office:value-type="float" office:value="69" calcext:value-type="float">
            <text:p>69</text:p>
          </table:table-cell>
          <table:table-cell table:formula="of:=[.BQ12]+1" office:value-type="float" office:value="70" calcext:value-type="float">
            <text:p>70</text:p>
          </table:table-cell>
          <table:table-cell table:formula="of:=[.BR12]+1" office:value-type="float" office:value="71" calcext:value-type="float">
            <text:p>71</text:p>
          </table:table-cell>
          <table:table-cell table:formula="of:=[.BS12]+1" office:value-type="float" office:value="72" calcext:value-type="float">
            <text:p>72</text:p>
          </table:table-cell>
          <table:table-cell table:formula="of:=[.BT12]+1" office:value-type="float" office:value="73" calcext:value-type="float">
            <text:p>73</text:p>
          </table:table-cell>
          <table:table-cell table:formula="of:=[.BU12]+1" office:value-type="float" office:value="74" calcext:value-type="float">
            <text:p>74</text:p>
          </table:table-cell>
          <table:table-cell table:formula="of:=[.BV12]+1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16:.B230])" office:value-type="float" office:value="215" calcext:value-type="float">
            <text:p>215</text:p>
          </table:table-cell>
          <table:table-cell table:style-name="Default" table:formula="of:=SUM([.C16:.C230])" office:value-type="float" office:value="0" calcext:value-type="float">
            <text:p>0</text:p>
          </table:table-cell>
          <table:table-cell table:formula="of:=SUM([.D16:.D230])" office:value-type="float" office:value="215" calcext:value-type="float">
            <text:p>215</text:p>
          </table:table-cell>
          <table:table-cell table:formula="of:=SUM([.E16:.E230])" office:value-type="float" office:value="4403.4" calcext:value-type="float">
            <text:p>4403,4</text:p>
          </table:table-cell>
          <table:table-cell table:formula="of:=SUM([.F16:.F230])" office:value-type="float" office:value="9919.7" calcext:value-type="float">
            <text:p>9919,7</text:p>
          </table:table-cell>
          <table:table-cell table:formula="of:=SUM([.G16:.G230])" office:value-type="float" office:value="3129" calcext:value-type="float">
            <text:p>3129</text:p>
          </table:table-cell>
          <table:table-cell table:formula="of:=SUM([.H16:.H230])" office:value-type="float" office:value="886" calcext:value-type="float">
            <text:p>886</text:p>
          </table:table-cell>
          <table:table-cell table:formula="of:=SUM([.I16:.I230])" office:value-type="float" office:value="219" calcext:value-type="float">
            <text:p>219</text:p>
          </table:table-cell>
          <table:table-cell table:formula="of:=SUM([.J16:.J230])" office:value-type="float" office:value="219" calcext:value-type="float">
            <text:p>219</text:p>
          </table:table-cell>
          <table:table-cell table:formula="of:=SUM([.K16:.K230])" office:value-type="float" office:value="219" calcext:value-type="float">
            <text:p>219</text:p>
          </table:table-cell>
          <table:table-cell table:formula="of:=SUM([.L16:.L230])" office:value-type="float" office:value="0" calcext:value-type="float">
            <text:p>0</text:p>
          </table:table-cell>
          <table:table-cell table:formula="of:=SUM([.M16:.M230])" office:value-type="float" office:value="0" calcext:value-type="float">
            <text:p>0</text:p>
          </table:table-cell>
          <table:table-cell table:formula="of:=SUM([.N16:.N230])" office:value-type="float" office:value="212.7" calcext:value-type="float">
            <text:p>212,7</text:p>
          </table:table-cell>
          <table:table-cell table:formula="of:=SUM([.O16:.O230])" office:value-type="float" office:value="192.4" calcext:value-type="float">
            <text:p>192,4</text:p>
          </table:table-cell>
          <table:table-cell table:formula="of:=SUM([.P16:.P230])" office:value-type="float" office:value="284" calcext:value-type="float">
            <text:p>284</text:p>
          </table:table-cell>
          <table:table-cell table:formula="of:=SUM([.Q16:.Q230])" office:value-type="float" office:value="402.7" calcext:value-type="float">
            <text:p>402,7</text:p>
          </table:table-cell>
          <table:table-cell table:formula="of:=SUM([.R16:.R230])" office:value-type="float" office:value="341.6" calcext:value-type="float">
            <text:p>341,6</text:p>
          </table:table-cell>
          <table:table-cell table:formula="of:=SUM([.S16:.S230])" office:value-type="float" office:value="197.7" calcext:value-type="float">
            <text:p>197,7</text:p>
          </table:table-cell>
          <table:table-cell table:formula="of:=SUM([.T16:.T230])" office:value-type="float" office:value="199.4" calcext:value-type="float">
            <text:p>199,4</text:p>
          </table:table-cell>
          <table:table-cell table:formula="of:=SUM([.U16:.U230])" office:value-type="float" office:value="371.8" calcext:value-type="float">
            <text:p>371,8</text:p>
          </table:table-cell>
          <table:table-cell table:formula="of:=SUM([.V16:.V230])" office:value-type="float" office:value="469.4" calcext:value-type="float">
            <text:p>469,4</text:p>
          </table:table-cell>
          <table:table-cell table:formula="of:=SUM([.W16:.W230])" office:value-type="float" office:value="236.2" calcext:value-type="float">
            <text:p>236,2</text:p>
          </table:table-cell>
          <table:table-cell table:formula="of:=SUM([.X16:.X230])" office:value-type="float" office:value="339.3" calcext:value-type="float">
            <text:p>339,3</text:p>
          </table:table-cell>
          <table:table-cell table:formula="of:=SUM([.Y16:.Y230])" office:value-type="float" office:value="420.1" calcext:value-type="float">
            <text:p>420,1</text:p>
          </table:table-cell>
          <table:table-cell table:formula="of:=SUM([.Z16:.Z230])" office:value-type="float" office:value="440.6" calcext:value-type="float">
            <text:p>440,6</text:p>
          </table:table-cell>
          <table:table-cell table:formula="of:=SUM([.AA16:.AA230])" office:value-type="float" office:value="244.8" calcext:value-type="float">
            <text:p>244,8</text:p>
          </table:table-cell>
          <table:table-cell table:formula="of:=SUM([.AB16:.AB230])" office:value-type="float" office:value="371.9" calcext:value-type="float">
            <text:p>371,9</text:p>
          </table:table-cell>
          <table:table-cell table:formula="of:=SUM([.AC16:.AC230])" office:value-type="float" office:value="384.1" calcext:value-type="float">
            <text:p>384,1</text:p>
          </table:table-cell>
          <table:table-cell table:formula="of:=SUM([.AD16:.AD230])" office:value-type="float" office:value="301.8" calcext:value-type="float">
            <text:p>301,8</text:p>
          </table:table-cell>
          <table:table-cell table:formula="of:=SUM([.AE16:.AE230])" office:value-type="float" office:value="272.2" calcext:value-type="float">
            <text:p>272,2</text:p>
          </table:table-cell>
          <table:table-cell table:formula="of:=SUM([.AF16:.AF230])" office:value-type="float" office:value="252.9" calcext:value-type="float">
            <text:p>252,9</text:p>
          </table:table-cell>
          <table:table-cell table:formula="of:=SUM([.AG16:.AG230])" office:value-type="float" office:value="386.7" calcext:value-type="float">
            <text:p>386,7</text:p>
          </table:table-cell>
          <table:table-cell table:formula="of:=SUM([.AH16:.AH230])" office:value-type="float" office:value="280.6" calcext:value-type="float">
            <text:p>280,6</text:p>
          </table:table-cell>
          <table:table-cell table:formula="of:=SUM([.AI16:.AI230])" office:value-type="float" office:value="254" calcext:value-type="float">
            <text:p>254</text:p>
          </table:table-cell>
          <table:table-cell table:formula="of:=SUM([.AJ16:.AJ230])" office:value-type="float" office:value="516.3" calcext:value-type="float">
            <text:p>516,3</text:p>
          </table:table-cell>
          <table:table-cell table:formula="of:=SUM([.AK16:.AK230])" office:value-type="float" office:value="463" calcext:value-type="float">
            <text:p>463</text:p>
          </table:table-cell>
          <table:table-cell table:formula="of:=SUM([.AL16:.AL230])" office:value-type="float" office:value="259.5" calcext:value-type="float">
            <text:p>259,5</text:p>
          </table:table-cell>
          <table:table-cell table:formula="of:=SUM([.AM16:.AM230])" office:value-type="float" office:value="366.9" calcext:value-type="float">
            <text:p>366,9</text:p>
          </table:table-cell>
          <table:table-cell table:formula="of:=SUM([.AN16:.AN230])" office:value-type="float" office:value="297.9" calcext:value-type="float">
            <text:p>297,9</text:p>
          </table:table-cell>
          <table:table-cell table:formula="of:=SUM([.AO16:.AO230])" office:value-type="float" office:value="334.1" calcext:value-type="float">
            <text:p>334,1</text:p>
          </table:table-cell>
          <table:table-cell table:formula="of:=SUM([.AP16:.AP230])" office:value-type="float" office:value="484.8" calcext:value-type="float">
            <text:p>484,8</text:p>
          </table:table-cell>
          <table:table-cell table:formula="of:=SUM([.AQ16:.AQ230])" office:value-type="float" office:value="218.3" calcext:value-type="float">
            <text:p>218,3</text:p>
          </table:table-cell>
          <table:table-cell table:formula="of:=SUM([.AR16:.AR230])" office:value-type="float" office:value="128.6" calcext:value-type="float">
            <text:p>128,6</text:p>
          </table:table-cell>
          <table:table-cell table:formula="of:=SUM([.AS16:.AS230])" office:value-type="float" office:value="214" calcext:value-type="float">
            <text:p>214</text:p>
          </table:table-cell>
          <table:table-cell table:formula="of:=SUM([.AT16:.AT230])" office:value-type="float" office:value="214" calcext:value-type="float">
            <text:p>214</text:p>
          </table:table-cell>
          <table:table-cell table:formula="of:=SUM([.AU16:.AU230])" office:value-type="float" office:value="214" calcext:value-type="float">
            <text:p>214</text:p>
          </table:table-cell>
          <table:table-cell table:formula="of:=SUM([.AV16:.AV230])" office:value-type="float" office:value="214" calcext:value-type="float">
            <text:p>214</text:p>
          </table:table-cell>
          <table:table-cell table:formula="of:=SUM([.AW16:.AW230])" office:value-type="float" office:value="214" calcext:value-type="float">
            <text:p>214</text:p>
          </table:table-cell>
          <table:table-cell table:formula="of:=SUM([.AX16:.AX230])" office:value-type="float" office:value="214" calcext:value-type="float">
            <text:p>214</text:p>
          </table:table-cell>
          <table:table-cell table:formula="of:=SUM([.AY16:.AY230])" office:value-type="float" office:value="214" calcext:value-type="float">
            <text:p>214</text:p>
          </table:table-cell>
          <table:table-cell table:formula="of:=SUM([.AZ16:.AZ230])" office:value-type="float" office:value="214" calcext:value-type="float">
            <text:p>214</text:p>
          </table:table-cell>
          <table:table-cell table:formula="of:=SUM([.BA16:.BA230])" office:value-type="float" office:value="214" calcext:value-type="float">
            <text:p>214</text:p>
          </table:table-cell>
          <table:table-cell table:formula="of:=SUM([.BB16:.BB230])" office:value-type="float" office:value="216" calcext:value-type="float">
            <text:p>216</text:p>
          </table:table-cell>
          <table:table-cell table:formula="of:=SUM([.BC16:.BC230])" office:value-type="float" office:value="216" calcext:value-type="float">
            <text:p>216</text:p>
          </table:table-cell>
          <table:table-cell table:formula="of:=SUM([.BD16:.BD230])" office:value-type="float" office:value="214" calcext:value-type="float">
            <text:p>214</text:p>
          </table:table-cell>
          <table:table-cell table:formula="of:=SUM([.BE16:.BE230])" office:value-type="float" office:value="216" calcext:value-type="float">
            <text:p>216</text:p>
          </table:table-cell>
          <table:table-cell table:formula="of:=SUM([.BF16:.BF230])" office:value-type="float" office:value="216" calcext:value-type="float">
            <text:p>216</text:p>
          </table:table-cell>
          <table:table-cell table:formula="of:=SUM([.BG16:.BG230])" office:value-type="float" office:value="214" calcext:value-type="float">
            <text:p>214</text:p>
          </table:table-cell>
          <table:table-cell table:formula="of:=SUM([.BH16:.BH230])" office:value-type="float" office:value="214" calcext:value-type="float">
            <text:p>214</text:p>
          </table:table-cell>
          <table:table-cell table:formula="of:=SUM([.BI16:.BI230])" office:value-type="float" office:value="216" calcext:value-type="float">
            <text:p>216</text:p>
          </table:table-cell>
          <table:table-cell table:formula="of:=SUM([.BJ16:.BJ230])" office:value-type="float" office:value="214" calcext:value-type="float">
            <text:p>214</text:p>
          </table:table-cell>
          <table:table-cell table:formula="of:=SUM([.BK16:.BK230])" office:value-type="float" office:value="215" calcext:value-type="float">
            <text:p>215</text:p>
          </table:table-cell>
          <table:table-cell table:formula="of:=SUM([.BL16:.BL230])" office:value-type="float" office:value="215" calcext:value-type="float">
            <text:p>215</text:p>
          </table:table-cell>
          <table:table-cell table:formula="of:=SUM([.BM16:.BM230])" office:value-type="float" office:value="215" calcext:value-type="float">
            <text:p>215</text:p>
          </table:table-cell>
          <table:table-cell table:formula="of:=SUM([.BN16:.BN230])" office:value-type="float" office:value="215" calcext:value-type="float">
            <text:p>215</text:p>
          </table:table-cell>
          <table:table-cell table:formula="of:=SUM([.BO16:.BO230])" office:value-type="float" office:value="215" calcext:value-type="float">
            <text:p>215</text:p>
          </table:table-cell>
          <table:table-cell table:formula="of:=SUM([.BP16:.BP230])" office:value-type="float" office:value="217" calcext:value-type="float">
            <text:p>217</text:p>
          </table:table-cell>
          <table:table-cell table:formula="of:=SUM([.BQ16:.BQ230])" office:value-type="float" office:value="215" calcext:value-type="float">
            <text:p>215</text:p>
          </table:table-cell>
          <table:table-cell table:formula="of:=SUM([.BR16:.BR230])" office:value-type="float" office:value="215" calcext:value-type="float">
            <text:p>215</text:p>
          </table:table-cell>
          <table:table-cell table:formula="of:=SUM([.BS16:.BS230])" office:value-type="float" office:value="215" calcext:value-type="float">
            <text:p>215</text:p>
          </table:table-cell>
          <table:table-cell table:formula="of:=SUM([.BT16:.BT230])" office:value-type="float" office:value="217" calcext:value-type="float">
            <text:p>217</text:p>
          </table:table-cell>
          <table:table-cell table:formula="of:=SUM([.BU16:.BU230])" office:value-type="float" office:value="203" calcext:value-type="float">
            <text:p>203</text:p>
          </table:table-cell>
          <table:table-cell table:formula="of:=SUM([.BV16:.BV230])" office:value-type="float" office:value="199" calcext:value-type="float">
            <text:p>199</text:p>
          </table:table-cell>
          <table:table-cell table:formula="of:=SUM([.BW16:.BW230])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formula="of:=[.B13]/[.$E$2]" office:value-type="float" office:value="1" calcext:value-type="float">
            <text:p>1</text:p>
          </table:table-cell>
          <table:table-cell table:style-name="Default" table:formula="of:=[.C13]/[.$E$2]" office:value-type="float" office:value="0" calcext:value-type="float">
            <text:p>0</text:p>
          </table:table-cell>
          <table:table-cell table:formula="of:=[.D13]/[.$E$2]" office:value-type="float" office:value="1" calcext:value-type="float">
            <text:p>1</text:p>
          </table:table-cell>
          <table:table-cell table:formula="of:=[.E13]/[.$E$2]" office:value-type="float" office:value="20.4809302325581" calcext:value-type="float">
            <text:p>20,4809302325581</text:p>
          </table:table-cell>
          <table:table-cell table:formula="of:=[.F13]/[.$E$2]" office:value-type="float" office:value="46.1381395348837" calcext:value-type="float">
            <text:p>46,1381395348837</text:p>
          </table:table-cell>
          <table:table-cell table:formula="of:=[.G13]/[.$E$2]" office:value-type="float" office:value="14.553488372093" calcext:value-type="float">
            <text:p>14,553488372093</text:p>
          </table:table-cell>
          <table:table-cell table:formula="of:=[.H13]/[.$E$2]" office:value-type="float" office:value="4.12093023255814" calcext:value-type="float">
            <text:p>4,12093023255814</text:p>
          </table:table-cell>
          <table:table-cell table:formula="of:=[.I13]/[.$E$2]" office:value-type="float" office:value="1.01860465116279" calcext:value-type="float">
            <text:p>1,01860465116279</text:p>
          </table:table-cell>
          <table:table-cell table:formula="of:=[.J13]/[.$E$2]" office:value-type="float" office:value="1.01860465116279" calcext:value-type="float">
            <text:p>1,01860465116279</text:p>
          </table:table-cell>
          <table:table-cell table:formula="of:=[.K13]/[.$E$2]" office:value-type="float" office:value="1.01860465116279" calcext:value-type="float">
            <text:p>1,01860465116279</text:p>
          </table:table-cell>
          <table:table-cell table:formula="of:=[.L13]/[.$E$2]" office:value-type="float" office:value="0" calcext:value-type="float">
            <text:p>0</text:p>
          </table:table-cell>
          <table:table-cell table:formula="of:=[.M13]/[.$E$2]" office:value-type="float" office:value="0" calcext:value-type="float">
            <text:p>0</text:p>
          </table:table-cell>
          <table:table-cell table:formula="of:=[.N13]/[.$E$2]" office:value-type="float" office:value="0.989302325581395" calcext:value-type="float">
            <text:p>0,989302325581395</text:p>
          </table:table-cell>
          <table:table-cell table:formula="of:=[.O13]/[.$E$2]" office:value-type="float" office:value="0.894883720930233" calcext:value-type="float">
            <text:p>0,894883720930233</text:p>
          </table:table-cell>
          <table:table-cell table:formula="of:=[.P13]/[.$E$2]" office:value-type="float" office:value="1.32093023255814" calcext:value-type="float">
            <text:p>1,32093023255814</text:p>
          </table:table-cell>
          <table:table-cell table:formula="of:=[.Q13]/[.$E$2]" office:value-type="float" office:value="1.87302325581395" calcext:value-type="float">
            <text:p>1,87302325581395</text:p>
          </table:table-cell>
          <table:table-cell table:formula="of:=[.R13]/[.$E$2]" office:value-type="float" office:value="1.58883720930233" calcext:value-type="float">
            <text:p>1,58883720930233</text:p>
          </table:table-cell>
          <table:table-cell table:formula="of:=[.S13]/[.$E$2]" office:value-type="float" office:value="0.91953488372093" calcext:value-type="float">
            <text:p>0,91953488372093</text:p>
          </table:table-cell>
          <table:table-cell table:formula="of:=[.T13]/[.$E$2]" office:value-type="float" office:value="0.927441860465116" calcext:value-type="float">
            <text:p>0,927441860465116</text:p>
          </table:table-cell>
          <table:table-cell table:formula="of:=[.U13]/[.$E$2]" office:value-type="float" office:value="1.7293023255814" calcext:value-type="float">
            <text:p>1,7293023255814</text:p>
          </table:table-cell>
          <table:table-cell table:formula="of:=[.V13]/[.$E$2]" office:value-type="float" office:value="2.18325581395349" calcext:value-type="float">
            <text:p>2,18325581395349</text:p>
          </table:table-cell>
          <table:table-cell table:formula="of:=[.W13]/[.$E$2]" office:value-type="float" office:value="1.09860465116279" calcext:value-type="float">
            <text:p>1,09860465116279</text:p>
          </table:table-cell>
          <table:table-cell table:formula="of:=[.X13]/[.$E$2]" office:value-type="float" office:value="1.57813953488372" calcext:value-type="float">
            <text:p>1,57813953488372</text:p>
          </table:table-cell>
          <table:table-cell table:formula="of:=[.Y13]/[.$E$2]" office:value-type="float" office:value="1.95395348837209" calcext:value-type="float">
            <text:p>1,95395348837209</text:p>
          </table:table-cell>
          <table:table-cell table:formula="of:=[.Z13]/[.$E$2]" office:value-type="float" office:value="2.0493023255814" calcext:value-type="float">
            <text:p>2,0493023255814</text:p>
          </table:table-cell>
          <table:table-cell table:formula="of:=[.AA13]/[.$E$2]" office:value-type="float" office:value="1.13860465116279" calcext:value-type="float">
            <text:p>1,13860465116279</text:p>
          </table:table-cell>
          <table:table-cell table:formula="of:=[.AB13]/[.$E$2]" office:value-type="float" office:value="1.72976744186047" calcext:value-type="float">
            <text:p>1,72976744186047</text:p>
          </table:table-cell>
          <table:table-cell table:formula="of:=[.AC13]/[.$E$2]" office:value-type="float" office:value="1.78651162790698" calcext:value-type="float">
            <text:p>1,78651162790698</text:p>
          </table:table-cell>
          <table:table-cell table:formula="of:=[.AD13]/[.$E$2]" office:value-type="float" office:value="1.40372093023256" calcext:value-type="float">
            <text:p>1,40372093023256</text:p>
          </table:table-cell>
          <table:table-cell table:formula="of:=[.AE13]/[.$E$2]" office:value-type="float" office:value="1.26604651162791" calcext:value-type="float">
            <text:p>1,26604651162791</text:p>
          </table:table-cell>
          <table:table-cell table:formula="of:=[.AF13]/[.$E$2]" office:value-type="float" office:value="1.17627906976744" calcext:value-type="float">
            <text:p>1,17627906976744</text:p>
          </table:table-cell>
          <table:table-cell table:formula="of:=[.AG13]/[.$E$2]" office:value-type="float" office:value="1.79860465116279" calcext:value-type="float">
            <text:p>1,79860465116279</text:p>
          </table:table-cell>
          <table:table-cell table:formula="of:=[.AH13]/[.$E$2]" office:value-type="float" office:value="1.30511627906977" calcext:value-type="float">
            <text:p>1,30511627906977</text:p>
          </table:table-cell>
          <table:table-cell table:formula="of:=[.AI13]/[.$E$2]" office:value-type="float" office:value="1.18139534883721" calcext:value-type="float">
            <text:p>1,18139534883721</text:p>
          </table:table-cell>
          <table:table-cell table:formula="of:=[.AJ13]/[.$E$2]" office:value-type="float" office:value="2.40139534883721" calcext:value-type="float">
            <text:p>2,40139534883721</text:p>
          </table:table-cell>
          <table:table-cell table:formula="of:=[.AK13]/[.$E$2]" office:value-type="float" office:value="2.15348837209302" calcext:value-type="float">
            <text:p>2,15348837209302</text:p>
          </table:table-cell>
          <table:table-cell table:formula="of:=[.AL13]/[.$E$2]" office:value-type="float" office:value="1.20697674418605" calcext:value-type="float">
            <text:p>1,20697674418605</text:p>
          </table:table-cell>
          <table:table-cell table:formula="of:=[.AM13]/[.$E$2]" office:value-type="float" office:value="1.70651162790698" calcext:value-type="float">
            <text:p>1,70651162790698</text:p>
          </table:table-cell>
          <table:table-cell table:formula="of:=[.AN13]/[.$E$2]" office:value-type="float" office:value="1.38558139534884" calcext:value-type="float">
            <text:p>1,38558139534884</text:p>
          </table:table-cell>
          <table:table-cell table:formula="of:=[.AO13]/[.$E$2]" office:value-type="float" office:value="1.55395348837209" calcext:value-type="float">
            <text:p>1,55395348837209</text:p>
          </table:table-cell>
          <table:table-cell table:formula="of:=[.AP13]/[.$E$2]" office:value-type="float" office:value="2.25488372093023" calcext:value-type="float">
            <text:p>2,25488372093023</text:p>
          </table:table-cell>
          <table:table-cell table:formula="of:=[.AQ13]/[.$E$2]" office:value-type="float" office:value="1.0153488372093" calcext:value-type="float">
            <text:p>1,0153488372093</text:p>
          </table:table-cell>
          <table:table-cell table:formula="of:=[.AR13]/[.$E$2]" office:value-type="float" office:value="0.598139534883721" calcext:value-type="float">
            <text:p>0,598139534883721</text:p>
          </table:table-cell>
          <table:table-cell table:formula="of:=[.AS13]/[.$E$2]" office:value-type="float" office:value="0.995348837209302" calcext:value-type="float">
            <text:p>0,995348837209302</text:p>
          </table:table-cell>
          <table:table-cell table:formula="of:=[.AT13]/[.$E$2]" office:value-type="float" office:value="0.995348837209302" calcext:value-type="float">
            <text:p>0,995348837209302</text:p>
          </table:table-cell>
          <table:table-cell table:formula="of:=[.AU13]/[.$E$2]" office:value-type="float" office:value="0.995348837209302" calcext:value-type="float">
            <text:p>0,995348837209302</text:p>
          </table:table-cell>
          <table:table-cell table:formula="of:=[.AV13]/[.$E$2]" office:value-type="float" office:value="0.995348837209302" calcext:value-type="float">
            <text:p>0,995348837209302</text:p>
          </table:table-cell>
          <table:table-cell table:formula="of:=[.AW13]/[.$E$2]" office:value-type="float" office:value="0.995348837209302" calcext:value-type="float">
            <text:p>0,995348837209302</text:p>
          </table:table-cell>
          <table:table-cell table:formula="of:=[.AX13]/[.$E$2]" office:value-type="float" office:value="0.995348837209302" calcext:value-type="float">
            <text:p>0,995348837209302</text:p>
          </table:table-cell>
          <table:table-cell table:formula="of:=[.AY13]/[.$E$2]" office:value-type="float" office:value="0.995348837209302" calcext:value-type="float">
            <text:p>0,995348837209302</text:p>
          </table:table-cell>
          <table:table-cell table:formula="of:=[.AZ13]/[.$E$2]" office:value-type="float" office:value="0.995348837209302" calcext:value-type="float">
            <text:p>0,995348837209302</text:p>
          </table:table-cell>
          <table:table-cell table:formula="of:=[.BA13]/[.$E$2]" office:value-type="float" office:value="0.995348837209302" calcext:value-type="float">
            <text:p>0,995348837209302</text:p>
          </table:table-cell>
          <table:table-cell table:formula="of:=[.BB13]/[.$E$2]" office:value-type="float" office:value="1.0046511627907" calcext:value-type="float">
            <text:p>1,0046511627907</text:p>
          </table:table-cell>
          <table:table-cell table:formula="of:=[.BC13]/[.$E$2]" office:value-type="float" office:value="1.0046511627907" calcext:value-type="float">
            <text:p>1,0046511627907</text:p>
          </table:table-cell>
          <table:table-cell table:formula="of:=[.BD13]/[.$E$2]" office:value-type="float" office:value="0.995348837209302" calcext:value-type="float">
            <text:p>0,995348837209302</text:p>
          </table:table-cell>
          <table:table-cell table:formula="of:=[.BE13]/[.$E$2]" office:value-type="float" office:value="1.0046511627907" calcext:value-type="float">
            <text:p>1,0046511627907</text:p>
          </table:table-cell>
          <table:table-cell table:formula="of:=[.BF13]/[.$E$2]" office:value-type="float" office:value="1.0046511627907" calcext:value-type="float">
            <text:p>1,0046511627907</text:p>
          </table:table-cell>
          <table:table-cell table:formula="of:=[.BG13]/[.$E$2]" office:value-type="float" office:value="0.995348837209302" calcext:value-type="float">
            <text:p>0,995348837209302</text:p>
          </table:table-cell>
          <table:table-cell table:formula="of:=[.BH13]/[.$E$2]" office:value-type="float" office:value="0.995348837209302" calcext:value-type="float">
            <text:p>0,995348837209302</text:p>
          </table:table-cell>
          <table:table-cell table:formula="of:=[.BI13]/[.$E$2]" office:value-type="float" office:value="1.0046511627907" calcext:value-type="float">
            <text:p>1,0046511627907</text:p>
          </table:table-cell>
          <table:table-cell table:formula="of:=[.BJ13]/[.$E$2]" office:value-type="float" office:value="0.995348837209302" calcext:value-type="float">
            <text:p>0,995348837209302</text:p>
          </table:table-cell>
          <table:table-cell table:formula="of:=[.BK13]/[.$E$2]" office:value-type="float" office:value="1" calcext:value-type="float">
            <text:p>1</text:p>
          </table:table-cell>
          <table:table-cell table:formula="of:=[.BL13]/[.$E$2]" office:value-type="float" office:value="1" calcext:value-type="float">
            <text:p>1</text:p>
          </table:table-cell>
          <table:table-cell table:formula="of:=[.BM13]/[.$E$2]" office:value-type="float" office:value="1" calcext:value-type="float">
            <text:p>1</text:p>
          </table:table-cell>
          <table:table-cell table:formula="of:=[.BN13]/[.$E$2]" office:value-type="float" office:value="1" calcext:value-type="float">
            <text:p>1</text:p>
          </table:table-cell>
          <table:table-cell table:formula="of:=[.BO13]/[.$E$2]" office:value-type="float" office:value="1" calcext:value-type="float">
            <text:p>1</text:p>
          </table:table-cell>
          <table:table-cell table:formula="of:=[.BP13]/[.$E$2]" office:value-type="float" office:value="1.0093023255814" calcext:value-type="float">
            <text:p>1,0093023255814</text:p>
          </table:table-cell>
          <table:table-cell table:formula="of:=[.BQ13]/[.$E$2]" office:value-type="float" office:value="1" calcext:value-type="float">
            <text:p>1</text:p>
          </table:table-cell>
          <table:table-cell table:formula="of:=[.BR13]/[.$E$2]" office:value-type="float" office:value="1" calcext:value-type="float">
            <text:p>1</text:p>
          </table:table-cell>
          <table:table-cell table:formula="of:=[.BS13]/[.$E$2]" office:value-type="float" office:value="1" calcext:value-type="float">
            <text:p>1</text:p>
          </table:table-cell>
          <table:table-cell table:formula="of:=[.BT13]/[.$E$2]" office:value-type="float" office:value="1.0093023255814" calcext:value-type="float">
            <text:p>1,0093023255814</text:p>
          </table:table-cell>
          <table:table-cell table:formula="of:=[.BU13]/[.$E$2]" office:value-type="float" office:value="0.944186046511628" calcext:value-type="float">
            <text:p>0,944186046511628</text:p>
          </table:table-cell>
          <table:table-cell table:formula="of:=[.BV13]/[.$E$2]" office:value-type="float" office:value="0.925581395348837" calcext:value-type="float">
            <text:p>0,925581395348837</text:p>
          </table:table-cell>
          <table:table-cell table:formula="of:=[.BW13]/[.$E$2]" office:value-type="float" office:value="0.646511627906977" calcext:value-type="float">
            <text:p>0,646511627906977</text:p>
          </table:table-cell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table table:name="Correlação 1" table:style-name="ta1">
        <table:table-column table:style-name="co6" table:default-cell-style-name="Default"/>
        <table:table-column table:style-name="co8" table:default-cell-style-name="Default"/>
        <table:table-column table:style-name="co18" table:number-columns-repeated="8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NumDiasDeChuva</text:p>
          </table:table-cell>
          <table:table-cell table:number-columns-repeated="8"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338.2" calcext:value-type="float">
            <text:p>338,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6"/>
        </table:table-row>
        <table:table-row table:style-name="ro1">
          <table:table-cell office:value-type="float" office:value="242.1" calcext:value-type="float">
            <text:p>242,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ída bruta do PROJ.LIN</text:p>
          </table:table-cell>
          <table:table-cell table:number-columns-repeated="6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/>
          <table:table-cell table:number-matrix-columns-spanned="2" table:number-matrix-rows-spanned="5" table:formula="of:=LINEST([.$B$2:.$B$214] ; [.$A$2:.$A$214] ; 1 ; 1)" office:value-type="float" office:value="0.0401942287992795" calcext:value-type="float">
            <text:p>0,0401942287992795</text:p>
          </table:table-cell>
          <table:table-cell office:value-type="float" office:value="2.26829249470983" calcext:value-type="float">
            <text:p>2,2682924947098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00203930025549538" calcext:value-type="float">
            <text:p>0,00203930025549538</text:p>
          </table:table-cell>
          <table:table-cell office:value-type="float" office:value="0.171447918284108" calcext:value-type="float">
            <text:p>0,17144791828410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48026394358514" calcext:value-type="float">
            <text:p>0,648026394358514</text:p>
          </table:table-cell>
          <table:table-cell office:value-type="float" office:value="2.08750222078498" calcext:value-type="float">
            <text:p>2,08750222078498</text:p>
          </table:table-cell>
          <table:table-cell table:number-columns-repeated="5"/>
        </table:table-row>
        <table:table-row table:style-name="ro1">
          <table:table-cell office:value-type="float" office:value="29.7" calcext:value-type="float">
            <text:p>29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8.476769331735" calcext:value-type="float">
            <text:p>388,476769331735</text:p>
          </table:table-cell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92.85182373024" calcext:value-type="float">
            <text:p>1692,85182373024</text:p>
          </table:table-cell>
          <table:table-cell office:value-type="float" office:value="919.467425096047" calcext:value-type="float">
            <text:p>919,46742509604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statísticas da regressão</text:p>
          </table:table-cell>
          <table:table-cell table:number-columns-repeated="6"/>
        </table:table-row>
        <table:table-row table:style-name="ro1">
          <table:table-cell office:value-type="float" office:value="28.1" calcext:value-type="float">
            <text:p>28,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²</text:p>
          </table:table-cell>
          <table:table-cell table:formula="of:=[.$D$9]" office:value-type="float" office:value="0.648026394358514" calcext:value-type="float">
            <text:p>0,648026394358514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rro padrão</text:p>
          </table:table-cell>
          <table:table-cell table:formula="of:=[.$E$9]" office:value-type="float" office:value="2.08750222078498" calcext:value-type="float">
            <text:p>2,08750222078498</text:p>
          </table:table-cell>
          <table:table-cell table:number-columns-repeated="5"/>
        </table:table-row>
        <table:table-row table:style-name="ro1">
          <table:table-cell office:value-type="float" office:value="298.9" calcext:value-type="float">
            <text:p>298,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1.3" calcext:value-type="float">
            <text:p>161,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bservações</text:p>
          </table:table-cell>
          <table:table-cell table:formula="of:=213" office:value-type="float" office:value="213" calcext:value-type="float">
            <text:p>2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² ajustado</text:p>
          </table:table-cell>
          <table:table-cell table:formula="of:=1 - (1 - [.$D$9])*([.$E$17] - 1)/([.$E$17] - [.$E$16] - 1)" office:value-type="float" office:value="0.646358273004763" calcext:value-type="float">
            <text:p>0,646358273004763</text:p>
          </table:table-cell>
          <table:table-cell/>
          <table:table-cell table:formula="of:=SQRT([.E18])" office:value-type="float" office:value="0.803964099325811" calcext:value-type="float">
            <text:p>0,803964099325811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egressão</text:p>
          </table:table-cell>
          <table:table-cell table:formula="of:=[.$E$16]" office:value-type="float" office:value="1" calcext:value-type="float">
            <text:p>1</text:p>
          </table:table-cell>
          <table:table-cell table:formula="of:=[.$D$11]" office:value-type="float" office:value="1692.85182373024" calcext:value-type="float">
            <text:p>1692,85182373024</text:p>
          </table:table-cell>
          <table:table-cell table:formula="of:=[.$D$11] / [.$E$22]" office:value-type="float" office:value="1692.85182373024" calcext:value-type="float">
            <text:p>1692,85182373024</text:p>
          </table:table-cell>
          <table:table-cell table:formula="of:=[.$D$10]" office:value-type="float" office:value="388.476769331735" calcext:value-type="float">
            <text:p>388,476769331735</text:p>
          </table:table-cell>
          <table:table-cell table:formula="of:=LEGACY.FDIST([.$D$10] ; [.$E$22] ; [.$E$10])" office:value-type="float" office:value="9.75444625762088E-050" calcext:value-type="float">
            <text:p>9,75444625762088E-50</text:p>
          </table:table-cell>
          <table:table-cell/>
        </table:table-row>
        <table:table-row table:style-name="ro1">
          <table:table-cell office:value-type="float" office:value="94.7" calcext:value-type="float">
            <text:p>94,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idual</text:p>
          </table:table-cell>
          <table:table-cell table:formula="of:=[.$E$10]" office:value-type="float" office:value="211" calcext:value-type="float">
            <text:p>211</text:p>
          </table:table-cell>
          <table:table-cell table:formula="of:=[.$E$11]" office:value-type="float" office:value="919.467425096047" calcext:value-type="float">
            <text:p>919,467425096047</text:p>
          </table:table-cell>
          <table:table-cell table:formula="of:=[.$E$11] / [.$E$10]" office:value-type="float" office:value="4.35766552178222" calcext:value-type="float">
            <text:p>4,35766552178222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otal</text:p>
          </table:table-cell>
          <table:table-cell table:formula="of:=[.$E$22] + [.$E$10]" office:value-type="float" office:value="212" calcext:value-type="float">
            <text:p>212</text:p>
          </table:table-cell>
          <table:table-cell table:formula="of:=[.$D$11] + [.$E$11]" office:value-type="float" office:value="2612.31924882629" calcext:value-type="float">
            <text:p>2612,31924882629</text:p>
          </table:table-cell>
          <table:table-cell table:number-columns-repeated="4"/>
        </table:table-row>
        <table:table-row table:style-name="ro1">
          <table:table-cell office:value-type="float" office:value="117.3" calcext:value-type="float">
            <text:p>117,3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float" office:value="47.3" calcext:value-type="float">
            <text:p>47,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34.3" calcext:value-type="float">
            <text:p>134,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E$26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E$26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1" table:formula="of:=INDEX([.$D$7:.$E$7]; 1 ; ROW([.$E$30])+1 - ROW())" office:value-type="float" office:value="2.26829249470983" calcext:value-type="float">
            <text:p>2,26829249470983</text:p>
          </table:table-cell>
          <table:table-cell table:number-matrix-columns-spanned="1" table:number-matrix-rows-spanned="1" table:formula="of:=INDEX([.$D$8:.$E$8]; 1 ; ROW([.$F$30])+1 - ROW())" office:value-type="float" office:value="0.171447918284108" calcext:value-type="float">
            <text:p>0,171447918284108</text:p>
          </table:table-cell>
          <table:table-cell table:number-matrix-columns-spanned="1" table:number-matrix-rows-spanned="2" table:formula="of:=[.$E$29:.$E$30] / [.$F$29:.$F$30]" office:value-type="float" office:value="13.2302131015147" calcext:value-type="float">
            <text:p>13,2302131015147</text:p>
          </table:table-cell>
          <table:table-cell table:number-matrix-columns-spanned="1" table:number-matrix-rows-spanned="2" table:formula="of:=LEGACY.TDIST(ABS([.$G$29:.$G$30]) ; [.$E$10] ; 2 )" office:value-type="float" office:value="1.70165882435738E-029" calcext:value-type="float">
            <text:p>1,70165882435738E-29</text:p>
          </table:table-cell>
          <table:table-cell table:number-matrix-columns-spanned="1" table:number-matrix-rows-spanned="2" table:formula="of:=[.$E$29:.$E$30] - [.$F$29:.$F$30] * TINV(1 - [.$E$26] ; [.$E$10])" office:value-type="float" office:value="1.93032224607023" calcext:value-type="float">
            <text:p>1,93032224607023</text:p>
          </table:table-cell>
          <table:table-cell table:number-matrix-columns-spanned="1" table:number-matrix-rows-spanned="2" table:formula="of:=[.$E$29:.$E$30] + [.$F$29:.$F$30] * TINV(1 - [.$E$26] ; [.$E$10])" office:value-type="float" office:value="2.60626274334943" calcext:value-type="float">
            <text:p>2,60626274334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[.$A$1]" office:value-type="string" office:string-value="Total" calcext:value-type="string">
            <text:p>Total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.171447918284108" calcext:value-type="float">
            <text:p>0,171447918284108</text:p>
          </table:table-cell>
          <table:table-cell office:value-type="float" office:value="13.2302131015147" calcext:value-type="float">
            <text:p>13,2302131015147</text:p>
          </table:table-cell>
          <table:table-cell office:value-type="float" office:value="1.70165882435738E-029" calcext:value-type="float">
            <text:p>1,70165882435738E-29</text:p>
          </table:table-cell>
          <table:table-cell office:value-type="float" office:value="1.93032224607023" calcext:value-type="float">
            <text:p>1,93032224607023</text:p>
          </table:table-cell>
          <table:table-cell office:value-type="float" office:value="2.60626274334943" calcext:value-type="float">
            <text:p>2,60626274334943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formula="of:=[.$A$1]" office:value-type="string" office:string-value="Total" calcext:value-type="string">
            <text:p>Total</text:p>
          </table:table-cell>
          <table:table-cell office:value-type="string" calcext:value-type="string">
            <text:p>Y previsto</text:p>
          </table:table-cell>
          <table:table-cell table:style-name="ce4" table:formula="of:=[.$B$1]" office:value-type="string" office:string-value="NumDiasDeChuva" calcext:value-type="string">
            <text:p>NumDiasDeChuva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5" calcext:value-type="float">
            <text:p>5</text:p>
          </table:table-cell>
          <table:table-cell/>
          <table:table-cell table:number-matrix-columns-spanned="1" table:number-matrix-rows-spanned="213" table:formula="of:=[.$A$2:.$A$214]" office:value-type="float" office:value="27.6" calcext:value-type="float">
            <text:p>27,6</text:p>
          </table:table-cell>
          <table:table-cell table:number-matrix-columns-spanned="1" table:number-matrix-rows-spanned="213" table:formula="of:=MMULT([.$D$33:.$D$245] ; [.$E$30]) + [.$E$29]" office:value-type="float" office:value="64.8731653487012" calcext:value-type="float">
            <text:p>64,8731653487012</text:p>
          </table:table-cell>
          <table:table-cell table:number-matrix-columns-spanned="1" table:number-matrix-rows-spanned="213" table:formula="of:=[.$B$2:.$B$214]" office:value-type="float" office:value="3" calcext:value-type="float">
            <text:p>3</text:p>
          </table:table-cell>
          <table:table-cell table:number-matrix-columns-spanned="1" table:number-matrix-rows-spanned="213" table:formula="of:=[.$F$33:.$F$245] - [.$E$33:.$E$245]" office:value-type="float" office:value="-61.8731653487012" calcext:value-type="float">
            <text:p>-61,8731653487012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8.2" calcext:value-type="float">
            <text:p>338,2</text:p>
          </table:table-cell>
          <table:table-cell office:value-type="float" office:value="769.404814205575" calcext:value-type="float">
            <text:p>769,404814205575</text:p>
          </table:table-cell>
          <table:table-cell office:value-type="float" office:value="18" calcext:value-type="float">
            <text:p>18</text:p>
          </table:table-cell>
          <table:table-cell office:value-type="float" office:value="-751.404814205575" calcext:value-type="float">
            <text:p>-751,404814205575</text:p>
          </table:table-cell>
          <table:table-cell table:number-columns-repeated="3"/>
        </table:table-row>
        <table:table-row table:style-name="ro1">
          <table:table-cell office:value-type="float" office:value="86.1" calcext:value-type="float">
            <text:p>86,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2.1" calcext:value-type="float">
            <text:p>242,1</text:p>
          </table:table-cell>
          <table:table-cell office:value-type="float" office:value="551.42190546396" calcext:value-type="float">
            <text:p>551,42190546396</text:p>
          </table:table-cell>
          <table:table-cell office:value-type="float" office:value="12" calcext:value-type="float">
            <text:p>12</text:p>
          </table:table-cell>
          <table:table-cell office:value-type="float" office:value="-539.42190546396" calcext:value-type="float">
            <text:p>-539,42190546396</text:p>
          </table:table-cell>
          <table:table-cell table:number-columns-repeated="3"/>
        </table:table-row>
        <table:table-row table:style-name="ro1">
          <table:table-cell office:value-type="float" office:value="150.8" calcext:value-type="float">
            <text:p>150,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7.6" calcext:value-type="float">
            <text:p>27,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50.3560933825583" calcext:value-type="float">
            <text:p>50,3560933825583</text:p>
          </table:table-cell>
          <table:table-cell office:value-type="float" office:value="2" calcext:value-type="float">
            <text:p>2</text:p>
          </table:table-cell>
          <table:table-cell office:value-type="float" office:value="-48.3560933825583" calcext:value-type="float">
            <text:p>-48,3560933825583</text:p>
          </table:table-cell>
          <table:table-cell table:number-columns-repeated="3"/>
        </table:table-row>
        <table:table-row table:style-name="ro1">
          <table:table-cell office:value-type="float" office:value="137.3" calcext:value-type="float">
            <text:p>137,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6.57804823465852" calcext:value-type="float">
            <text:p>6,57804823465852</text:p>
          </table:table-cell>
          <table:table-cell office:value-type="float" office:value="1" calcext:value-type="float">
            <text:p>1</text:p>
          </table:table-cell>
          <table:table-cell office:value-type="float" office:value="-5.57804823465852" calcext:value-type="float">
            <text:p>-5,57804823465852</text:p>
          </table:table-cell>
          <table:table-cell table:number-columns-repeated="3"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.829264904777" calcext:value-type="float">
            <text:p>40,829264904777</text:p>
          </table:table-cell>
          <table:table-cell office:value-type="float" office:value="5" calcext:value-type="float">
            <text:p>5</text:p>
          </table:table-cell>
          <table:table-cell office:value-type="float" office:value="-35.829264904777" calcext:value-type="float">
            <text:p>-35,829264904777</text:p>
          </table:table-cell>
          <table:table-cell table:number-columns-repeated="3"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.7" calcext:value-type="float">
            <text:p>29,7</text:p>
          </table:table-cell>
          <table:table-cell office:value-type="float" office:value="69.6365795875919" calcext:value-type="float">
            <text:p>69,6365795875919</text:p>
          </table:table-cell>
          <table:table-cell office:value-type="float" office:value="2" calcext:value-type="float">
            <text:p>2</text:p>
          </table:table-cell>
          <table:table-cell office:value-type="float" office:value="-67.6365795875919" calcext:value-type="float">
            <text:p>-67,63657958759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5.4" calcext:value-type="float">
            <text:p>65,4</text:p>
          </table:table-cell>
          <table:table-cell office:value-type="float" office:value="150.614621648733" calcext:value-type="float">
            <text:p>150,614621648733</text:p>
          </table:table-cell>
          <table:table-cell office:value-type="float" office:value="4" calcext:value-type="float">
            <text:p>4</text:p>
          </table:table-cell>
          <table:table-cell office:value-type="float" office:value="-146.614621648733" calcext:value-type="float">
            <text:p>-146,6146216487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.9024348836163" calcext:value-type="float">
            <text:p>49,9024348836163</text:p>
          </table:table-cell>
          <table:table-cell office:value-type="float" office:value="3" calcext:value-type="float">
            <text:p>3</text:p>
          </table:table-cell>
          <table:table-cell office:value-type="float" office:value="-46.9024348836163" calcext:value-type="float">
            <text:p>-46,9024348836163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4.063413467201" calcext:value-type="float">
            <text:p>14,063413467201</text:p>
          </table:table-cell>
          <table:table-cell office:value-type="float" office:value="2" calcext:value-type="float">
            <text:p>2</text:p>
          </table:table-cell>
          <table:table-cell office:value-type="float" office:value="-12.063413467201" calcext:value-type="float">
            <text:p>-12,063413467201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.1" calcext:value-type="float">
            <text:p>28,1</text:p>
          </table:table-cell>
          <table:table-cell office:value-type="float" office:value="66.0073115960561" calcext:value-type="float">
            <text:p>66,0073115960561</text:p>
          </table:table-cell>
          <table:table-cell office:value-type="float" office:value="3" calcext:value-type="float">
            <text:p>3</text:p>
          </table:table-cell>
          <table:table-cell office:value-type="float" office:value="-63.0073115960561" calcext:value-type="float">
            <text:p>-63,0073115960561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533.048736256811" calcext:value-type="float">
            <text:p>533,048736256811</text:p>
          </table:table-cell>
          <table:table-cell office:value-type="float" office:value="14" calcext:value-type="float">
            <text:p>14</text:p>
          </table:table-cell>
          <table:table-cell office:value-type="float" office:value="-519.048736256811" calcext:value-type="float">
            <text:p>-519,04873625681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8.9" calcext:value-type="float">
            <text:p>298,9</text:p>
          </table:table-cell>
          <table:table-cell office:value-type="float" office:value="680.260919163479" calcext:value-type="float">
            <text:p>680,260919163479</text:p>
          </table:table-cell>
          <table:table-cell office:value-type="float" office:value="12" calcext:value-type="float">
            <text:p>12</text:p>
          </table:table-cell>
          <table:table-cell office:value-type="float" office:value="-668.260919163479" calcext:value-type="float">
            <text:p>-668,260919163479</text:p>
          </table:table-cell>
          <table:table-cell table:number-columns-repeated="3"/>
        </table:table-row>
        <table:table-row table:style-name="ro1">
          <table:table-cell office:value-type="float" office:value="202.4" calcext:value-type="float">
            <text:p>202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1.3" calcext:value-type="float">
            <text:p>161,3</text:p>
          </table:table-cell>
          <table:table-cell office:value-type="float" office:value="368.143871891406" calcext:value-type="float">
            <text:p>368,143871891406</text:p>
          </table:table-cell>
          <table:table-cell office:value-type="float" office:value="6" calcext:value-type="float">
            <text:p>6</text:p>
          </table:table-cell>
          <table:table-cell office:value-type="float" office:value="-362.143871891406" calcext:value-type="float">
            <text:p>-362,143871891406</text:p>
          </table:table-cell>
          <table:table-cell table:number-columns-repeated="3"/>
        </table:table-row>
        <table:table-row table:style-name="ro1">
          <table:table-cell office:value-type="float" office:value="69.6" calcext:value-type="float">
            <text:p>69,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53658498941967" calcext:value-type="float">
            <text:p>4,53658498941967</text:p>
          </table:table-cell>
          <table:table-cell office:value-type="float" office:value="1" calcext:value-type="float">
            <text:p>1</text:p>
          </table:table-cell>
          <table:table-cell office:value-type="float" office:value="-3.53658498941967" calcext:value-type="float">
            <text:p>-3,53658498941967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7.0121937103237" calcext:value-type="float">
            <text:p>17,0121937103237</text:p>
          </table:table-cell>
          <table:table-cell office:value-type="float" office:value="3" calcext:value-type="float">
            <text:p>3</text:p>
          </table:table-cell>
          <table:table-cell office:value-type="float" office:value="-14.0121937103237" calcext:value-type="float">
            <text:p>-14,0121937103237</text:p>
          </table:table-cell>
          <table:table-cell table:number-columns-repeated="3"/>
        </table:table-row>
        <table:table-row table:style-name="ro1">
          <table:table-cell office:value-type="float" office:value="217.5" calcext:value-type="float">
            <text:p>217,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6.12438973571655" calcext:value-type="float">
            <text:p>6,12438973571655</text:p>
          </table:table-cell>
          <table:table-cell office:value-type="float" office:value="1" calcext:value-type="float">
            <text:p>1</text:p>
          </table:table-cell>
          <table:table-cell office:value-type="float" office:value="-5.12438973571655" calcext:value-type="float">
            <text:p>-5,12438973571655</text:p>
          </table:table-cell>
          <table:table-cell table:number-columns-repeated="3"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10.6609747251362" calcext:value-type="float">
            <text:p>10,6609747251362</text:p>
          </table:table-cell>
          <table:table-cell office:value-type="float" office:value="1" calcext:value-type="float">
            <text:p>1</text:p>
          </table:table-cell>
          <table:table-cell office:value-type="float" office:value="-9.66097472513622" calcext:value-type="float">
            <text:p>-9,660974725136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.7" calcext:value-type="float">
            <text:p>94,7</text:p>
          </table:table-cell>
          <table:table-cell office:value-type="float" office:value="217.075591743731" calcext:value-type="float">
            <text:p>217,075591743731</text:p>
          </table:table-cell>
          <table:table-cell office:value-type="float" office:value="3" calcext:value-type="float">
            <text:p>3</text:p>
          </table:table-cell>
          <table:table-cell office:value-type="float" office:value="-214.075591743731" calcext:value-type="float">
            <text:p>-214,075591743731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21.5487786997434" calcext:value-type="float">
            <text:p>21,5487786997434</text:p>
          </table:table-cell>
          <table:table-cell office:value-type="float" office:value="3" calcext:value-type="float">
            <text:p>3</text:p>
          </table:table-cell>
          <table:table-cell office:value-type="float" office:value="-18.5487786997434" calcext:value-type="float">
            <text:p>-18,54877869974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7.3" calcext:value-type="float">
            <text:p>117,3</text:p>
          </table:table-cell>
          <table:table-cell office:value-type="float" office:value="268.339002124173" calcext:value-type="float">
            <text:p>268,339002124173</text:p>
          </table:table-cell>
          <table:table-cell office:value-type="float" office:value="8" calcext:value-type="float">
            <text:p>8</text:p>
          </table:table-cell>
          <table:table-cell office:value-type="float" office:value="-260.339002124173" calcext:value-type="float">
            <text:p>-260,33900212417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7.3" calcext:value-type="float">
            <text:p>47,3</text:p>
          </table:table-cell>
          <table:table-cell office:value-type="float" office:value="109.558527494485" calcext:value-type="float">
            <text:p>109,558527494485</text:p>
          </table:table-cell>
          <table:table-cell office:value-type="float" office:value="2" calcext:value-type="float">
            <text:p>2</text:p>
          </table:table-cell>
          <table:table-cell office:value-type="float" office:value="-107.558527494485" calcext:value-type="float">
            <text:p>-107,558527494485</text:p>
          </table:table-cell>
          <table:table-cell table:number-columns-repeated="3"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82.9" calcext:value-type="float">
            <text:p>82,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4.3" calcext:value-type="float">
            <text:p>134,3</text:p>
          </table:table-cell>
          <table:table-cell office:value-type="float" office:value="306.89997453424" calcext:value-type="float">
            <text:p>306,89997453424</text:p>
          </table:table-cell>
          <table:table-cell office:value-type="float" office:value="11" calcext:value-type="float">
            <text:p>11</text:p>
          </table:table-cell>
          <table:table-cell office:value-type="float" office:value="-295.89997453424" calcext:value-type="float">
            <text:p>-295,89997453424</text:p>
          </table:table-cell>
          <table:table-cell table:number-columns-repeated="3"/>
        </table:table-row>
        <table:table-row table:style-name="ro1">
          <table:table-cell office:value-type="float" office:value="221.3" calcext:value-type="float">
            <text:p>221,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5.5" calcext:value-type="float">
            <text:p>65,5</text:p>
          </table:table-cell>
          <table:table-cell office:value-type="float" office:value="150.841450898204" calcext:value-type="float">
            <text:p>150,841450898204</text:p>
          </table:table-cell>
          <table:table-cell office:value-type="float" office:value="6" calcext:value-type="float">
            <text:p>6</text:p>
          </table:table-cell>
          <table:table-cell office:value-type="float" office:value="-144.841450898204" calcext:value-type="float">
            <text:p>-144,841450898204</text:p>
          </table:table-cell>
          <table:table-cell table:number-columns-repeated="3"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.07316997883933" calcext:value-type="float">
            <text:p>9,07316997883933</text:p>
          </table:table-cell>
          <table:table-cell office:value-type="float" office:value="2" calcext:value-type="float">
            <text:p>2</text:p>
          </table:table-cell>
          <table:table-cell office:value-type="float" office:value="-7.07316997883933" calcext:value-type="float">
            <text:p>-7,07316997883933</text:p>
          </table:table-cell>
          <table:table-cell table:number-columns-repeated="3"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0.6414617018595" calcext:value-type="float">
            <text:p>20,6414617018595</text:p>
          </table:table-cell>
          <table:table-cell office:value-type="float" office:value="4" calcext:value-type="float">
            <text:p>4</text:p>
          </table:table-cell>
          <table:table-cell office:value-type="float" office:value="-16.6414617018595" calcext:value-type="float">
            <text:p>-16,641461701859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.7" calcext:value-type="float">
            <text:p>19,7</text:p>
          </table:table-cell>
          <table:table-cell office:value-type="float" office:value="46.9536546404935" calcext:value-type="float">
            <text:p>46,9536546404935</text:p>
          </table:table-cell>
          <table:table-cell office:value-type="float" office:value="5" calcext:value-type="float">
            <text:p>5</text:p>
          </table:table-cell>
          <table:table-cell office:value-type="float" office:value="-41.9536546404935" calcext:value-type="float">
            <text:p>-41,95365464049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,8</text:p>
          </table:table-cell>
          <table:table-cell office:value-type="float" office:value="76.6682863211923" calcext:value-type="float">
            <text:p>76,6682863211923</text:p>
          </table:table-cell>
          <table:table-cell office:value-type="float" office:value="5" calcext:value-type="float">
            <text:p>5</text:p>
          </table:table-cell>
          <table:table-cell office:value-type="float" office:value="-71.6682863211923" calcext:value-type="float">
            <text:p>-71,6682863211923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21.0951202008014" calcext:value-type="float">
            <text:p>21,0951202008014</text:p>
          </table:table-cell>
          <table:table-cell office:value-type="float" office:value="2" calcext:value-type="float">
            <text:p>2</text:p>
          </table:table-cell>
          <table:table-cell office:value-type="float" office:value="-19.0951202008014" calcext:value-type="float">
            <text:p>-19,0951202008014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.1" calcext:value-type="float">
            <text:p>86,1</text:p>
          </table:table-cell>
          <table:table-cell office:value-type="float" office:value="197.568276289226" calcext:value-type="float">
            <text:p>197,568276289226</text:p>
          </table:table-cell>
          <table:table-cell office:value-type="float" office:value="10" calcext:value-type="float">
            <text:p>10</text:p>
          </table:table-cell>
          <table:table-cell office:value-type="float" office:value="-187.568276289226" calcext:value-type="float">
            <text:p>-187,568276289226</text:p>
          </table:table-cell>
          <table:table-cell table:number-columns-repeated="3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0.8" calcext:value-type="float">
            <text:p>150,8</text:p>
          </table:table-cell>
          <table:table-cell office:value-type="float" office:value="344.326800696953" calcext:value-type="float">
            <text:p>344,326800696953</text:p>
          </table:table-cell>
          <table:table-cell office:value-type="float" office:value="11" calcext:value-type="float">
            <text:p>11</text:p>
          </table:table-cell>
          <table:table-cell office:value-type="float" office:value="-333.326800696953" calcext:value-type="float">
            <text:p>-333,326800696953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.6" calcext:value-type="float">
            <text:p>27,6</text:p>
          </table:table-cell>
          <table:table-cell office:value-type="float" office:value="64.8731653487012" calcext:value-type="float">
            <text:p>64,8731653487012</text:p>
          </table:table-cell>
          <table:table-cell office:value-type="float" office:value="4" calcext:value-type="float">
            <text:p>4</text:p>
          </table:table-cell>
          <table:table-cell office:value-type="float" office:value="-60.8731653487012" calcext:value-type="float">
            <text:p>-60,8731653487012</text:p>
          </table:table-cell>
          <table:table-cell table:number-columns-repeated="3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.3" calcext:value-type="float">
            <text:p>137,3</text:p>
          </table:table-cell>
          <table:table-cell office:value-type="float" office:value="313.70485201837" calcext:value-type="float">
            <text:p>313,70485201837</text:p>
          </table:table-cell>
          <table:table-cell office:value-type="float" office:value="10" calcext:value-type="float">
            <text:p>10</text:p>
          </table:table-cell>
          <table:table-cell office:value-type="float" office:value="-303.70485201837" calcext:value-type="float">
            <text:p>-303,70485201837</text:p>
          </table:table-cell>
          <table:table-cell table:number-columns-repeated="3"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.9" calcext:value-type="float">
            <text:p>17,9</text:p>
          </table:table-cell>
          <table:table-cell office:value-type="float" office:value="42.8707281500158" calcext:value-type="float">
            <text:p>42,8707281500158</text:p>
          </table:table-cell>
          <table:table-cell office:value-type="float" office:value="3" calcext:value-type="float">
            <text:p>3</text:p>
          </table:table-cell>
          <table:table-cell office:value-type="float" office:value="-39.8707281500158" calcext:value-type="float">
            <text:p>-39,8707281500158</text:p>
          </table:table-cell>
          <table:table-cell table:number-columns-repeated="3"/>
        </table:table-row>
        <table:table-row table:style-name="ro1">
          <table:table-cell office:value-type="float" office:value="45.8" calcext:value-type="float">
            <text:p>45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1" calcext:value-type="float">
            <text:p>13,1</text:p>
          </table:table-cell>
          <table:table-cell office:value-type="float" office:value="31.9829241754086" calcext:value-type="float">
            <text:p>31,9829241754086</text:p>
          </table:table-cell>
          <table:table-cell office:value-type="float" office:value="2" calcext:value-type="float">
            <text:p>2</text:p>
          </table:table-cell>
          <table:table-cell office:value-type="float" office:value="-29.9829241754086" calcext:value-type="float">
            <text:p>-29,9829241754086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7.93902373148442" calcext:value-type="float">
            <text:p>7,93902373148442</text:p>
          </table:table-cell>
          <table:table-cell office:value-type="float" office:value="1" calcext:value-type="float">
            <text:p>1</text:p>
          </table:table-cell>
          <table:table-cell office:value-type="float" office:value="-6.93902373148442" calcext:value-type="float">
            <text:p>-6,9390237314844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09754968259" calcext:value-type="float">
            <text:p>13,609754968259</text:p>
          </table:table-cell>
          <table:table-cell office:value-type="float" office:value="3" calcext:value-type="float">
            <text:p>3</text:p>
          </table:table-cell>
          <table:table-cell office:value-type="float" office:value="-10.609754968259" calcext:value-type="float">
            <text:p>-10,609754968259</text:p>
          </table:table-cell>
          <table:table-cell table:number-columns-repeated="3"/>
        </table:table-row>
        <table:table-row table:style-name="ro1">
          <table:table-cell office:value-type="float" office:value="146.4" calcext:value-type="float">
            <text:p>146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20.6414617018595" calcext:value-type="float">
            <text:p>20,6414617018595</text:p>
          </table:table-cell>
          <table:table-cell office:value-type="float" office:value="2" calcext:value-type="float">
            <text:p>2</text:p>
          </table:table-cell>
          <table:table-cell office:value-type="float" office:value="-18.6414617018595" calcext:value-type="float">
            <text:p>-18,641461701859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44.9121913952547" calcext:value-type="float">
            <text:p>44,9121913952547</text:p>
          </table:table-cell>
          <table:table-cell office:value-type="float" office:value="5" calcext:value-type="float">
            <text:p>5</text:p>
          </table:table-cell>
          <table:table-cell office:value-type="float" office:value="-39.9121913952547" calcext:value-type="float">
            <text:p>-39,9121913952547</text:p>
          </table:table-cell>
          <table:table-cell table:number-columns-repeated="3"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14.5170719661429" calcext:value-type="float">
            <text:p>14,5170719661429</text:p>
          </table:table-cell>
          <table:table-cell office:value-type="float" office:value="1" calcext:value-type="float">
            <text:p>1</text:p>
          </table:table-cell>
          <table:table-cell office:value-type="float" office:value="-13.5170719661429" calcext:value-type="float">
            <text:p>-13,5170719661429</text:p>
          </table:table-cell>
          <table:table-cell table:number-columns-repeated="3"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2.4" calcext:value-type="float">
            <text:p>202,4</text:p>
          </table:table-cell>
          <table:table-cell office:value-type="float" office:value="461.37069342398" calcext:value-type="float">
            <text:p>461,37069342398</text:p>
          </table:table-cell>
          <table:table-cell office:value-type="float" office:value="8" calcext:value-type="float">
            <text:p>8</text:p>
          </table:table-cell>
          <table:table-cell office:value-type="float" office:value="-453.37069342398" calcext:value-type="float">
            <text:p>-453,37069342398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.6" calcext:value-type="float">
            <text:p>69,6</text:p>
          </table:table-cell>
          <table:table-cell office:value-type="float" office:value="160.141450126514" calcext:value-type="float">
            <text:p>160,141450126514</text:p>
          </table:table-cell>
          <table:table-cell office:value-type="float" office:value="3" calcext:value-type="float">
            <text:p>3</text:p>
          </table:table-cell>
          <table:table-cell office:value-type="float" office:value="-157.141450126514" calcext:value-type="float">
            <text:p>-157,141450126514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7.5" calcext:value-type="float">
            <text:p>217,5</text:p>
          </table:table-cell>
          <table:table-cell office:value-type="float" office:value="495.621910094099" calcext:value-type="float">
            <text:p>495,621910094099</text:p>
          </table:table-cell>
          <table:table-cell office:value-type="float" office:value="9" calcext:value-type="float">
            <text:p>9</text:p>
          </table:table-cell>
          <table:table-cell office:value-type="float" office:value="-486.621910094099" calcext:value-type="float">
            <text:p>-486,6219100940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" calcext:value-type="float">
            <text:p>21,5</text:p>
          </table:table-cell>
          <table:table-cell office:value-type="float" office:value="51.0365811309712" calcext:value-type="float">
            <text:p>51,0365811309712</text:p>
          </table:table-cell>
          <table:table-cell office:value-type="float" office:value="2" calcext:value-type="float">
            <text:p>2</text:p>
          </table:table-cell>
          <table:table-cell office:value-type="float" office:value="-49.0365811309712" calcext:value-type="float">
            <text:p>-49,03658113097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389.4" calcext:value-type="float">
            <text:p>389,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12.7024379703751" calcext:value-type="float">
            <text:p>12,7024379703751</text:p>
          </table:table-cell>
          <table:table-cell office:value-type="float" office:value="1" calcext:value-type="float">
            <text:p>1</text:p>
          </table:table-cell>
          <table:table-cell office:value-type="float" office:value="-11.7024379703751" calcext:value-type="float">
            <text:p>-11,702437970375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0.8878039746072" calcext:value-type="float">
            <text:p>10,8878039746072</text:p>
          </table:table-cell>
          <table:table-cell office:value-type="float" office:value="1" calcext:value-type="float">
            <text:p>1</text:p>
          </table:table-cell>
          <table:table-cell office:value-type="float" office:value="-9.8878039746072" calcext:value-type="float">
            <text:p>-9,8878039746072</text:p>
          </table:table-cell>
          <table:table-cell table:number-columns-repeated="3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.4146324523885" calcext:value-type="float">
            <text:p>20,4146324523885</text:p>
          </table:table-cell>
          <table:table-cell office:value-type="float" office:value="2" calcext:value-type="float">
            <text:p>2</text:p>
          </table:table-cell>
          <table:table-cell office:value-type="float" office:value="-18.4146324523885" calcext:value-type="float">
            <text:p>-18,4146324523885</text:p>
          </table:table-cell>
          <table:table-cell table:number-columns-repeated="3"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1.7560949259377" calcext:value-type="float">
            <text:p>31,7560949259377</text:p>
          </table:table-cell>
          <table:table-cell office:value-type="float" office:value="3" calcext:value-type="float">
            <text:p>3</text:p>
          </table:table-cell>
          <table:table-cell office:value-type="float" office:value="-28.7560949259377" calcext:value-type="float">
            <text:p>-28,756094925937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7" calcext:value-type="float">
            <text:p>17,7</text:p>
          </table:table-cell>
          <table:table-cell office:value-type="float" office:value="42.4170696510739" calcext:value-type="float">
            <text:p>42,4170696510739</text:p>
          </table:table-cell>
          <table:table-cell office:value-type="float" office:value="2" calcext:value-type="float">
            <text:p>2</text:p>
          </table:table-cell>
          <table:table-cell office:value-type="float" office:value="-40.4170696510739" calcext:value-type="float">
            <text:p>-40,4170696510739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.9" calcext:value-type="float">
            <text:p>82,9</text:p>
          </table:table-cell>
          <table:table-cell office:value-type="float" office:value="190.309740306155" calcext:value-type="float">
            <text:p>190,309740306155</text:p>
          </table:table-cell>
          <table:table-cell office:value-type="float" office:value="5" calcext:value-type="float">
            <text:p>5</text:p>
          </table:table-cell>
          <table:table-cell office:value-type="float" office:value="-185.309740306155" calcext:value-type="float">
            <text:p>-185,309740306155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1.3" calcext:value-type="float">
            <text:p>221,3</text:p>
          </table:table-cell>
          <table:table-cell office:value-type="float" office:value="504.241421573996" calcext:value-type="float">
            <text:p>504,241421573996</text:p>
          </table:table-cell>
          <table:table-cell office:value-type="float" office:value="8" calcext:value-type="float">
            <text:p>8</text:p>
          </table:table-cell>
          <table:table-cell office:value-type="float" office:value="-496.241421573996" calcext:value-type="float">
            <text:p>-496,241421573996</text:p>
          </table:table-cell>
          <table:table-cell table:number-columns-repeated="3"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.3" calcext:value-type="float">
            <text:p>28,3</text:p>
          </table:table-cell>
          <table:table-cell office:value-type="float" office:value="66.4609700949981" calcext:value-type="float">
            <text:p>66,4609700949981</text:p>
          </table:table-cell>
          <table:table-cell office:value-type="float" office:value="5" calcext:value-type="float">
            <text:p>5</text:p>
          </table:table-cell>
          <table:table-cell office:value-type="float" office:value="-61.4609700949981" calcext:value-type="float">
            <text:p>-61,4609700949981</text:p>
          </table:table-cell>
          <table:table-cell table:number-columns-repeated="3"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.8" calcext:value-type="float">
            <text:p>18,8</text:p>
          </table:table-cell>
          <table:table-cell office:value-type="float" office:value="44.9121913952547" calcext:value-type="float">
            <text:p>44,9121913952547</text:p>
          </table:table-cell>
          <table:table-cell office:value-type="float" office:value="7" calcext:value-type="float">
            <text:p>7</text:p>
          </table:table-cell>
          <table:table-cell office:value-type="float" office:value="-37.9121913952547" calcext:value-type="float">
            <text:p>-37,9121913952547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,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29.097541965693" calcext:value-type="float">
            <text:p>229,097541965693</text:p>
          </table:table-cell>
          <table:table-cell office:value-type="float" office:value="7" calcext:value-type="float">
            <text:p>7</text:p>
          </table:table-cell>
          <table:table-cell office:value-type="float" office:value="-222.097541965693" calcext:value-type="float">
            <text:p>-222,097541965693</text:p>
          </table:table-cell>
          <table:table-cell table:number-columns-repeated="3"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71.1" calcext:value-type="float">
            <text:p>71,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17.4658522092657" calcext:value-type="float">
            <text:p>17,4658522092657</text:p>
          </table:table-cell>
          <table:table-cell office:value-type="float" office:value="1" calcext:value-type="float">
            <text:p>1</text:p>
          </table:table-cell>
          <table:table-cell office:value-type="float" office:value="-16.4658522092657" calcext:value-type="float">
            <text:p>-16,465852209265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7.71219448201343" calcext:value-type="float">
            <text:p>7,71219448201343</text:p>
          </table:table-cell>
          <table:table-cell office:value-type="float" office:value="1" calcext:value-type="float">
            <text:p>1</text:p>
          </table:table-cell>
          <table:table-cell office:value-type="float" office:value="-6.71219448201343" calcext:value-type="float">
            <text:p>-6,71219448201343</text:p>
          </table:table-cell>
          <table:table-cell table:number-columns-repeated="3"/>
        </table:table-row>
        <table:table-row table:style-name="ro1">
          <table:table-cell office:value-type="float" office:value="225.8" calcext:value-type="float">
            <text:p>22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9" calcext:value-type="float">
            <text:p>10,9</text:p>
          </table:table-cell>
          <table:table-cell office:value-type="float" office:value="26.992680687047" calcext:value-type="float">
            <text:p>26,992680687047</text:p>
          </table:table-cell>
          <table:table-cell office:value-type="float" office:value="6" calcext:value-type="float">
            <text:p>6</text:p>
          </table:table-cell>
          <table:table-cell office:value-type="float" office:value="-20.992680687047" calcext:value-type="float">
            <text:p>-20,992680687047</text:p>
          </table:table-cell>
          <table:table-cell table:number-columns-repeated="3"/>
        </table:table-row>
        <table:table-row table:style-name="ro1">
          <table:table-cell office:value-type="float" office:value="95.2" calcext:value-type="float">
            <text:p>95,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10.8878039746072" calcext:value-type="float">
            <text:p>10,8878039746072</text:p>
          </table:table-cell>
          <table:table-cell office:value-type="float" office:value="3" calcext:value-type="float">
            <text:p>3</text:p>
          </table:table-cell>
          <table:table-cell office:value-type="float" office:value="-7.8878039746072" calcext:value-type="float">
            <text:p>-7,8878039746072</text:p>
          </table:table-cell>
          <table:table-cell table:number-columns-repeated="3"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7" calcext:value-type="float">
            <text:p>12,7</text:p>
          </table:table-cell>
          <table:table-cell office:value-type="float" office:value="31.0756071775247" calcext:value-type="float">
            <text:p>31,0756071775247</text:p>
          </table:table-cell>
          <table:table-cell office:value-type="float" office:value="1" calcext:value-type="float">
            <text:p>1</text:p>
          </table:table-cell>
          <table:table-cell office:value-type="float" office:value="-30.0756071775247" calcext:value-type="float">
            <text:p>-30,075607177524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" calcext:value-type="float">
            <text:p>20,3</text:p>
          </table:table-cell>
          <table:table-cell office:value-type="float" office:value="48.3146301373194" calcext:value-type="float">
            <text:p>48,3146301373194</text:p>
          </table:table-cell>
          <table:table-cell office:value-type="float" office:value="4" calcext:value-type="float">
            <text:p>4</text:p>
          </table:table-cell>
          <table:table-cell office:value-type="float" office:value="-44.3146301373194" calcext:value-type="float">
            <text:p>-44,314630137319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.8" calcext:value-type="float">
            <text:p>45,8</text:p>
          </table:table-cell>
          <table:table-cell office:value-type="float" office:value="106.15608875242" calcext:value-type="float">
            <text:p>106,15608875242</text:p>
          </table:table-cell>
          <table:table-cell office:value-type="float" office:value="3" calcext:value-type="float">
            <text:p>3</text:p>
          </table:table-cell>
          <table:table-cell office:value-type="float" office:value="-103.15608875242" calcext:value-type="float">
            <text:p>-103,15608875242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21.3219494502724" calcext:value-type="float">
            <text:p>21,3219494502724</text:p>
          </table:table-cell>
          <table:table-cell office:value-type="float" office:value="2" calcext:value-type="float">
            <text:p>2</text:p>
          </table:table-cell>
          <table:table-cell office:value-type="float" office:value="-19.3219494502724" calcext:value-type="float">
            <text:p>-19,3219494502724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17.6926814587367" calcext:value-type="float">
            <text:p>17,6926814587367</text:p>
          </table:table-cell>
          <table:table-cell office:value-type="float" office:value="3" calcext:value-type="float">
            <text:p>3</text:p>
          </table:table-cell>
          <table:table-cell office:value-type="float" office:value="-14.6926814587367" calcext:value-type="float">
            <text:p>-14,69268145873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6.4" calcext:value-type="float">
            <text:p>146,4</text:p>
          </table:table-cell>
          <table:table-cell office:value-type="float" office:value="334.346313720229" calcext:value-type="float">
            <text:p>334,346313720229</text:p>
          </table:table-cell>
          <table:table-cell office:value-type="float" office:value="6" calcext:value-type="float">
            <text:p>6</text:p>
          </table:table-cell>
          <table:table-cell office:value-type="float" office:value="-328.346313720229" calcext:value-type="float">
            <text:p>-328,34631372022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0.829264904777" calcext:value-type="float">
            <text:p>40,829264904777</text:p>
          </table:table-cell>
          <table:table-cell office:value-type="float" office:value="3" calcext:value-type="float">
            <text:p>3</text:p>
          </table:table-cell>
          <table:table-cell office:value-type="float" office:value="-37.829264904777" calcext:value-type="float">
            <text:p>-37,829264904777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.4" calcext:value-type="float">
            <text:p>13,4</text:p>
          </table:table-cell>
          <table:table-cell office:value-type="float" office:value="32.6634119238216" calcext:value-type="float">
            <text:p>32,6634119238216</text:p>
          </table:table-cell>
          <table:table-cell office:value-type="float" office:value="3" calcext:value-type="float">
            <text:p>3</text:p>
          </table:table-cell>
          <table:table-cell office:value-type="float" office:value="-29.6634119238216" calcext:value-type="float">
            <text:p>-29,6634119238216</text:p>
          </table:table-cell>
          <table:table-cell table:number-columns-repeated="3"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.2" calcext:value-type="float">
            <text:p>16,2</text:p>
          </table:table-cell>
          <table:table-cell office:value-type="float" office:value="39.0146309090091" calcext:value-type="float">
            <text:p>39,0146309090091</text:p>
          </table:table-cell>
          <table:table-cell office:value-type="float" office:value="2" calcext:value-type="float">
            <text:p>2</text:p>
          </table:table-cell>
          <table:table-cell office:value-type="float" office:value="-37.0146309090091" calcext:value-type="float">
            <text:p>-37,0146309090091</text:p>
          </table:table-cell>
          <table:table-cell table:number-columns-repeated="3"/>
        </table:table-row>
        <table:table-row table:style-name="ro1">
          <table:table-cell office:value-type="float" office:value="197.9" calcext:value-type="float">
            <text:p>197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9.98048697672326" calcext:value-type="float">
            <text:p>9,98048697672326</text:p>
          </table:table-cell>
          <table:table-cell office:value-type="float" office:value="4" calcext:value-type="float">
            <text:p>4</text:p>
          </table:table-cell>
          <table:table-cell office:value-type="float" office:value="-5.98048697672326" calcext:value-type="float">
            <text:p>-5,98048697672326</text:p>
          </table:table-cell>
          <table:table-cell table:number-columns-repeated="3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23.1365834460403" calcext:value-type="float">
            <text:p>23,1365834460403</text:p>
          </table:table-cell>
          <table:table-cell office:value-type="float" office:value="3" calcext:value-type="float">
            <text:p>3</text:p>
          </table:table-cell>
          <table:table-cell office:value-type="float" office:value="-20.1365834460403" calcext:value-type="float">
            <text:p>-20,1365834460403</text:p>
          </table:table-cell>
          <table:table-cell table:number-columns-repeated="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8.39268223042638" calcext:value-type="float">
            <text:p>8,39268223042638</text:p>
          </table:table-cell>
          <table:table-cell office:value-type="float" office:value="2" calcext:value-type="float">
            <text:p>2</text:p>
          </table:table-cell>
          <table:table-cell office:value-type="float" office:value="-6.39268223042638" calcext:value-type="float">
            <text:p>-6,39268223042638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2" calcext:value-type="float">
            <text:p>9,2</text:p>
          </table:table-cell>
          <table:table-cell office:value-type="float" office:value="23.1365834460403" calcext:value-type="float">
            <text:p>23,1365834460403</text:p>
          </table:table-cell>
          <table:table-cell office:value-type="float" office:value="4" calcext:value-type="float">
            <text:p>4</text:p>
          </table:table-cell>
          <table:table-cell office:value-type="float" office:value="-19.1365834460403" calcext:value-type="float">
            <text:p>-19,1365834460403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89.4" calcext:value-type="float">
            <text:p>389,4</text:p>
          </table:table-cell>
          <table:table-cell office:value-type="float" office:value="885.541389934719" calcext:value-type="float">
            <text:p>885,541389934719</text:p>
          </table:table-cell>
          <table:table-cell office:value-type="float" office:value="18" calcext:value-type="float">
            <text:p>18</text:p>
          </table:table-cell>
          <table:table-cell office:value-type="float" office:value="-867.541389934719" calcext:value-type="float">
            <text:p>-867,541389934719</text:p>
          </table:table-cell>
          <table:table-cell table:number-columns-repeated="3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.3" calcext:value-type="float">
            <text:p>15,3</text:p>
          </table:table-cell>
          <table:table-cell office:value-type="float" office:value="36.9731676637703" calcext:value-type="float">
            <text:p>36,9731676637703</text:p>
          </table:table-cell>
          <table:table-cell office:value-type="float" office:value="2" calcext:value-type="float">
            <text:p>2</text:p>
          </table:table-cell>
          <table:table-cell office:value-type="float" office:value="-34.9731676637703" calcext:value-type="float">
            <text:p>-34,973167663770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53.758532124623" calcext:value-type="float">
            <text:p>53,758532124623</text:p>
          </table:table-cell>
          <table:table-cell office:value-type="float" office:value="1" calcext:value-type="float">
            <text:p>1</text:p>
          </table:table-cell>
          <table:table-cell office:value-type="float" office:value="-52.758532124623" calcext:value-type="float">
            <text:p>-52,758532124623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21.5" calcext:value-type="float">
            <text:p>121,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28.3536561838729" calcext:value-type="float">
            <text:p>28,3536561838729</text:p>
          </table:table-cell>
          <table:table-cell office:value-type="float" office:value="2" calcext:value-type="float">
            <text:p>2</text:p>
          </table:table-cell>
          <table:table-cell office:value-type="float" office:value="-26.3536561838729" calcext:value-type="float">
            <text:p>-26,353656183872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19.7341447039755" calcext:value-type="float">
            <text:p>19,7341447039755</text:p>
          </table:table-cell>
          <table:table-cell office:value-type="float" office:value="1" calcext:value-type="float">
            <text:p>1</text:p>
          </table:table-cell>
          <table:table-cell office:value-type="float" office:value="-18.7341447039755" calcext:value-type="float">
            <text:p>-18,7341447039755</text:p>
          </table:table-cell>
          <table:table-cell table:number-columns-repeated="3"/>
        </table:table-row>
        <table:table-row table:style-name="ro1">
          <table:table-cell office:value-type="float" office:value="103.2" calcext:value-type="float">
            <text:p>103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.4" calcext:value-type="float">
            <text:p>23,4</text:p>
          </table:table-cell>
          <table:table-cell office:value-type="float" office:value="55.3463368709199" calcext:value-type="float">
            <text:p>55,3463368709199</text:p>
          </table:table-cell>
          <table:table-cell office:value-type="float" office:value="4" calcext:value-type="float">
            <text:p>4</text:p>
          </table:table-cell>
          <table:table-cell office:value-type="float" office:value="-51.3463368709199" calcext:value-type="float">
            <text:p>-51,34633687091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3" calcext:value-type="float">
            <text:p>34,3</text:p>
          </table:table-cell>
          <table:table-cell office:value-type="float" office:value="80.0707250632571" calcext:value-type="float">
            <text:p>80,0707250632571</text:p>
          </table:table-cell>
          <table:table-cell office:value-type="float" office:value="5" calcext:value-type="float">
            <text:p>5</text:p>
          </table:table-cell>
          <table:table-cell office:value-type="float" office:value="-75.0707250632571" calcext:value-type="float">
            <text:p>-75,0707250632571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.1" calcext:value-type="float">
            <text:p>119,1</text:p>
          </table:table-cell>
          <table:table-cell office:value-type="float" office:value="272.421928614651" calcext:value-type="float">
            <text:p>272,421928614651</text:p>
          </table:table-cell>
          <table:table-cell office:value-type="float" office:value="5" calcext:value-type="float">
            <text:p>5</text:p>
          </table:table-cell>
          <table:table-cell office:value-type="float" office:value="-267.421928614651" calcext:value-type="float">
            <text:p>-267,42192861465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.2" calcext:value-type="float">
            <text:p>21,2</text:p>
          </table:table-cell>
          <table:table-cell office:value-type="float" office:value="50.3560933825583" calcext:value-type="float">
            <text:p>50,3560933825583</text:p>
          </table:table-cell>
          <table:table-cell office:value-type="float" office:value="2" calcext:value-type="float">
            <text:p>2</text:p>
          </table:table-cell>
          <table:table-cell office:value-type="float" office:value="-48.3560933825583" calcext:value-type="float">
            <text:p>-48,3560933825583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.1" calcext:value-type="float">
            <text:p>71,1</text:p>
          </table:table-cell>
          <table:table-cell office:value-type="float" office:value="163.543888868579" calcext:value-type="float">
            <text:p>163,543888868579</text:p>
          </table:table-cell>
          <table:table-cell office:value-type="float" office:value="7" calcext:value-type="float">
            <text:p>7</text:p>
          </table:table-cell>
          <table:table-cell office:value-type="float" office:value="-156.543888868579" calcext:value-type="float">
            <text:p>-156,543888868579</text:p>
          </table:table-cell>
          <table:table-cell table:number-columns-repeated="3"/>
        </table:table-row>
        <table:table-row table:style-name="ro1">
          <table:table-cell office:value-type="float" office:value="56.7" calcext:value-type="float">
            <text:p>56,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5.8" calcext:value-type="float">
            <text:p>225,8</text:p>
          </table:table-cell>
          <table:table-cell office:value-type="float" office:value="514.44873780019" calcext:value-type="float">
            <text:p>514,44873780019</text:p>
          </table:table-cell>
          <table:table-cell office:value-type="float" office:value="8" calcext:value-type="float">
            <text:p>8</text:p>
          </table:table-cell>
          <table:table-cell office:value-type="float" office:value="-506.44873780019" calcext:value-type="float">
            <text:p>-506,44873780019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.2" calcext:value-type="float">
            <text:p>95,2</text:p>
          </table:table-cell>
          <table:table-cell office:value-type="float" office:value="218.209737991086" calcext:value-type="float">
            <text:p>218,209737991086</text:p>
          </table:table-cell>
          <table:table-cell office:value-type="float" office:value="7" calcext:value-type="float">
            <text:p>7</text:p>
          </table:table-cell>
          <table:table-cell office:value-type="float" office:value="-211.209737991086" calcext:value-type="float">
            <text:p>-211,20973799108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9" calcext:value-type="float">
            <text:p>25,9</text:p>
          </table:table-cell>
          <table:table-cell office:value-type="float" office:value="61.0170681076945" calcext:value-type="float">
            <text:p>61,0170681076945</text:p>
          </table:table-cell>
          <table:table-cell office:value-type="float" office:value="5" calcext:value-type="float">
            <text:p>5</text:p>
          </table:table-cell>
          <table:table-cell office:value-type="float" office:value="-56.0170681076945" calcext:value-type="float">
            <text:p>-56,0170681076945</text:p>
          </table:table-cell>
          <table:table-cell table:number-columns-repeated="3"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56.8" calcext:value-type="float">
            <text:p>56,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.5" calcext:value-type="float">
            <text:p>13,5</text:p>
          </table:table-cell>
          <table:table-cell office:value-type="float" office:value="32.8902411732926" calcext:value-type="float">
            <text:p>32,8902411732926</text:p>
          </table:table-cell>
          <table:table-cell office:value-type="float" office:value="4" calcext:value-type="float">
            <text:p>4</text:p>
          </table:table-cell>
          <table:table-cell office:value-type="float" office:value="-28.8902411732926" calcext:value-type="float">
            <text:p>-28,8902411732926</text:p>
          </table:table-cell>
          <table:table-cell table:number-columns-repeated="3"/>
        </table:table-row>
        <table:table-row table:style-name="ro1">
          <table:table-cell office:value-type="float" office:value="85.8" calcext:value-type="float">
            <text:p>85,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5.4048759407501" calcext:value-type="float">
            <text:p>25,4048759407501</text:p>
          </table:table-cell>
          <table:table-cell office:value-type="float" office:value="4" calcext:value-type="float">
            <text:p>4</text:p>
          </table:table-cell>
          <table:table-cell office:value-type="float" office:value="-21.4048759407501" calcext:value-type="float">
            <text:p>-21,404875940750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.5609724100672" calcext:value-type="float">
            <text:p>38,5609724100672</text:p>
          </table:table-cell>
          <table:table-cell office:value-type="float" office:value="5" calcext:value-type="float">
            <text:p>5</text:p>
          </table:table-cell>
          <table:table-cell office:value-type="float" office:value="-33.5609724100672" calcext:value-type="float">
            <text:p>-33,560972410067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.6829249470983" calcext:value-type="float">
            <text:p>22,6829249470983</text:p>
          </table:table-cell>
          <table:table-cell office:value-type="float" office:value="2" calcext:value-type="float">
            <text:p>2</text:p>
          </table:table-cell>
          <table:table-cell office:value-type="float" office:value="-20.6829249470983" calcext:value-type="float">
            <text:p>-20,6829249470983</text:p>
          </table:table-cell>
          <table:table-cell table:number-columns-repeated="3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9.9024348836163" calcext:value-type="float">
            <text:p>49,9024348836163</text:p>
          </table:table-cell>
          <table:table-cell office:value-type="float" office:value="5" calcext:value-type="float">
            <text:p>5</text:p>
          </table:table-cell>
          <table:table-cell office:value-type="float" office:value="-44.9024348836163" calcext:value-type="float">
            <text:p>-44,9024348836163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9.5268284777813" calcext:value-type="float">
            <text:p>9,5268284777813</text:p>
          </table:table-cell>
          <table:table-cell office:value-type="float" office:value="2" calcext:value-type="float">
            <text:p>2</text:p>
          </table:table-cell>
          <table:table-cell office:value-type="float" office:value="-7.5268284777813" calcext:value-type="float">
            <text:p>-7,52682847778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8" calcext:value-type="float">
            <text:p>23,8</text:p>
          </table:table-cell>
          <table:table-cell office:value-type="float" office:value="56.2536538688039" calcext:value-type="float">
            <text:p>56,2536538688039</text:p>
          </table:table-cell>
          <table:table-cell office:value-type="float" office:value="6" calcext:value-type="float">
            <text:p>6</text:p>
          </table:table-cell>
          <table:table-cell office:value-type="float" office:value="-50.2536538688039" calcext:value-type="float">
            <text:p>-50,253653868803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7.9" calcext:value-type="float">
            <text:p>197,9</text:p>
          </table:table-cell>
          <table:table-cell office:value-type="float" office:value="451.163377197786" calcext:value-type="float">
            <text:p>451,163377197786</text:p>
          </table:table-cell>
          <table:table-cell office:value-type="float" office:value="8" calcext:value-type="float">
            <text:p>8</text:p>
          </table:table-cell>
          <table:table-cell office:value-type="float" office:value="-443.163377197786" calcext:value-type="float">
            <text:p>-443,163377197786</text:p>
          </table:table-cell>
          <table:table-cell table:number-columns-repeated="3"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.3" calcext:value-type="float">
            <text:p>40,3</text:p>
          </table:table-cell>
          <table:table-cell office:value-type="float" office:value="93.6804800315161" calcext:value-type="float">
            <text:p>93,6804800315161</text:p>
          </table:table-cell>
          <table:table-cell office:value-type="float" office:value="7" calcext:value-type="float">
            <text:p>7</text:p>
          </table:table-cell>
          <table:table-cell office:value-type="float" office:value="-86.6804800315161" calcext:value-type="float">
            <text:p>-86,6804800315161</text:p>
          </table:table-cell>
          <table:table-cell table:number-columns-repeated="3"/>
        </table:table-row>
        <table:table-row table:style-name="ro1">
          <table:table-cell office:value-type="float" office:value="184.6" calcext:value-type="float">
            <text:p>184,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35.3853629174734" calcext:value-type="float">
            <text:p>35,3853629174734</text:p>
          </table:table-cell>
          <table:table-cell office:value-type="float" office:value="1" calcext:value-type="float">
            <text:p>1</text:p>
          </table:table-cell>
          <table:table-cell office:value-type="float" office:value="-34.3853629174734" calcext:value-type="float">
            <text:p>-34,3853629174734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8.61951147989737" calcext:value-type="float">
            <text:p>8,61951147989737</text:p>
          </table:table-cell>
          <table:table-cell office:value-type="float" office:value="1" calcext:value-type="float">
            <text:p>1</text:p>
          </table:table-cell>
          <table:table-cell office:value-type="float" office:value="-7.61951147989737" calcext:value-type="float">
            <text:p>-7,61951147989737</text:p>
          </table:table-cell>
          <table:table-cell table:number-columns-repeated="3"/>
        </table:table-row>
        <table:table-row table:style-name="ro1">
          <table:table-cell office:value-type="float" office:value="44.4" calcext:value-type="float">
            <text:p>44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5" calcext:value-type="float">
            <text:p>5</text:p>
          </table:table-cell>
          <table:table-cell office:value-type="float" office:value="-22.8999976849309" calcext:value-type="float">
            <text:p>-22,8999976849309</text:p>
          </table:table-cell>
          <table:table-cell table:number-columns-repeated="3"/>
        </table:table-row>
        <table:table-row table:style-name="ro1">
          <table:table-cell office:value-type="float" office:value="165.9" calcext:value-type="float">
            <text:p>165,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.9" calcext:value-type="float">
            <text:p>9,9</text:p>
          </table:table-cell>
          <table:table-cell office:value-type="float" office:value="24.7243881923372" calcext:value-type="float">
            <text:p>24,7243881923372</text:p>
          </table:table-cell>
          <table:table-cell office:value-type="float" office:value="2" calcext:value-type="float">
            <text:p>2</text:p>
          </table:table-cell>
          <table:table-cell office:value-type="float" office:value="-22.7243881923372" calcext:value-type="float">
            <text:p>-22,7243881923372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.9" calcext:value-type="float">
            <text:p>22,9</text:p>
          </table:table-cell>
          <table:table-cell office:value-type="float" office:value="54.212190623565" calcext:value-type="float">
            <text:p>54,212190623565</text:p>
          </table:table-cell>
          <table:table-cell office:value-type="float" office:value="6" calcext:value-type="float">
            <text:p>6</text:p>
          </table:table-cell>
          <table:table-cell office:value-type="float" office:value="-48.212190623565" calcext:value-type="float">
            <text:p>-48,212190623565</text:p>
          </table:table-cell>
          <table:table-cell table:number-columns-repeated="3"/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4" calcext:value-type="float">
            <text:p>15,4</text:p>
          </table:table-cell>
          <table:table-cell office:value-type="float" office:value="37.1999969132413" calcext:value-type="float">
            <text:p>37,1999969132413</text:p>
          </table:table-cell>
          <table:table-cell office:value-type="float" office:value="6" calcext:value-type="float">
            <text:p>6</text:p>
          </table:table-cell>
          <table:table-cell office:value-type="float" office:value="-31.1999969132413" calcext:value-type="float">
            <text:p>-31,1999969132413</text:p>
          </table:table-cell>
          <table:table-cell table:number-columns-repeated="3"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76.4414570717214" calcext:value-type="float">
            <text:p>76,4414570717214</text:p>
          </table:table-cell>
          <table:table-cell office:value-type="float" office:value="7" calcext:value-type="float">
            <text:p>7</text:p>
          </table:table-cell>
          <table:table-cell office:value-type="float" office:value="-69.4414570717214" calcext:value-type="float">
            <text:p>-69,4414570717214</text:p>
          </table:table-cell>
          <table:table-cell table:number-columns-repeated="3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16.1048767124398" calcext:value-type="float">
            <text:p>16,1048767124398</text:p>
          </table:table-cell>
          <table:table-cell office:value-type="float" office:value="3" calcext:value-type="float">
            <text:p>3</text:p>
          </table:table-cell>
          <table:table-cell office:value-type="float" office:value="-13.1048767124398" calcext:value-type="float">
            <text:p>-13,1048767124398</text:p>
          </table:table-cell>
          <table:table-cell table:number-columns-repeated="3"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3" calcext:value-type="float">
            <text:p>3</text:p>
          </table:table-cell>
          <table:table-cell office:value-type="float" office:value="-24.8999976849309" calcext:value-type="float">
            <text:p>-24,8999976849309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5" calcext:value-type="float">
            <text:p>121,5</text:p>
          </table:table-cell>
          <table:table-cell office:value-type="float" office:value="277.865830601955" calcext:value-type="float">
            <text:p>277,865830601955</text:p>
          </table:table-cell>
          <table:table-cell office:value-type="float" office:value="7" calcext:value-type="float">
            <text:p>7</text:p>
          </table:table-cell>
          <table:table-cell office:value-type="float" office:value="-270.865830601955" calcext:value-type="float">
            <text:p>-270,865830601955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56.4" calcext:value-type="float">
            <text:p>56,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236.356077948765" calcext:value-type="float">
            <text:p>236,356077948765</text:p>
          </table:table-cell>
          <table:table-cell office:value-type="float" office:value="8" calcext:value-type="float">
            <text:p>8</text:p>
          </table:table-cell>
          <table:table-cell office:value-type="float" office:value="-228.356077948765" calcext:value-type="float">
            <text:p>-228,356077948765</text:p>
          </table:table-cell>
          <table:table-cell table:number-columns-repeated="3"/>
        </table:table-row>
        <table:table-row table:style-name="ro1">
          <table:table-cell office:value-type="float" office:value="273.4" calcext:value-type="float">
            <text:p>273,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4.76341423889065" calcext:value-type="float">
            <text:p>4,76341423889065</text:p>
          </table:table-cell>
          <table:table-cell office:value-type="float" office:value="1" calcext:value-type="float">
            <text:p>1</text:p>
          </table:table-cell>
          <table:table-cell office:value-type="float" office:value="-3.76341423889065" calcext:value-type="float">
            <text:p>-3,76341423889065</text:p>
          </table:table-cell>
          <table:table-cell table:number-columns-repeated="3"/>
        </table:table-row>
        <table:table-row table:style-name="ro1">
          <table:table-cell office:value-type="float" office:value="67.4" calcext:value-type="float">
            <text:p>67,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21.5487786997434" calcext:value-type="float">
            <text:p>21,5487786997434</text:p>
          </table:table-cell>
          <table:table-cell office:value-type="float" office:value="8" calcext:value-type="float">
            <text:p>8</text:p>
          </table:table-cell>
          <table:table-cell office:value-type="float" office:value="-13.5487786997434" calcext:value-type="float">
            <text:p>-13,5487786997434</text:p>
          </table:table-cell>
          <table:table-cell table:number-columns-repeated="3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12.929267219846" calcext:value-type="float">
            <text:p>12,929267219846</text:p>
          </table:table-cell>
          <table:table-cell office:value-type="float" office:value="3" calcext:value-type="float">
            <text:p>3</text:p>
          </table:table-cell>
          <table:table-cell office:value-type="float" office:value="-9.92926721984605" calcext:value-type="float">
            <text:p>-9,92926721984605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.7" calcext:value-type="float">
            <text:p>56,7</text:p>
          </table:table-cell>
          <table:table-cell office:value-type="float" office:value="130.880476944757" calcext:value-type="float">
            <text:p>130,880476944757</text:p>
          </table:table-cell>
          <table:table-cell office:value-type="float" office:value="5" calcext:value-type="float">
            <text:p>5</text:p>
          </table:table-cell>
          <table:table-cell office:value-type="float" office:value="-125.880476944757" calcext:value-type="float">
            <text:p>-125,880476944757</text:p>
          </table:table-cell>
          <table:table-cell table:number-columns-repeated="3"/>
        </table:table-row>
        <table:table-row table:style-name="ro1">
          <table:table-cell office:value-type="float" office:value="148.8" calcext:value-type="float">
            <text:p>148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.2" calcext:value-type="float">
            <text:p>10,2</text:p>
          </table:table-cell>
          <table:table-cell office:value-type="float" office:value="25.4048759407501" calcext:value-type="float">
            <text:p>25,4048759407501</text:p>
          </table:table-cell>
          <table:table-cell office:value-type="float" office:value="2" calcext:value-type="float">
            <text:p>2</text:p>
          </table:table-cell>
          <table:table-cell office:value-type="float" office:value="-23.4048759407501" calcext:value-type="float">
            <text:p>-23,404875940750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7.48536523254245" calcext:value-type="float">
            <text:p>7,48536523254245</text:p>
          </table:table-cell>
          <table:table-cell office:value-type="float" office:value="1" calcext:value-type="float">
            <text:p>1</text:p>
          </table:table-cell>
          <table:table-cell office:value-type="float" office:value="-6.48536523254245" calcext:value-type="float">
            <text:p>-6,48536523254245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26.3" calcext:value-type="float">
            <text:p>26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.3" calcext:value-type="float">
            <text:p>11,3</text:p>
          </table:table-cell>
          <table:table-cell office:value-type="float" office:value="27.8999976849309" calcext:value-type="float">
            <text:p>27,8999976849309</text:p>
          </table:table-cell>
          <table:table-cell office:value-type="float" office:value="5" calcext:value-type="float">
            <text:p>5</text:p>
          </table:table-cell>
          <table:table-cell office:value-type="float" office:value="-22.8999976849309" calcext:value-type="float">
            <text:p>-22,8999976849309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38.1073139111252" calcext:value-type="float">
            <text:p>38,1073139111252</text:p>
          </table:table-cell>
          <table:table-cell office:value-type="float" office:value="3" calcext:value-type="float">
            <text:p>3</text:p>
          </table:table-cell>
          <table:table-cell office:value-type="float" office:value="-35.1073139111252" calcext:value-type="float">
            <text:p>-35,1073139111252</text:p>
          </table:table-cell>
          <table:table-cell table:number-columns-repeated="3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6.8" calcext:value-type="float">
            <text:p>56,8</text:p>
          </table:table-cell>
          <table:table-cell office:value-type="float" office:value="131.107306194228" calcext:value-type="float">
            <text:p>131,107306194228</text:p>
          </table:table-cell>
          <table:table-cell office:value-type="float" office:value="3" calcext:value-type="float">
            <text:p>3</text:p>
          </table:table-cell>
          <table:table-cell office:value-type="float" office:value="-128.107306194228" calcext:value-type="float">
            <text:p>-128,107306194228</text:p>
          </table:table-cell>
          <table:table-cell table:number-columns-repeated="3"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.8" calcext:value-type="float">
            <text:p>85,8</text:p>
          </table:table-cell>
          <table:table-cell office:value-type="float" office:value="196.887788540814" calcext:value-type="float">
            <text:p>196,887788540814</text:p>
          </table:table-cell>
          <table:table-cell office:value-type="float" office:value="6" calcext:value-type="float">
            <text:p>6</text:p>
          </table:table-cell>
          <table:table-cell office:value-type="float" office:value="-190.887788540814" calcext:value-type="float">
            <text:p>-190,887788540814</text:p>
          </table:table-cell>
          <table:table-cell table:number-columns-repeated="3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.048774841295" calcext:value-type="float">
            <text:p>68,048774841295</text:p>
          </table:table-cell>
          <table:table-cell office:value-type="float" office:value="3" calcext:value-type="float">
            <text:p>3</text:p>
          </table:table-cell>
          <table:table-cell office:value-type="float" office:value="-65.048774841295" calcext:value-type="float">
            <text:p>-65,048774841295</text:p>
          </table:table-cell>
          <table:table-cell table:number-columns-repeated="3"/>
        </table:table-row>
        <table:table-row table:style-name="ro1">
          <table:table-cell office:value-type="float" office:value="129.5" calcext:value-type="float">
            <text:p>129,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79.4" calcext:value-type="float">
            <text:p>79,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4.99024348836163" calcext:value-type="float">
            <text:p>4,99024348836163</text:p>
          </table:table-cell>
          <table:table-cell office:value-type="float" office:value="2" calcext:value-type="float">
            <text:p>2</text:p>
          </table:table-cell>
          <table:table-cell office:value-type="float" office:value="-2.99024348836163" calcext:value-type="float">
            <text:p>-2,99024348836163</text:p>
          </table:table-cell>
          <table:table-cell table:number-columns-repeated="3"/>
        </table:table-row>
        <table:table-row table:style-name="ro1">
          <table:table-cell office:value-type="float" office:value="171.2" calcext:value-type="float">
            <text:p>171,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.1" calcext:value-type="float">
            <text:p>6,1</text:p>
          </table:table-cell>
          <table:table-cell office:value-type="float" office:value="16.1048767124398" calcext:value-type="float">
            <text:p>16,1048767124398</text:p>
          </table:table-cell>
          <table:table-cell office:value-type="float" office:value="2" calcext:value-type="float">
            <text:p>2</text:p>
          </table:table-cell>
          <table:table-cell office:value-type="float" office:value="-14.1048767124398" calcext:value-type="float">
            <text:p>-14,1048767124398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4" calcext:value-type="float">
            <text:p>8,4</text:p>
          </table:table-cell>
          <table:table-cell office:value-type="float" office:value="21.3219494502724" calcext:value-type="float">
            <text:p>21,3219494502724</text:p>
          </table:table-cell>
          <table:table-cell office:value-type="float" office:value="4" calcext:value-type="float">
            <text:p>4</text:p>
          </table:table-cell>
          <table:table-cell office:value-type="float" office:value="-17.3219494502724" calcext:value-type="float">
            <text:p>-17,321949450272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.1" calcext:value-type="float">
            <text:p>25,1</text:p>
          </table:table-cell>
          <table:table-cell office:value-type="float" office:value="59.2024341119266" calcext:value-type="float">
            <text:p>59,2024341119266</text:p>
          </table:table-cell>
          <table:table-cell office:value-type="float" office:value="9" calcext:value-type="float">
            <text:p>9</text:p>
          </table:table-cell>
          <table:table-cell office:value-type="float" office:value="-50.2024341119266" calcext:value-type="float">
            <text:p>-50,2024341119266</text:p>
          </table:table-cell>
          <table:table-cell table:number-columns-repeated="3"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4.6" calcext:value-type="float">
            <text:p>184,6</text:p>
          </table:table-cell>
          <table:table-cell office:value-type="float" office:value="420.995087018145" calcext:value-type="float">
            <text:p>420,995087018145</text:p>
          </table:table-cell>
          <table:table-cell office:value-type="float" office:value="13" calcext:value-type="float">
            <text:p>13</text:p>
          </table:table-cell>
          <table:table-cell office:value-type="float" office:value="-407.995087018145" calcext:value-type="float">
            <text:p>-407,995087018145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26.0853636891631" calcext:value-type="float">
            <text:p>26,0853636891631</text:p>
          </table:table-cell>
          <table:table-cell office:value-type="float" office:value="2" calcext:value-type="float">
            <text:p>2</text:p>
          </table:table-cell>
          <table:table-cell office:value-type="float" office:value="-24.0853636891631" calcext:value-type="float">
            <text:p>-24,0853636891631</text:p>
          </table:table-cell>
          <table:table-cell table:number-columns-repeated="3"/>
        </table:table-row>
        <table:table-row table:style-name="ro1">
          <table:table-cell office:value-type="float" office:value="102.2" calcext:value-type="float">
            <text:p>102,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4" calcext:value-type="float">
            <text:p>44,4</text:p>
          </table:table-cell>
          <table:table-cell office:value-type="float" office:value="102.980479259826" calcext:value-type="float">
            <text:p>102,980479259826</text:p>
          </table:table-cell>
          <table:table-cell office:value-type="float" office:value="8" calcext:value-type="float">
            <text:p>8</text:p>
          </table:table-cell>
          <table:table-cell office:value-type="float" office:value="-94.9804792598264" calcext:value-type="float">
            <text:p>-94,98047925982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.9" calcext:value-type="float">
            <text:p>165,9</text:p>
          </table:table-cell>
          <table:table-cell office:value-type="float" office:value="378.578017367071" calcext:value-type="float">
            <text:p>378,578017367071</text:p>
          </table:table-cell>
          <table:table-cell office:value-type="float" office:value="8" calcext:value-type="float">
            <text:p>8</text:p>
          </table:table-cell>
          <table:table-cell office:value-type="float" office:value="-370.578017367071" calcext:value-type="float">
            <text:p>-370,578017367071</text:p>
          </table:table-cell>
          <table:table-cell table:number-columns-repeated="3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4.2" calcext:value-type="float">
            <text:p>114,2</text:p>
          </table:table-cell>
          <table:table-cell office:value-type="float" office:value="261.307295390573" calcext:value-type="float">
            <text:p>261,307295390573</text:p>
          </table:table-cell>
          <table:table-cell office:value-type="float" office:value="8" calcext:value-type="float">
            <text:p>8</text:p>
          </table:table-cell>
          <table:table-cell office:value-type="float" office:value="-253.307295390573" calcext:value-type="float">
            <text:p>-253,307295390573</text:p>
          </table:table-cell>
          <table:table-cell table:number-columns-repeated="3"/>
        </table:table-row>
        <table:table-row table:style-name="ro1">
          <table:table-cell office:value-type="float" office:value="177.4" calcext:value-type="float">
            <text:p>177,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8.9" calcext:value-type="float">
            <text:p>48,9</text:p>
          </table:table-cell>
          <table:table-cell office:value-type="float" office:value="113.187795486021" calcext:value-type="float">
            <text:p>113,187795486021</text:p>
          </table:table-cell>
          <table:table-cell office:value-type="float" office:value="4" calcext:value-type="float">
            <text:p>4</text:p>
          </table:table-cell>
          <table:table-cell office:value-type="float" office:value="-109.187795486021" calcext:value-type="float">
            <text:p>-109,187795486021</text:p>
          </table:table-cell>
          <table:table-cell table:number-columns-repeated="3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.2" calcext:value-type="float">
            <text:p>13,2</text:p>
          </table:table-cell>
          <table:table-cell office:value-type="float" office:value="32.2097534248796" calcext:value-type="float">
            <text:p>32,2097534248796</text:p>
          </table:table-cell>
          <table:table-cell office:value-type="float" office:value="5" calcext:value-type="float">
            <text:p>5</text:p>
          </table:table-cell>
          <table:table-cell office:value-type="float" office:value="-27.2097534248796" calcext:value-type="float">
            <text:p>-27,2097534248796</text:p>
          </table:table-cell>
          <table:table-cell table:number-columns-repeated="3"/>
        </table:table-row>
        <table:table-row table:style-name="ro1">
          <table:table-cell office:value-type="float" office:value="78.2" calcext:value-type="float">
            <text:p>78,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.4" calcext:value-type="float">
            <text:p>3,4</text:p>
          </table:table-cell>
          <table:table-cell office:value-type="float" office:value="9.98048697672326" calcext:value-type="float">
            <text:p>9,98048697672326</text:p>
          </table:table-cell>
          <table:table-cell office:value-type="float" office:value="4" calcext:value-type="float">
            <text:p>4</text:p>
          </table:table-cell>
          <table:table-cell office:value-type="float" office:value="-5.98048697672326" calcext:value-type="float">
            <text:p>-5,98048697672326</text:p>
          </table:table-cell>
          <table:table-cell table:number-columns-repeated="3"/>
        </table:table-row>
        <table:table-row table:style-name="ro1">
          <table:table-cell office:value-type="float" office:value="76.8" calcext:value-type="float">
            <text:p>76,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.6" calcext:value-type="float">
            <text:p>11,6</text:p>
          </table:table-cell>
          <table:table-cell office:value-type="float" office:value="28.5804854333439" calcext:value-type="float">
            <text:p>28,5804854333439</text:p>
          </table:table-cell>
          <table:table-cell office:value-type="float" office:value="12" calcext:value-type="float">
            <text:p>12</text:p>
          </table:table-cell>
          <table:table-cell office:value-type="float" office:value="-16.5804854333439" calcext:value-type="float">
            <text:p>-16,580485433343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3.40243874206475" calcext:value-type="float">
            <text:p>3,40243874206475</text:p>
          </table:table-cell>
          <table:table-cell office:value-type="float" office:value="1" calcext:value-type="float">
            <text:p>1</text:p>
          </table:table-cell>
          <table:table-cell office:value-type="float" office:value="-2.40243874206475" calcext:value-type="float">
            <text:p>-2,40243874206475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17.2390229597947" calcext:value-type="float">
            <text:p>17,2390229597947</text:p>
          </table:table-cell>
          <table:table-cell office:value-type="float" office:value="2" calcext:value-type="float">
            <text:p>2</text:p>
          </table:table-cell>
          <table:table-cell office:value-type="float" office:value="-15.2390229597947" calcext:value-type="float">
            <text:p>-15,2390229597947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.4" calcext:value-type="float">
            <text:p>56,4</text:p>
          </table:table-cell>
          <table:table-cell office:value-type="float" office:value="130.199989196344" calcext:value-type="float">
            <text:p>130,199989196344</text:p>
          </table:table-cell>
          <table:table-cell office:value-type="float" office:value="8" calcext:value-type="float">
            <text:p>8</text:p>
          </table:table-cell>
          <table:table-cell office:value-type="float" office:value="-122.199989196344" calcext:value-type="float">
            <text:p>-122,199989196344</text:p>
          </table:table-cell>
          <table:table-cell table:number-columns-repeated="3"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3.4" calcext:value-type="float">
            <text:p>273,4</text:p>
          </table:table-cell>
          <table:table-cell office:value-type="float" office:value="622.419460548378" calcext:value-type="float">
            <text:p>622,419460548378</text:p>
          </table:table-cell>
          <table:table-cell office:value-type="float" office:value="11" calcext:value-type="float">
            <text:p>11</text:p>
          </table:table-cell>
          <table:table-cell office:value-type="float" office:value="-611.419460548378" calcext:value-type="float">
            <text:p>-611,419460548378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12.929267219846" calcext:value-type="float">
            <text:p>12,929267219846</text:p>
          </table:table-cell>
          <table:table-cell office:value-type="float" office:value="1" calcext:value-type="float">
            <text:p>1</text:p>
          </table:table-cell>
          <table:table-cell office:value-type="float" office:value="-11.929267219846" calcext:value-type="float">
            <text:p>-11,929267219846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.4" calcext:value-type="float">
            <text:p>67,4</text:p>
          </table:table-cell>
          <table:table-cell office:value-type="float" office:value="155.151206638153" calcext:value-type="float">
            <text:p>155,151206638153</text:p>
          </table:table-cell>
          <table:table-cell office:value-type="float" office:value="5" calcext:value-type="float">
            <text:p>5</text:p>
          </table:table-cell>
          <table:table-cell office:value-type="float" office:value="-150.151206638153" calcext:value-type="float">
            <text:p>-150,151206638153</text:p>
          </table:table-cell>
          <table:table-cell table:number-columns-repeated="3"/>
        </table:table-row>
        <table:table-row table:style-name="ro1">
          <table:table-cell office:value-type="float" office:value="44.3" calcext:value-type="float">
            <text:p>44,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.3" calcext:value-type="float">
            <text:p>63,3</text:p>
          </table:table-cell>
          <table:table-cell office:value-type="float" office:value="145.851207409842" calcext:value-type="float">
            <text:p>145,851207409842</text:p>
          </table:table-cell>
          <table:table-cell office:value-type="float" office:value="4" calcext:value-type="float">
            <text:p>4</text:p>
          </table:table-cell>
          <table:table-cell office:value-type="float" office:value="-141.851207409842" calcext:value-type="float">
            <text:p>-141,85120740984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.2" calcext:value-type="float">
            <text:p>5,2</text:p>
          </table:table-cell>
          <table:table-cell office:value-type="float" office:value="14.063413467201" calcext:value-type="float">
            <text:p>14,063413467201</text:p>
          </table:table-cell>
          <table:table-cell office:value-type="float" office:value="3" calcext:value-type="float">
            <text:p>3</text:p>
          </table:table-cell>
          <table:table-cell office:value-type="float" office:value="-11.063413467201" calcext:value-type="float">
            <text:p>-11,063413467201</text:p>
          </table:table-cell>
          <table:table-cell table:number-columns-repeated="3"/>
        </table:table-row>
        <table:table-row table:style-name="ro1">
          <table:table-cell office:value-type="float" office:value="195.8" calcext:value-type="float">
            <text:p>195,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8.8" calcext:value-type="float">
            <text:p>148,8</text:p>
          </table:table-cell>
          <table:table-cell office:value-type="float" office:value="339.790215707533" calcext:value-type="float">
            <text:p>339,790215707533</text:p>
          </table:table-cell>
          <table:table-cell office:value-type="float" office:value="5" calcext:value-type="float">
            <text:p>5</text:p>
          </table:table-cell>
          <table:table-cell office:value-type="float" office:value="-334.790215707533" calcext:value-type="float">
            <text:p>-334,790215707533</text:p>
          </table:table-cell>
          <table:table-cell table:number-columns-repeated="3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17.2390229597947" calcext:value-type="float">
            <text:p>17,2390229597947</text:p>
          </table:table-cell>
          <table:table-cell office:value-type="float" office:value="5" calcext:value-type="float">
            <text:p>5</text:p>
          </table:table-cell>
          <table:table-cell office:value-type="float" office:value="-12.2390229597947" calcext:value-type="float">
            <text:p>-12,2390229597947</text:p>
          </table:table-cell>
          <table:table-cell table:number-columns-repeated="3"/>
        </table:table-row>
        <table:table-row table:style-name="ro1">
          <table:table-cell office:value-type="float" office:value="198.2" calcext:value-type="float">
            <text:p>198,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6.3" calcext:value-type="float">
            <text:p>26,3</text:p>
          </table:table-cell>
          <table:table-cell office:value-type="float" office:value="61.9243851055784" calcext:value-type="float">
            <text:p>61,9243851055784</text:p>
          </table:table-cell>
          <table:table-cell office:value-type="float" office:value="4" calcext:value-type="float">
            <text:p>4</text:p>
          </table:table-cell>
          <table:table-cell office:value-type="float" office:value="-57.9243851055784" calcext:value-type="float">
            <text:p>-57,9243851055784</text:p>
          </table:table-cell>
          <table:table-cell table:number-columns-repeated="3"/>
        </table:table-row>
        <table:table-row table:style-name="ro1">
          <table:table-cell office:value-type="float" office:value="182.5" calcext:value-type="float">
            <text:p>182,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.5" calcext:value-type="float">
            <text:p>12,5</text:p>
          </table:table-cell>
          <table:table-cell office:value-type="float" office:value="30.6219486785827" calcext:value-type="float">
            <text:p>30,6219486785827</text:p>
          </table:table-cell>
          <table:table-cell office:value-type="float" office:value="4" calcext:value-type="float">
            <text:p>4</text:p>
          </table:table-cell>
          <table:table-cell office:value-type="float" office:value="-26.6219486785827" calcext:value-type="float">
            <text:p>-26,6219486785827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.8" calcext:value-type="float">
            <text:p>75,8</text:p>
          </table:table-cell>
          <table:table-cell office:value-type="float" office:value="174.204863593715" calcext:value-type="float">
            <text:p>174,204863593715</text:p>
          </table:table-cell>
          <table:table-cell office:value-type="float" office:value="8" calcext:value-type="float">
            <text:p>8</text:p>
          </table:table-cell>
          <table:table-cell office:value-type="float" office:value="-166.204863593715" calcext:value-type="float">
            <text:p>-166,20486359371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.7" calcext:value-type="float">
            <text:p>23,7</text:p>
          </table:table-cell>
          <table:table-cell office:value-type="float" office:value="56.0268246193329" calcext:value-type="float">
            <text:p>56,0268246193329</text:p>
          </table:table-cell>
          <table:table-cell office:value-type="float" office:value="3" calcext:value-type="float">
            <text:p>3</text:p>
          </table:table-cell>
          <table:table-cell office:value-type="float" office:value="-53.0268246193329" calcext:value-type="float">
            <text:p>-53,0268246193329</text:p>
          </table:table-cell>
          <table:table-cell table:number-columns-repeated="3"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34.9317044185314" calcext:value-type="float">
            <text:p>34,9317044185314</text:p>
          </table:table-cell>
          <table:table-cell office:value-type="float" office:value="4" calcext:value-type="float">
            <text:p>4</text:p>
          </table:table-cell>
          <table:table-cell office:value-type="float" office:value="-30.9317044185314" calcext:value-type="float">
            <text:p>-30,9317044185314</text:p>
          </table:table-cell>
          <table:table-cell table:number-columns-repeated="3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.5" calcext:value-type="float">
            <text:p>129,5</text:p>
          </table:table-cell>
          <table:table-cell office:value-type="float" office:value="296.012170559633" calcext:value-type="float">
            <text:p>296,012170559633</text:p>
          </table:table-cell>
          <table:table-cell office:value-type="float" office:value="12" calcext:value-type="float">
            <text:p>12</text:p>
          </table:table-cell>
          <table:table-cell office:value-type="float" office:value="-284.012170559633" calcext:value-type="float">
            <text:p>-284,012170559633</text:p>
          </table:table-cell>
          <table:table-cell table:number-columns-repeated="3"/>
        </table:table-row>
        <table:table-row table:style-name="ro1">
          <table:table-cell office:value-type="float" office:value="96.1" calcext:value-type="float">
            <text:p>96,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.4" calcext:value-type="float">
            <text:p>79,4</text:p>
          </table:table-cell>
          <table:table-cell office:value-type="float" office:value="182.370716574671" calcext:value-type="float">
            <text:p>182,370716574671</text:p>
          </table:table-cell>
          <table:table-cell office:value-type="float" office:value="9" calcext:value-type="float">
            <text:p>9</text:p>
          </table:table-cell>
          <table:table-cell office:value-type="float" office:value="-173.370716574671" calcext:value-type="float">
            <text:p>-173,370716574671</text:p>
          </table:table-cell>
          <table:table-cell table:number-columns-repeated="3"/>
        </table:table-row>
        <table:table-row table:style-name="ro1">
          <table:table-cell office:value-type="float" office:value="229.6" calcext:value-type="float">
            <text:p>229,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1.2" calcext:value-type="float">
            <text:p>171,2</text:p>
          </table:table-cell>
          <table:table-cell office:value-type="float" office:value="390.599967589033" calcext:value-type="float">
            <text:p>390,599967589033</text:p>
          </table:table-cell>
          <table:table-cell office:value-type="float" office:value="10" calcext:value-type="float">
            <text:p>10</text:p>
          </table:table-cell>
          <table:table-cell office:value-type="float" office:value="-380.599967589033" calcext:value-type="float">
            <text:p>-380,599967589033</text:p>
          </table:table-cell>
          <table:table-cell table:number-columns-repeated="3"/>
        </table:table-row>
        <table:table-row table:style-name="ro1">
          <table:table-cell office:value-type="float" office:value="61.2" calcext:value-type="float">
            <text:p>61,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5.21707273783262" calcext:value-type="float">
            <text:p>5,21707273783262</text:p>
          </table:table-cell>
          <table:table-cell office:value-type="float" office:value="2" calcext:value-type="float">
            <text:p>2</text:p>
          </table:table-cell>
          <table:table-cell office:value-type="float" office:value="-3.21707273783262" calcext:value-type="float">
            <text:p>-3,2170727378326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4.76341423889065" calcext:value-type="float">
            <text:p>4,76341423889065</text:p>
          </table:table-cell>
          <table:table-cell office:value-type="float" office:value="2" calcext:value-type="float">
            <text:p>2</text:p>
          </table:table-cell>
          <table:table-cell office:value-type="float" office:value="-2.76341423889065" calcext:value-type="float">
            <text:p>-2,76341423889065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2.7219509936518" calcext:value-type="float">
            <text:p>2,7219509936518</text:p>
          </table:table-cell>
          <table:table-cell office:value-type="float" office:value="1" calcext:value-type="float">
            <text:p>1</text:p>
          </table:table-cell>
          <table:table-cell office:value-type="float" office:value="-1.7219509936518" calcext:value-type="float">
            <text:p>-1,7219509936518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35.3853629174734" calcext:value-type="float">
            <text:p>35,3853629174734</text:p>
          </table:table-cell>
          <table:table-cell office:value-type="float" office:value="7" calcext:value-type="float">
            <text:p>7</text:p>
          </table:table-cell>
          <table:table-cell office:value-type="float" office:value="-28.3853629174734" calcext:value-type="float">
            <text:p>-28,3853629174734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4" calcext:value-type="float">
            <text:p>4,4</text:p>
          </table:table-cell>
          <table:table-cell office:value-type="float" office:value="12.2487794714331" calcext:value-type="float">
            <text:p>12,2487794714331</text:p>
          </table:table-cell>
          <table:table-cell office:value-type="float" office:value="6" calcext:value-type="float">
            <text:p>6</text:p>
          </table:table-cell>
          <table:table-cell office:value-type="float" office:value="-6.2487794714331" calcext:value-type="float">
            <text:p>-6,2487794714331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.2" calcext:value-type="float">
            <text:p>102,2</text:p>
          </table:table-cell>
          <table:table-cell office:value-type="float" office:value="234.087785454055" calcext:value-type="float">
            <text:p>234,087785454055</text:p>
          </table:table-cell>
          <table:table-cell office:value-type="float" office:value="3" calcext:value-type="float">
            <text:p>3</text:p>
          </table:table-cell>
          <table:table-cell office:value-type="float" office:value="-231.087785454055" calcext:value-type="float">
            <text:p>-231,08778545405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09754968259" calcext:value-type="float">
            <text:p>13,609754968259</text:p>
          </table:table-cell>
          <table:table-cell office:value-type="float" office:value="6" calcext:value-type="float">
            <text:p>6</text:p>
          </table:table-cell>
          <table:table-cell office:value-type="float" office:value="-7.609754968259" calcext:value-type="float">
            <text:p>-7,60975496825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.5" calcext:value-type="float">
            <text:p>71,5</text:p>
          </table:table-cell>
          <table:table-cell office:value-type="float" office:value="164.451205866463" calcext:value-type="float">
            <text:p>164,451205866463</text:p>
          </table:table-cell>
          <table:table-cell office:value-type="float" office:value="8" calcext:value-type="float">
            <text:p>8</text:p>
          </table:table-cell>
          <table:table-cell office:value-type="float" office:value="-156.451205866463" calcext:value-type="float">
            <text:p>-156,451205866463</text:p>
          </table:table-cell>
          <table:table-cell table:number-columns-repeated="3"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7.4" calcext:value-type="float">
            <text:p>177,4</text:p>
          </table:table-cell>
          <table:table-cell office:value-type="float" office:value="404.663381056234" calcext:value-type="float">
            <text:p>404,663381056234</text:p>
          </table:table-cell>
          <table:table-cell office:value-type="float" office:value="6" calcext:value-type="float">
            <text:p>6</text:p>
          </table:table-cell>
          <table:table-cell office:value-type="float" office:value="-398.663381056234" calcext:value-type="float">
            <text:p>-398,663381056234</text:p>
          </table:table-cell>
          <table:table-cell table:number-columns-repeated="3"/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4.3" calcext:value-type="float">
            <text:p>44,3</text:p>
          </table:table-cell>
          <table:table-cell office:value-type="float" office:value="102.753650010355" calcext:value-type="float">
            <text:p>102,753650010355</text:p>
          </table:table-cell>
          <table:table-cell office:value-type="float" office:value="4" calcext:value-type="float">
            <text:p>4</text:p>
          </table:table-cell>
          <table:table-cell office:value-type="float" office:value="-98.7536500103554" calcext:value-type="float">
            <text:p>-98,7536500103554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.2" calcext:value-type="float">
            <text:p>78,2</text:p>
          </table:table-cell>
          <table:table-cell office:value-type="float" office:value="179.648765581019" calcext:value-type="float">
            <text:p>179,648765581019</text:p>
          </table:table-cell>
          <table:table-cell office:value-type="float" office:value="5" calcext:value-type="float">
            <text:p>5</text:p>
          </table:table-cell>
          <table:table-cell office:value-type="float" office:value="-174.648765581019" calcext:value-type="float">
            <text:p>-174,6487655810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.8" calcext:value-type="float">
            <text:p>76,8</text:p>
          </table:table-cell>
          <table:table-cell office:value-type="float" office:value="176.473156088425" calcext:value-type="float">
            <text:p>176,473156088425</text:p>
          </table:table-cell>
          <table:table-cell office:value-type="float" office:value="8" calcext:value-type="float">
            <text:p>8</text:p>
          </table:table-cell>
          <table:table-cell office:value-type="float" office:value="-168.473156088425" calcext:value-type="float">
            <text:p>-168,473156088425</text:p>
          </table:table-cell>
          <table:table-cell table:number-columns-repeated="3"/>
        </table:table-row>
        <table:table-row table:style-name="ro1">
          <table:table-cell office:value-type="float" office:value="172.4" calcext:value-type="float">
            <text:p>172,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office:value-type="float" office:value="46.3" calcext:value-type="float">
            <text:p>46,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32.4365826743506" calcext:value-type="float">
            <text:p>32,4365826743506</text:p>
          </table:table-cell>
          <table:table-cell office:value-type="float" office:value="2" calcext:value-type="float">
            <text:p>2</text:p>
          </table:table-cell>
          <table:table-cell office:value-type="float" office:value="-30.4365826743506" calcext:value-type="float">
            <text:p>-30,43658267435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.4" calcext:value-type="float">
            <text:p>5,4</text:p>
          </table:table-cell>
          <table:table-cell office:value-type="float" office:value="14.5170719661429" calcext:value-type="float">
            <text:p>14,5170719661429</text:p>
          </table:table-cell>
          <table:table-cell office:value-type="float" office:value="3" calcext:value-type="float">
            <text:p>3</text:p>
          </table:table-cell>
          <table:table-cell office:value-type="float" office:value="-11.5170719661429" calcext:value-type="float">
            <text:p>-11,517071966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4" calcext:value-type="float">
            <text:p>10,4</text:p>
          </table:table-cell>
          <table:table-cell office:value-type="float" office:value="25.8585344396921" calcext:value-type="float">
            <text:p>25,8585344396921</text:p>
          </table:table-cell>
          <table:table-cell office:value-type="float" office:value="3" calcext:value-type="float">
            <text:p>3</text:p>
          </table:table-cell>
          <table:table-cell office:value-type="float" office:value="-22.8585344396921" calcext:value-type="float">
            <text:p>-22,85853443969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5" calcext:value-type="float">
            <text:p>10,5</text:p>
          </table:table-cell>
          <table:table-cell office:value-type="float" office:value="26.0853636891631" calcext:value-type="float">
            <text:p>26,0853636891631</text:p>
          </table:table-cell>
          <table:table-cell office:value-type="float" office:value="4" calcext:value-type="float">
            <text:p>4</text:p>
          </table:table-cell>
          <table:table-cell office:value-type="float" office:value="-22.0853636891631" calcext:value-type="float">
            <text:p>-22,08536368916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4" calcext:value-type="float">
            <text:p>4,4</text:p>
          </table:table-cell>
          <table:table-cell office:value-type="float" office:value="12.2487794714331" calcext:value-type="float">
            <text:p>12,2487794714331</text:p>
          </table:table-cell>
          <table:table-cell office:value-type="float" office:value="1" calcext:value-type="float">
            <text:p>1</text:p>
          </table:table-cell>
          <table:table-cell office:value-type="float" office:value="-11.2487794714331" calcext:value-type="float">
            <text:p>-11,24877947143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3" calcext:value-type="float">
            <text:p>44,3</text:p>
          </table:table-cell>
          <table:table-cell office:value-type="float" office:value="102.753650010355" calcext:value-type="float">
            <text:p>102,753650010355</text:p>
          </table:table-cell>
          <table:table-cell office:value-type="float" office:value="6" calcext:value-type="float">
            <text:p>6</text:p>
          </table:table-cell>
          <table:table-cell office:value-type="float" office:value="-96.7536500103554" calcext:value-type="float">
            <text:p>-96,75365001035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8.5609724100672" calcext:value-type="float">
            <text:p>38,5609724100672</text:p>
          </table:table-cell>
          <table:table-cell office:value-type="float" office:value="3" calcext:value-type="float">
            <text:p>3</text:p>
          </table:table-cell>
          <table:table-cell office:value-type="float" office:value="-35.5609724100672" calcext:value-type="float">
            <text:p>-35,560972410067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5.8" calcext:value-type="float">
            <text:p>195,8</text:p>
          </table:table-cell>
          <table:table-cell office:value-type="float" office:value="446.399962958895" calcext:value-type="float">
            <text:p>446,399962958895</text:p>
          </table:table-cell>
          <table:table-cell office:value-type="float" office:value="16" calcext:value-type="float">
            <text:p>16</text:p>
          </table:table-cell>
          <table:table-cell office:value-type="float" office:value="-430.399962958895" calcext:value-type="float">
            <text:p>-430,3999629588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.5" calcext:value-type="float">
            <text:p>44,5</text:p>
          </table:table-cell>
          <table:table-cell office:value-type="float" office:value="103.207308509297" calcext:value-type="float">
            <text:p>103,207308509297</text:p>
          </table:table-cell>
          <table:table-cell office:value-type="float" office:value="5" calcext:value-type="float">
            <text:p>5</text:p>
          </table:table-cell>
          <table:table-cell office:value-type="float" office:value="-98.2073085092974" calcext:value-type="float">
            <text:p>-98,207308509297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office:value-type="float" office:value="31.5292656764667" calcext:value-type="float">
            <text:p>31,5292656764667</text:p>
          </table:table-cell>
          <table:table-cell office:value-type="float" office:value="4" calcext:value-type="float">
            <text:p>4</text:p>
          </table:table-cell>
          <table:table-cell office:value-type="float" office:value="-27.5292656764667" calcext:value-type="float">
            <text:p>-27,52926567646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8.2" calcext:value-type="float">
            <text:p>198,2</text:p>
          </table:table-cell>
          <table:table-cell office:value-type="float" office:value="451.843864946199" calcext:value-type="float">
            <text:p>451,843864946199</text:p>
          </table:table-cell>
          <table:table-cell office:value-type="float" office:value="8" calcext:value-type="float">
            <text:p>8</text:p>
          </table:table-cell>
          <table:table-cell office:value-type="float" office:value="-443.843864946199" calcext:value-type="float">
            <text:p>-443,843864946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2.5" calcext:value-type="float">
            <text:p>182,5</text:p>
          </table:table-cell>
          <table:table-cell office:value-type="float" office:value="416.231672779254" calcext:value-type="float">
            <text:p>416,231672779254</text:p>
          </table:table-cell>
          <table:table-cell office:value-type="float" office:value="5" calcext:value-type="float">
            <text:p>5</text:p>
          </table:table-cell>
          <table:table-cell office:value-type="float" office:value="-411.231672779254" calcext:value-type="float">
            <text:p>-411,2316727792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3" calcext:value-type="float">
            <text:p>4,3</text:p>
          </table:table-cell>
          <table:table-cell office:value-type="float" office:value="12.0219502219621" calcext:value-type="float">
            <text:p>12,0219502219621</text:p>
          </table:table-cell>
          <table:table-cell office:value-type="float" office:value="3" calcext:value-type="float">
            <text:p>3</text:p>
          </table:table-cell>
          <table:table-cell office:value-type="float" office:value="-9.02195022196211" calcext:value-type="float">
            <text:p>-9,021950221962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4.30975573994868" calcext:value-type="float">
            <text:p>4,30975573994868</text:p>
          </table:table-cell>
          <table:table-cell office:value-type="float" office:value="1" calcext:value-type="float">
            <text:p>1</text:p>
          </table:table-cell>
          <table:table-cell office:value-type="float" office:value="-3.30975573994868" calcext:value-type="float">
            <text:p>-3,309755739948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.8" calcext:value-type="float">
            <text:p>19,8</text:p>
          </table:table-cell>
          <table:table-cell office:value-type="float" office:value="47.1804838899645" calcext:value-type="float">
            <text:p>47,1804838899645</text:p>
          </table:table-cell>
          <table:table-cell office:value-type="float" office:value="5" calcext:value-type="float">
            <text:p>5</text:p>
          </table:table-cell>
          <table:table-cell office:value-type="float" office:value="-42.1804838899645" calcext:value-type="float">
            <text:p>-42,18048388996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7" calcext:value-type="float">
            <text:p>13,7</text:p>
          </table:table-cell>
          <table:table-cell office:value-type="float" office:value="33.3438996722345" calcext:value-type="float">
            <text:p>33,3438996722345</text:p>
          </table:table-cell>
          <table:table-cell office:value-type="float" office:value="1" calcext:value-type="float">
            <text:p>1</text:p>
          </table:table-cell>
          <table:table-cell office:value-type="float" office:value="-32.3438996722345" calcext:value-type="float">
            <text:p>-32,343899672234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6.1" calcext:value-type="float">
            <text:p>96,1</text:p>
          </table:table-cell>
          <table:table-cell office:value-type="float" office:value="220.251201236325" calcext:value-type="float">
            <text:p>220,251201236325</text:p>
          </table:table-cell>
          <table:table-cell office:value-type="float" office:value="7" calcext:value-type="float">
            <text:p>7</text:p>
          </table:table-cell>
          <table:table-cell office:value-type="float" office:value="-213.251201236325" calcext:value-type="float">
            <text:p>-213,2512012363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9.6" calcext:value-type="float">
            <text:p>229,6</text:p>
          </table:table-cell>
          <table:table-cell office:value-type="float" office:value="523.068249280088" calcext:value-type="float">
            <text:p>523,068249280088</text:p>
          </table:table-cell>
          <table:table-cell office:value-type="float" office:value="12" calcext:value-type="float">
            <text:p>12</text:p>
          </table:table-cell>
          <table:table-cell office:value-type="float" office:value="-511.068249280087" calcext:value-type="float">
            <text:p>-511,0682492800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1.2" calcext:value-type="float">
            <text:p>61,2</text:p>
          </table:table-cell>
          <table:table-cell office:value-type="float" office:value="141.087793170952" calcext:value-type="float">
            <text:p>141,087793170952</text:p>
          </table:table-cell>
          <table:table-cell office:value-type="float" office:value="2" calcext:value-type="float">
            <text:p>2</text:p>
          </table:table-cell>
          <table:table-cell office:value-type="float" office:value="-139.087793170952" calcext:value-type="float">
            <text:p>-139,0877931709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7.219509936518" calcext:value-type="float">
            <text:p>27,219509936518</text:p>
          </table:table-cell>
          <table:table-cell office:value-type="float" office:value="1" calcext:value-type="float">
            <text:p>1</text:p>
          </table:table-cell>
          <table:table-cell office:value-type="float" office:value="-26.219509936518" calcext:value-type="float">
            <text:p>-26,21950993651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9" calcext:value-type="float">
            <text:p>11,9</text:p>
          </table:table-cell>
          <table:table-cell office:value-type="float" office:value="29.2609731817568" calcext:value-type="float">
            <text:p>29,2609731817568</text:p>
          </table:table-cell>
          <table:table-cell office:value-type="float" office:value="4" calcext:value-type="float">
            <text:p>4</text:p>
          </table:table-cell>
          <table:table-cell office:value-type="float" office:value="-25.2609731817568" calcext:value-type="float">
            <text:p>-25,260973181756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349.317044185314" calcext:value-type="float">
            <text:p>349,317044185314</text:p>
          </table:table-cell>
          <table:table-cell office:value-type="float" office:value="10" calcext:value-type="float">
            <text:p>10</text:p>
          </table:table-cell>
          <table:table-cell office:value-type="float" office:value="-339.317044185314" calcext:value-type="float">
            <text:p>-339,317044185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10.4341454756652" calcext:value-type="float">
            <text:p>10,4341454756652</text:p>
          </table:table-cell>
          <table:table-cell office:value-type="float" office:value="1" calcext:value-type="float">
            <text:p>1</text:p>
          </table:table-cell>
          <table:table-cell office:value-type="float" office:value="-9.43414547566523" calcext:value-type="float">
            <text:p>-9,434145475665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2" calcext:value-type="float">
            <text:p>4,2</text:p>
          </table:table-cell>
          <table:table-cell office:value-type="float" office:value="11.7951209724911" calcext:value-type="float">
            <text:p>11,7951209724911</text:p>
          </table:table-cell>
          <table:table-cell office:value-type="float" office:value="1" calcext:value-type="float">
            <text:p>1</text:p>
          </table:table-cell>
          <table:table-cell office:value-type="float" office:value="-10.7951209724911" calcext:value-type="float">
            <text:p>-10,79512097249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.3414624735492" calcext:value-type="float">
            <text:p>11,3414624735492</text:p>
          </table:table-cell>
          <table:table-cell office:value-type="float" office:value="2" calcext:value-type="float">
            <text:p>2</text:p>
          </table:table-cell>
          <table:table-cell office:value-type="float" office:value="-9.34146247354916" calcext:value-type="float">
            <text:p>-9,3414624735491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0.2073162261942" calcext:value-type="float">
            <text:p>10,2073162261942</text:p>
          </table:table-cell>
          <table:table-cell office:value-type="float" office:value="1" calcext:value-type="float">
            <text:p>1</text:p>
          </table:table-cell>
          <table:table-cell office:value-type="float" office:value="-9.20731622619425" calcext:value-type="float">
            <text:p>-9,207316226194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7" calcext:value-type="float">
            <text:p>11,7</text:p>
          </table:table-cell>
          <table:table-cell office:value-type="float" office:value="28.8073146828149" calcext:value-type="float">
            <text:p>28,8073146828149</text:p>
          </table:table-cell>
          <table:table-cell office:value-type="float" office:value="7" calcext:value-type="float">
            <text:p>7</text:p>
          </table:table-cell>
          <table:table-cell office:value-type="float" office:value="-21.8073146828149" calcext:value-type="float">
            <text:p>-21,807314682814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8.9" calcext:value-type="float">
            <text:p>48,9</text:p>
          </table:table-cell>
          <table:table-cell office:value-type="float" office:value="113.187795486021" calcext:value-type="float">
            <text:p>113,187795486021</text:p>
          </table:table-cell>
          <table:table-cell office:value-type="float" office:value="3" calcext:value-type="float">
            <text:p>3</text:p>
          </table:table-cell>
          <table:table-cell office:value-type="float" office:value="-110.187795486021" calcext:value-type="float">
            <text:p>-110,1877954860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.1" calcext:value-type="float">
            <text:p>4,1</text:p>
          </table:table-cell>
          <table:table-cell office:value-type="float" office:value="11.5682917230201" calcext:value-type="float">
            <text:p>11,5682917230201</text:p>
          </table:table-cell>
          <table:table-cell office:value-type="float" office:value="1" calcext:value-type="float">
            <text:p>1</text:p>
          </table:table-cell>
          <table:table-cell office:value-type="float" office:value="-10.5682917230201" calcext:value-type="float">
            <text:p>-10,56829172302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26829249470983" calcext:value-type="float">
            <text:p>2,26829249470983</text:p>
          </table:table-cell>
          <table:table-cell office:value-type="float" office:value="0" calcext:value-type="float">
            <text:p>0</text:p>
          </table:table-cell>
          <table:table-cell office:value-type="float" office:value="-2.26829249470983" calcext:value-type="float">
            <text:p>-2,2682924947098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2.4" calcext:value-type="float">
            <text:p>172,4</text:p>
          </table:table-cell>
          <table:table-cell office:value-type="float" office:value="393.321918582685" calcext:value-type="float">
            <text:p>393,321918582685</text:p>
          </table:table-cell>
          <table:table-cell office:value-type="float" office:value="9" calcext:value-type="float">
            <text:p>9</text:p>
          </table:table-cell>
          <table:table-cell office:value-type="float" office:value="-384.321918582685" calcext:value-type="float">
            <text:p>-384,321918582685</text:p>
          </table:table-cell>
          <table:table-cell table:number-columns-repeated="3"/>
        </table:table-row>
      </table:table>
      <table:table table:name="Correlação 2" table:style-name="ta1">
        <table:table-column table:style-name="co19" table:default-cell-style-name="Default"/>
        <table:table-column table:style-name="co8" table:default-cell-style-name="Default"/>
        <table:table-column table:style-name="co18" table:number-columns-repeated="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y²</text:p>
          </table:table-cell>
          <table:table-cell table:number-columns-repeated="8"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table:formula="of:=[.A2]*[.B2]" office:value-type="float" office:value="477.48" calcext:value-type="float">
            <text:p>477,48</text:p>
          </table:table-cell>
          <table:table-cell table:formula="of:=[.A2]*[.A2]" office:value-type="float" office:value="299.29" calcext:value-type="float">
            <text:p>299,29</text:p>
          </table:table-cell>
          <table:table-cell table:formula="of:=[.B2]*[.B2]" office:value-type="float" office:value="761.76" calcext:value-type="float">
            <text:p>761,76</text:p>
          </table:table-cell>
          <table:table-cell table:number-columns-repeated="8"/>
        </table:table-row>
        <table:table-row table:style-name="ro1"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table:formula="of:=[.A3]*[.B3]" office:value-type="float" office:value="47415.64" calcext:value-type="float">
            <text:p>47415,64</text:p>
          </table:table-cell>
          <table:table-cell table:formula="of:=[.A3]*[.A3]" office:value-type="float" office:value="19656.04" calcext:value-type="float">
            <text:p>19656,04</text:p>
          </table:table-cell>
          <table:table-cell table:formula="of:=[.B3]*[.B3]" office:value-type="float" office:value="114379.24" calcext:value-type="float">
            <text:p>114379,24</text:p>
          </table:table-cell>
          <table:table-cell/>
          <table:table-cell office:value-type="string" calcext:value-type="string">
            <text:p><text:span text:style-name="T1">Regressão</text:span></text:p>
          </table:table-cell>
          <table:table-cell table:number-columns-repeated="4"/>
          <table:table-cell office:value-type="string" calcext:value-type="string">
            <text:p>n =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table:formula="of:=[.A4]*[.B4]" office:value-type="float" office:value="12564.99" calcext:value-type="float">
            <text:p>12564,99</text:p>
          </table:table-cell>
          <table:table-cell table:formula="of:=[.A4]*[.A4]" office:value-type="float" office:value="2693.61" calcext:value-type="float">
            <text:p>2693,61</text:p>
          </table:table-cell>
          <table:table-cell table:formula="of:=[.B4]*[.B4]" office:value-type="float" office:value="58612.41" calcext:value-type="float">
            <text:p>58612,41</text:p>
          </table:table-cell>
          <table:table-cell/>
          <table:table-cell office:value-type="string" calcext:value-type="string">
            <text:p>Modelo de regressão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office:value-type="string" calcext:value-type="string">
            <text:p>Σxy</text:p>
          </table:table-cell>
          <table:table-cell table:formula="of:=SUM([.C2:.C215])" office:value-type="float" office:value="573451.43" calcext:value-type="float">
            <text:p>573451,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[.A5]*[.A5]" office:value-type="float" office:value="0" calcext:value-type="float">
            <text:p>0</text:p>
          </table:table-cell>
          <table:table-cell table:formula="of:=[.B5]*[.B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Σx</text:p>
          </table:table-cell>
          <table:table-cell table:formula="of:=SUM([.A2:.A215])" office:value-type="float" office:value="4403.4" calcext:value-type="float">
            <text:p>4403,4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table:formula="of:=[.A6]*[.B6]" office:value-type="float" office:value="273.48" calcext:value-type="float">
            <text:p>273,48</text:p>
          </table:table-cell>
          <table:table-cell table:formula="of:=[.A6]*[.A6]" office:value-type="float" office:value="166.41" calcext:value-type="float">
            <text:p>166,41</text:p>
          </table:table-cell>
          <table:table-cell table:formula="of:=[.B6]*[.B6]" office:value-type="float" office:value="449.44" calcext:value-type="float">
            <text:p>449,44</text:p>
          </table:table-cell>
          <table:table-cell/>
          <table:table-cell office:value-type="string" calcext:value-type="string">
            <text:p>Saída bruta do PROJ.LIN</text:p>
          </table:table-cell>
          <table:table-cell table:number-columns-repeated="4"/>
          <table:table-cell office:value-type="string" calcext:value-type="string">
            <text:p>Σy</text:p>
          </table:table-cell>
          <table:table-cell table:formula="of:=SUM([.B2:.B215])" office:value-type="float" office:value="9919.7" calcext:value-type="float">
            <text:p>9919,7</text:p>
          </table:table-cell>
        </table:table-row>
        <table:table-row table:style-name="ro1">
          <table:table-cell table:number-columns-repeated="2" office:value-type="float" office:value="1.9" calcext:value-type="float">
            <text:p>1,9</text:p>
          </table:table-cell>
          <table:table-cell table:formula="of:=[.A7]*[.B7]" office:value-type="float" office:value="3.61" calcext:value-type="float">
            <text:p>3,61</text:p>
          </table:table-cell>
          <table:table-cell table:formula="of:=[.A7]*[.A7]" office:value-type="float" office:value="3.61" calcext:value-type="float">
            <text:p>3,61</text:p>
          </table:table-cell>
          <table:table-cell table:formula="of:=[.B7]*[.B7]" office:value-type="float" office:value="3.61" calcext:value-type="float">
            <text:p>3,61</text:p>
          </table:table-cell>
          <table:table-cell/>
          <table:table-cell table:number-matrix-columns-spanned="2" table:number-matrix-rows-spanned="5" table:formula="of:=LINEST([.$B$2:.$B$214] ; [.$A$2:.$A$214] ; 1 ; 1)" office:value-type="float" office:value="2.32828396154438" calcext:value-type="float">
            <text:p>2,32828396154438</text:p>
          </table:table-cell>
          <table:table-cell office:value-type="float" office:value="-1.59772808686809" calcext:value-type="float">
            <text:p>-1,59772808686809</text:p>
          </table:table-cell>
          <table:table-cell table:number-columns-repeated="3"/>
          <table:table-cell office:value-type="string" calcext:value-type="string">
            <text:p>Σx²</text:p>
          </table:table-cell>
          <table:table-cell table:formula="of:=SUM([.D2:.D215])" office:value-type="float" office:value="249253.68" calcext:value-type="float">
            <text:p>249253,6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table:formula="of:=[.A8]*[.B8]" office:value-type="float" office:value="96.9" calcext:value-type="float">
            <text:p>96,9</text:p>
          </table:table-cell>
          <table:table-cell table:formula="of:=[.A8]*[.A8]" office:value-type="float" office:value="32.49" calcext:value-type="float">
            <text:p>32,49</text:p>
          </table:table-cell>
          <table:table-cell table:formula="of:=[.B8]*[.B8]" office:value-type="float" office:value="289" calcext:value-type="float">
            <text:p>289</text:p>
          </table:table-cell>
          <table:table-cell/>
          <table:table-cell office:value-type="float" office:value="0.0749273046967083" calcext:value-type="float">
            <text:p>0,0749273046967083</text:p>
          </table:table-cell>
          <table:table-cell office:value-type="float" office:value="2.56171552495514" calcext:value-type="float">
            <text:p>2,56171552495514</text:p>
          </table:table-cell>
          <table:table-cell table:number-columns-repeated="3"/>
          <table:table-cell office:value-type="string" calcext:value-type="string">
            <text:p>Σy²</text:p>
          </table:table-cell>
          <table:table-cell table:formula="of:=SUM([.E2:.E215])" office:value-type="float" office:value="1507646.91" calcext:value-type="float">
            <text:p>1507646,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]*[.B9]" office:value-type="float" office:value="0" calcext:value-type="float">
            <text:p>0</text:p>
          </table:table-cell>
          <table:table-cell table:formula="of:=[.A9]*[.A9]" office:value-type="float" office:value="0" calcext:value-type="float">
            <text:p>0</text:p>
          </table:table-cell>
          <table:table-cell table:formula="of:=[.B9]*[.B9]" office:value-type="float" office:value="0" calcext:value-type="float">
            <text:p>0</text:p>
          </table:table-cell>
          <table:table-cell/>
          <table:table-cell office:value-type="float" office:value="0.82066783380732" calcext:value-type="float">
            <text:p>0,82066783380732</text:p>
          </table:table-cell>
          <table:table-cell office:value-type="float" office:value="29.8423927755534" calcext:value-type="float">
            <text:p>29,8423927755534</text:p>
          </table:table-cell>
          <table:table-cell table:number-columns-repeated="5"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table:formula="of:=[.A10]*[.B10]" office:value-type="float" office:value="867.24" calcext:value-type="float">
            <text:p>867,24</text:p>
          </table:table-cell>
          <table:table-cell table:formula="of:=[.A10]*[.A10]" office:value-type="float" office:value="852.64" calcext:value-type="float">
            <text:p>852,64</text:p>
          </table:table-cell>
          <table:table-cell table:formula="of:=[.B10]*[.B10]" office:value-type="float" office:value="882.09" calcext:value-type="float">
            <text:p>882,09</text:p>
          </table:table-cell>
          <table:table-cell/>
          <table:table-cell office:value-type="float" office:value="965.587583140526" calcext:value-type="float">
            <text:p>965,587583140526</text:p>
          </table:table-cell>
          <table:table-cell office:value-type="float" office:value="211" calcext:value-type="float">
            <text:p>211</text:p>
          </table:table-cell>
          <table:table-cell table:number-columns-repeated="3"/>
          <table:table-cell office:value-type="string" calcext:value-type="string">
            <text:p>numerator =</text:p>
          </table:table-cell>
          <table:table-cell table:formula="of:=([.M3]*[.M4])-([.M5]*[.M6])" office:value-type="float" office:value="79038199.04" calcext:value-type="float">
            <text:p>79038199,04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table:formula="of:=[.A11]*[.B11]" office:value-type="float" office:value="3675.48" calcext:value-type="float">
            <text:p>3675,48</text:p>
          </table:table-cell>
          <table:table-cell table:formula="of:=[.A11]*[.A11]" office:value-type="float" office:value="3158.44" calcext:value-type="float">
            <text:p>3158,44</text:p>
          </table:table-cell>
          <table:table-cell table:formula="of:=[.B11]*[.B11]" office:value-type="float" office:value="4277.16" calcext:value-type="float">
            <text:p>4277,16</text:p>
          </table:table-cell>
          <table:table-cell/>
          <table:table-cell office:value-type="float" office:value="859921.795321626" calcext:value-type="float">
            <text:p>859921,795321626</text:p>
          </table:table-cell>
          <table:table-cell office:value-type="float" office:value="187909.933786355" calcext:value-type="float">
            <text:p>187909,933786355</text:p>
          </table:table-cell>
          <table:table-cell table:number-columns-repeated="5"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table:formula="of:=[.A12]*[.B12]" office:value-type="float" office:value="287.7" calcext:value-type="float">
            <text:p>287,7</text:p>
          </table:table-cell>
          <table:table-cell table:formula="of:=[.A12]*[.A12]" office:value-type="float" office:value="187.69" calcext:value-type="float">
            <text:p>187,69</text:p>
          </table:table-cell>
          <table:table-cell table:formula="of:=[.B12]*[.B12]" office:value-type="float" office:value="441" calcext:value-type="float">
            <text:p>441</text:p>
          </table:table-cell>
          <table:table-cell table:number-columns-repeated="4"/>
          <table:table-cell office:value-type="string" calcext:value-type="string">
            <text:p>n*Sumx² – (SumX)²</text:p>
          </table:table-cell>
          <table:table-cell/>
          <table:table-cell office:value-type="string" calcext:value-type="string">
            <text:p>x root =</text:p>
          </table:table-cell>
          <table:table-cell table:formula="of:=SQRT(([.M3]*[.M7])-([.M5]*[.M5]))" office:value-type="float" office:value="5826.6933984894" calcext:value-type="float">
            <text:p>5826,6933984894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table:formula="of:=[.A13]*[.B13]" office:value-type="float" office:value="14.04" calcext:value-type="float">
            <text:p>14,04</text:p>
          </table:table-cell>
          <table:table-cell table:formula="of:=[.A13]*[.A13]" office:value-type="float" office:value="7.29" calcext:value-type="float">
            <text:p>7,29</text:p>
          </table:table-cell>
          <table:table-cell table:formula="of:=[.B13]*[.B13]" office:value-type="float" office:value="27.04" calcext:value-type="float">
            <text:p>27,04</text:p>
          </table:table-cell>
          <table:table-cell/>
          <table:table-cell office:value-type="string" calcext:value-type="string">
            <text:p>Estatísticas da regressão</text:p>
          </table:table-cell>
          <table:table-cell table:number-columns-repeated="2"/>
          <table:table-cell office:value-type="string" calcext:value-type="string">
            <text:p>n*Sumy² – (Sumy)²</text:p>
          </table:table-cell>
          <table:table-cell/>
          <table:table-cell office:value-type="string" calcext:value-type="string">
            <text:p>y root =</text:p>
          </table:table-cell>
          <table:table-cell table:formula="of:=SQRT(([.M3]*[.M8])-([.M6]*[.M6]))" office:value-type="float" office:value="14974.5113659845" calcext:value-type="float">
            <text:p>14974,51136598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table:formula="of:=[.A14]*[.B14]" office:value-type="float" office:value="590.1" calcext:value-type="float">
            <text:p>590,1</text:p>
          </table:table-cell>
          <table:table-cell table:formula="of:=[.A14]*[.A14]" office:value-type="float" office:value="441" calcext:value-type="float">
            <text:p>441</text:p>
          </table:table-cell>
          <table:table-cell table:formula="of:=[.B14]*[.B14]" office:value-type="float" office:value="789.61" calcext:value-type="float">
            <text:p>789,61</text:p>
          </table:table-cell>
          <table:table-cell/>
          <table:table-cell office:value-type="string" calcext:value-type="string">
            <text:p>R²</text:p>
          </table:table-cell>
          <table:table-cell table:formula="of:=[.$G$9]" office:value-type="float" office:value="0.82066783380732" calcext:value-type="float">
            <text:p>0,82066783380732</text:p>
          </table:table-cell>
          <table:table-cell table:number-columns-repeated="5"/>
        </table:table-row>
        <table:table-row table:style-name="ro1"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table:formula="of:=[.A15]*[.B15]" office:value-type="float" office:value="13899.6" calcext:value-type="float">
            <text:p>13899,6</text:p>
          </table:table-cell>
          <table:table-cell table:formula="of:=[.A15]*[.A15]" office:value-type="float" office:value="3528.36" calcext:value-type="float">
            <text:p>3528,36</text:p>
          </table:table-cell>
          <table:table-cell table:formula="of:=[.B15]*[.B15]" office:value-type="float" office:value="54756" calcext:value-type="float">
            <text:p>54756</text:p>
          </table:table-cell>
          <table:table-cell/>
          <table:table-cell office:value-type="string" calcext:value-type="string">
            <text:p>Erro padrão</text:p>
          </table:table-cell>
          <table:table-cell table:formula="of:=[.$H$9]" office:value-type="float" office:value="29.8423927755534" calcext:value-type="float">
            <text:p>29,8423927755534</text:p>
          </table:table-cell>
          <table:table-cell table:number-columns-repeated="3"/>
          <table:table-cell office:value-type="string" calcext:value-type="string">
            <text:p>denominator =</text:p>
          </table:table-cell>
          <table:table-cell table:formula="of:=[.M12]*[.M13]" office:value-type="float" office:value="87251886.5217866" calcext:value-type="float">
            <text:p>87251886,5217866</text:p>
          </table:table-cell>
        </table:table-row>
        <table:table-row table:style-name="ro1"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table:formula="of:=[.A16]*[.B16]" office:value-type="float" office:value="30846.48" calcext:value-type="float">
            <text:p>30846,48</text:p>
          </table:table-cell>
          <table:table-cell table:formula="of:=[.A16]*[.A16]" office:value-type="float" office:value="10650.24" calcext:value-type="float">
            <text:p>10650,24</text:p>
          </table:table-cell>
          <table:table-cell table:formula="of:=[.B16]*[.B16]" office:value-type="float" office:value="89341.21" calcext:value-type="float">
            <text:p>89341,21</text:p>
          </table:table-cell>
          <table:table-cell/>
          <table:table-cell office:value-type="string" calcext:value-type="string">
            <text:p>Contagem de variáveis X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table:formula="of:=[.A17]*[.B17]" office:value-type="float" office:value="12129.76" calcext:value-type="float">
            <text:p>12129,76</text:p>
          </table:table-cell>
          <table:table-cell table:formula="of:=[.A17]*[.A17]" office:value-type="float" office:value="5655.04" calcext:value-type="float">
            <text:p>5655,04</text:p>
          </table:table-cell>
          <table:table-cell table:formula="of:=[.B17]*[.B17]" office:value-type="float" office:value="26017.69" calcext:value-type="float">
            <text:p>26017,69</text:p>
          </table:table-cell>
          <table:table-cell/>
          <table:table-cell office:value-type="string" calcext:value-type="string">
            <text:p>Observações</text:p>
          </table:table-cell>
          <table:table-cell table:formula="of:=213"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r =</text:p>
          </table:table-cell>
          <table:table-cell table:formula="of:=[.M10]/[.M15]" office:value-type="float" office:value="0.905862350841713" calcext:value-type="float">
            <text:p>0,90586235084171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18]*[.B18]" office:value-type="float" office:value="1" calcext:value-type="float">
            <text:p>1</text:p>
          </table:table-cell>
          <table:table-cell table:formula="of:=[.A18]*[.A18]" office:value-type="float" office:value="1" calcext:value-type="float">
            <text:p>1</text:p>
          </table:table-cell>
          <table:table-cell table:formula="of:=[.B18]*[.B18]" office:value-type="float" office:value="1" calcext:value-type="float">
            <text:p>1</text:p>
          </table:table-cell>
          <table:table-cell/>
          <table:table-cell office:value-type="string" calcext:value-type="string">
            <text:p>R² ajustado</text:p>
          </table:table-cell>
          <table:table-cell table:formula="of:=1 - (1 - [.$G$9])*([.$H$17] - 1)/([.$H$17] - [.$H$16] - 1)" office:value-type="float" office:value="0.819817918327734" calcext:value-type="float">
            <text:p>0,819817918327734</text:p>
          </table:table-cell>
          <table:table-cell/>
          <table:table-cell table:formula="of:=SQRT([.H18])" office:value-type="float" office:value="0.905437970447305" calcext:value-type="float">
            <text:p>0,905437970447305</text:p>
          </table:table-cell>
          <table:table-cell table:number-columns-repeated="3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table:formula="of:=[.A19]*[.B19]" office:value-type="float" office:value="23.4" calcext:value-type="float">
            <text:p>23,4</text:p>
          </table:table-cell>
          <table:table-cell table:formula="of:=[.A19]*[.A19]" office:value-type="float" office:value="12.96" calcext:value-type="float">
            <text:p>12,96</text:p>
          </table:table-cell>
          <table:table-cell table:formula="of:=[.B19]*[.B19]" office:value-type="float" office:value="42.25" calcext:value-type="float">
            <text:p>42,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.7" calcext:value-type="float">
            <text:p>1,7</text:p>
          </table:table-cell>
          <table:table-cell table:formula="of:=[.A20]*[.B20]" office:value-type="float" office:value="2.89" calcext:value-type="float">
            <text:p>2,89</text:p>
          </table:table-cell>
          <table:table-cell table:formula="of:=[.A20]*[.A20]" office:value-type="float" office:value="2.89" calcext:value-type="float">
            <text:p>2,89</text:p>
          </table:table-cell>
          <table:table-cell table:formula="of:=[.B20]*[.B20]" office:value-type="float" office:value="2.89" calcext:value-type="float">
            <text:p>2,89</text:p>
          </table:table-cell>
          <table:table-cell/>
          <table:table-cell office:value-type="string" calcext:value-type="string">
            <text:p>Análise da variância (ANOVA)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.7" calcext:value-type="float">
            <text:p>3,7</text:p>
          </table:table-cell>
          <table:table-cell table:formula="of:=[.A21]*[.B21]" office:value-type="float" office:value="13.69" calcext:value-type="float">
            <text:p>13,69</text:p>
          </table:table-cell>
          <table:table-cell table:formula="of:=[.A21]*[.A21]" office:value-type="float" office:value="13.69" calcext:value-type="float">
            <text:p>13,69</text:p>
          </table:table-cell>
          <table:table-cell table:formula="of:=[.B21]*[.B21]" office:value-type="float" office:value="13.69" calcext:value-type="float">
            <text:p>13,69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ância F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2]*[.B22]" office:value-type="float" office:value="0" calcext:value-type="float">
            <text:p>0</text:p>
          </table:table-cell>
          <table:table-cell table:formula="of:=[.A22]*[.A22]" office:value-type="float" office:value="0" calcext:value-type="float">
            <text:p>0</text:p>
          </table:table-cell>
          <table:table-cell table:formula="of:=[.B22]*[.B22]" office:value-type="float" office:value="0" calcext:value-type="float">
            <text:p>0</text:p>
          </table:table-cell>
          <table:table-cell/>
          <table:table-cell office:value-type="string" calcext:value-type="string">
            <text:p>Regressão</text:p>
          </table:table-cell>
          <table:table-cell table:formula="of:=[.$H$16]" office:value-type="float" office:value="1" calcext:value-type="float">
            <text:p>1</text:p>
          </table:table-cell>
          <table:table-cell table:formula="of:=[.$G$11]" office:value-type="float" office:value="859921.795321626" calcext:value-type="float">
            <text:p>859921,795321626</text:p>
          </table:table-cell>
          <table:table-cell table:formula="of:=[.$G$11] / [.$H$22]" office:value-type="float" office:value="859921.795321626" calcext:value-type="float">
            <text:p>859921,795321626</text:p>
          </table:table-cell>
          <table:table-cell table:formula="of:=[.$G$10]" office:value-type="float" office:value="965.587583140526" calcext:value-type="float">
            <text:p>965,587583140526</text:p>
          </table:table-cell>
          <table:table-cell table:formula="of:=LEGACY.FDIST([.$G$10] ; [.$H$22] ; [.$H$10])" office:value-type="float" office:value="1.10330517026692E-080" calcext:value-type="float">
            <text:p>1,10330517026692E-80</text:p>
          </table:table-cell>
          <table:table-cell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table:formula="of:=[.A23]*[.B23]" office:value-type="float" office:value="6127.09" calcext:value-type="float">
            <text:p>6127,09</text:p>
          </table:table-cell>
          <table:table-cell table:formula="of:=[.A23]*[.A23]" office:value-type="float" office:value="4186.09" calcext:value-type="float">
            <text:p>4186,09</text:p>
          </table:table-cell>
          <table:table-cell table:formula="of:=[.B23]*[.B23]" office:value-type="float" office:value="8968.09" calcext:value-type="float">
            <text:p>8968,09</text:p>
          </table:table-cell>
          <table:table-cell/>
          <table:table-cell office:value-type="string" calcext:value-type="string">
            <text:p>Residual</text:p>
          </table:table-cell>
          <table:table-cell table:formula="of:=[.$H$10]" office:value-type="float" office:value="211" calcext:value-type="float">
            <text:p>211</text:p>
          </table:table-cell>
          <table:table-cell table:formula="of:=[.$H$11]" office:value-type="float" office:value="187909.933786355" calcext:value-type="float">
            <text:p>187909,933786355</text:p>
          </table:table-cell>
          <table:table-cell table:formula="of:=[.$H$11] / [.$H$10]" office:value-type="float" office:value="890.568406570405" calcext:value-type="float">
            <text:p>890,56840657040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table:formula="of:=[.A24]*[.B24]" office:value-type="float" office:value="46.75" calcext:value-type="float">
            <text:p>46,75</text:p>
          </table:table-cell>
          <table:table-cell table:formula="of:=[.A24]*[.A24]" office:value-type="float" office:value="30.25" calcext:value-type="float">
            <text:p>30,25</text:p>
          </table:table-cell>
          <table:table-cell table:formula="of:=[.B24]*[.B24]" office:value-type="float" office:value="72.25" calcext:value-type="float">
            <text:p>72,25</text:p>
          </table:table-cell>
          <table:table-cell/>
          <table:table-cell office:value-type="string" calcext:value-type="string">
            <text:p>Total</text:p>
          </table:table-cell>
          <table:table-cell table:formula="of:=[.$H$22] + [.$H$10]" office:value-type="float" office:value="212" calcext:value-type="float">
            <text:p>212</text:p>
          </table:table-cell>
          <table:table-cell table:formula="of:=[.$G$11] + [.$H$11]" office:value-type="float" office:value="1047831.72910798" calcext:value-type="float">
            <text:p>1047831,72910798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formula="of:=[.A25]*[.B25]" office:value-type="float" office:value="3495.54" calcext:value-type="float">
            <text:p>3495,54</text:p>
          </table:table-cell>
          <table:table-cell table:formula="of:=[.A25]*[.A25]" office:value-type="float" office:value="888.04" calcext:value-type="float">
            <text:p>888,04</text:p>
          </table:table-cell>
          <table:table-cell table:formula="of:=[.B25]*[.B25]" office:value-type="float" office:value="13759.29" calcext:value-type="float">
            <text:p>13759,29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table:formula="of:=[.A26]*[.B26]" office:value-type="float" office:value="2128.5" calcext:value-type="float">
            <text:p>2128,5</text:p>
          </table:table-cell>
          <table:table-cell table:formula="of:=[.A26]*[.A26]" office:value-type="float" office:value="2025" calcext:value-type="float">
            <text:p>2025</text:p>
          </table:table-cell>
          <table:table-cell table:formula="of:=[.B26]*[.B26]" office:value-type="float" office:value="2237.29" calcext:value-type="float">
            <text:p>2237,29</text:p>
          </table:table-cell>
          <table:table-cell/>
          <table:table-cell office:value-type="string" calcext:value-type="string">
            <text:p>Nível de confiança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7]*[.B27]" office:value-type="float" office:value="0" calcext:value-type="float">
            <text:p>0</text:p>
          </table:table-cell>
          <table:table-cell table:formula="of:=[.A27]*[.A27]" office:value-type="float" office:value="0" calcext:value-type="float">
            <text:p>0</text:p>
          </table:table-cell>
          <table:table-cell table:formula="of:=[.B27]*[.B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table:formula="of:=[.A28]*[.B28]" office:value-type="float" office:value="8528.05" calcext:value-type="float">
            <text:p>8528,05</text:p>
          </table:table-cell>
          <table:table-cell table:formula="of:=[.A28]*[.A28]" office:value-type="float" office:value="4032.25" calcext:value-type="float">
            <text:p>4032,25</text:p>
          </table:table-cell>
          <table:table-cell table:formula="of:=[.B28]*[.B28]" office:value-type="float" office:value="18036.49" calcext:value-type="float">
            <text:p>18036,49</text:p>
          </table:table-cell>
          <table:table-cell table:number-columns-repeated="2"/>
          <table:table-cell office:value-type="string" calcext:value-type="string">
            <text:p>Coeficientes</text:p>
          </table:table-cell>
          <table:table-cell office:value-type="string" calcext:value-type="string">
            <text:p>Erro padrão</text:p>
          </table:table-cell>
          <table:table-cell office:value-type="string" calcext:value-type="string">
            <text:p>Estatística-t</text:p>
          </table:table-cell>
          <table:table-cell office:value-type="string" calcext:value-type="string">
            <text:p>Valor P</text:p>
          </table:table-cell>
          <table:table-cell table:formula="of:=COM.MICROSOFT.CONCAT(&quot;Inferior &quot; ; INT([.$H$26] * 100) ; &quot;%&quot;)" office:value-type="string" office:string-value="Inferior 95%" calcext:value-type="string">
            <text:p>Inferior 95%</text:p>
          </table:table-cell>
          <table:table-cell table:formula="of:=COM.MICROSOFT.CONCAT(&quot;Superior &quot; ; INT([.$H$26] * 100) ; &quot;%&quot;)" office:value-type="string" office:string-value="Superior 95%" calcext:value-type="string">
            <text:p>Superior 95%</text:p>
          </table:table-cell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table:formula="of:=[.A29]*[.B29]" office:value-type="float" office:value="1892.95" calcext:value-type="float">
            <text:p>1892,95</text:p>
          </table:table-cell>
          <table:table-cell table:formula="of:=[.A29]*[.A29]" office:value-type="float" office:value="835.21" calcext:value-type="float">
            <text:p>835,21</text:p>
          </table:table-cell>
          <table:table-cell table:formula="of:=[.B29]*[.B29]" office:value-type="float" office:value="4290.25" calcext:value-type="float">
            <text:p>4290,25</text:p>
          </table:table-cell>
          <table:table-cell/>
          <table:table-cell table:formula="of:=&quot;Interceptação&quot;" office:value-type="string" office:string-value="Interceptação" calcext:value-type="string">
            <text:p>Interceptação</text:p>
          </table:table-cell>
          <table:table-cell table:number-matrix-columns-spanned="1" table:number-matrix-rows-spanned="1" table:formula="of:=INDEX([.$G$7:.$H$7]; 1 ; ROW([.$H$30])+1 - ROW())" office:value-type="float" office:value="-1.59772808686809" calcext:value-type="float">
            <text:p>-1,59772808686809</text:p>
          </table:table-cell>
          <table:table-cell table:number-matrix-columns-spanned="1" table:number-matrix-rows-spanned="1" table:formula="of:=INDEX([.$G$8:.$H$8]; 1 ; ROW([.$I$30])+1 - ROW())" office:value-type="float" office:value="2.56171552495514" calcext:value-type="float">
            <text:p>2,56171552495514</text:p>
          </table:table-cell>
          <table:table-cell table:number-matrix-columns-spanned="1" table:number-matrix-rows-spanned="2" table:formula="of:=[.$H$29:.$H$30] / [.$I$29:.$I$30]" office:value-type="float" office:value="-0.623694579395606" calcext:value-type="float">
            <text:p>-0,623694579395606</text:p>
          </table:table-cell>
          <table:table-cell table:number-matrix-columns-spanned="1" table:number-matrix-rows-spanned="2" table:formula="of:=LEGACY.TDIST(ABS([.$J$29:.$J$30]) ; [.$H$10] ; 2 )" office:value-type="float" office:value="0.53350184251317" calcext:value-type="float">
            <text:p>0,53350184251317</text:p>
          </table:table-cell>
          <table:table-cell table:number-matrix-columns-spanned="1" table:number-matrix-rows-spanned="2" table:formula="of:=[.$H$29:.$H$30] - [.$I$29:.$I$30] * TINV(1 - [.$H$26] ; [.$H$10])" office:value-type="float" office:value="-6.64756270473912" calcext:value-type="float">
            <text:p>-6,64756270473912</text:p>
          </table:table-cell>
          <table:table-cell table:number-matrix-columns-spanned="1" table:number-matrix-rows-spanned="2" table:formula="of:=[.$H$29:.$H$30] + [.$I$29:.$I$30] * TINV(1 - [.$H$26] ; [.$H$10])" office:value-type="float" office:value="3.45210653100294" calcext:value-type="float">
            <text:p>3,45210653100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0]*[.B30]" office:value-type="float" office:value="6" calcext:value-type="float">
            <text:p>6</text:p>
          </table:table-cell>
          <table:table-cell table:formula="of:=[.A30]*[.A30]" office:value-type="float" office:value="4" calcext:value-type="float">
            <text:p>4</text:p>
          </table:table-cell>
          <table:table-cell table:formula="of:=[.B30]*[.B30]" office:value-type="float" office:value="9" calcext:value-type="float">
            <text:p>9</text:p>
          </table:table-cell>
          <table:table-cell/>
          <table:table-cell table:formula="of:=[.$A$1]" office:value-type="string" office:string-value="Maxima" calcext:value-type="string">
            <text:p>Maxima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2.56171552495514" calcext:value-type="float">
            <text:p>2,56171552495514</text:p>
          </table:table-cell>
          <table:table-cell office:value-type="float" office:value="-0.623694579395606" calcext:value-type="float">
            <text:p>-0,623694579395606</text:p>
          </table:table-cell>
          <table:table-cell office:value-type="float" office:value="0.53350184251317" calcext:value-type="float">
            <text:p>0,53350184251317</text:p>
          </table:table-cell>
          <table:table-cell office:value-type="float" office:value="-6.64756270473912" calcext:value-type="float">
            <text:p>-6,64756270473912</text:p>
          </table:table-cell>
          <table:table-cell office:value-type="float" office:value="3.45210653100294" calcext:value-type="float">
            <text:p>3,45210653100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table:formula="of:=[.A31]*[.B31]" office:value-type="float" office:value="32.4" calcext:value-type="float">
            <text:p>32,4</text:p>
          </table:table-cell>
          <table:table-cell table:formula="of:=[.A31]*[.A31]" office:value-type="float" office:value="16" calcext:value-type="float">
            <text:p>16</text:p>
          </table:table-cell>
          <table:table-cell table:formula="of:=[.B31]*[.B31]" office:value-type="float" office:value="65.61" calcext:value-type="float">
            <text:p>65,61</text:p>
          </table:table-cell>
          <table:table-cell table:number-columns-repeated="8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table:formula="of:=[.A32]*[.B32]" office:value-type="float" office:value="155.63" calcext:value-type="float">
            <text:p>155,63</text:p>
          </table:table-cell>
          <table:table-cell table:formula="of:=[.A32]*[.A32]" office:value-type="float" office:value="62.41" calcext:value-type="float">
            <text:p>62,41</text:p>
          </table:table-cell>
          <table:table-cell table:formula="of:=[.B32]*[.B32]" office:value-type="float" office:value="388.09" calcext:value-type="float">
            <text:p>388,09</text:p>
          </table:table-cell>
          <table:table-cell/>
          <table:table-cell table:formula="of:=[.$A$1]" office:value-type="string" office:string-value="Maxima" calcext:value-type="string">
            <text:p>Maxima</text:p>
          </table:table-cell>
          <table:table-cell office:value-type="string" calcext:value-type="string">
            <text:p>Y previsto</text:p>
          </table:table-cell>
          <table:table-cell table:formula="of:=[.$B$1]" office:value-type="string" office:string-value="Total" calcext:value-type="string">
            <text:p>Total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table:formula="of:=[.A33]*[.B33]" office:value-type="float" office:value="537.92" calcext:value-type="float">
            <text:p>537,92</text:p>
          </table:table-cell>
          <table:table-cell table:formula="of:=[.A33]*[.A33]" office:value-type="float" office:value="268.96" calcext:value-type="float">
            <text:p>268,96</text:p>
          </table:table-cell>
          <table:table-cell table:formula="of:=[.B33]*[.B33]" office:value-type="float" office:value="1075.84" calcext:value-type="float">
            <text:p>1075,84</text:p>
          </table:table-cell>
          <table:table-cell/>
          <table:table-cell table:number-matrix-columns-spanned="1" table:number-matrix-rows-spanned="213" table:formula="of:=[.$A$2:.$A$214]" office:value-type="float" office:value="17.3" calcext:value-type="float">
            <text:p>17,3</text:p>
          </table:table-cell>
          <table:table-cell table:number-matrix-columns-spanned="1" table:number-matrix-rows-spanned="213" table:formula="of:=MMULT([.$G$33:.$G$245] ; [.$H$30]) + [.$H$29]" office:value-type="float" office:value="-29.238423989686" calcext:value-type="float">
            <text:p>-29,238423989686</text:p>
          </table:table-cell>
          <table:table-cell table:number-matrix-columns-spanned="1" table:number-matrix-rows-spanned="213" table:formula="of:=[.$B$2:.$B$214]" office:value-type="float" office:value="27.6" calcext:value-type="float">
            <text:p>27,6</text:p>
          </table:table-cell>
          <table:table-cell table:number-matrix-columns-spanned="1" table:number-matrix-rows-spanned="213" table:formula="of:=[.$I$33:.$I$245] - [.$H$33:.$H$245]" office:value-type="float" office:value="56.838423989686" calcext:value-type="float">
            <text:p>56,838423989686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table:formula="of:=[.A34]*[.B34]" office:value-type="float" office:value="48.97" calcext:value-type="float">
            <text:p>48,97</text:p>
          </table:table-cell>
          <table:table-cell table:formula="of:=[.A34]*[.A34]" office:value-type="float" office:value="34.81" calcext:value-type="float">
            <text:p>34,81</text:p>
          </table:table-cell>
          <table:table-cell table:formula="of:=[.B34]*[.B34]" office:value-type="float" office:value="68.89" calcext:value-type="float">
            <text:p>68,89</text:p>
          </table:table-cell>
          <table:table-cell/>
          <table:table-cell office:value-type="float" office:value="140.2" calcext:value-type="float">
            <text:p>140,2</text:p>
          </table:table-cell>
          <table:table-cell office:value-type="float" office:value="-225.599205865774" calcext:value-type="float">
            <text:p>-225,599205865774</text:p>
          </table:table-cell>
          <table:table-cell office:value-type="float" office:value="338.2" calcext:value-type="float">
            <text:p>338,2</text:p>
          </table:table-cell>
          <table:table-cell office:value-type="float" office:value="563.799205865774" calcext:value-type="float">
            <text:p>563,799205865774</text:p>
          </table:table-cell>
          <table:table-cell table:number-columns-repeated="3"/>
        </table:table-row>
        <table:table-row table:style-name="ro1"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table:formula="of:=[.A35]*[.B35]" office:value-type="float" office:value="2273.04" calcext:value-type="float">
            <text:p>2273,04</text:p>
          </table:table-cell>
          <table:table-cell table:formula="of:=[.A35]*[.A35]" office:value-type="float" office:value="696.96" calcext:value-type="float">
            <text:p>696,96</text:p>
          </table:table-cell>
          <table:table-cell table:formula="of:=[.B35]*[.B35]" office:value-type="float" office:value="7413.21" calcext:value-type="float">
            <text:p>7413,21</text:p>
          </table:table-cell>
          <table:table-cell/>
          <table:table-cell office:value-type="float" office:value="51.9" calcext:value-type="float">
            <text:p>51,9</text:p>
          </table:table-cell>
          <table:table-cell office:value-type="float" office:value="-84.5198157953219" calcext:value-type="float">
            <text:p>-84,5198157953219</text:p>
          </table:table-cell>
          <table:table-cell office:value-type="float" office:value="242.1" calcext:value-type="float">
            <text:p>242,1</text:p>
          </table:table-cell>
          <table:table-cell office:value-type="float" office:value="326.619815795322" calcext:value-type="float">
            <text:p>326,619815795322</text:p>
          </table:table-cell>
          <table:table-cell table:number-columns-repeated="3"/>
        </table:table-row>
        <table:table-row table:style-name="ro1"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table:formula="of:=[.A36]*[.B36]" office:value-type="float" office:value="5835.96" calcext:value-type="float">
            <text:p>5835,96</text:p>
          </table:table-cell>
          <table:table-cell table:formula="of:=[.A36]*[.A36]" office:value-type="float" office:value="1497.69" calcext:value-type="float">
            <text:p>1497,69</text:p>
          </table:table-cell>
          <table:table-cell table:formula="of:=[.B36]*[.B36]" office:value-type="float" office:value="22740.64" calcext:value-type="float">
            <text:p>22740,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table:formula="of:=[.A37]*[.B37]" office:value-type="float" office:value="270.48" calcext:value-type="float">
            <text:p>270,48</text:p>
          </table:table-cell>
          <table:table-cell table:formula="of:=[.A37]*[.A37]" office:value-type="float" office:value="96.04" calcext:value-type="float">
            <text:p>96,04</text:p>
          </table:table-cell>
          <table:table-cell table:formula="of:=[.B37]*[.B37]" office:value-type="float" office:value="761.76" calcext:value-type="float">
            <text:p>761,76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-22.2084204074664" calcext:value-type="float">
            <text:p>-22,2084204074664</text:p>
          </table:table-cell>
          <table:table-cell office:value-type="float" office:value="21.2" calcext:value-type="float">
            <text:p>21,2</text:p>
          </table:table-cell>
          <table:table-cell office:value-type="float" office:value="43.4084204074664" calcext:value-type="float">
            <text:p>43,4084204074664</text:p>
          </table:table-cell>
          <table:table-cell table:number-columns-repeated="3"/>
        </table:table-row>
        <table:table-row table:style-name="ro1"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table:formula="of:=[.A38]*[.B38]" office:value-type="float" office:value="10407.34" calcext:value-type="float">
            <text:p>10407,34</text:p>
          </table:table-cell>
          <table:table-cell table:formula="of:=[.A38]*[.A38]" office:value-type="float" office:value="5745.64" calcext:value-type="float">
            <text:p>5745,64</text:p>
          </table:table-cell>
          <table:table-cell table:formula="of:=[.B38]*[.B38]" office:value-type="float" office:value="18851.29" calcext:value-type="float">
            <text:p>18851,29</text:p>
          </table:table-cell>
          <table:table-cell/>
          <table:table-cell office:value-type="float" office:value="1.9" calcext:value-type="float">
            <text:p>1,9</text:p>
          </table:table-cell>
          <table:table-cell office:value-type="float" office:value="-4.63341145191746" calcext:value-type="float">
            <text:p>-4,63341145191746</text:p>
          </table:table-cell>
          <table:table-cell office:value-type="float" office:value="1.9" calcext:value-type="float">
            <text:p>1,9</text:p>
          </table:table-cell>
          <table:table-cell office:value-type="float" office:value="6.53341145191746" calcext:value-type="float">
            <text:p>6,53341145191746</text:p>
          </table:table-cell>
          <table:table-cell table:number-columns-repeated="3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table:formula="of:=[.A39]*[.B39]" office:value-type="float" office:value="254.18" calcext:value-type="float">
            <text:p>254,18</text:p>
          </table:table-cell>
          <table:table-cell table:formula="of:=[.A39]*[.A39]" office:value-type="float" office:value="201.64" calcext:value-type="float">
            <text:p>201,64</text:p>
          </table:table-cell>
          <table:table-cell table:formula="of:=[.B39]*[.B39]" office:value-type="float" office:value="320.41" calcext:value-type="float">
            <text:p>320,41</text:p>
          </table:table-cell>
          <table:table-cell/>
          <table:table-cell office:value-type="float" office:value="5.7" calcext:value-type="float">
            <text:p>5,7</text:p>
          </table:table-cell>
          <table:table-cell office:value-type="float" office:value="-10.7047781820162" calcext:value-type="float">
            <text:p>-10,7047781820162</text:p>
          </table:table-cell>
          <table:table-cell office:value-type="float" office:value="17" calcext:value-type="float">
            <text:p>17</text:p>
          </table:table-cell>
          <table:table-cell office:value-type="float" office:value="27.7047781820162" calcext:value-type="float">
            <text:p>27,7047781820162</text:p>
          </table:table-cell>
          <table:table-cell table:number-columns-repeated="3"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table:formula="of:=[.A40]*[.B40]" office:value-type="float" office:value="149.34" calcext:value-type="float">
            <text:p>149,34</text:p>
          </table:table-cell>
          <table:table-cell table:formula="of:=[.A40]*[.A40]" office:value-type="float" office:value="129.96" calcext:value-type="float">
            <text:p>129,96</text:p>
          </table:table-cell>
          <table:table-cell table:formula="of:=[.B40]*[.B40]" office:value-type="float" office:value="171.61" calcext:value-type="float">
            <text:p>171,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" calcext:value-type="float">
            <text:p>2,5</text:p>
          </table:table-cell>
          <table:table-cell table:formula="of:=[.A41]*[.B41]" office:value-type="float" office:value="6.25" calcext:value-type="float">
            <text:p>6,25</text:p>
          </table:table-cell>
          <table:table-cell table:formula="of:=[.A41]*[.A41]" office:value-type="float" office:value="6.25" calcext:value-type="float">
            <text:p>6,25</text:p>
          </table:table-cell>
          <table:table-cell table:formula="of:=[.B41]*[.B41]" office:value-type="float" office:value="6.25" calcext:value-type="float">
            <text:p>6,25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-48.2513882234163" calcext:value-type="float">
            <text:p>-48,2513882234163</text:p>
          </table:table-cell>
          <table:table-cell office:value-type="float" office:value="29.7" calcext:value-type="float">
            <text:p>29,7</text:p>
          </table:table-cell>
          <table:table-cell office:value-type="float" office:value="77.9513882234163" calcext:value-type="float">
            <text:p>77,951388223416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42]*[.B42]" office:value-type="float" office:value="0" calcext:value-type="float">
            <text:p>0</text:p>
          </table:table-cell>
          <table:table-cell table:formula="of:=[.A42]*[.A42]" office:value-type="float" office:value="0" calcext:value-type="float">
            <text:p>0</text:p>
          </table:table-cell>
          <table:table-cell table:formula="of:=[.B42]*[.B42]" office:value-type="float" office:value="0" calcext:value-type="float">
            <text:p>0</text:p>
          </table:table-cell>
          <table:table-cell/>
          <table:table-cell office:value-type="float" office:value="56.2" calcext:value-type="float">
            <text:p>56,2</text:p>
          </table:table-cell>
          <table:table-cell office:value-type="float" office:value="-91.3900465688546" calcext:value-type="float">
            <text:p>-91,3900465688546</text:p>
          </table:table-cell>
          <table:table-cell office:value-type="float" office:value="65.4" calcext:value-type="float">
            <text:p>65,4</text:p>
          </table:table-cell>
          <table:table-cell office:value-type="float" office:value="156.790046568855" calcext:value-type="float">
            <text:p>156,790046568855</text:p>
          </table:table-cell>
          <table:table-cell table:number-columns-repeated="3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formula="of:=[.A43]*[.B43]" office:value-type="float" office:value="18.5" calcext:value-type="float">
            <text:p>18,5</text:p>
          </table:table-cell>
          <table:table-cell table:formula="of:=[.A43]*[.A43]" office:value-type="float" office:value="13.69" calcext:value-type="float">
            <text:p>13,69</text:p>
          </table:table-cell>
          <table:table-cell table:formula="of:=[.B43]*[.B43]" office:value-type="float" office:value="25" calcext:value-type="float">
            <text:p>25</text:p>
          </table:table-cell>
          <table:table-cell/>
          <table:table-cell office:value-type="float" office:value="13.7" calcext:value-type="float">
            <text:p>13,7</text:p>
          </table:table-cell>
          <table:table-cell office:value-type="float" office:value="-23.4866028769609" calcext:value-type="float">
            <text:p>-23,4866028769609</text:p>
          </table:table-cell>
          <table:table-cell office:value-type="float" office:value="21" calcext:value-type="float">
            <text:p>21</text:p>
          </table:table-cell>
          <table:table-cell office:value-type="float" office:value="44.4866028769609" calcext:value-type="float">
            <text:p>44,4866028769609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table:formula="of:=[.A44]*[.B44]" office:value-type="float" office:value="39.69" calcext:value-type="float">
            <text:p>39,69</text:p>
          </table:table-cell>
          <table:table-cell table:formula="of:=[.A44]*[.A44]" office:value-type="float" office:value="24.01" calcext:value-type="float">
            <text:p>24,01</text:p>
          </table:table-cell>
          <table:table-cell table:formula="of:=[.B44]*[.B44]" office:value-type="float" office:value="65.61" calcext:value-type="float">
            <text:p>65,61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5.2" calcext:value-type="float">
            <text:p>5,2</text:p>
          </table:table-cell>
          <table:table-cell office:value-type="float" office:value="11.1115939214119" calcext:value-type="float">
            <text:p>11,1115939214119</text:p>
          </table:table-cell>
          <table:table-cell table:number-columns-repeated="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table:formula="of:=[.A45]*[.B45]" office:value-type="float" office:value="180.48" calcext:value-type="float">
            <text:p>180,48</text:p>
          </table:table-cell>
          <table:table-cell table:formula="of:=[.A45]*[.A45]" office:value-type="float" office:value="92.16" calcext:value-type="float">
            <text:p>92,16</text:p>
          </table:table-cell>
          <table:table-cell table:formula="of:=[.B45]*[.B45]" office:value-type="float" office:value="353.44" calcext:value-type="float">
            <text:p>353,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35.1500179110979" calcext:value-type="float">
            <text:p>-35,1500179110979</text:p>
          </table:table-cell>
          <table:table-cell office:value-type="float" office:value="28.1" calcext:value-type="float">
            <text:p>28,1</text:p>
          </table:table-cell>
          <table:table-cell office:value-type="float" office:value="63.2500179110979" calcext:value-type="float">
            <text:p>63,250017911097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.4" calcext:value-type="float">
            <text:p>5,4</text:p>
          </table:table-cell>
          <table:table-cell table:formula="of:=[.A46]*[.B46]" office:value-type="float" office:value="29.16" calcext:value-type="float">
            <text:p>29,16</text:p>
          </table:table-cell>
          <table:table-cell table:formula="of:=[.A46]*[.A46]" office:value-type="float" office:value="29.16" calcext:value-type="float">
            <text:p>29,16</text:p>
          </table:table-cell>
          <table:table-cell table:formula="of:=[.B46]*[.B46]" office:value-type="float" office:value="29.16" calcext:value-type="float">
            <text:p>29,16</text:p>
          </table:table-cell>
          <table:table-cell/>
          <table:table-cell office:value-type="float" office:value="59.4" calcext:value-type="float">
            <text:p>59,4</text:p>
          </table:table-cell>
          <table:table-cell office:value-type="float" office:value="-96.5027764468325" calcext:value-type="float">
            <text:p>-96,5027764468325</text:p>
          </table:table-cell>
          <table:table-cell office:value-type="float" office:value="234" calcext:value-type="float">
            <text:p>234</text:p>
          </table:table-cell>
          <table:table-cell office:value-type="float" office:value="330.502776446833" calcext:value-type="float">
            <text:p>330,5027764468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47]*[.B47]" office:value-type="float" office:value="17.64" calcext:value-type="float">
            <text:p>17,64</text:p>
          </table:table-cell>
          <table:table-cell table:formula="of:=[.A47]*[.A47]" office:value-type="float" office:value="17.64" calcext:value-type="float">
            <text:p>17,64</text:p>
          </table:table-cell>
          <table:table-cell table:formula="of:=[.B47]*[.B47]" office:value-type="float" office:value="17.64" calcext:value-type="float">
            <text:p>17,64</text:p>
          </table:table-cell>
          <table:table-cell/>
          <table:table-cell office:value-type="float" office:value="103.2" calcext:value-type="float">
            <text:p>103,2</text:p>
          </table:table-cell>
          <table:table-cell office:value-type="float" office:value="-166.483266651655" calcext:value-type="float">
            <text:p>-166,483266651655</text:p>
          </table:table-cell>
          <table:table-cell office:value-type="float" office:value="298.9" calcext:value-type="float">
            <text:p>298,9</text:p>
          </table:table-cell>
          <table:table-cell office:value-type="float" office:value="465.383266651655" calcext:value-type="float">
            <text:p>465,383266651655</text:p>
          </table:table-cell>
          <table:table-cell table:number-columns-repeated="3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table:formula="of:=[.A48]*[.B48]" office:value-type="float" office:value="16090.8" calcext:value-type="float">
            <text:p>16090,8</text:p>
          </table:table-cell>
          <table:table-cell table:formula="of:=[.A48]*[.A48]" office:value-type="float" office:value="6320.25" calcext:value-type="float">
            <text:p>6320,25</text:p>
          </table:table-cell>
          <table:table-cell table:formula="of:=[.B48]*[.B48]" office:value-type="float" office:value="40965.76" calcext:value-type="float">
            <text:p>40965,76</text:p>
          </table:table-cell>
          <table:table-cell/>
          <table:table-cell office:value-type="float" office:value="75.2" calcext:value-type="float">
            <text:p>75,2</text:p>
          </table:table-cell>
          <table:table-cell office:value-type="float" office:value="-121.746880219348" calcext:value-type="float">
            <text:p>-121,746880219348</text:p>
          </table:table-cell>
          <table:table-cell office:value-type="float" office:value="161.3" calcext:value-type="float">
            <text:p>161,3</text:p>
          </table:table-cell>
          <table:table-cell office:value-type="float" office:value="283.046880219348" calcext:value-type="float">
            <text:p>283,046880219348</text:p>
          </table:table-cell>
          <table:table-cell table:number-columns-repeated="3"/>
        </table:table-row>
        <table:table-row table:style-name="ro1"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table:formula="of:=[.A49]*[.B49]" office:value-type="float" office:value="3125.04" calcext:value-type="float">
            <text:p>3125,04</text:p>
          </table:table-cell>
          <table:table-cell table:formula="of:=[.A49]*[.A49]" office:value-type="float" office:value="2016.01" calcext:value-type="float">
            <text:p>2016,01</text:p>
          </table:table-cell>
          <table:table-cell table:formula="of:=[.B49]*[.B49]" office:value-type="float" office:value="4844.16" calcext:value-type="float">
            <text:p>4844,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9545617373618" calcext:value-type="float">
            <text:p>-3,19545617373618</text:p>
          </table:table-cell>
          <table:table-cell office:value-type="float" office:value="1" calcext:value-type="float">
            <text:p>1</text:p>
          </table:table-cell>
          <table:table-cell office:value-type="float" office:value="4.19545617373618" calcext:value-type="float">
            <text:p>4,195456173736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50]*[.B50]" office:value-type="float" office:value="17.64" calcext:value-type="float">
            <text:p>17,64</text:p>
          </table:table-cell>
          <table:table-cell table:formula="of:=[.A50]*[.A50]" office:value-type="float" office:value="17.64" calcext:value-type="float">
            <text:p>17,64</text:p>
          </table:table-cell>
          <table:table-cell table:formula="of:=[.B50]*[.B50]" office:value-type="float" office:value="17.64" calcext:value-type="float">
            <text:p>17,64</text:p>
          </table:table-cell>
          <table:table-cell/>
          <table:table-cell office:value-type="float" office:value="3.6" calcext:value-type="float">
            <text:p>3,6</text:p>
          </table:table-cell>
          <table:table-cell office:value-type="float" office:value="-7.34954919959321" calcext:value-type="float">
            <text:p>-7,34954919959321</text:p>
          </table:table-cell>
          <table:table-cell office:value-type="float" office:value="6.5" calcext:value-type="float">
            <text:p>6,5</text:p>
          </table:table-cell>
          <table:table-cell office:value-type="float" office:value="13.8495491995932" calcext:value-type="float">
            <text:p>13,8495491995932</text:p>
          </table:table-cell>
          <table:table-cell table:number-columns-repeated="3"/>
        </table:table-row>
        <table:table-row table:style-name="ro1"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table:formula="of:=[.A51]*[.B51]" office:value-type="float" office:value="14072.25" calcext:value-type="float">
            <text:p>14072,25</text:p>
          </table:table-cell>
          <table:table-cell table:formula="of:=[.A51]*[.A51]" office:value-type="float" office:value="4186.09" calcext:value-type="float">
            <text:p>4186,09</text:p>
          </table:table-cell>
          <table:table-cell table:formula="of:=[.B51]*[.B51]" office:value-type="float" office:value="47306.25" calcext:value-type="float">
            <text:p>47306,25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-4.31386583454384" calcext:value-type="float">
            <text:p>-4,31386583454384</text:p>
          </table:table-cell>
          <table:table-cell office:value-type="float" office:value="1.7" calcext:value-type="float">
            <text:p>1,7</text:p>
          </table:table-cell>
          <table:table-cell office:value-type="float" office:value="6.01386583454384" calcext:value-type="float">
            <text:p>6,01386583454384</text:p>
          </table:table-cell>
          <table:table-cell table:number-columns-repeated="3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table:formula="of:=[.A52]*[.B52]" office:value-type="float" office:value="324.65" calcext:value-type="float">
            <text:p>324,65</text:p>
          </table:table-cell>
          <table:table-cell table:formula="of:=[.A52]*[.A52]" office:value-type="float" office:value="228.01" calcext:value-type="float">
            <text:p>228,01</text:p>
          </table:table-cell>
          <table:table-cell table:formula="of:=[.B52]*[.B52]" office:value-type="float" office:value="462.25" calcext:value-type="float">
            <text:p>462,25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-7.50932200828001" calcext:value-type="float">
            <text:p>-7,50932200828001</text:p>
          </table:table-cell>
          <table:table-cell office:value-type="float" office:value="3.7" calcext:value-type="float">
            <text:p>3,7</text:p>
          </table:table-cell>
          <table:table-cell office:value-type="float" office:value="11.20932200828" calcext:value-type="float">
            <text:p>11,209322008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3]*[.B53]" office:value-type="float" office:value="0" calcext:value-type="float">
            <text:p>0</text:p>
          </table:table-cell>
          <table:table-cell table:formula="of:=[.A53]*[.A53]" office:value-type="float" office:value="0" calcext:value-type="float">
            <text:p>0</text:p>
          </table:table-cell>
          <table:table-cell table:formula="of:=[.B53]*[.B5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6" calcext:value-type="float">
            <text:p>4,6</text:p>
          </table:table-cell>
          <table:table-cell table:formula="of:=[.A54]*[.B54]" office:value-type="float" office:value="21.16" calcext:value-type="float">
            <text:p>21,16</text:p>
          </table:table-cell>
          <table:table-cell table:formula="of:=[.A54]*[.A54]" office:value-type="float" office:value="21.16" calcext:value-type="float">
            <text:p>21,16</text:p>
          </table:table-cell>
          <table:table-cell table:formula="of:=[.B54]*[.B54]" office:value-type="float" office:value="21.16" calcext:value-type="float">
            <text:p>21,16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-104.970735307233" calcext:value-type="float">
            <text:p>-104,970735307233</text:p>
          </table:table-cell>
          <table:table-cell office:value-type="float" office:value="94.7" calcext:value-type="float">
            <text:p>94,7</text:p>
          </table:table-cell>
          <table:table-cell office:value-type="float" office:value="199.670735307233" calcext:value-type="float">
            <text:p>199,6707353072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8" calcext:value-type="float">
            <text:p>3,8</text:p>
          </table:table-cell>
          <table:table-cell table:formula="of:=[.A55]*[.B55]" office:value-type="float" office:value="14.44" calcext:value-type="float">
            <text:p>14,44</text:p>
          </table:table-cell>
          <table:table-cell table:formula="of:=[.A55]*[.A55]" office:value-type="float" office:value="14.44" calcext:value-type="float">
            <text:p>14,44</text:p>
          </table:table-cell>
          <table:table-cell table:formula="of:=[.B55]*[.B55]" office:value-type="float" office:value="14.44" calcext:value-type="float">
            <text:p>14,44</text:p>
          </table:table-cell>
          <table:table-cell/>
          <table:table-cell office:value-type="float" office:value="5.5" calcext:value-type="float">
            <text:p>5,5</text:p>
          </table:table-cell>
          <table:table-cell office:value-type="float" office:value="-10.3852325646426" calcext:value-type="float">
            <text:p>-10,3852325646426</text:p>
          </table:table-cell>
          <table:table-cell office:value-type="float" office:value="8.5" calcext:value-type="float">
            <text:p>8,5</text:p>
          </table:table-cell>
          <table:table-cell office:value-type="float" office:value="18.8852325646426" calcext:value-type="float">
            <text:p>18,8852325646426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table:formula="of:=[.A56]*[.B56]" office:value-type="float" office:value="53.6" calcext:value-type="float">
            <text:p>53,6</text:p>
          </table:table-cell>
          <table:table-cell table:formula="of:=[.A56]*[.A56]" office:value-type="float" office:value="44.89" calcext:value-type="float">
            <text:p>44,89</text:p>
          </table:table-cell>
          <table:table-cell table:formula="of:=[.B56]*[.B56]" office:value-type="float" office:value="64" calcext:value-type="float">
            <text:p>64</text:p>
          </table:table-cell>
          <table:table-cell/>
          <table:table-cell office:value-type="float" office:value="29.8" calcext:value-type="float">
            <text:p>29,8</text:p>
          </table:table-cell>
          <table:table-cell office:value-type="float" office:value="-49.2100250755371" calcext:value-type="float">
            <text:p>-49,2100250755371</text:p>
          </table:table-cell>
          <table:table-cell office:value-type="float" office:value="117.3" calcext:value-type="float">
            <text:p>117,3</text:p>
          </table:table-cell>
          <table:table-cell office:value-type="float" office:value="166.510025075537" calcext:value-type="float">
            <text:p>166,510025075537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table:formula="of:=[.A57]*[.B57]" office:value-type="float" office:value="81.9" calcext:value-type="float">
            <text:p>81,9</text:p>
          </table:table-cell>
          <table:table-cell table:formula="of:=[.A57]*[.A57]" office:value-type="float" office:value="39.69" calcext:value-type="float">
            <text:p>39,69</text:p>
          </table:table-cell>
          <table:table-cell table:formula="of:=[.B57]*[.B57]" office:value-type="float" office:value="169" calcext:value-type="float">
            <text:p>16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73.495491995932" calcext:value-type="float">
            <text:p>-73,495491995932</text:p>
          </table:table-cell>
          <table:table-cell office:value-type="float" office:value="47.3" calcext:value-type="float">
            <text:p>47,3</text:p>
          </table:table-cell>
          <table:table-cell office:value-type="float" office:value="120.795491995932" calcext:value-type="float">
            <text:p>120,795491995932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table:formula="of:=[.A58]*[.B58]" office:value-type="float" office:value="203.55" calcext:value-type="float">
            <text:p>203,55</text:p>
          </table:table-cell>
          <table:table-cell table:formula="of:=[.A58]*[.A58]" office:value-type="float" office:value="132.25" calcext:value-type="float">
            <text:p>132,25</text:p>
          </table:table-cell>
          <table:table-cell table:formula="of:=[.B58]*[.B58]" office:value-type="float" office:value="313.29" calcext:value-type="float">
            <text:p>313,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table:formula="of:=[.A59]*[.B59]" office:value-type="float" office:value="5056.9" calcext:value-type="float">
            <text:p>5056,9</text:p>
          </table:table-cell>
          <table:table-cell table:formula="of:=[.A59]*[.A59]" office:value-type="float" office:value="3721" calcext:value-type="float">
            <text:p>3721</text:p>
          </table:table-cell>
          <table:table-cell table:formula="of:=[.B59]*[.B59]" office:value-type="float" office:value="6872.41" calcext:value-type="float">
            <text:p>6872,41</text:p>
          </table:table-cell>
          <table:table-cell/>
          <table:table-cell office:value-type="float" office:value="63.5" calcext:value-type="float">
            <text:p>63,5</text:p>
          </table:table-cell>
          <table:table-cell office:value-type="float" office:value="-103.053461602992" calcext:value-type="float">
            <text:p>-103,053461602992</text:p>
          </table:table-cell>
          <table:table-cell office:value-type="float" office:value="134.3" calcext:value-type="float">
            <text:p>134,3</text:p>
          </table:table-cell>
          <table:table-cell office:value-type="float" office:value="237.353461602992" calcext:value-type="float">
            <text:p>237,353461602992</text:p>
          </table:table-cell>
          <table:table-cell table:number-columns-repeated="3"/>
        </table:table-row>
        <table:table-row table:style-name="ro1"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table:formula="of:=[.A60]*[.B60]" office:value-type="float" office:value="28813.26" calcext:value-type="float">
            <text:p>28813,26</text:p>
          </table:table-cell>
          <table:table-cell table:formula="of:=[.A60]*[.A60]" office:value-type="float" office:value="16952.04" calcext:value-type="float">
            <text:p>16952,04</text:p>
          </table:table-cell>
          <table:table-cell table:formula="of:=[.B60]*[.B60]" office:value-type="float" office:value="48973.69" calcext:value-type="float">
            <text:p>48973,69</text:p>
          </table:table-cell>
          <table:table-cell/>
          <table:table-cell office:value-type="float" office:value="28.9" calcext:value-type="float">
            <text:p>28,9</text:p>
          </table:table-cell>
          <table:table-cell office:value-type="float" office:value="-47.7720697973558" calcext:value-type="float">
            <text:p>-47,7720697973558</text:p>
          </table:table-cell>
          <table:table-cell office:value-type="float" office:value="65.5" calcext:value-type="float">
            <text:p>65,5</text:p>
          </table:table-cell>
          <table:table-cell office:value-type="float" office:value="113.272069797356" calcext:value-type="float">
            <text:p>113,272069797356</text:p>
          </table:table-cell>
          <table:table-cell table:number-columns-repeated="3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table:formula="of:=[.A61]*[.B61]" office:value-type="float" office:value="393.37" calcext:value-type="float">
            <text:p>393,37</text:p>
          </table:table-cell>
          <table:table-cell table:formula="of:=[.A61]*[.A61]" office:value-type="float" office:value="193.21" calcext:value-type="float">
            <text:p>193,21</text:p>
          </table:table-cell>
          <table:table-cell table:formula="of:=[.B61]*[.B61]" office:value-type="float" office:value="800.89" calcext:value-type="float">
            <text:p>800,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.79318426060426" calcext:value-type="float">
            <text:p>-4,79318426060426</text:p>
          </table:table-cell>
          <table:table-cell office:value-type="float" office:value="3" calcext:value-type="float">
            <text:p>3</text:p>
          </table:table-cell>
          <table:table-cell office:value-type="float" office:value="7.79318426060426" calcext:value-type="float">
            <text:p>7,79318426060426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table:formula="of:=[.A62]*[.B62]" office:value-type="float" office:value="148.52" calcext:value-type="float">
            <text:p>148,52</text:p>
          </table:table-cell>
          <table:table-cell table:formula="of:=[.A62]*[.A62]" office:value-type="float" office:value="62.41" calcext:value-type="float">
            <text:p>62,41</text:p>
          </table:table-cell>
          <table:table-cell table:formula="of:=[.B62]*[.B62]" office:value-type="float" office:value="353.44" calcext:value-type="float">
            <text:p>353,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7.98864043434044" calcext:value-type="float">
            <text:p>-7,98864043434044</text:p>
          </table:table-cell>
          <table:table-cell office:value-type="float" office:value="8.1" calcext:value-type="float">
            <text:p>8,1</text:p>
          </table:table-cell>
          <table:table-cell office:value-type="float" office:value="16.0886404343404" calcext:value-type="float">
            <text:p>16,0886404343404</text:p>
          </table:table-cell>
          <table:table-cell table:number-columns-repeated="3"/>
        </table:table-row>
        <table:table-row table:style-name="ro1"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table:formula="of:=[.A63]*[.B63]" office:value-type="float" office:value="6180" calcext:value-type="float">
            <text:p>6180</text:p>
          </table:table-cell>
          <table:table-cell table:formula="of:=[.A63]*[.A63]" office:value-type="float" office:value="3819.24" calcext:value-type="float">
            <text:p>3819,24</text:p>
          </table:table-cell>
          <table:table-cell table:formula="of:=[.B63]*[.B63]" office:value-type="float" office:value="10000" calcext:value-type="float">
            <text:p>10000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9.7" calcext:value-type="float">
            <text:p>19,7</text:p>
          </table:table-cell>
          <table:table-cell office:value-type="float" office:value="33.919779973126" calcext:value-type="float">
            <text:p>33,9197799731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64]*[.B64]" office:value-type="float" office:value="0" calcext:value-type="float">
            <text:p>0</text:p>
          </table:table-cell>
          <table:table-cell table:formula="of:=[.A64]*[.A64]" office:value-type="float" office:value="0" calcext:value-type="float">
            <text:p>0</text:p>
          </table:table-cell>
          <table:table-cell table:formula="of:=[.B64]*[.B64]" office:value-type="float" office:value="0" calcext:value-type="float">
            <text:p>0</text:p>
          </table:table-cell>
          <table:table-cell/>
          <table:table-cell office:value-type="float" office:value="16.4" calcext:value-type="float">
            <text:p>16,4</text:p>
          </table:table-cell>
          <table:table-cell office:value-type="float" office:value="-27.8004687115047" calcext:value-type="float">
            <text:p>-27,8004687115047</text:p>
          </table:table-cell>
          <table:table-cell office:value-type="float" office:value="32.8" calcext:value-type="float">
            <text:p>32,8</text:p>
          </table:table-cell>
          <table:table-cell office:value-type="float" office:value="60.6004687115047" calcext:value-type="float">
            <text:p>60,600468711504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7" calcext:value-type="float">
            <text:p>6,7</text:p>
          </table:table-cell>
          <table:table-cell table:formula="of:=[.A65]*[.B65]" office:value-type="float" office:value="44.89" calcext:value-type="float">
            <text:p>44,89</text:p>
          </table:table-cell>
          <table:table-cell table:formula="of:=[.A65]*[.A65]" office:value-type="float" office:value="44.89" calcext:value-type="float">
            <text:p>44,89</text:p>
          </table:table-cell>
          <table:table-cell table:formula="of:=[.B65]*[.B65]" office:value-type="float" office:value="44.89" calcext:value-type="float">
            <text:p>44,89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8.3" calcext:value-type="float">
            <text:p>8,3</text:p>
          </table:table-cell>
          <table:table-cell office:value-type="float" office:value="19.3243237993898" calcext:value-type="float">
            <text:p>19,32432379938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4" calcext:value-type="float">
            <text:p>2,4</text:p>
          </table:table-cell>
          <table:table-cell table:formula="of:=[.A66]*[.B66]" office:value-type="float" office:value="5.76" calcext:value-type="float">
            <text:p>5,76</text:p>
          </table:table-cell>
          <table:table-cell table:formula="of:=[.A66]*[.A66]" office:value-type="float" office:value="5.76" calcext:value-type="float">
            <text:p>5,76</text:p>
          </table:table-cell>
          <table:table-cell table:formula="of:=[.B66]*[.B66]" office:value-type="float" office:value="5.76" calcext:value-type="float">
            <text:p>5,76</text:p>
          </table:table-cell>
          <table:table-cell/>
          <table:table-cell office:value-type="float" office:value="26.4" calcext:value-type="float">
            <text:p>26,4</text:p>
          </table:table-cell>
          <table:table-cell office:value-type="float" office:value="-43.7777495801856" calcext:value-type="float">
            <text:p>-43,7777495801856</text:p>
          </table:table-cell>
          <table:table-cell office:value-type="float" office:value="86.1" calcext:value-type="float">
            <text:p>86,1</text:p>
          </table:table-cell>
          <table:table-cell office:value-type="float" office:value="129.877749580186" calcext:value-type="float">
            <text:p>129,877749580186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table:formula="of:=[.A67]*[.B67]" office:value-type="float" office:value="42.51" calcext:value-type="float">
            <text:p>42,51</text:p>
          </table:table-cell>
          <table:table-cell table:formula="of:=[.A67]*[.A67]" office:value-type="float" office:value="15.21" calcext:value-type="float">
            <text:p>15,21</text:p>
          </table:table-cell>
          <table:table-cell table:formula="of:=[.B67]*[.B67]" office:value-type="float" office:value="118.81" calcext:value-type="float">
            <text:p>118,81</text:p>
          </table:table-cell>
          <table:table-cell/>
          <table:table-cell office:value-type="float" office:value="38.7" calcext:value-type="float">
            <text:p>38,7</text:p>
          </table:table-cell>
          <table:table-cell office:value-type="float" office:value="-63.4298050486631" calcext:value-type="float">
            <text:p>-63,4298050486631</text:p>
          </table:table-cell>
          <table:table-cell office:value-type="float" office:value="150.8" calcext:value-type="float">
            <text:p>150,8</text:p>
          </table:table-cell>
          <table:table-cell office:value-type="float" office:value="214.229805048663" calcext:value-type="float">
            <text:p>214,229805048663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formula="of:=[.A68]*[.B68]" office:value-type="float" office:value="8.74" calcext:value-type="float">
            <text:p>8,74</text:p>
          </table:table-cell>
          <table:table-cell table:formula="of:=[.A68]*[.A68]" office:value-type="float" office:value="5.29" calcext:value-type="float">
            <text:p>5,29</text:p>
          </table:table-cell>
          <table:table-cell table:formula="of:=[.B68]*[.B68]" office:value-type="float" office:value="14.44" calcext:value-type="float">
            <text:p>14,44</text:p>
          </table:table-cell>
          <table:table-cell/>
          <table:table-cell office:value-type="float" office:value="9.8" calcext:value-type="float">
            <text:p>9,8</text:p>
          </table:table-cell>
          <table:table-cell office:value-type="float" office:value="-17.2554633381754" calcext:value-type="float">
            <text:p>-17,2554633381754</text:p>
          </table:table-cell>
          <table:table-cell office:value-type="float" office:value="27.6" calcext:value-type="float">
            <text:p>27,6</text:p>
          </table:table-cell>
          <table:table-cell office:value-type="float" office:value="44.8554633381754" calcext:value-type="float">
            <text:p>44,855463338175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.7" calcext:value-type="float">
            <text:p>12,7</text:p>
          </table:table-cell>
          <table:table-cell table:formula="of:=[.A69]*[.B69]" office:value-type="float" office:value="161.29" calcext:value-type="float">
            <text:p>161,29</text:p>
          </table:table-cell>
          <table:table-cell table:formula="of:=[.A69]*[.A69]" office:value-type="float" office:value="161.29" calcext:value-type="float">
            <text:p>161,29</text:p>
          </table:table-cell>
          <table:table-cell table:formula="of:=[.B69]*[.B69]" office:value-type="float" office:value="161.29" calcext:value-type="float">
            <text:p>161,29</text:p>
          </table:table-cell>
          <table:table-cell/>
          <table:table-cell office:value-type="float" office:value="75.8" calcext:value-type="float">
            <text:p>75,8</text:p>
          </table:table-cell>
          <table:table-cell office:value-type="float" office:value="-122.705517071469" calcext:value-type="float">
            <text:p>-122,705517071469</text:p>
          </table:table-cell>
          <table:table-cell office:value-type="float" office:value="137.3" calcext:value-type="float">
            <text:p>137,3</text:p>
          </table:table-cell>
          <table:table-cell office:value-type="float" office:value="260.005517071469" calcext:value-type="float">
            <text:p>260,005517071469</text:p>
          </table:table-cell>
          <table:table-cell table:number-columns-repeated="3"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table:formula="of:=[.A70]*[.B70]" office:value-type="float" office:value="292.32" calcext:value-type="float">
            <text:p>292,32</text:p>
          </table:table-cell>
          <table:table-cell table:formula="of:=[.A70]*[.A70]" office:value-type="float" office:value="207.36" calcext:value-type="float">
            <text:p>207,36</text:p>
          </table:table-cell>
          <table:table-cell table:formula="of:=[.B70]*[.B70]" office:value-type="float" office:value="412.09" calcext:value-type="float">
            <text:p>412,09</text:p>
          </table:table-cell>
          <table:table-cell/>
          <table:table-cell office:value-type="float" office:value="14.2" calcext:value-type="float">
            <text:p>14,2</text:p>
          </table:table-cell>
          <table:table-cell office:value-type="float" office:value="-24.2854669203949" calcext:value-type="float">
            <text:p>-24,2854669203949</text:p>
          </table:table-cell>
          <table:table-cell office:value-type="float" office:value="17.9" calcext:value-type="float">
            <text:p>17,9</text:p>
          </table:table-cell>
          <table:table-cell office:value-type="float" office:value="42.1854669203949" calcext:value-type="float">
            <text:p>42,1854669203949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table:formula="of:=[.A71]*[.B71]" office:value-type="float" office:value="1346.52" calcext:value-type="float">
            <text:p>1346,52</text:p>
          </table:table-cell>
          <table:table-cell table:formula="of:=[.A71]*[.A71]" office:value-type="float" office:value="864.36" calcext:value-type="float">
            <text:p>864,36</text:p>
          </table:table-cell>
          <table:table-cell table:formula="of:=[.B71]*[.B71]" office:value-type="float" office:value="2097.64" calcext:value-type="float">
            <text:p>2097,64</text:p>
          </table:table-cell>
          <table:table-cell/>
          <table:table-cell office:value-type="float" office:value="11.4" calcext:value-type="float">
            <text:p>11,4</text:p>
          </table:table-cell>
          <table:table-cell office:value-type="float" office:value="-19.8118282771643" calcext:value-type="float">
            <text:p>-19,8118282771643</text:p>
          </table:table-cell>
          <table:table-cell office:value-type="float" office:value="13.1" calcext:value-type="float">
            <text:p>13,1</text:p>
          </table:table-cell>
          <table:table-cell office:value-type="float" office:value="32.9118282771643" calcext:value-type="float">
            <text:p>32,9118282771643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table:formula="of:=[.A72]*[.B72]" office:value-type="float" office:value="64.68" calcext:value-type="float">
            <text:p>64,68</text:p>
          </table:table-cell>
          <table:table-cell table:formula="of:=[.A72]*[.A72]" office:value-type="float" office:value="59.29" calcext:value-type="float">
            <text:p>59,29</text:p>
          </table:table-cell>
          <table:table-cell table:formula="of:=[.B72]*[.B72]" office:value-type="float" office:value="70.56" calcext:value-type="float">
            <text:p>70,56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-5.59204830403831" calcext:value-type="float">
            <text:p>-5,59204830403831</text:p>
          </table:table-cell>
          <table:table-cell office:value-type="float" office:value="2.5" calcext:value-type="float">
            <text:p>2,5</text:p>
          </table:table-cell>
          <table:table-cell office:value-type="float" office:value="8.09204830403831" calcext:value-type="float">
            <text:p>8,0920483040383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73]*[.B73]" office:value-type="float" office:value="0" calcext:value-type="float">
            <text:p>0</text:p>
          </table:table-cell>
          <table:table-cell table:formula="of:=[.A73]*[.A73]" office:value-type="float" office:value="0" calcext:value-type="float">
            <text:p>0</text:p>
          </table:table-cell>
          <table:table-cell table:formula="of:=[.B73]*[.B7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table:formula="of:=[.A74]*[.B74]" office:value-type="float" office:value="28.56" calcext:value-type="float">
            <text:p>28,56</text:p>
          </table:table-cell>
          <table:table-cell table:formula="of:=[.A74]*[.A74]" office:value-type="float" office:value="17.64" calcext:value-type="float">
            <text:p>17,64</text:p>
          </table:table-cell>
          <table:table-cell table:formula="of:=[.B74]*[.B74]" office:value-type="float" office:value="46.24" calcext:value-type="float">
            <text:p>46,24</text:p>
          </table:table-cell>
          <table:table-cell/>
          <table:table-cell office:value-type="float" office:value="3.7" calcext:value-type="float">
            <text:p>3,7</text:p>
          </table:table-cell>
          <table:table-cell office:value-type="float" office:value="-7.50932200828001" calcext:value-type="float">
            <text:p>-7,50932200828001</text:p>
          </table:table-cell>
          <table:table-cell office:value-type="float" office:value="5" calcext:value-type="float">
            <text:p>5</text:p>
          </table:table-cell>
          <table:table-cell office:value-type="float" office:value="12.50932200828" calcext:value-type="float">
            <text:p>12,50932200828</text:p>
          </table:table-cell>
          <table:table-cell table:number-columns-repeated="3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table:formula="of:=[.A75]*[.B75]" office:value-type="float" office:value="6339.12" calcext:value-type="float">
            <text:p>6339,12</text:p>
          </table:table-cell>
          <table:table-cell table:formula="of:=[.A75]*[.A75]" office:value-type="float" office:value="1874.89" calcext:value-type="float">
            <text:p>1874,89</text:p>
          </table:table-cell>
          <table:table-cell table:formula="of:=[.B75]*[.B75]" office:value-type="float" office:value="21432.96" calcext:value-type="float">
            <text:p>21432,96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-9.42659571252172" calcext:value-type="float">
            <text:p>-9,42659571252172</text:p>
          </table:table-cell>
          <table:table-cell office:value-type="float" office:value="8.1" calcext:value-type="float">
            <text:p>8,1</text:p>
          </table:table-cell>
          <table:table-cell office:value-type="float" office:value="17.5265957125217" calcext:value-type="float">
            <text:p>17,5265957125217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table:formula="of:=[.A76]*[.B76]" office:value-type="float" office:value="112.2" calcext:value-type="float">
            <text:p>112,2</text:p>
          </table:table-cell>
          <table:table-cell table:formula="of:=[.A76]*[.A76]" office:value-type="float" office:value="43.56" calcext:value-type="float">
            <text:p>43,56</text:p>
          </table:table-cell>
          <table:table-cell table:formula="of:=[.B76]*[.B76]" office:value-type="float" office:value="289" calcext:value-type="float">
            <text:p>289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-16.9359177208017" calcext:value-type="float">
            <text:p>-16,9359177208017</text:p>
          </table:table-cell>
          <table:table-cell office:value-type="float" office:value="18.8" calcext:value-type="float">
            <text:p>18,8</text:p>
          </table:table-cell>
          <table:table-cell office:value-type="float" office:value="35.7359177208017" calcext:value-type="float">
            <text:p>35,7359177208017</text:p>
          </table:table-cell>
          <table:table-cell table:number-columns-repeated="3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table:formula="of:=[.A77]*[.B77]" office:value-type="float" office:value="104.52" calcext:value-type="float">
            <text:p>104,52</text:p>
          </table:table-cell>
          <table:table-cell table:formula="of:=[.A77]*[.A77]" office:value-type="float" office:value="60.84" calcext:value-type="float">
            <text:p>60,84</text:p>
          </table:table-cell>
          <table:table-cell table:formula="of:=[.B77]*[.B77]" office:value-type="float" office:value="179.56" calcext:value-type="float">
            <text:p>179,56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-10.2254597559558" calcext:value-type="float">
            <text:p>-10,2254597559558</text:p>
          </table:table-cell>
          <table:table-cell office:value-type="float" office:value="5.4" calcext:value-type="float">
            <text:p>5,4</text:p>
          </table:table-cell>
          <table:table-cell office:value-type="float" office:value="15.6254597559558" calcext:value-type="float">
            <text:p>15,6254597559558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table:formula="of:=[.A78]*[.B78]" office:value-type="float" office:value="215.46" calcext:value-type="float">
            <text:p>215,46</text:p>
          </table:table-cell>
          <table:table-cell table:formula="of:=[.A78]*[.A78]" office:value-type="float" office:value="176.89" calcext:value-type="float">
            <text:p>176,89</text:p>
          </table:table-cell>
          <table:table-cell table:formula="of:=[.B78]*[.B78]" office:value-type="float" office:value="262.44" calcext:value-type="float">
            <text:p>262,44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6" calcext:value-type="float">
            <text:p>-8,30818605171406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table:formula="of:=[.A79]*[.B79]" office:value-type="float" office:value="4.42" calcext:value-type="float">
            <text:p>4,42</text:p>
          </table:table-cell>
          <table:table-cell table:formula="of:=[.A79]*[.A79]" office:value-type="float" office:value="1.69" calcext:value-type="float">
            <text:p>1,69</text:p>
          </table:table-cell>
          <table:table-cell table:formula="of:=[.B79]*[.B79]" office:value-type="float" office:value="11.56" calcext:value-type="float">
            <text:p>11,56</text:p>
          </table:table-cell>
          <table:table-cell/>
          <table:table-cell office:value-type="float" office:value="79.5" calcext:value-type="float">
            <text:p>79,5</text:p>
          </table:table-cell>
          <table:table-cell office:value-type="float" office:value="-128.617110992881" calcext:value-type="float">
            <text:p>-128,617110992881</text:p>
          </table:table-cell>
          <table:table-cell office:value-type="float" office:value="202.4" calcext:value-type="float">
            <text:p>202,4</text:p>
          </table:table-cell>
          <table:table-cell office:value-type="float" office:value="331.017110992881" calcext:value-type="float">
            <text:p>331,017110992881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table:formula="of:=[.A80]*[.B80]" office:value-type="float" office:value="62.56" calcext:value-type="float">
            <text:p>62,56</text:p>
          </table:table-cell>
          <table:table-cell table:formula="of:=[.A80]*[.A80]" office:value-type="float" office:value="46.24" calcext:value-type="float">
            <text:p>46,24</text:p>
          </table:table-cell>
          <table:table-cell table:formula="of:=[.B80]*[.B80]" office:value-type="float" office:value="84.64" calcext:value-type="float">
            <text:p>84,64</text:p>
          </table:table-cell>
          <table:table-cell/>
          <table:table-cell office:value-type="float" office:value="44.9" calcext:value-type="float">
            <text:p>44,9</text:p>
          </table:table-cell>
          <table:table-cell office:value-type="float" office:value="-73.3357191872452" calcext:value-type="float">
            <text:p>-73,3357191872452</text:p>
          </table:table-cell>
          <table:table-cell office:value-type="float" office:value="69.6" calcext:value-type="float">
            <text:p>69,6</text:p>
          </table:table-cell>
          <table:table-cell office:value-type="float" office:value="142.935719187245" calcext:value-type="float">
            <text:p>142,93571918724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table:formula="of:=[.A81]*[.B81]" office:value-type="float" office:value="4.05" calcext:value-type="float">
            <text:p>4,05</text:p>
          </table:table-cell>
          <table:table-cell table:formula="of:=[.A81]*[.A81]" office:value-type="float" office:value="2.25" calcext:value-type="float">
            <text:p>2,25</text:p>
          </table:table-cell>
          <table:table-cell table:formula="of:=[.B81]*[.B81]" office:value-type="float" office:value="7.29" calcext:value-type="float">
            <text:p>7,29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6" calcext:value-type="float">
            <text:p>-8,30818605171406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3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table:formula="of:=[.A82]*[.B82]" office:value-type="float" office:value="26.68" calcext:value-type="float">
            <text:p>26,68</text:p>
          </table:table-cell>
          <table:table-cell table:formula="of:=[.A82]*[.A82]" office:value-type="float" office:value="8.41" calcext:value-type="float">
            <text:p>8,41</text:p>
          </table:table-cell>
          <table:table-cell table:formula="of:=[.B82]*[.B82]" office:value-type="float" office:value="84.64" calcext:value-type="float">
            <text:p>84,64</text:p>
          </table:table-cell>
          <table:table-cell/>
          <table:table-cell office:value-type="float" office:value="64.7" calcext:value-type="float">
            <text:p>64,7</text:p>
          </table:table-cell>
          <table:table-cell office:value-type="float" office:value="-104.970735307233" calcext:value-type="float">
            <text:p>-104,970735307233</text:p>
          </table:table-cell>
          <table:table-cell office:value-type="float" office:value="217.5" calcext:value-type="float">
            <text:p>217,5</text:p>
          </table:table-cell>
          <table:table-cell office:value-type="float" office:value="322.470735307233" calcext:value-type="float">
            <text:p>322,4707353072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3]*[.B83]" office:value-type="float" office:value="0" calcext:value-type="float">
            <text:p>0</text:p>
          </table:table-cell>
          <table:table-cell table:formula="of:=[.A83]*[.A83]" office:value-type="float" office:value="0" calcext:value-type="float">
            <text:p>0</text:p>
          </table:table-cell>
          <table:table-cell table:formula="of:=[.B83]*[.B83]" office:value-type="float" office:value="0" calcext:value-type="float">
            <text:p>0</text:p>
          </table:table-cell>
          <table:table-cell/>
          <table:table-cell office:value-type="float" office:value="15.1" calcext:value-type="float">
            <text:p>15,1</text:p>
          </table:table-cell>
          <table:table-cell office:value-type="float" office:value="-25.7234221985762" calcext:value-type="float">
            <text:p>-25,7234221985762</text:p>
          </table:table-cell>
          <table:table-cell office:value-type="float" office:value="21.5" calcext:value-type="float">
            <text:p>21,5</text:p>
          </table:table-cell>
          <table:table-cell office:value-type="float" office:value="47.2234221985762" calcext:value-type="float">
            <text:p>47,223422198576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4]*[.B84]" office:value-type="float" office:value="0" calcext:value-type="float">
            <text:p>0</text:p>
          </table:table-cell>
          <table:table-cell table:formula="of:=[.A84]*[.A84]" office:value-type="float" office:value="0" calcext:value-type="float">
            <text:p>0</text:p>
          </table:table-cell>
          <table:table-cell table:formula="of:=[.B84]*[.B8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table:formula="of:=[.A85]*[.B85]" office:value-type="float" office:value="35046" calcext:value-type="float">
            <text:p>35046</text:p>
          </table:table-cell>
          <table:table-cell table:formula="of:=[.A85]*[.A85]" office:value-type="float" office:value="8100" calcext:value-type="float">
            <text:p>8100</text:p>
          </table:table-cell>
          <table:table-cell table:formula="of:=[.B85]*[.B85]" office:value-type="float" office:value="151632.36" calcext:value-type="float">
            <text:p>151632,36</text:p>
          </table:table-cell>
          <table:table-cell/>
          <table:table-cell office:value-type="float" office:value="4.6" calcext:value-type="float">
            <text:p>4,6</text:p>
          </table:table-cell>
          <table:table-cell office:value-type="float" office:value="-8.94727728646129" calcext:value-type="float">
            <text:p>-8,94727728646129</text:p>
          </table:table-cell>
          <table:table-cell office:value-type="float" office:value="4.6" calcext:value-type="float">
            <text:p>4,6</text:p>
          </table:table-cell>
          <table:table-cell office:value-type="float" office:value="13.5472772864613" calcext:value-type="float">
            <text:p>13,547277286461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6]*[.B86]" office:value-type="float" office:value="0" calcext:value-type="float">
            <text:p>0</text:p>
          </table:table-cell>
          <table:table-cell table:formula="of:=[.A86]*[.A86]" office:value-type="float" office:value="0" calcext:value-type="float">
            <text:p>0</text:p>
          </table:table-cell>
          <table:table-cell table:formula="of:=[.B86]*[.B86]" office:value-type="float" office:value="0" calcext:value-type="float">
            <text:p>0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2" calcext:value-type="float">
            <text:p>-7,66909481696682</text:p>
          </table:table-cell>
          <table:table-cell office:value-type="float" office:value="3.8" calcext:value-type="float">
            <text:p>3,8</text:p>
          </table:table-cell>
          <table:table-cell office:value-type="float" office:value="11.4690948169668" calcext:value-type="float">
            <text:p>11,4690948169668</text:p>
          </table:table-cell>
          <table:table-cell table:number-columns-repeated="3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table:formula="of:=[.A87]*[.B87]" office:value-type="float" office:value="203.49" calcext:value-type="float">
            <text:p>203,49</text:p>
          </table:table-cell>
          <table:table-cell table:formula="of:=[.A87]*[.A87]" office:value-type="float" office:value="176.89" calcext:value-type="float">
            <text:p>176,89</text:p>
          </table:table-cell>
          <table:table-cell table:formula="of:=[.B87]*[.B87]" office:value-type="float" office:value="234.09" calcext:value-type="float">
            <text:p>234,09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-12.3025062688843" calcext:value-type="float">
            <text:p>-12,3025062688843</text:p>
          </table:table-cell>
          <table:table-cell office:value-type="float" office:value="8" calcext:value-type="float">
            <text:p>8</text:p>
          </table:table-cell>
          <table:table-cell office:value-type="float" office:value="20.3025062688843" calcext:value-type="float">
            <text:p>20,30250626888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2.7" calcext:value-type="float">
            <text:p>22,7</text:p>
          </table:table-cell>
          <table:table-cell table:formula="of:=[.A88]*[.B88]" office:value-type="float" office:value="515.29" calcext:value-type="float">
            <text:p>515,29</text:p>
          </table:table-cell>
          <table:table-cell table:formula="of:=[.A88]*[.A88]" office:value-type="float" office:value="515.29" calcext:value-type="float">
            <text:p>515,29</text:p>
          </table:table-cell>
          <table:table-cell table:formula="of:=[.B88]*[.B88]" office:value-type="float" office:value="515.29" calcext:value-type="float">
            <text:p>515,29</text:p>
          </table:table-cell>
          <table:table-cell/>
          <table:table-cell office:value-type="float" office:value="6.3" calcext:value-type="float">
            <text:p>6,3</text:p>
          </table:table-cell>
          <table:table-cell office:value-type="float" office:value="-11.663415034137" calcext:value-type="float">
            <text:p>-11,663415034137</text:p>
          </table:table-cell>
          <table:table-cell office:value-type="float" office:value="13" calcext:value-type="float">
            <text:p>13</text:p>
          </table:table-cell>
          <table:table-cell office:value-type="float" office:value="24.663415034137" calcext:value-type="float">
            <text:p>24,66341503413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89]*[.B89]" office:value-type="float" office:value="0" calcext:value-type="float">
            <text:p>0</text:p>
          </table:table-cell>
          <table:table-cell table:formula="of:=[.A89]*[.A89]" office:value-type="float" office:value="0" calcext:value-type="float">
            <text:p>0</text:p>
          </table:table-cell>
          <table:table-cell table:formula="of:=[.B89]*[.B89]" office:value-type="float" office:value="0" calcext:value-type="float">
            <text:p>0</text:p>
          </table:table-cell>
          <table:table-cell/>
          <table:table-cell office:value-type="float" office:value="11.5" calcext:value-type="float">
            <text:p>11,5</text:p>
          </table:table-cell>
          <table:table-cell office:value-type="float" office:value="-19.9716010858511" calcext:value-type="float">
            <text:p>-19,9716010858511</text:p>
          </table:table-cell>
          <table:table-cell office:value-type="float" office:value="17.7" calcext:value-type="float">
            <text:p>17,7</text:p>
          </table:table-cell>
          <table:table-cell office:value-type="float" office:value="37.6716010858511" calcext:value-type="float">
            <text:p>37,6716010858511</text:p>
          </table:table-cell>
          <table:table-cell table:number-columns-repeated="3"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table:formula="of:=[.A90]*[.B90]" office:value-type="float" office:value="89.7" calcext:value-type="float">
            <text:p>89,7</text:p>
          </table:table-cell>
          <table:table-cell table:formula="of:=[.A90]*[.A90]" office:value-type="float" office:value="60.84" calcext:value-type="float">
            <text:p>60,84</text:p>
          </table:table-cell>
          <table:table-cell table:formula="of:=[.B90]*[.B90]" office:value-type="float" office:value="132.25" calcext:value-type="float">
            <text:p>132,25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99.0591413858215" calcext:value-type="float">
            <text:p>-99,0591413858215</text:p>
          </table:table-cell>
          <table:table-cell office:value-type="float" office:value="82.9" calcext:value-type="float">
            <text:p>82,9</text:p>
          </table:table-cell>
          <table:table-cell office:value-type="float" office:value="181.959141385821" calcext:value-type="float">
            <text:p>181,9591413858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.7" calcext:value-type="float">
            <text:p>7,7</text:p>
          </table:table-cell>
          <table:table-cell table:formula="of:=[.A91]*[.B91]" office:value-type="float" office:value="59.29" calcext:value-type="float">
            <text:p>59,29</text:p>
          </table:table-cell>
          <table:table-cell table:formula="of:=[.A91]*[.A91]" office:value-type="float" office:value="59.29" calcext:value-type="float">
            <text:p>59,29</text:p>
          </table:table-cell>
          <table:table-cell table:formula="of:=[.B91]*[.B91]" office:value-type="float" office:value="59.29" calcext:value-type="float">
            <text:p>59,29</text:p>
          </table:table-cell>
          <table:table-cell/>
          <table:table-cell office:value-type="float" office:value="130.2" calcext:value-type="float">
            <text:p>130,2</text:p>
          </table:table-cell>
          <table:table-cell office:value-type="float" office:value="-209.621924997093" calcext:value-type="float">
            <text:p>-209,621924997093</text:p>
          </table:table-cell>
          <table:table-cell office:value-type="float" office:value="221.3" calcext:value-type="float">
            <text:p>221,3</text:p>
          </table:table-cell>
          <table:table-cell office:value-type="float" office:value="430.921924997093" calcext:value-type="float">
            <text:p>430,921924997093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table:formula="of:=[.A92]*[.B92]" office:value-type="float" office:value="194.22" calcext:value-type="float">
            <text:p>194,22</text:p>
          </table:table-cell>
          <table:table-cell table:formula="of:=[.A92]*[.A92]" office:value-type="float" office:value="68.89" calcext:value-type="float">
            <text:p>68,89</text:p>
          </table:table-cell>
          <table:table-cell table:formula="of:=[.B92]*[.B92]" office:value-type="float" office:value="547.56" calcext:value-type="float">
            <text:p>547,56</text:p>
          </table:table-cell>
          <table:table-cell/>
          <table:table-cell office:value-type="float" office:value="13.9" calcext:value-type="float">
            <text:p>13,9</text:p>
          </table:table-cell>
          <table:table-cell office:value-type="float" office:value="-23.8061484943345" calcext:value-type="float">
            <text:p>-23,8061484943345</text:p>
          </table:table-cell>
          <table:table-cell office:value-type="float" office:value="28.3" calcext:value-type="float">
            <text:p>28,3</text:p>
          </table:table-cell>
          <table:table-cell office:value-type="float" office:value="52.1061484943345" calcext:value-type="float">
            <text:p>52,106148494334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table:formula="of:=[.A93]*[.B93]" office:value-type="float" office:value="308.7" calcext:value-type="float">
            <text:p>308,7</text:p>
          </table:table-cell>
          <table:table-cell table:formula="of:=[.A93]*[.A93]" office:value-type="float" office:value="81" calcext:value-type="float">
            <text:p>81</text:p>
          </table:table-cell>
          <table:table-cell table:formula="of:=[.B93]*[.B93]" office:value-type="float" office:value="1176.49" calcext:value-type="float">
            <text:p>1176,49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8.8" calcext:value-type="float">
            <text:p>18,8</text:p>
          </table:table-cell>
          <table:table-cell office:value-type="float" office:value="33.019779973126" calcext:value-type="float">
            <text:p>33,019779973126</text:p>
          </table:table-cell>
          <table:table-cell table:number-columns-repeated="3"/>
        </table:table-row>
        <table:table-row table:style-name="ro1"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table:formula="of:=[.A94]*[.B94]" office:value-type="float" office:value="6026.46" calcext:value-type="float">
            <text:p>6026,46</text:p>
          </table:table-cell>
          <table:table-cell table:formula="of:=[.A94]*[.A94]" office:value-type="float" office:value="2560.36" calcext:value-type="float">
            <text:p>2560,36</text:p>
          </table:table-cell>
          <table:table-cell table:formula="of:=[.B94]*[.B94]" office:value-type="float" office:value="14184.81" calcext:value-type="float">
            <text:p>14184,81</text:p>
          </table:table-cell>
          <table:table-cell/>
          <table:table-cell office:value-type="float" office:value="61.8" calcext:value-type="float">
            <text:p>61,8</text:p>
          </table:table-cell>
          <table:table-cell office:value-type="float" office:value="-100.337323855316" calcext:value-type="float">
            <text:p>-100,337323855316</text:p>
          </table:table-cell>
          <table:table-cell office:value-type="float" office:value="100" calcext:value-type="float">
            <text:p>100</text:p>
          </table:table-cell>
          <table:table-cell office:value-type="float" office:value="200.337323855316" calcext:value-type="float">
            <text:p>200,337323855316</text:p>
          </table:table-cell>
          <table:table-cell table:number-columns-repeated="3"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table:formula="of:=[.A95]*[.B95]" office:value-type="float" office:value="387.96" calcext:value-type="float">
            <text:p>387,96</text:p>
          </table:table-cell>
          <table:table-cell table:formula="of:=[.A95]*[.A95]" office:value-type="float" office:value="334.89" calcext:value-type="float">
            <text:p>334,89</text:p>
          </table:table-cell>
          <table:table-cell table:formula="of:=[.B95]*[.B95]" office:value-type="float" office:value="449.44" calcext:value-type="float">
            <text:p>449,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table:formula="of:=[.A96]*[.B96]" office:value-type="float" office:value="2851.11" calcext:value-type="float">
            <text:p>2851,11</text:p>
          </table:table-cell>
          <table:table-cell table:formula="of:=[.A96]*[.A96]" office:value-type="float" office:value="1608.01" calcext:value-type="float">
            <text:p>1608,01</text:p>
          </table:table-cell>
          <table:table-cell table:formula="of:=[.B96]*[.B96]" office:value-type="float" office:value="5055.21" calcext:value-type="float">
            <text:p>5055,21</text:p>
          </table:table-cell>
          <table:table-cell/>
          <table:table-cell office:value-type="float" office:value="6.7" calcext:value-type="float">
            <text:p>6,7</text:p>
          </table:table-cell>
          <table:table-cell office:value-type="float" office:value="-12.3025062688843" calcext:value-type="float">
            <text:p>-12,3025062688843</text:p>
          </table:table-cell>
          <table:table-cell office:value-type="float" office:value="6.7" calcext:value-type="float">
            <text:p>6,7</text:p>
          </table:table-cell>
          <table:table-cell office:value-type="float" office:value="19.0025062688843" calcext:value-type="float">
            <text:p>19,00250626888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97]*[.B97]" office:value-type="float" office:value="0" calcext:value-type="float">
            <text:p>0</text:p>
          </table:table-cell>
          <table:table-cell table:formula="of:=[.A97]*[.A97]" office:value-type="float" office:value="0" calcext:value-type="float">
            <text:p>0</text:p>
          </table:table-cell>
          <table:table-cell table:formula="of:=[.B97]*[.B97]" office:value-type="float" office:value="0" calcext:value-type="float">
            <text:p>0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-5.4322754953515" calcext:value-type="float">
            <text:p>-5,4322754953515</text:p>
          </table:table-cell>
          <table:table-cell office:value-type="float" office:value="2.4" calcext:value-type="float">
            <text:p>2,4</text:p>
          </table:table-cell>
          <table:table-cell office:value-type="float" office:value="7.8322754953515" calcext:value-type="float">
            <text:p>7,8322754953515</text:p>
          </table:table-cell>
          <table:table-cell table:number-columns-repeated="3"/>
        </table:table-row>
        <table:table-row table:style-name="ro1"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table:formula="of:=[.A98]*[.B98]" office:value-type="float" office:value="21970.34" calcext:value-type="float">
            <text:p>21970,34</text:p>
          </table:table-cell>
          <table:table-cell table:formula="of:=[.A98]*[.A98]" office:value-type="float" office:value="9467.29" calcext:value-type="float">
            <text:p>9467,29</text:p>
          </table:table-cell>
          <table:table-cell table:formula="of:=[.B98]*[.B98]" office:value-type="float" office:value="50985.64" calcext:value-type="float">
            <text:p>50985,64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-7.82886762565363" calcext:value-type="float">
            <text:p>-7,82886762565363</text:p>
          </table:table-cell>
          <table:table-cell office:value-type="float" office:value="10.9" calcext:value-type="float">
            <text:p>10,9</text:p>
          </table:table-cell>
          <table:table-cell office:value-type="float" office:value="18.7288676256536" calcext:value-type="float">
            <text:p>18,7288676256536</text:p>
          </table:table-cell>
          <table:table-cell table:number-columns-repeated="3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table:formula="of:=[.A99]*[.B99]" office:value-type="float" office:value="3798.48" calcext:value-type="float">
            <text:p>3798,48</text:p>
          </table:table-cell>
          <table:table-cell table:formula="of:=[.A99]*[.A99]" office:value-type="float" office:value="1592.01" calcext:value-type="float">
            <text:p>1592,01</text:p>
          </table:table-cell>
          <table:table-cell table:formula="of:=[.B99]*[.B99]" office:value-type="float" office:value="9063.04" calcext:value-type="float">
            <text:p>9063,0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3.8" calcext:value-type="float">
            <text:p>3,8</text:p>
          </table:table-cell>
          <table:table-cell office:value-type="float" office:value="9.07250268666469" calcext:value-type="float">
            <text:p>9,07250268666469</text:p>
          </table:table-cell>
          <table:table-cell table:number-columns-repeated="3"/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table:formula="of:=[.A100]*[.B100]" office:value-type="float" office:value="308.21" calcext:value-type="float">
            <text:p>308,21</text:p>
          </table:table-cell>
          <table:table-cell table:formula="of:=[.A100]*[.A100]" office:value-type="float" office:value="141.61" calcext:value-type="float">
            <text:p>141,61</text:p>
          </table:table-cell>
          <table:table-cell table:formula="of:=[.B100]*[.B100]" office:value-type="float" office:value="670.81" calcext:value-type="float">
            <text:p>670,81</text:p>
          </table:table-cell>
          <table:table-cell/>
          <table:table-cell office:value-type="float" office:value="12.7" calcext:value-type="float">
            <text:p>12,7</text:p>
          </table:table-cell>
          <table:table-cell office:value-type="float" office:value="-21.8888747900928" calcext:value-type="float">
            <text:p>-21,8888747900928</text:p>
          </table:table-cell>
          <table:table-cell office:value-type="float" office:value="12.7" calcext:value-type="float">
            <text:p>12,7</text:p>
          </table:table-cell>
          <table:table-cell office:value-type="float" office:value="34.5888747900928" calcext:value-type="float">
            <text:p>34,58887479009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01]*[.B101]" office:value-type="float" office:value="0" calcext:value-type="float">
            <text:p>0</text:p>
          </table:table-cell>
          <table:table-cell table:formula="of:=[.A101]*[.A101]" office:value-type="float" office:value="0" calcext:value-type="float">
            <text:p>0</text:p>
          </table:table-cell>
          <table:table-cell table:formula="of:=[.B101]*[.B101]" office:value-type="float" office:value="0" calcext:value-type="float">
            <text:p>0</text:p>
          </table:table-cell>
          <table:table-cell/>
          <table:table-cell office:value-type="float" office:value="14.4" calcext:value-type="float">
            <text:p>14,4</text:p>
          </table:table-cell>
          <table:table-cell office:value-type="float" office:value="-24.6050125377686" calcext:value-type="float">
            <text:p>-24,6050125377686</text:p>
          </table:table-cell>
          <table:table-cell office:value-type="float" office:value="20.3" calcext:value-type="float">
            <text:p>20,3</text:p>
          </table:table-cell>
          <table:table-cell office:value-type="float" office:value="44.9050125377686" calcext:value-type="float">
            <text:p>44,905012537768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table:formula="of:=[.A102]*[.A102]" office:value-type="float" office:value="0" calcext:value-type="float">
            <text:p>0</text:p>
          </table:table-cell>
          <table:table-cell table:formula="of:=[.B102]*[.B102]" office:value-type="float" office:value="0" calcext:value-type="float">
            <text:p>0</text:p>
          </table:table-cell>
          <table:table-cell/>
          <table:table-cell office:value-type="float" office:value="29.4" calcext:value-type="float">
            <text:p>29,4</text:p>
          </table:table-cell>
          <table:table-cell office:value-type="float" office:value="-48.5709338407899" calcext:value-type="float">
            <text:p>-48,5709338407899</text:p>
          </table:table-cell>
          <table:table-cell office:value-type="float" office:value="45.8" calcext:value-type="float">
            <text:p>45,8</text:p>
          </table:table-cell>
          <table:table-cell office:value-type="float" office:value="94.3709338407899" calcext:value-type="float">
            <text:p>94,3709338407899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table:formula="of:=[.A103]*[.B103]" office:value-type="float" office:value="71.55" calcext:value-type="float">
            <text:p>71,55</text:p>
          </table:table-cell>
          <table:table-cell table:formula="of:=[.A103]*[.A103]" office:value-type="float" office:value="28.09" calcext:value-type="float">
            <text:p>28,09</text:p>
          </table:table-cell>
          <table:table-cell table:formula="of:=[.B103]*[.B103]" office:value-type="float" office:value="182.25" calcext:value-type="float">
            <text:p>182,25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-13.9002343557524" calcext:value-type="float">
            <text:p>-13,9002343557524</text:p>
          </table:table-cell>
          <table:table-cell office:value-type="float" office:value="8.4" calcext:value-type="float">
            <text:p>8,4</text:p>
          </table:table-cell>
          <table:table-cell office:value-type="float" office:value="22.3002343557524" calcext:value-type="float">
            <text:p>22,3002343557524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table:formula="of:=[.A104]*[.B104]" office:value-type="float" office:value="47.94" calcext:value-type="float">
            <text:p>47,94</text:p>
          </table:table-cell>
          <table:table-cell table:formula="of:=[.A104]*[.A104]" office:value-type="float" office:value="22.09" calcext:value-type="float">
            <text:p>22,09</text:p>
          </table:table-cell>
          <table:table-cell table:formula="of:=[.B104]*[.B104]" office:value-type="float" office:value="104.04" calcext:value-type="float">
            <text:p>104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105]*[.B105]" office:value-type="float" office:value="80" calcext:value-type="float">
            <text:p>80</text:p>
          </table:table-cell>
          <table:table-cell table:formula="of:=[.A105]*[.A105]" office:value-type="float" office:value="25" calcext:value-type="float">
            <text:p>25</text:p>
          </table:table-cell>
          <table:table-cell table:formula="of:=[.B105]*[.B105]" office:value-type="float" office:value="256" calcext:value-type="float">
            <text:p>256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6" calcext:value-type="float">
            <text:p>-8,30818605171406</text:p>
          </table:table-cell>
          <table:table-cell office:value-type="float" office:value="6.8" calcext:value-type="float">
            <text:p>6,8</text:p>
          </table:table-cell>
          <table:table-cell office:value-type="float" office:value="15.1081860517141" calcext:value-type="float">
            <text:p>15,1081860517141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table:formula="of:=[.A106]*[.B106]" office:value-type="float" office:value="42.3" calcext:value-type="float">
            <text:p>42,3</text:p>
          </table:table-cell>
          <table:table-cell table:formula="of:=[.A106]*[.A106]" office:value-type="float" office:value="22.09" calcext:value-type="float">
            <text:p>22,09</text:p>
          </table:table-cell>
          <table:table-cell table:formula="of:=[.B106]*[.B106]" office:value-type="float" office:value="81" calcext:value-type="float">
            <text:p>81</text:p>
          </table:table-cell>
          <table:table-cell/>
          <table:table-cell office:value-type="float" office:value="43.3" calcext:value-type="float">
            <text:p>43,3</text:p>
          </table:table-cell>
          <table:table-cell office:value-type="float" office:value="-70.7793542482563" calcext:value-type="float">
            <text:p>-70,7793542482563</text:p>
          </table:table-cell>
          <table:table-cell office:value-type="float" office:value="146.4" calcext:value-type="float">
            <text:p>146,4</text:p>
          </table:table-cell>
          <table:table-cell office:value-type="float" office:value="217.179354248256" calcext:value-type="float">
            <text:p>217,179354248256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table:formula="of:=[.A107]*[.B107]" office:value-type="float" office:value="186.9" calcext:value-type="float">
            <text:p>186,9</text:p>
          </table:table-cell>
          <table:table-cell table:formula="of:=[.A107]*[.A107]" office:value-type="float" office:value="79.21" calcext:value-type="float">
            <text:p>79,21</text:p>
          </table:table-cell>
          <table:table-cell table:formula="of:=[.B107]*[.B107]" office:value-type="float" office:value="441" calcext:value-type="float">
            <text:p>441</text:p>
          </table:table-cell>
          <table:table-cell/>
          <table:table-cell office:value-type="float" office:value="6.6" calcext:value-type="float">
            <text:p>6,6</text:p>
          </table:table-cell>
          <table:table-cell office:value-type="float" office:value="-12.1427334601975" calcext:value-type="float">
            <text:p>-12,1427334601975</text:p>
          </table:table-cell>
          <table:table-cell office:value-type="float" office:value="17" calcext:value-type="float">
            <text:p>17</text:p>
          </table:table-cell>
          <table:table-cell office:value-type="float" office:value="29.1427334601975" calcext:value-type="float">
            <text:p>29,1427334601975</text:p>
          </table:table-cell>
          <table:table-cell table:number-columns-repeated="3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table:formula="of:=[.A108]*[.B108]" office:value-type="float" office:value="5.44" calcext:value-type="float">
            <text:p>5,44</text:p>
          </table:table-cell>
          <table:table-cell table:formula="of:=[.A108]*[.A108]" office:value-type="float" office:value="2.89" calcext:value-type="float">
            <text:p>2,89</text:p>
          </table:table-cell>
          <table:table-cell table:formula="of:=[.B108]*[.B108]" office:value-type="float" office:value="10.24" calcext:value-type="float">
            <text:p>10,24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-14.0600071644392" calcext:value-type="float">
            <text:p>-14,0600071644392</text:p>
          </table:table-cell>
          <table:table-cell office:value-type="float" office:value="13.4" calcext:value-type="float">
            <text:p>13,4</text:p>
          </table:table-cell>
          <table:table-cell office:value-type="float" office:value="27.4600071644392" calcext:value-type="float">
            <text:p>27,4600071644392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table:formula="of:=[.A109]*[.B109]" office:value-type="float" office:value="221.34" calcext:value-type="float">
            <text:p>221,34</text:p>
          </table:table-cell>
          <table:table-cell table:formula="of:=[.A109]*[.A109]" office:value-type="float" office:value="86.49" calcext:value-type="float">
            <text:p>86,49</text:p>
          </table:table-cell>
          <table:table-cell table:formula="of:=[.B109]*[.B109]" office:value-type="float" office:value="566.44" calcext:value-type="float">
            <text:p>566,44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-22.8475116422137" calcext:value-type="float">
            <text:p>-22,8475116422137</text:p>
          </table:table-cell>
          <table:table-cell office:value-type="float" office:value="16.2" calcext:value-type="float">
            <text:p>16,2</text:p>
          </table:table-cell>
          <table:table-cell office:value-type="float" office:value="39.0475116422137" calcext:value-type="float">
            <text:p>39,0475116422137</text:p>
          </table:table-cell>
          <table:table-cell table:number-columns-repeated="3"/>
        </table:table-row>
        <table:table-row table:style-name="ro1"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table:formula="of:=[.A110]*[.B110]" office:value-type="float" office:value="8826.34" calcext:value-type="float">
            <text:p>8826,34</text:p>
          </table:table-cell>
          <table:table-cell table:formula="of:=[.A110]*[.A110]" office:value-type="float" office:value="1989.16" calcext:value-type="float">
            <text:p>1989,16</text:p>
          </table:table-cell>
          <table:table-cell table:formula="of:=[.B110]*[.B110]" office:value-type="float" office:value="39164.41" calcext:value-type="float">
            <text:p>39164,41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-3.6747745997966" calcext:value-type="float">
            <text:p>-3,6747745997966</text:p>
          </table:table-cell>
          <table:table-cell office:value-type="float" office:value="3.4" calcext:value-type="float">
            <text:p>3,4</text:p>
          </table:table-cell>
          <table:table-cell office:value-type="float" office:value="7.0747745997966" calcext:value-type="float">
            <text:p>7,0747745997966</text:p>
          </table:table-cell>
          <table:table-cell table:number-columns-repeated="3"/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table:formula="of:=[.A111]*[.B111]" office:value-type="float" office:value="519.87" calcext:value-type="float">
            <text:p>519,87</text:p>
          </table:table-cell>
          <table:table-cell table:formula="of:=[.A111]*[.A111]" office:value-type="float" office:value="166.41" calcext:value-type="float">
            <text:p>166,41</text:p>
          </table:table-cell>
          <table:table-cell table:formula="of:=[.B111]*[.B111]" office:value-type="float" office:value="1624.09" calcext:value-type="float">
            <text:p>1624,09</text:p>
          </table:table-cell>
          <table:table-cell/>
          <table:table-cell office:value-type="float" office:value="6.8" calcext:value-type="float">
            <text:p>6,8</text:p>
          </table:table-cell>
          <table:table-cell office:value-type="float" office:value="-12.4622790775711" calcext:value-type="float">
            <text:p>-12,4622790775711</text:p>
          </table:table-cell>
          <table:table-cell office:value-type="float" office:value="9.2" calcext:value-type="float">
            <text:p>9,2</text:p>
          </table:table-cell>
          <table:table-cell office:value-type="float" office:value="21.6622790775711" calcext:value-type="float">
            <text:p>21,662279077571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4.6" calcext:value-type="float">
            <text:p>14,6</text:p>
          </table:table-cell>
          <table:table-cell table:formula="of:=[.A112]*[.B112]" office:value-type="float" office:value="213.16" calcext:value-type="float">
            <text:p>213,16</text:p>
          </table:table-cell>
          <table:table-cell table:formula="of:=[.A112]*[.A112]" office:value-type="float" office:value="213.16" calcext:value-type="float">
            <text:p>213,16</text:p>
          </table:table-cell>
          <table:table-cell table:formula="of:=[.B112]*[.B112]" office:value-type="float" office:value="213.16" calcext:value-type="float">
            <text:p>213,1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-3.99432021717022" calcext:value-type="float">
            <text:p>-3,99432021717022</text:p>
          </table:table-cell>
          <table:table-cell office:value-type="float" office:value="2.7" calcext:value-type="float">
            <text:p>2,7</text:p>
          </table:table-cell>
          <table:table-cell office:value-type="float" office:value="6.69432021717022" calcext:value-type="float">
            <text:p>6,694320217170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8" calcext:value-type="float">
            <text:p>2,8</text:p>
          </table:table-cell>
          <table:table-cell table:formula="of:=[.A113]*[.B113]" office:value-type="float" office:value="7.84" calcext:value-type="float">
            <text:p>7,84</text:p>
          </table:table-cell>
          <table:table-cell table:formula="of:=[.A113]*[.A113]" office:value-type="float" office:value="7.84" calcext:value-type="float">
            <text:p>7,84</text:p>
          </table:table-cell>
          <table:table-cell table:formula="of:=[.B113]*[.B113]" office:value-type="float" office:value="7.84" calcext:value-type="float">
            <text:p>7,84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-6.23113953878554" calcext:value-type="float">
            <text:p>-6,23113953878554</text:p>
          </table:table-cell>
          <table:table-cell office:value-type="float" office:value="9.2" calcext:value-type="float">
            <text:p>9,2</text:p>
          </table:table-cell>
          <table:table-cell office:value-type="float" office:value="15.4311395387855" calcext:value-type="float">
            <text:p>15,431139538785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table:formula="of:=[.A114]*[.B114]" office:value-type="float" office:value="66.67" calcext:value-type="float">
            <text:p>66,67</text:p>
          </table:table-cell>
          <table:table-cell table:formula="of:=[.A114]*[.A114]" office:value-type="float" office:value="34.81" calcext:value-type="float">
            <text:p>34,81</text:p>
          </table:table-cell>
          <table:table-cell table:formula="of:=[.B114]*[.B114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table:formula="of:=[.A115]*[.B115]" office:value-type="float" office:value="92.07" calcext:value-type="float">
            <text:p>92,07</text:p>
          </table:table-cell>
          <table:table-cell table:formula="of:=[.A115]*[.A115]" office:value-type="float" office:value="86.49" calcext:value-type="float">
            <text:p>86,49</text:p>
          </table:table-cell>
          <table:table-cell table:formula="of:=[.B115]*[.B115]" office:value-type="float" office:value="98.01" calcext:value-type="float">
            <text:p>98,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table:formula="of:=[.A116]*[.B116]" office:value-type="float" office:value="199.23" calcext:value-type="float">
            <text:p>199,23</text:p>
          </table:table-cell>
          <table:table-cell table:formula="of:=[.A116]*[.A116]" office:value-type="float" office:value="75.69" calcext:value-type="float">
            <text:p>75,69</text:p>
          </table:table-cell>
          <table:table-cell table:formula="of:=[.B116]*[.B116]" office:value-type="float" office:value="524.41" calcext:value-type="float">
            <text:p>524,4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45.393255904996" calcext:value-type="float">
            <text:p>-145,393255904996</text:p>
          </table:table-cell>
          <table:table-cell office:value-type="float" office:value="389.4" calcext:value-type="float">
            <text:p>389,4</text:p>
          </table:table-cell>
          <table:table-cell office:value-type="float" office:value="534.793255904996" calcext:value-type="float">
            <text:p>534,793255904996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table:formula="of:=[.A117]*[.B117]" office:value-type="float" office:value="121.66" calcext:value-type="float">
            <text:p>121,66</text:p>
          </table:table-cell>
          <table:table-cell table:formula="of:=[.A117]*[.A117]" office:value-type="float" office:value="62.41" calcext:value-type="float">
            <text:p>62,41</text:p>
          </table:table-cell>
          <table:table-cell table:formula="of:=[.B117]*[.B117]" office:value-type="float" office:value="237.16" calcext:value-type="float">
            <text:p>237,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table:formula="of:=[.A118]*[.B118]" office:value-type="float" office:value="241.98" calcext:value-type="float">
            <text:p>241,98</text:p>
          </table:table-cell>
          <table:table-cell table:formula="of:=[.A118]*[.A118]" office:value-type="float" office:value="54.76" calcext:value-type="float">
            <text:p>54,76</text:p>
          </table:table-cell>
          <table:table-cell table:formula="of:=[.B118]*[.B118]" office:value-type="float" office:value="1069.29" calcext:value-type="float">
            <text:p>1069,29</text:p>
          </table:table-cell>
          <table:table-cell/>
          <table:table-cell office:value-type="float" office:value="13.3" calcext:value-type="float">
            <text:p>13,3</text:p>
          </table:table-cell>
          <table:table-cell office:value-type="float" office:value="-22.8475116422137" calcext:value-type="float">
            <text:p>-22,8475116422137</text:p>
          </table:table-cell>
          <table:table-cell office:value-type="float" office:value="15.3" calcext:value-type="float">
            <text:p>15,3</text:p>
          </table:table-cell>
          <table:table-cell office:value-type="float" office:value="38.1475116422137" calcext:value-type="float">
            <text:p>38,1475116422137</text:p>
          </table:table-cell>
          <table:table-cell table:number-columns-repeated="3"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table:formula="of:=[.A119]*[.B119]" office:value-type="float" office:value="25.62" calcext:value-type="float">
            <text:p>25,62</text:p>
          </table:table-cell>
          <table:table-cell table:formula="of:=[.A119]*[.A119]" office:value-type="float" office:value="17.64" calcext:value-type="float">
            <text:p>17,64</text:p>
          </table:table-cell>
          <table:table-cell table:formula="of:=[.B119]*[.B119]" office:value-type="float" office:value="37.21" calcext:value-type="float">
            <text:p>37,21</text:p>
          </table:table-cell>
          <table:table-cell/>
          <table:table-cell office:value-type="float" office:value="22.7" calcext:value-type="float">
            <text:p>22,7</text:p>
          </table:table-cell>
          <table:table-cell office:value-type="float" office:value="-37.8661556587737" calcext:value-type="float">
            <text:p>-37,8661556587737</text:p>
          </table:table-cell>
          <table:table-cell office:value-type="float" office:value="22.7" calcext:value-type="float">
            <text:p>22,7</text:p>
          </table:table-cell>
          <table:table-cell office:value-type="float" office:value="60.5661556587737" calcext:value-type="float">
            <text:p>60,566155658773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table:formula="of:=[.A120]*[.B120]" office:value-type="float" office:value="67.8" calcext:value-type="float">
            <text:p>67,8</text:p>
          </table:table-cell>
          <table:table-cell table:formula="of:=[.A120]*[.A120]" office:value-type="float" office:value="36" calcext:value-type="float">
            <text:p>36</text:p>
          </table:table-cell>
          <table:table-cell table:formula="of:=[.B120]*[.B120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table:formula="of:=[.A121]*[.B121]" office:value-type="float" office:value="4714.2" calcext:value-type="float">
            <text:p>4714,2</text:p>
          </table:table-cell>
          <table:table-cell table:formula="of:=[.A121]*[.A121]" office:value-type="float" office:value="1505.44" calcext:value-type="float">
            <text:p>1505,44</text:p>
          </table:table-cell>
          <table:table-cell table:formula="of:=[.B121]*[.B121]" office:value-type="float" office:value="14762.25" calcext:value-type="float">
            <text:p>14762,25</text:p>
          </table:table-cell>
          <table:table-cell/>
          <table:table-cell office:value-type="float" office:value="7.8" calcext:value-type="float">
            <text:p>7,8</text:p>
          </table:table-cell>
          <table:table-cell office:value-type="float" office:value="-14.0600071644392" calcext:value-type="float">
            <text:p>-14,0600071644392</text:p>
          </table:table-cell>
          <table:table-cell office:value-type="float" office:value="11.5" calcext:value-type="float">
            <text:p>11,5</text:p>
          </table:table-cell>
          <table:table-cell office:value-type="float" office:value="25.5600071644392" calcext:value-type="float">
            <text:p>25,560007164439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2]*[.B122]" office:value-type="float" office:value="0" calcext:value-type="float">
            <text:p>0</text:p>
          </table:table-cell>
          <table:table-cell table:formula="of:=[.A122]*[.A122]" office:value-type="float" office:value="0" calcext:value-type="float">
            <text:p>0</text:p>
          </table:table-cell>
          <table:table-cell table:formula="of:=[.B122]*[.B122]" office:value-type="float" office:value="0" calcext:value-type="float">
            <text:p>0</text:p>
          </table:table-cell>
          <table:table-cell/>
          <table:table-cell office:value-type="float" office:value="7.7" calcext:value-type="float">
            <text:p>7,7</text:p>
          </table:table-cell>
          <table:table-cell office:value-type="float" office:value="-13.9002343557524" calcext:value-type="float">
            <text:p>-13,9002343557524</text:p>
          </table:table-cell>
          <table:table-cell office:value-type="float" office:value="7.7" calcext:value-type="float">
            <text:p>7,7</text:p>
          </table:table-cell>
          <table:table-cell office:value-type="float" office:value="21.6002343557524" calcext:value-type="float">
            <text:p>21,6002343557524</text:p>
          </table:table-cell>
          <table:table-cell table:number-columns-repeated="3"/>
        </table:table-row>
        <table:table-row table:style-name="ro1"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table:formula="of:=[.A123]*[.B123]" office:value-type="float" office:value="3374.64" calcext:value-type="float">
            <text:p>3374,64</text:p>
          </table:table-cell>
          <table:table-cell table:formula="of:=[.A123]*[.A123]" office:value-type="float" office:value="1069.29" calcext:value-type="float">
            <text:p>1069,29</text:p>
          </table:table-cell>
          <table:table-cell table:formula="of:=[.B123]*[.B123]" office:value-type="float" office:value="10650.24" calcext:value-type="float">
            <text:p>10650,24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-14.8588712078732" calcext:value-type="float">
            <text:p>-14,8588712078732</text:p>
          </table:table-cell>
          <table:table-cell office:value-type="float" office:value="23.4" calcext:value-type="float">
            <text:p>23,4</text:p>
          </table:table-cell>
          <table:table-cell office:value-type="float" office:value="38.2588712078732" calcext:value-type="float">
            <text:p>38,258871207873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table:formula="of:=[.A124]*[.A124]" office:value-type="float" office:value="0" calcext:value-type="float">
            <text:p>0</text:p>
          </table:table-cell>
          <table:table-cell table:formula="of:=[.B124]*[.B124]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5.9772808686809" calcext:value-type="float">
            <text:p>-15,9772808686809</text:p>
          </table:table-cell>
          <table:table-cell office:value-type="float" office:value="34.3" calcext:value-type="float">
            <text:p>34,3</text:p>
          </table:table-cell>
          <table:table-cell office:value-type="float" office:value="50.2772808686809" calcext:value-type="float">
            <text:p>50,27728086868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.1" calcext:value-type="float">
            <text:p>1,1</text:p>
          </table:table-cell>
          <table:table-cell table:formula="of:=[.A125]*[.B125]" office:value-type="float" office:value="1.21" calcext:value-type="float">
            <text:p>1,21</text:p>
          </table:table-cell>
          <table:table-cell table:formula="of:=[.A125]*[.A125]" office:value-type="float" office:value="1.21" calcext:value-type="float">
            <text:p>1,21</text:p>
          </table:table-cell>
          <table:table-cell table:formula="of:=[.B125]*[.B125]" office:value-type="float" office:value="1.21" calcext:value-type="float">
            <text:p>1,21</text:p>
          </table:table-cell>
          <table:table-cell/>
          <table:table-cell office:value-type="float" office:value="50.6" calcext:value-type="float">
            <text:p>50,6</text:p>
          </table:table-cell>
          <table:table-cell office:value-type="float" office:value="-82.4427692823933" calcext:value-type="float">
            <text:p>-82,4427692823933</text:p>
          </table:table-cell>
          <table:table-cell office:value-type="float" office:value="119.1" calcext:value-type="float">
            <text:p>119,1</text:p>
          </table:table-cell>
          <table:table-cell office:value-type="float" office:value="201.542769282393" calcext:value-type="float">
            <text:p>201,542769282393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table:formula="of:=[.A126]*[.B126]" office:value-type="float" office:value="22.95" calcext:value-type="float">
            <text:p>22,95</text:p>
          </table:table-cell>
          <table:table-cell table:formula="of:=[.A126]*[.A126]" office:value-type="float" office:value="7.29" calcext:value-type="float">
            <text:p>7,29</text:p>
          </table:table-cell>
          <table:table-cell table:formula="of:=[.B126]*[.B126]" office:value-type="float" office:value="72.25" calcext:value-type="float">
            <text:p>72,25</text:p>
          </table:table-cell>
          <table:table-cell/>
          <table:table-cell office:value-type="float" office:value="18.3" calcext:value-type="float">
            <text:p>18,3</text:p>
          </table:table-cell>
          <table:table-cell office:value-type="float" office:value="-30.8361520765541" calcext:value-type="float">
            <text:p>-30,8361520765541</text:p>
          </table:table-cell>
          <table:table-cell office:value-type="float" office:value="21.2" calcext:value-type="float">
            <text:p>21,2</text:p>
          </table:table-cell>
          <table:table-cell office:value-type="float" office:value="52.0361520765541" calcext:value-type="float">
            <text:p>52,0361520765541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table:formula="of:=[.A127]*[.B127]" office:value-type="float" office:value="10.34" calcext:value-type="float">
            <text:p>10,34</text:p>
          </table:table-cell>
          <table:table-cell table:formula="of:=[.A127]*[.A127]" office:value-type="float" office:value="4.84" calcext:value-type="float">
            <text:p>4,84</text:p>
          </table:table-cell>
          <table:table-cell table:formula="of:=[.B127]*[.B127]" office:value-type="float" office:value="22.09" calcext:value-type="float">
            <text:p>22,09</text:p>
          </table:table-cell>
          <table:table-cell/>
          <table:table-cell office:value-type="float" office:value="40.1" calcext:value-type="float">
            <text:p>40,1</text:p>
          </table:table-cell>
          <table:table-cell office:value-type="float" office:value="-65.6666243702784" calcext:value-type="float">
            <text:p>-65,6666243702784</text:p>
          </table:table-cell>
          <table:table-cell office:value-type="float" office:value="71.1" calcext:value-type="float">
            <text:p>71,1</text:p>
          </table:table-cell>
          <table:table-cell office:value-type="float" office:value="136.766624370278" calcext:value-type="float">
            <text:p>136,76662437027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table:formula="of:=[.A128]*[.B128]" office:value-type="float" office:value="2664.9" calcext:value-type="float">
            <text:p>2664,9</text:p>
          </table:table-cell>
          <table:table-cell table:formula="of:=[.A128]*[.A128]" office:value-type="float" office:value="2209" calcext:value-type="float">
            <text:p>2209</text:p>
          </table:table-cell>
          <table:table-cell table:formula="of:=[.B128]*[.B128]" office:value-type="float" office:value="3214.89" calcext:value-type="float">
            <text:p>3214,8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table:formula="of:=[.A129]*[.B129]" office:value-type="float" office:value="90.78" calcext:value-type="float">
            <text:p>90,78</text:p>
          </table:table-cell>
          <table:table-cell table:formula="of:=[.A129]*[.A129]" office:value-type="float" office:value="79.21" calcext:value-type="float">
            <text:p>79,21</text:p>
          </table:table-cell>
          <table:table-cell table:formula="of:=[.B129]*[.B129]" office:value-type="float" office:value="104.04" calcext:value-type="float">
            <text:p>104,04</text:p>
          </table:table-cell>
          <table:table-cell/>
          <table:table-cell office:value-type="float" office:value="97.3" calcext:value-type="float">
            <text:p>97,3</text:p>
          </table:table-cell>
          <table:table-cell office:value-type="float" office:value="-157.056670939133" calcext:value-type="float">
            <text:p>-157,056670939133</text:p>
          </table:table-cell>
          <table:table-cell office:value-type="float" office:value="225.8" calcext:value-type="float">
            <text:p>225,8</text:p>
          </table:table-cell>
          <table:table-cell office:value-type="float" office:value="382.856670939133" calcext:value-type="float">
            <text:p>382,8566709391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3" calcext:value-type="float">
            <text:p>2,3</text:p>
          </table:table-cell>
          <table:table-cell table:formula="of:=[.A130]*[.B130]" office:value-type="float" office:value="5.29" calcext:value-type="float">
            <text:p>5,29</text:p>
          </table:table-cell>
          <table:table-cell table:formula="of:=[.A130]*[.A130]" office:value-type="float" office:value="5.29" calcext:value-type="float">
            <text:p>5,29</text:p>
          </table:table-cell>
          <table:table-cell table:formula="of:=[.B130]*[.B130]" office:value-type="float" office:value="5.29" calcext:value-type="float">
            <text:p>5,29</text:p>
          </table:table-cell>
          <table:table-cell/>
          <table:table-cell office:value-type="float" office:value="39.9" calcext:value-type="float">
            <text:p>39,9</text:p>
          </table:table-cell>
          <table:table-cell office:value-type="float" office:value="-65.3470787529048" calcext:value-type="float">
            <text:p>-65,3470787529048</text:p>
          </table:table-cell>
          <table:table-cell office:value-type="float" office:value="95.2" calcext:value-type="float">
            <text:p>95,2</text:p>
          </table:table-cell>
          <table:table-cell office:value-type="float" office:value="160.547078752905" calcext:value-type="float">
            <text:p>160,5470787529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1]*[.B131]" office:value-type="float" office:value="0" calcext:value-type="float">
            <text:p>0</text:p>
          </table:table-cell>
          <table:table-cell table:formula="of:=[.A131]*[.A131]" office:value-type="float" office:value="0" calcext:value-type="float">
            <text:p>0</text:p>
          </table:table-cell>
          <table:table-cell table:formula="of:=[.B131]*[.B131]" office:value-type="float" office:value="0" calcext:value-type="float">
            <text:p>0</text:p>
          </table:table-cell>
          <table:table-cell/>
          <table:table-cell office:value-type="float" office:value="11.9" calcext:value-type="float">
            <text:p>11,9</text:p>
          </table:table-cell>
          <table:table-cell office:value-type="float" office:value="-20.6106923205983" calcext:value-type="float">
            <text:p>-20,6106923205983</text:p>
          </table:table-cell>
          <table:table-cell office:value-type="float" office:value="25.9" calcext:value-type="float">
            <text:p>25,9</text:p>
          </table:table-cell>
          <table:table-cell office:value-type="float" office:value="46.5106923205983" calcext:value-type="float">
            <text:p>46,5106923205983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table:formula="of:=[.A132]*[.B132]" office:value-type="float" office:value="36.16" calcext:value-type="float">
            <text:p>36,16</text:p>
          </table:table-cell>
          <table:table-cell table:formula="of:=[.A132]*[.A132]" office:value-type="float" office:value="10.24" calcext:value-type="float">
            <text:p>10,24</text:p>
          </table:table-cell>
          <table:table-cell table:formula="of:=[.B132]*[.B132]" office:value-type="float" office:value="127.69" calcext:value-type="float">
            <text:p>127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table:formula="of:=[.A133]*[.B133]" office:value-type="float" office:value="124.82" calcext:value-type="float">
            <text:p>124,82</text:p>
          </table:table-cell>
          <table:table-cell table:formula="of:=[.A133]*[.A133]" office:value-type="float" office:value="62.41" calcext:value-type="float">
            <text:p>62,41</text:p>
          </table:table-cell>
          <table:table-cell table:formula="of:=[.B133]*[.B133]" office:value-type="float" office:value="249.64" calcext:value-type="float">
            <text:p>249,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table:formula="of:=[.A134]*[.B134]" office:value-type="float" office:value="1846" calcext:value-type="float">
            <text:p>1846</text:p>
          </table:table-cell>
          <table:table-cell table:formula="of:=[.A134]*[.A134]" office:value-type="float" office:value="1056.25" calcext:value-type="float">
            <text:p>1056,25</text:p>
          </table:table-cell>
          <table:table-cell table:formula="of:=[.B134]*[.B134]" office:value-type="float" office:value="3226.24" calcext:value-type="float">
            <text:p>3226,24</text:p>
          </table:table-cell>
          <table:table-cell/>
          <table:table-cell office:value-type="float" office:value="5.3" calcext:value-type="float">
            <text:p>5,3</text:p>
          </table:table-cell>
          <table:table-cell office:value-type="float" office:value="-10.065686947269" calcext:value-type="float">
            <text:p>-10,065686947269</text:p>
          </table:table-cell>
          <table:table-cell office:value-type="float" office:value="13.5" calcext:value-type="float">
            <text:p>13,5</text:p>
          </table:table-cell>
          <table:table-cell office:value-type="float" office:value="23.565686947269" calcext:value-type="float">
            <text:p>23,565686947269</text:p>
          </table:table-cell>
          <table:table-cell table:number-columns-repeated="3"/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table:formula="of:=[.A135]*[.B135]" office:value-type="float" office:value="4247.1" calcext:value-type="float">
            <text:p>4247,1</text:p>
          </table:table-cell>
          <table:table-cell table:formula="of:=[.A135]*[.A135]" office:value-type="float" office:value="2450.25" calcext:value-type="float">
            <text:p>2450,25</text:p>
          </table:table-cell>
          <table:table-cell table:formula="of:=[.B135]*[.B135]" office:value-type="float" office:value="7361.64" calcext:value-type="float">
            <text:p>7361,6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" calcext:value-type="float">
            <text:p>-9,1070500951481</text:p>
          </table:table-cell>
          <table:table-cell office:value-type="float" office:value="10.2" calcext:value-type="float">
            <text:p>10,2</text:p>
          </table:table-cell>
          <table:table-cell office:value-type="float" office:value="19.3070500951481" calcext:value-type="float">
            <text:p>19,3070500951481</text:p>
          </table:table-cell>
          <table:table-cell table:number-columns-repeated="3"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table:formula="of:=[.A136]*[.B136]" office:value-type="float" office:value="466.9" calcext:value-type="float">
            <text:p>466,9</text:p>
          </table:table-cell>
          <table:table-cell table:formula="of:=[.A136]*[.A136]" office:value-type="float" office:value="259.21" calcext:value-type="float">
            <text:p>259,21</text:p>
          </table:table-cell>
          <table:table-cell table:formula="of:=[.B136]*[.B136]" office:value-type="float" office:value="841" calcext:value-type="float">
            <text:p>8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9.58636852120853" calcext:value-type="float">
            <text:p>-9,58636852120853</text:p>
          </table:table-cell>
          <table:table-cell office:value-type="float" office:value="16" calcext:value-type="float">
            <text:p>16</text:p>
          </table:table-cell>
          <table:table-cell office:value-type="float" office:value="25.5863685212085" calcext:value-type="float">
            <text:p>25,586368521208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37]*[.B137]" office:value-type="float" office:value="0" calcext:value-type="float">
            <text:p>0</text:p>
          </table:table-cell>
          <table:table-cell table:formula="of:=[.A137]*[.A137]" office:value-type="float" office:value="0" calcext:value-type="float">
            <text:p>0</text:p>
          </table:table-cell>
          <table:table-cell table:formula="of:=[.B137]*[.B137]" office:value-type="float" office:value="0" calcext:value-type="float">
            <text:p>0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" calcext:value-type="float">
            <text:p>-9,1070500951481</text:p>
          </table:table-cell>
          <table:table-cell office:value-type="float" office:value="9" calcext:value-type="float">
            <text:p>9</text:p>
          </table:table-cell>
          <table:table-cell office:value-type="float" office:value="18.1070500951481" calcext:value-type="float">
            <text:p>18,107050095148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table:formula="of:=[.A138]*[.B138]" office:value-type="float" office:value="1.08" calcext:value-type="float">
            <text:p>1,08</text:p>
          </table:table-cell>
          <table:table-cell table:formula="of:=[.A138]*[.A138]" office:value-type="float" office:value="0.81" calcext:value-type="float">
            <text:p>0,81</text:p>
          </table:table-cell>
          <table:table-cell table:formula="of:=[.B138]*[.B138]" office:value-type="float" office:value="1.44" calcext:value-type="float">
            <text:p>1,44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-15.8175080599941" calcext:value-type="float">
            <text:p>-15,8175080599941</text:p>
          </table:table-cell>
          <table:table-cell office:value-type="float" office:value="21" calcext:value-type="float">
            <text:p>21</text:p>
          </table:table-cell>
          <table:table-cell office:value-type="float" office:value="36.8175080599941" calcext:value-type="float">
            <text:p>36,8175080599941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table:formula="of:=[.A139]*[.B139]" office:value-type="float" office:value="28.67" calcext:value-type="float">
            <text:p>28,67</text:p>
          </table:table-cell>
          <table:table-cell table:formula="of:=[.A139]*[.A139]" office:value-type="float" office:value="22.09" calcext:value-type="float">
            <text:p>22,09</text:p>
          </table:table-cell>
          <table:table-cell table:formula="of:=[.B139]*[.B139]" office:value-type="float" office:value="37.21" calcext:value-type="float">
            <text:p>37,21</text:p>
          </table:table-cell>
          <table:table-cell/>
          <table:table-cell office:value-type="float" office:value="1.7" calcext:value-type="float">
            <text:p>1,7</text:p>
          </table:table-cell>
          <table:table-cell office:value-type="float" office:value="-4.31386583454384" calcext:value-type="float">
            <text:p>-4,31386583454384</text:p>
          </table:table-cell>
          <table:table-cell office:value-type="float" office:value="3.2" calcext:value-type="float">
            <text:p>3,2</text:p>
          </table:table-cell>
          <table:table-cell office:value-type="float" office:value="7.51386583454384" calcext:value-type="float">
            <text:p>7,513865834543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40]*[.B140]" office:value-type="float" office:value="0" calcext:value-type="float">
            <text:p>0</text:p>
          </table:table-cell>
          <table:table-cell table:formula="of:=[.A140]*[.A140]" office:value-type="float" office:value="0" calcext:value-type="float">
            <text:p>0</text:p>
          </table:table-cell>
          <table:table-cell table:formula="of:=[.B140]*[.B140]" office:value-type="float" office:value="0" calcext:value-type="float">
            <text:p>0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-16.4565992947413" calcext:value-type="float">
            <text:p>-16,4565992947413</text:p>
          </table:table-cell>
          <table:table-cell office:value-type="float" office:value="23.8" calcext:value-type="float">
            <text:p>23,8</text:p>
          </table:table-cell>
          <table:table-cell office:value-type="float" office:value="40.2565992947413" calcext:value-type="float">
            <text:p>40,2565992947413</text:p>
          </table:table-cell>
          <table:table-cell table:number-columns-repeated="3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table:formula="of:=[.A141]*[.B141]" office:value-type="float" office:value="32.76" calcext:value-type="float">
            <text:p>32,76</text:p>
          </table:table-cell>
          <table:table-cell table:formula="of:=[.A141]*[.A141]" office:value-type="float" office:value="15.21" calcext:value-type="float">
            <text:p>15,21</text:p>
          </table:table-cell>
          <table:table-cell table:formula="of:=[.B141]*[.B141]" office:value-type="float" office:value="70.56" calcext:value-type="float">
            <text:p>70,56</text:p>
          </table:table-cell>
          <table:table-cell/>
          <table:table-cell office:value-type="float" office:value="44.6" calcext:value-type="float">
            <text:p>44,6</text:p>
          </table:table-cell>
          <table:table-cell office:value-type="float" office:value="-72.8564007611848" calcext:value-type="float">
            <text:p>-72,8564007611848</text:p>
          </table:table-cell>
          <table:table-cell office:value-type="float" office:value="197.9" calcext:value-type="float">
            <text:p>197,9</text:p>
          </table:table-cell>
          <table:table-cell office:value-type="float" office:value="270.756400761185" calcext:value-type="float">
            <text:p>270,756400761185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formula="of:=[.A142]*[.B142]" office:value-type="float" office:value="278.61" calcext:value-type="float">
            <text:p>278,61</text:p>
          </table:table-cell>
          <table:table-cell table:formula="of:=[.A142]*[.A142]" office:value-type="float" office:value="123.21" calcext:value-type="float">
            <text:p>123,21</text:p>
          </table:table-cell>
          <table:table-cell table:formula="of:=[.B142]*[.B142]" office:value-type="float" office:value="630.01" calcext:value-type="float">
            <text:p>630,01</text:p>
          </table:table-cell>
          <table:table-cell/>
          <table:table-cell office:value-type="float" office:value="12.9" calcext:value-type="float">
            <text:p>12,9</text:p>
          </table:table-cell>
          <table:table-cell office:value-type="float" office:value="-22.2084204074664" calcext:value-type="float">
            <text:p>-22,2084204074664</text:p>
          </table:table-cell>
          <table:table-cell office:value-type="float" office:value="40.3" calcext:value-type="float">
            <text:p>40,3</text:p>
          </table:table-cell>
          <table:table-cell office:value-type="float" office:value="62.5084204074664" calcext:value-type="float">
            <text:p>62,5084204074664</text:p>
          </table:table-cell>
          <table:table-cell table:number-columns-repeated="3"/>
        </table:table-row>
        <table:table-row table:style-name="ro1"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table:formula="of:=[.A143]*[.B143]" office:value-type="float" office:value="12977.38" calcext:value-type="float">
            <text:p>12977,38</text:p>
          </table:table-cell>
          <table:table-cell table:formula="of:=[.A143]*[.A143]" office:value-type="float" office:value="4942.09" calcext:value-type="float">
            <text:p>4942,09</text:p>
          </table:table-cell>
          <table:table-cell table:formula="of:=[.B143]*[.B143]" office:value-type="float" office:value="34077.16" calcext:value-type="float">
            <text:p>34077,16</text:p>
          </table:table-cell>
          <table:table-cell/>
          <table:table-cell office:value-type="float" office:value="14.6" calcext:value-type="float">
            <text:p>14,6</text:p>
          </table:table-cell>
          <table:table-cell office:value-type="float" office:value="-24.9245581551422" calcext:value-type="float">
            <text:p>-24,9245581551422</text:p>
          </table:table-cell>
          <table:table-cell office:value-type="float" office:value="14.6" calcext:value-type="float">
            <text:p>14,6</text:p>
          </table:table-cell>
          <table:table-cell office:value-type="float" office:value="39.5245581551422" calcext:value-type="float">
            <text:p>39,5245581551422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table:formula="of:=[.A144]*[.B144]" office:value-type="float" office:value="85.05" calcext:value-type="float">
            <text:p>85,05</text:p>
          </table:table-cell>
          <table:table-cell table:formula="of:=[.A144]*[.A144]" office:value-type="float" office:value="65.61" calcext:value-type="float">
            <text:p>65,61</text:p>
          </table:table-cell>
          <table:table-cell table:formula="of:=[.B144]*[.B144]" office:value-type="float" office:value="110.25" calcext:value-type="float">
            <text:p>110,25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-6.07136673009873" calcext:value-type="float">
            <text:p>-6,07136673009873</text:p>
          </table:table-cell>
          <table:table-cell office:value-type="float" office:value="2.8" calcext:value-type="float">
            <text:p>2,8</text:p>
          </table:table-cell>
          <table:table-cell office:value-type="float" office:value="8.87136673009873" calcext:value-type="float">
            <text:p>8,87136673009873</text:p>
          </table:table-cell>
          <table:table-cell table:number-columns-repeated="3"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table:formula="of:=[.A145]*[.B145]" office:value-type="float" office:value="808.08" calcext:value-type="float">
            <text:p>808,08</text:p>
          </table:table-cell>
          <table:table-cell table:formula="of:=[.A145]*[.A145]" office:value-type="float" office:value="331.24" calcext:value-type="float">
            <text:p>331,24</text:p>
          </table:table-cell>
          <table:table-cell table:formula="of:=[.B145]*[.B145]" office:value-type="float" office:value="1971.36" calcext:value-type="float">
            <text:p>1971,36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11.3" calcext:value-type="float">
            <text:p>11,3</text:p>
          </table:table-cell>
          <table:table-cell office:value-type="float" office:value="22.3243237993898" calcext:value-type="float">
            <text:p>22,3243237993898</text:p>
          </table:table-cell>
          <table:table-cell table:number-columns-repeated="3"/>
        </table:table-row>
        <table:table-row table:style-name="ro1"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table:formula="of:=[.A146]*[.B146]" office:value-type="float" office:value="13885.83" calcext:value-type="float">
            <text:p>13885,83</text:p>
          </table:table-cell>
          <table:table-cell table:formula="of:=[.A146]*[.A146]" office:value-type="float" office:value="7005.69" calcext:value-type="float">
            <text:p>7005,69</text:p>
          </table:table-cell>
          <table:table-cell table:formula="of:=[.B146]*[.B146]" office:value-type="float" office:value="27522.81" calcext:value-type="float">
            <text:p>27522,81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-16.4565992947413" calcext:value-type="float">
            <text:p>-16,4565992947413</text:p>
          </table:table-cell>
          <table:table-cell office:value-type="float" office:value="9.9" calcext:value-type="float">
            <text:p>9,9</text:p>
          </table:table-cell>
          <table:table-cell office:value-type="float" office:value="26.3565992947413" calcext:value-type="float">
            <text:p>26,3565992947413</text:p>
          </table:table-cell>
          <table:table-cell table:number-columns-repeated="3"/>
        </table:table-row>
        <table:table-row table:style-name="ro1"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table:formula="of:=[.A147]*[.B147]" office:value-type="float" office:value="3802.86" calcext:value-type="float">
            <text:p>3802,86</text:p>
          </table:table-cell>
          <table:table-cell table:formula="of:=[.A147]*[.A147]" office:value-type="float" office:value="1108.89" calcext:value-type="float">
            <text:p>1108,89</text:p>
          </table:table-cell>
          <table:table-cell table:formula="of:=[.B147]*[.B147]" office:value-type="float" office:value="13041.64" calcext:value-type="float">
            <text:p>13041,64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-15.4979624426205" calcext:value-type="float">
            <text:p>-15,4979624426205</text:p>
          </table:table-cell>
          <table:table-cell office:value-type="float" office:value="22.9" calcext:value-type="float">
            <text:p>22,9</text:p>
          </table:table-cell>
          <table:table-cell office:value-type="float" office:value="38.3979624426205" calcext:value-type="float">
            <text:p>38,3979624426205</text:p>
          </table:table-cell>
          <table:table-cell table:number-columns-repeated="3"/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table:formula="of:=[.A148]*[.B148]" office:value-type="float" office:value="1931.55" calcext:value-type="float">
            <text:p>1931,55</text:p>
          </table:table-cell>
          <table:table-cell table:formula="of:=[.A148]*[.A148]" office:value-type="float" office:value="1560.25" calcext:value-type="float">
            <text:p>1560,25</text:p>
          </table:table-cell>
          <table:table-cell table:formula="of:=[.B148]*[.B148]" office:value-type="float" office:value="2391.21" calcext:value-type="float">
            <text:p>2391,21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5.4" calcext:value-type="float">
            <text:p>15,4</text:p>
          </table:table-cell>
          <table:table-cell office:value-type="float" office:value="29.619779973126" calcext:value-type="float">
            <text:p>29,619779973126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table:formula="of:=[.A149]*[.B149]" office:value-type="float" office:value="77.88" calcext:value-type="float">
            <text:p>77,88</text:p>
          </table:table-cell>
          <table:table-cell table:formula="of:=[.A149]*[.A149]" office:value-type="float" office:value="34.81" calcext:value-type="float">
            <text:p>34,81</text:p>
          </table:table-cell>
          <table:table-cell table:formula="of:=[.B149]*[.B149]" office:value-type="float" office:value="174.24" calcext:value-type="float">
            <text:p>174,24</text:p>
          </table:table-cell>
          <table:table-cell/>
          <table:table-cell office:value-type="float" office:value="7.4" calcext:value-type="float">
            <text:p>7,4</text:p>
          </table:table-cell>
          <table:table-cell office:value-type="float" office:value="-13.4209159296919" calcext:value-type="float">
            <text:p>-13,4209159296919</text:p>
          </table:table-cell>
          <table:table-cell office:value-type="float" office:value="32.7" calcext:value-type="float">
            <text:p>32,7</text:p>
          </table:table-cell>
          <table:table-cell office:value-type="float" office:value="46.1209159296919" calcext:value-type="float">
            <text:p>46,1209159296919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table:formula="of:=[.A150]*[.B150]" office:value-type="float" office:value="8.16" calcext:value-type="float">
            <text:p>8,16</text:p>
          </table:table-cell>
          <table:table-cell table:formula="of:=[.A150]*[.A150]" office:value-type="float" office:value="5.76" calcext:value-type="float">
            <text:p>5,76</text:p>
          </table:table-cell>
          <table:table-cell table:formula="of:=[.B150]*[.B150]" office:value-type="float" office:value="11.56" calcext:value-type="float">
            <text:p>11,56</text:p>
          </table:table-cell>
          <table:table-cell/>
          <table:table-cell office:value-type="float" office:value="4.2" calcext:value-type="float">
            <text:p>4,2</text:p>
          </table:table-cell>
          <table:table-cell office:value-type="float" office:value="-8.30818605171406" calcext:value-type="float">
            <text:p>-8,30818605171406</text:p>
          </table:table-cell>
          <table:table-cell office:value-type="float" office:value="6.1" calcext:value-type="float">
            <text:p>6,1</text:p>
          </table:table-cell>
          <table:table-cell office:value-type="float" office:value="14.4081860517141" calcext:value-type="float">
            <text:p>14,4081860517141</text:p>
          </table:table-cell>
          <table:table-cell table:number-columns-repeated="3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table:formula="of:=[.A151]*[.B151]" office:value-type="float" office:value="38.28" calcext:value-type="float">
            <text:p>38,28</text:p>
          </table:table-cell>
          <table:table-cell table:formula="of:=[.A151]*[.A151]" office:value-type="float" office:value="10.89" calcext:value-type="float">
            <text:p>10,89</text:p>
          </table:table-cell>
          <table:table-cell table:formula="of:=[.B151]*[.B151]" office:value-type="float" office:value="134.56" calcext:value-type="float">
            <text:p>134,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1.1840966080766" calcext:value-type="float">
            <text:p>-11,1840966080766</text:p>
          </table:table-cell>
          <table:table-cell office:value-type="float" office:value="11.3" calcext:value-type="float">
            <text:p>11,3</text:p>
          </table:table-cell>
          <table:table-cell office:value-type="float" office:value="22.4840966080766" calcext:value-type="float">
            <text:p>22,48409660807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table:formula="of:=[.A152]*[.B152]" office:value-type="float" office:value="0.25" calcext:value-type="float">
            <text:p>0,25</text:p>
          </table:table-cell>
          <table:table-cell table:formula="of:=[.A152]*[.A152]" office:value-type="float" office:value="0.25" calcext:value-type="float">
            <text:p>0,25</text:p>
          </table:table-cell>
          <table:table-cell table:formula="of:=[.B152]*[.B152]" office:value-type="float" office:value="0.25" calcext:value-type="float">
            <text:p>0,25</text:p>
          </table:table-cell>
          <table:table-cell/>
          <table:table-cell office:value-type="float" office:value="38.8" calcext:value-type="float">
            <text:p>38,8</text:p>
          </table:table-cell>
          <table:table-cell office:value-type="float" office:value="-63.5895778573499" calcext:value-type="float">
            <text:p>-63,5895778573499</text:p>
          </table:table-cell>
          <table:table-cell office:value-type="float" office:value="121.5" calcext:value-type="float">
            <text:p>121,5</text:p>
          </table:table-cell>
          <table:table-cell office:value-type="float" office:value="185.08957785735" calcext:value-type="float">
            <text:p>185,08957785735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table:formula="of:=[.A153]*[.B153]" office:value-type="float" office:value="25.08" calcext:value-type="float">
            <text:p>25,08</text:p>
          </table:table-cell>
          <table:table-cell table:formula="of:=[.A153]*[.A153]" office:value-type="float" office:value="14.44" calcext:value-type="float">
            <text:p>14,44</text:p>
          </table:table-cell>
          <table:table-cell table:formula="of:=[.B153]*[.B153]" office:value-type="float" office:value="43.56" calcext:value-type="float">
            <text:p>43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formula="of:=[.A154]*[.B154]" office:value-type="float" office:value="947.52" calcext:value-type="float">
            <text:p>947,52</text:p>
          </table:table-cell>
          <table:table-cell table:formula="of:=[.A154]*[.A154]" office:value-type="float" office:value="282.24" calcext:value-type="float">
            <text:p>282,24</text:p>
          </table:table-cell>
          <table:table-cell table:formula="of:=[.B154]*[.B154]" office:value-type="float" office:value="3180.96" calcext:value-type="float">
            <text:p>3180,96</text:p>
          </table:table-cell>
          <table:table-cell/>
          <table:table-cell office:value-type="float" office:value="32.7" calcext:value-type="float">
            <text:p>32,7</text:p>
          </table:table-cell>
          <table:table-cell office:value-type="float" office:value="-53.8434365274546" calcext:value-type="float">
            <text:p>-53,8434365274546</text:p>
          </table:table-cell>
          <table:table-cell office:value-type="float" office:value="103.2" calcext:value-type="float">
            <text:p>103,2</text:p>
          </table:table-cell>
          <table:table-cell office:value-type="float" office:value="157.043436527455" calcext:value-type="float">
            <text:p>157,043436527455</text:p>
          </table:table-cell>
          <table:table-cell table:number-columns-repeated="3"/>
        </table:table-row>
        <table:table-row table:style-name="ro1"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table:formula="of:=[.A155]*[.B155]" office:value-type="float" office:value="21653.28" calcext:value-type="float">
            <text:p>21653,28</text:p>
          </table:table-cell>
          <table:table-cell table:formula="of:=[.A155]*[.A155]" office:value-type="float" office:value="6272.64" calcext:value-type="float">
            <text:p>6272,64</text:p>
          </table:table-cell>
          <table:table-cell table:formula="of:=[.B155]*[.B155]" office:value-type="float" office:value="74747.56" calcext:value-type="float">
            <text:p>74747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7" calcext:value-type="float">
            <text:p>4,7</text:p>
          </table:table-cell>
          <table:table-cell table:formula="of:=[.A156]*[.B156]" office:value-type="float" office:value="22.09" calcext:value-type="float">
            <text:p>22,09</text:p>
          </table:table-cell>
          <table:table-cell table:formula="of:=[.A156]*[.A156]" office:value-type="float" office:value="22.09" calcext:value-type="float">
            <text:p>22,09</text:p>
          </table:table-cell>
          <table:table-cell table:formula="of:=[.B156]*[.B156]" office:value-type="float" office:value="22.09" calcext:value-type="float">
            <text:p>22,09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-3.35522898242298" calcext:value-type="float">
            <text:p>-3,35522898242298</text:p>
          </table:table-cell>
          <table:table-cell office:value-type="float" office:value="1.1" calcext:value-type="float">
            <text:p>1,1</text:p>
          </table:table-cell>
          <table:table-cell office:value-type="float" office:value="4.45522898242299" calcext:value-type="float">
            <text:p>4,45522898242299</text:p>
          </table:table-cell>
          <table:table-cell table:number-columns-repeated="3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table:formula="of:=[.A157]*[.B157]" office:value-type="float" office:value="1725.44" calcext:value-type="float">
            <text:p>1725,44</text:p>
          </table:table-cell>
          <table:table-cell table:formula="of:=[.A157]*[.A157]" office:value-type="float" office:value="655.36" calcext:value-type="float">
            <text:p>655,36</text:p>
          </table:table-cell>
          <table:table-cell table:formula="of:=[.B157]*[.B157]" office:value-type="float" office:value="4542.76" calcext:value-type="float">
            <text:p>4542,7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8.5" calcext:value-type="float">
            <text:p>8,5</text:p>
          </table:table-cell>
          <table:table-cell office:value-type="float" office:value="14.4115939214119" calcext:value-type="float">
            <text:p>14,4115939214119</text:p>
          </table:table-cell>
          <table:table-cell table:number-columns-repeated="3"/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table:formula="of:=[.A158]*[.B158]" office:value-type="float" office:value="2880.15" calcext:value-type="float">
            <text:p>2880,15</text:p>
          </table:table-cell>
          <table:table-cell table:formula="of:=[.A158]*[.A158]" office:value-type="float" office:value="2070.25" calcext:value-type="float">
            <text:p>2070,25</text:p>
          </table:table-cell>
          <table:table-cell table:formula="of:=[.B158]*[.B158]" office:value-type="float" office:value="4006.89" calcext:value-type="float">
            <text:p>4006,89</text:p>
          </table:table-cell>
          <table:table-cell/>
          <table:table-cell office:value-type="float" office:value="2.2" calcext:value-type="float">
            <text:p>2,2</text:p>
          </table:table-cell>
          <table:table-cell office:value-type="float" office:value="-5.11272987797788" calcext:value-type="float">
            <text:p>-5,11272987797788</text:p>
          </table:table-cell>
          <table:table-cell office:value-type="float" office:value="4.7" calcext:value-type="float">
            <text:p>4,7</text:p>
          </table:table-cell>
          <table:table-cell office:value-type="float" office:value="9.81272987797788" calcext:value-type="float">
            <text:p>9,81272987797788</text:p>
          </table:table-cell>
          <table:table-cell table:number-columns-repeated="3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table:formula="of:=[.A159]*[.B159]" office:value-type="float" office:value="14.04" calcext:value-type="float">
            <text:p>14,04</text:p>
          </table:table-cell>
          <table:table-cell table:formula="of:=[.A159]*[.A159]" office:value-type="float" office:value="7.29" calcext:value-type="float">
            <text:p>7,29</text:p>
          </table:table-cell>
          <table:table-cell table:formula="of:=[.B159]*[.B159]" office:value-type="float" office:value="27.04" calcext:value-type="float">
            <text:p>27,0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76.6909481696682" calcext:value-type="float">
            <text:p>-76,6909481696682</text:p>
          </table:table-cell>
          <table:table-cell office:value-type="float" office:value="56.7" calcext:value-type="float">
            <text:p>56,7</text:p>
          </table:table-cell>
          <table:table-cell office:value-type="float" office:value="133.390948169668" calcext:value-type="float">
            <text:p>133,39094816966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table:formula="of:=[.A160]*[.B160]" office:value-type="float" office:value="8184" calcext:value-type="float">
            <text:p>8184</text:p>
          </table:table-cell>
          <table:table-cell table:formula="of:=[.A160]*[.A160]" office:value-type="float" office:value="3025" calcext:value-type="float">
            <text:p>3025</text:p>
          </table:table-cell>
          <table:table-cell table:formula="of:=[.B160]*[.B160]" office:value-type="float" office:value="22141.44" calcext:value-type="float">
            <text:p>22141,44</text:p>
          </table:table-cell>
          <table:table-cell/>
          <table:table-cell office:value-type="float" office:value="8.9" calcext:value-type="float">
            <text:p>8,9</text:p>
          </table:table-cell>
          <table:table-cell office:value-type="float" office:value="-15.8175080599941" calcext:value-type="float">
            <text:p>-15,8175080599941</text:p>
          </table:table-cell>
          <table:table-cell office:value-type="float" office:value="10.2" calcext:value-type="float">
            <text:p>10,2</text:p>
          </table:table-cell>
          <table:table-cell office:value-type="float" office:value="26.0175080599941" calcext:value-type="float">
            <text:p>26,017508059994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61]*[.B161]" office:value-type="float" office:value="0" calcext:value-type="float">
            <text:p>0</text:p>
          </table:table-cell>
          <table:table-cell table:formula="of:=[.A161]*[.A161]" office:value-type="float" office:value="0" calcext:value-type="float">
            <text:p>0</text:p>
          </table:table-cell>
          <table:table-cell table:formula="of:=[.B161]*[.B161]" office:value-type="float" office:value="0" calcext:value-type="float">
            <text:p>0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2.3" calcext:value-type="float">
            <text:p>2,3</text:p>
          </table:table-cell>
          <table:table-cell office:value-type="float" office:value="7.57250268666469" calcext:value-type="float">
            <text:p>7,57250268666469</text:p>
          </table:table-cell>
          <table:table-cell table:number-columns-repeated="3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table:formula="of:=[.A162]*[.B162]" office:value-type="float" office:value="25.08" calcext:value-type="float">
            <text:p>25,08</text:p>
          </table:table-cell>
          <table:table-cell table:formula="of:=[.A162]*[.A162]" office:value-type="float" office:value="14.44" calcext:value-type="float">
            <text:p>14,44</text:p>
          </table:table-cell>
          <table:table-cell table:formula="of:=[.B162]*[.B162]" office:value-type="float" office:value="43.56" calcext:value-type="float">
            <text:p>43,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table:formula="of:=[.A163]*[.B163]" office:value-type="float" office:value="536.52" calcext:value-type="float">
            <text:p>536,52</text:p>
          </table:table-cell>
          <table:table-cell table:formula="of:=[.A163]*[.A163]" office:value-type="float" office:value="416.16" calcext:value-type="float">
            <text:p>416,16</text:p>
          </table:table-cell>
          <table:table-cell table:formula="of:=[.B163]*[.B163]" office:value-type="float" office:value="691.69" calcext:value-type="float">
            <text:p>691,69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-6.71045796484597" calcext:value-type="float">
            <text:p>-6,71045796484597</text:p>
          </table:table-cell>
          <table:table-cell office:value-type="float" office:value="11.3" calcext:value-type="float">
            <text:p>11,3</text:p>
          </table:table-cell>
          <table:table-cell office:value-type="float" office:value="18.010457964846" calcext:value-type="float">
            <text:p>18,010457964846</text:p>
          </table:table-cell>
          <table:table-cell table:number-columns-repeated="3"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table:formula="of:=[.A164]*[.B164]" office:value-type="float" office:value="103.75" calcext:value-type="float">
            <text:p>103,75</text:p>
          </table:table-cell>
          <table:table-cell table:formula="of:=[.A164]*[.A164]" office:value-type="float" office:value="68.89" calcext:value-type="float">
            <text:p>68,89</text:p>
          </table:table-cell>
          <table:table-cell table:formula="of:=[.B164]*[.B164]" office:value-type="float" office:value="156.25" calcext:value-type="float">
            <text:p>156,25</text:p>
          </table:table-cell>
          <table:table-cell/>
          <table:table-cell office:value-type="float" office:value="7.9" calcext:value-type="float">
            <text:p>7,9</text:p>
          </table:table-cell>
          <table:table-cell office:value-type="float" office:value="-14.219779973126" calcext:value-type="float">
            <text:p>-14,219779973126</text:p>
          </table:table-cell>
          <table:table-cell office:value-type="float" office:value="15.8" calcext:value-type="float">
            <text:p>15,8</text:p>
          </table:table-cell>
          <table:table-cell office:value-type="float" office:value="30.019779973126" calcext:value-type="float">
            <text:p>30,019779973126</text:p>
          </table:table-cell>
          <table:table-cell table:number-columns-repeated="3"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table:formula="of:=[.A165]*[.B165]" office:value-type="float" office:value="1523.58" calcext:value-type="float">
            <text:p>1523,58</text:p>
          </table:table-cell>
          <table:table-cell table:formula="of:=[.A165]*[.A165]" office:value-type="float" office:value="404.01" calcext:value-type="float">
            <text:p>404,01</text:p>
          </table:table-cell>
          <table:table-cell table:formula="of:=[.B165]*[.B165]" office:value-type="float" office:value="5745.64" calcext:value-type="float">
            <text:p>5745,64</text:p>
          </table:table-cell>
          <table:table-cell/>
          <table:table-cell office:value-type="float" office:value="32.5" calcext:value-type="float">
            <text:p>32,5</text:p>
          </table:table-cell>
          <table:table-cell office:value-type="float" office:value="-53.5238909100809" calcext:value-type="float">
            <text:p>-53,5238909100809</text:p>
          </table:table-cell>
          <table:table-cell office:value-type="float" office:value="56.8" calcext:value-type="float">
            <text:p>56,8</text:p>
          </table:table-cell>
          <table:table-cell office:value-type="float" office:value="110.323890910081" calcext:value-type="float">
            <text:p>110,323890910081</text:p>
          </table:table-cell>
          <table:table-cell table:number-columns-repeated="3"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table:formula="of:=[.A166]*[.B166]" office:value-type="float" office:value="263.07" calcext:value-type="float">
            <text:p>263,07</text:p>
          </table:table-cell>
          <table:table-cell table:formula="of:=[.A166]*[.A166]" office:value-type="float" office:value="123.21" calcext:value-type="float">
            <text:p>123,21</text:p>
          </table:table-cell>
          <table:table-cell table:formula="of:=[.B166]*[.B166]" office:value-type="float" office:value="561.69" calcext:value-type="float">
            <text:p>561,69</text:p>
          </table:table-cell>
          <table:table-cell/>
          <table:table-cell office:value-type="float" office:value="49.5" calcext:value-type="float">
            <text:p>49,5</text:p>
          </table:table-cell>
          <table:table-cell office:value-type="float" office:value="-80.6852683868384" calcext:value-type="float">
            <text:p>-80,6852683868384</text:p>
          </table:table-cell>
          <table:table-cell office:value-type="float" office:value="85.8" calcext:value-type="float">
            <text:p>85,8</text:p>
          </table:table-cell>
          <table:table-cell office:value-type="float" office:value="166.485268386838" calcext:value-type="float">
            <text:p>166,485268386838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table:formula="of:=[.A167]*[.B167]" office:value-type="float" office:value="77.76" calcext:value-type="float">
            <text:p>77,76</text:p>
          </table:table-cell>
          <table:table-cell table:formula="of:=[.A167]*[.A167]" office:value-type="float" office:value="29.16" calcext:value-type="float">
            <text:p>29,16</text:p>
          </table:table-cell>
          <table:table-cell table:formula="of:=[.B167]*[.B167]" office:value-type="float" office:value="207.36" calcext:value-type="float">
            <text:p>207,36</text:p>
          </table:table-cell>
          <table:table-cell/>
          <table:table-cell office:value-type="float" office:value="16.1" calcext:value-type="float">
            <text:p>16,1</text:p>
          </table:table-cell>
          <table:table-cell office:value-type="float" office:value="-27.3211502854443" calcext:value-type="float">
            <text:p>-27,3211502854443</text:p>
          </table:table-cell>
          <table:table-cell office:value-type="float" office:value="29" calcext:value-type="float">
            <text:p>29</text:p>
          </table:table-cell>
          <table:table-cell office:value-type="float" office:value="56.3211502854443" calcext:value-type="float">
            <text:p>56,3211502854443</text:p>
          </table:table-cell>
          <table:table-cell table:number-columns-repeated="3"/>
        </table:table-row>
        <table:table-row table:style-name="ro1"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table:formula="of:=[.A168]*[.B168]" office:value-type="float" office:value="4415.95" calcext:value-type="float">
            <text:p>4415,95</text:p>
          </table:table-cell>
          <table:table-cell table:formula="of:=[.A168]*[.A168]" office:value-type="float" office:value="1162.81" calcext:value-type="float">
            <text:p>1162,81</text:p>
          </table:table-cell>
          <table:table-cell table:formula="of:=[.B168]*[.B168]" office:value-type="float" office:value="16770.25" calcext:value-type="float">
            <text:p>1677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table:formula="of:=[.A169]*[.B169]" office:value-type="float" office:value="3231.58" calcext:value-type="float">
            <text:p>3231,58</text:p>
          </table:table-cell>
          <table:table-cell table:formula="of:=[.A169]*[.A169]" office:value-type="float" office:value="1656.49" calcext:value-type="float">
            <text:p>1656,49</text:p>
          </table:table-cell>
          <table:table-cell table:formula="of:=[.B169]*[.B169]" office:value-type="float" office:value="6304.36" calcext:value-type="float">
            <text:p>6304,36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-3.03568336504937" calcext:value-type="float">
            <text:p>-3,03568336504937</text:p>
          </table:table-cell>
          <table:table-cell office:value-type="float" office:value="1.2" calcext:value-type="float">
            <text:p>1,2</text:p>
          </table:table-cell>
          <table:table-cell office:value-type="float" office:value="4.23568336504937" calcext:value-type="float">
            <text:p>4,23568336504937</text:p>
          </table:table-cell>
          <table:table-cell table:number-columns-repeated="3"/>
        </table:table-row>
        <table:table-row table:style-name="ro1"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table:formula="of:=[.A170]*[.B170]" office:value-type="float" office:value="18592.32" calcext:value-type="float">
            <text:p>18592,32</text:p>
          </table:table-cell>
          <table:table-cell table:formula="of:=[.A170]*[.A170]" office:value-type="float" office:value="11793.96" calcext:value-type="float">
            <text:p>11793,96</text:p>
          </table:table-cell>
          <table:table-cell table:formula="of:=[.B170]*[.B170]" office:value-type="float" office:value="29309.44" calcext:value-type="float">
            <text:p>29309,44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" calcext:value-type="float">
            <text:p>-9,1070500951481</text:p>
          </table:table-cell>
          <table:table-cell office:value-type="float" office:value="6.1" calcext:value-type="float">
            <text:p>6,1</text:p>
          </table:table-cell>
          <table:table-cell office:value-type="float" office:value="15.2070500951481" calcext:value-type="float">
            <text:p>15,207050095148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table:formula="of:=[.A171]*[.B171]" office:value-type="float" office:value="0.91" calcext:value-type="float">
            <text:p>0,91</text:p>
          </table:table-cell>
          <table:table-cell table:formula="of:=[.A171]*[.A171]" office:value-type="float" office:value="0.49" calcext:value-type="float">
            <text:p>0,49</text:p>
          </table:table-cell>
          <table:table-cell table:formula="of:=[.B171]*[.B171]" office:value-type="float" office:value="1.69" calcext:value-type="float">
            <text:p>1,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table:formula="of:=[.A172]*[.B172]" office:value-type="float" office:value="0.77" calcext:value-type="float">
            <text:p>0,77</text:p>
          </table:table-cell>
          <table:table-cell table:formula="of:=[.A172]*[.A172]" office:value-type="float" office:value="0.49" calcext:value-type="float">
            <text:p>0,49</text:p>
          </table:table-cell>
          <table:table-cell table:formula="of:=[.B172]*[.B172]" office:value-type="float" office:value="1.21" calcext:value-type="float">
            <text:p>1,21</text:p>
          </table:table-cell>
          <table:table-cell/>
          <table:table-cell office:value-type="float" office:value="3.9" calcext:value-type="float">
            <text:p>3,9</text:p>
          </table:table-cell>
          <table:table-cell office:value-type="float" office:value="-7.82886762565363" calcext:value-type="float">
            <text:p>-7,82886762565363</text:p>
          </table:table-cell>
          <table:table-cell office:value-type="float" office:value="8.4" calcext:value-type="float">
            <text:p>8,4</text:p>
          </table:table-cell>
          <table:table-cell office:value-type="float" office:value="16.2288676256536" calcext:value-type="float">
            <text:p>16,228867625653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" calcext:value-type="float">
            <text:p>0,2</text:p>
          </table:table-cell>
          <table:table-cell table:formula="of:=[.A173]*[.B173]" office:value-type="float" office:value="0.04" calcext:value-type="float">
            <text:p>0,04</text:p>
          </table:table-cell>
          <table:table-cell table:formula="of:=[.A173]*[.A173]" office:value-type="float" office:value="0.04" calcext:value-type="float">
            <text:p>0,04</text:p>
          </table:table-cell>
          <table:table-cell table:formula="of:=[.B173]*[.B173]" office:value-type="float" office:value="0.04" calcext:value-type="float">
            <text:p>0,04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-19.3325098511039" calcext:value-type="float">
            <text:p>-19,3325098511039</text:p>
          </table:table-cell>
          <table:table-cell office:value-type="float" office:value="25.1" calcext:value-type="float">
            <text:p>25,1</text:p>
          </table:table-cell>
          <table:table-cell office:value-type="float" office:value="44.4325098511039" calcext:value-type="float">
            <text:p>44,4325098511039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table:formula="of:=[.A174]*[.B174]" office:value-type="float" office:value="153.3" calcext:value-type="float">
            <text:p>153,3</text:p>
          </table:table-cell>
          <table:table-cell table:formula="of:=[.A174]*[.A174]" office:value-type="float" office:value="110.25" calcext:value-type="float">
            <text:p>110,25</text:p>
          </table:table-cell>
          <table:table-cell table:formula="of:=[.B174]*[.B174]" office:value-type="float" office:value="213.16" calcext:value-type="float">
            <text:p>213,16</text:p>
          </table:table-cell>
          <table:table-cell/>
          <table:table-cell office:value-type="float" office:value="70.3" calcext:value-type="float">
            <text:p>70,3</text:p>
          </table:table-cell>
          <table:table-cell office:value-type="float" office:value="-113.918012593695" calcext:value-type="float">
            <text:p>-113,918012593695</text:p>
          </table:table-cell>
          <table:table-cell office:value-type="float" office:value="184.6" calcext:value-type="float">
            <text:p>184,6</text:p>
          </table:table-cell>
          <table:table-cell office:value-type="float" office:value="298.518012593695" calcext:value-type="float">
            <text:p>298,518012593695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table:formula="of:=[.A175]*[.B175]" office:value-type="float" office:value="7.04" calcext:value-type="float">
            <text:p>7,04</text:p>
          </table:table-cell>
          <table:table-cell table:formula="of:=[.A175]*[.A175]" office:value-type="float" office:value="2.56" calcext:value-type="float">
            <text:p>2,56</text:p>
          </table:table-cell>
          <table:table-cell table:formula="of:=[.B175]*[.B175]" office:value-type="float" office:value="19.36" calcext:value-type="float">
            <text:p>19,36</text:p>
          </table:table-cell>
          <table:table-cell/>
          <table:table-cell office:value-type="float" office:value="8.1" calcext:value-type="float">
            <text:p>8,1</text:p>
          </table:table-cell>
          <table:table-cell office:value-type="float" office:value="-14.5393255904996" calcext:value-type="float">
            <text:p>-14,5393255904996</text:p>
          </table:table-cell>
          <table:table-cell office:value-type="float" office:value="10.5" calcext:value-type="float">
            <text:p>10,5</text:p>
          </table:table-cell>
          <table:table-cell office:value-type="float" office:value="25.0393255904996" calcext:value-type="float">
            <text:p>25,039325590499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table:formula="of:=[.A176]*[.B176]" office:value-type="float" office:value="8278.2" calcext:value-type="float">
            <text:p>8278,2</text:p>
          </table:table-cell>
          <table:table-cell table:formula="of:=[.A176]*[.A176]" office:value-type="float" office:value="6561" calcext:value-type="float">
            <text:p>6561</text:p>
          </table:table-cell>
          <table:table-cell table:formula="of:=[.B176]*[.B176]" office:value-type="float" office:value="10444.84" calcext:value-type="float">
            <text:p>10444,84</text:p>
          </table:table-cell>
          <table:table-cell/>
          <table:table-cell office:value-type="float" office:value="18.2" calcext:value-type="float">
            <text:p>18,2</text:p>
          </table:table-cell>
          <table:table-cell office:value-type="float" office:value="-30.6763792678673" calcext:value-type="float">
            <text:p>-30,6763792678673</text:p>
          </table:table-cell>
          <table:table-cell office:value-type="float" office:value="44.4" calcext:value-type="float">
            <text:p>44,4</text:p>
          </table:table-cell>
          <table:table-cell office:value-type="float" office:value="75.0763792678673" calcext:value-type="float">
            <text:p>75,0763792678673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table:formula="of:=[.A177]*[.B177]" office:value-type="float" office:value="6.5" calcext:value-type="float">
            <text:p>6,5</text:p>
          </table:table-cell>
          <table:table-cell table:formula="of:=[.A177]*[.A177]" office:value-type="float" office:value="1.69" calcext:value-type="float">
            <text:p>1,69</text:p>
          </table:table-cell>
          <table:table-cell table:formula="of:=[.B177]*[.B177]" office:value-type="float" office:value="25" calcext:value-type="float">
            <text:p>25</text:p>
          </table:table-cell>
          <table:table-cell/>
          <table:table-cell office:value-type="float" office:value="83.7" calcext:value-type="float">
            <text:p>83,7</text:p>
          </table:table-cell>
          <table:table-cell office:value-type="float" office:value="-135.327568957727" calcext:value-type="float">
            <text:p>-135,327568957727</text:p>
          </table:table-cell>
          <table:table-cell office:value-type="float" office:value="165.9" calcext:value-type="float">
            <text:p>165,9</text:p>
          </table:table-cell>
          <table:table-cell office:value-type="float" office:value="301.227568957727" calcext:value-type="float">
            <text:p>301,227568957727</text:p>
          </table:table-cell>
          <table:table-cell table:number-columns-repeated="3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table:formula="of:=[.A178]*[.B178]" office:value-type="float" office:value="1830.4" calcext:value-type="float">
            <text:p>1830,4</text:p>
          </table:table-cell>
          <table:table-cell table:formula="of:=[.A178]*[.A178]" office:value-type="float" office:value="655.36" calcext:value-type="float">
            <text:p>655,36</text:p>
          </table:table-cell>
          <table:table-cell table:formula="of:=[.B178]*[.B178]" office:value-type="float" office:value="5112.25" calcext:value-type="float">
            <text:p>5112,25</text:p>
          </table:table-cell>
          <table:table-cell/>
          <table:table-cell office:value-type="float" office:value="33.3" calcext:value-type="float">
            <text:p>33,3</text:p>
          </table:table-cell>
          <table:table-cell office:value-type="float" office:value="-54.8020733795754" calcext:value-type="float">
            <text:p>-54,8020733795754</text:p>
          </table:table-cell>
          <table:table-cell office:value-type="float" office:value="114.2" calcext:value-type="float">
            <text:p>114,2</text:p>
          </table:table-cell>
          <table:table-cell office:value-type="float" office:value="169.002073379575" calcext:value-type="float">
            <text:p>169,002073379575</text:p>
          </table:table-cell>
          <table:table-cell table:number-columns-repeated="3"/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table:formula="of:=[.A179]*[.B179]" office:value-type="float" office:value="19425.3" calcext:value-type="float">
            <text:p>19425,3</text:p>
          </table:table-cell>
          <table:table-cell table:formula="of:=[.A179]*[.A179]" office:value-type="float" office:value="11990.25" calcext:value-type="float">
            <text:p>11990,25</text:p>
          </table:table-cell>
          <table:table-cell table:formula="of:=[.B179]*[.B179]" office:value-type="float" office:value="31470.76" calcext:value-type="float">
            <text:p>31470,76</text:p>
          </table:table-cell>
          <table:table-cell/>
          <table:table-cell office:value-type="float" office:value="39.5" calcext:value-type="float">
            <text:p>39,5</text:p>
          </table:table-cell>
          <table:table-cell office:value-type="float" office:value="-64.7079875181576" calcext:value-type="float">
            <text:p>-64,7079875181576</text:p>
          </table:table-cell>
          <table:table-cell office:value-type="float" office:value="48.9" calcext:value-type="float">
            <text:p>48,9</text:p>
          </table:table-cell>
          <table:table-cell office:value-type="float" office:value="113.607987518158" calcext:value-type="float">
            <text:p>113,607987518158</text:p>
          </table:table-cell>
          <table:table-cell table:number-columns-repeated="3"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table:formula="of:=[.A180]*[.B180]" office:value-type="float" office:value="1492.91" calcext:value-type="float">
            <text:p>1492,91</text:p>
          </table:table-cell>
          <table:table-cell table:formula="of:=[.A180]*[.A180]" office:value-type="float" office:value="1135.69" calcext:value-type="float">
            <text:p>1135,69</text:p>
          </table:table-cell>
          <table:table-cell table:formula="of:=[.B180]*[.B180]" office:value-type="float" office:value="1962.49" calcext:value-type="float">
            <text:p>1962,49</text:p>
          </table:table-cell>
          <table:table-cell/>
          <table:table-cell office:value-type="float" office:value="5.9" calcext:value-type="float">
            <text:p>5,9</text:p>
          </table:table-cell>
          <table:table-cell office:value-type="float" office:value="-11.0243237993898" calcext:value-type="float">
            <text:p>-11,0243237993898</text:p>
          </table:table-cell>
          <table:table-cell office:value-type="float" office:value="13.2" calcext:value-type="float">
            <text:p>13,2</text:p>
          </table:table-cell>
          <table:table-cell office:value-type="float" office:value="24.2243237993898" calcext:value-type="float">
            <text:p>24,224323799389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table:formula="of:=[.A181]*[.B181]" office:value-type="float" office:value="1876.8" calcext:value-type="float">
            <text:p>1876,8</text:p>
          </table:table-cell>
          <table:table-cell table:formula="of:=[.A181]*[.A181]" office:value-type="float" office:value="576" calcext:value-type="float">
            <text:p>576</text:p>
          </table:table-cell>
          <table:table-cell table:formula="of:=[.B181]*[.B181]" office:value-type="float" office:value="6115.24" calcext:value-type="float">
            <text:p>6115,24</text:p>
          </table:table-cell>
          <table:table-cell/>
          <table:table-cell office:value-type="float" office:value="2.4" calcext:value-type="float">
            <text:p>2,4</text:p>
          </table:table-cell>
          <table:table-cell office:value-type="float" office:value="-5.4322754953515" calcext:value-type="float">
            <text:p>-5,4322754953515</text:p>
          </table:table-cell>
          <table:table-cell office:value-type="float" office:value="3.4" calcext:value-type="float">
            <text:p>3,4</text:p>
          </table:table-cell>
          <table:table-cell office:value-type="float" office:value="8.8322754953515" calcext:value-type="float">
            <text:p>8,8322754953515</text:p>
          </table:table-cell>
          <table:table-cell table:number-columns-repeated="3"/>
        </table:table-row>
        <table:table-row table:style-name="ro1"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table:formula="of:=[.A182]*[.B182]" office:value-type="float" office:value="2672.64" calcext:value-type="float">
            <text:p>2672,64</text:p>
          </table:table-cell>
          <table:table-cell table:formula="of:=[.A182]*[.A182]" office:value-type="float" office:value="1211.04" calcext:value-type="float">
            <text:p>1211,04</text:p>
          </table:table-cell>
          <table:table-cell table:formula="of:=[.B182]*[.B182]" office:value-type="float" office:value="5898.24" calcext:value-type="float">
            <text:p>5898,24</text:p>
          </table:table-cell>
          <table:table-cell/>
          <table:table-cell office:value-type="float" office:value="3.3" calcext:value-type="float">
            <text:p>3,3</text:p>
          </table:table-cell>
          <table:table-cell office:value-type="float" office:value="-6.87023077353278" calcext:value-type="float">
            <text:p>-6,87023077353278</text:p>
          </table:table-cell>
          <table:table-cell office:value-type="float" office:value="11.6" calcext:value-type="float">
            <text:p>11,6</text:p>
          </table:table-cell>
          <table:table-cell office:value-type="float" office:value="18.4702307735328" calcext:value-type="float">
            <text:p>18,470230773532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83]*[.B183]" office:value-type="float" office:value="0" calcext:value-type="float">
            <text:p>0</text:p>
          </table:table-cell>
          <table:table-cell table:formula="of:=[.A183]*[.A183]" office:value-type="float" office:value="0" calcext:value-type="float">
            <text:p>0</text:p>
          </table:table-cell>
          <table:table-cell table:formula="of:=[.B183]*[.B183]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2.39659213030213" calcext:value-type="float">
            <text:p>-2,39659213030213</text:p>
          </table:table-cell>
          <table:table-cell office:value-type="float" office:value="0.5" calcext:value-type="float">
            <text:p>0,5</text:p>
          </table:table-cell>
          <table:table-cell office:value-type="float" office:value="2.89659213030213" calcext:value-type="float">
            <text:p>2,89659213030213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table:formula="of:=[.A184]*[.B184]" office:value-type="float" office:value="125.02" calcext:value-type="float">
            <text:p>125,02</text:p>
          </table:table-cell>
          <table:table-cell table:formula="of:=[.A184]*[.A184]" office:value-type="float" office:value="88.36" calcext:value-type="float">
            <text:p>88,36</text:p>
          </table:table-cell>
          <table:table-cell table:formula="of:=[.B184]*[.B184]" office:value-type="float" office:value="176.89" calcext:value-type="float">
            <text:p>176,89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2" calcext:value-type="float">
            <text:p>-7,66909481696682</text:p>
          </table:table-cell>
          <table:table-cell office:value-type="float" office:value="6.6" calcext:value-type="float">
            <text:p>6,6</text:p>
          </table:table-cell>
          <table:table-cell office:value-type="float" office:value="14.2690948169668" calcext:value-type="float">
            <text:p>14,2690948169668</text:p>
          </table:table-cell>
          <table:table-cell table:number-columns-repeated="3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table:formula="of:=[.A185]*[.B185]" office:value-type="float" office:value="14.04" calcext:value-type="float">
            <text:p>14,04</text:p>
          </table:table-cell>
          <table:table-cell table:formula="of:=[.A185]*[.A185]" office:value-type="float" office:value="6.76" calcext:value-type="float">
            <text:p>6,76</text:p>
          </table:table-cell>
          <table:table-cell table:formula="of:=[.B185]*[.B185]" office:value-type="float" office:value="29.16" calcext:value-type="float">
            <text:p>29,16</text:p>
          </table:table-cell>
          <table:table-cell/>
          <table:table-cell office:value-type="float" office:value="16.8" calcext:value-type="float">
            <text:p>16,8</text:p>
          </table:table-cell>
          <table:table-cell office:value-type="float" office:value="-28.439559946252" calcext:value-type="float">
            <text:p>-28,439559946252</text:p>
          </table:table-cell>
          <table:table-cell office:value-type="float" office:value="56.4" calcext:value-type="float">
            <text:p>56,4</text:p>
          </table:table-cell>
          <table:table-cell office:value-type="float" office:value="84.839559946252" calcext:value-type="float">
            <text:p>84,8395599462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table:formula="of:=[.A186]*[.B186]" office:value-type="float" office:value="62.4" calcext:value-type="float">
            <text:p>62,4</text:p>
          </table:table-cell>
          <table:table-cell table:formula="of:=[.A186]*[.A186]" office:value-type="float" office:value="36" calcext:value-type="float">
            <text:p>36</text:p>
          </table:table-cell>
          <table:table-cell table:formula="of:=[.B186]*[.B186]" office:value-type="float" office:value="108.16" calcext:value-type="float">
            <text:p>108,16</text:p>
          </table:table-cell>
          <table:table-cell/>
          <table:table-cell office:value-type="float" office:value="79.2" calcext:value-type="float">
            <text:p>79,2</text:p>
          </table:table-cell>
          <table:table-cell office:value-type="float" office:value="-128.137792566821" calcext:value-type="float">
            <text:p>-128,137792566821</text:p>
          </table:table-cell>
          <table:table-cell office:value-type="float" office:value="273.4" calcext:value-type="float">
            <text:p>273,4</text:p>
          </table:table-cell>
          <table:table-cell office:value-type="float" office:value="401.537792566821" calcext:value-type="float">
            <text:p>401,537792566821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table:formula="of:=[.A187]*[.B187]" office:value-type="float" office:value="49.35" calcext:value-type="float">
            <text:p>49,35</text:p>
          </table:table-cell>
          <table:table-cell table:formula="of:=[.A187]*[.A187]" office:value-type="float" office:value="22.09" calcext:value-type="float">
            <text:p>22,09</text:p>
          </table:table-cell>
          <table:table-cell table:formula="of:=[.B187]*[.B187]" office:value-type="float" office:value="110.25" calcext:value-type="float">
            <text:p>110,25</text:p>
          </table:table-cell>
          <table:table-cell/>
          <table:table-cell office:value-type="float" office:value="4.7" calcext:value-type="float">
            <text:p>4,7</text:p>
          </table:table-cell>
          <table:table-cell office:value-type="float" office:value="-9.1070500951481" calcext:value-type="float">
            <text:p>-9,1070500951481</text:p>
          </table:table-cell>
          <table:table-cell office:value-type="float" office:value="4.7" calcext:value-type="float">
            <text:p>4,7</text:p>
          </table:table-cell>
          <table:table-cell office:value-type="float" office:value="13.8070500951481" calcext:value-type="float">
            <text:p>13,80705009514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4" calcext:value-type="float">
            <text:p>4,4</text:p>
          </table:table-cell>
          <table:table-cell table:formula="of:=[.A188]*[.B188]" office:value-type="float" office:value="19.36" calcext:value-type="float">
            <text:p>19,36</text:p>
          </table:table-cell>
          <table:table-cell table:formula="of:=[.A188]*[.A188]" office:value-type="float" office:value="19.36" calcext:value-type="float">
            <text:p>19,36</text:p>
          </table:table-cell>
          <table:table-cell table:formula="of:=[.B188]*[.B188]" office:value-type="float" office:value="19.36" calcext:value-type="float">
            <text:p>19,36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-42.4995671106911" calcext:value-type="float">
            <text:p>-42,4995671106911</text:p>
          </table:table-cell>
          <table:table-cell office:value-type="float" office:value="67.4" calcext:value-type="float">
            <text:p>67,4</text:p>
          </table:table-cell>
          <table:table-cell office:value-type="float" office:value="109.899567110691" calcext:value-type="float">
            <text:p>109,8995671106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table:formula="of:=[.A189]*[.B189]" office:value-type="float" office:value="1417.6" calcext:value-type="float">
            <text:p>1417,6</text:p>
          </table:table-cell>
          <table:table-cell table:formula="of:=[.A189]*[.A189]" office:value-type="float" office:value="1024" calcext:value-type="float">
            <text:p>1024</text:p>
          </table:table-cell>
          <table:table-cell table:formula="of:=[.B189]*[.B189]" office:value-type="float" office:value="1962.49" calcext:value-type="float">
            <text:p>1962,49</text:p>
          </table:table-cell>
          <table:table-cell/>
          <table:table-cell office:value-type="float" office:value="45.5" calcext:value-type="float">
            <text:p>45,5</text:p>
          </table:table-cell>
          <table:table-cell office:value-type="float" office:value="-74.2943560393661" calcext:value-type="float">
            <text:p>-74,2943560393661</text:p>
          </table:table-cell>
          <table:table-cell office:value-type="float" office:value="63.3" calcext:value-type="float">
            <text:p>63,3</text:p>
          </table:table-cell>
          <table:table-cell office:value-type="float" office:value="137.594356039366" calcext:value-type="float">
            <text:p>137,594356039366</text:p>
          </table:table-cell>
          <table:table-cell table:number-columns-repeated="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table:formula="of:=[.A190]*[.B190]" office:value-type="float" office:value="155.2" calcext:value-type="float">
            <text:p>155,2</text:p>
          </table:table-cell>
          <table:table-cell table:formula="of:=[.A190]*[.A190]" office:value-type="float" office:value="94.09" calcext:value-type="float">
            <text:p>94,09</text:p>
          </table:table-cell>
          <table:table-cell table:formula="of:=[.B190]*[.B190]" office:value-type="float" office:value="256" calcext:value-type="float">
            <text:p>256</text:p>
          </table:table-cell>
          <table:table-cell/>
          <table:table-cell office:value-type="float" office:value="2.7" calcext:value-type="float">
            <text:p>2,7</text:p>
          </table:table-cell>
          <table:table-cell office:value-type="float" office:value="-5.91159392141193" calcext:value-type="float">
            <text:p>-5,91159392141193</text:p>
          </table:table-cell>
          <table:table-cell office:value-type="float" office:value="5.2" calcext:value-type="float">
            <text:p>5,2</text:p>
          </table:table-cell>
          <table:table-cell office:value-type="float" office:value="11.1115939214119" calcext:value-type="float">
            <text:p>11,1115939214119</text:p>
          </table:table-cell>
          <table:table-cell table:number-columns-repeated="3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table:formula="of:=[.A191]*[.B191]" office:value-type="float" office:value="9535.46" calcext:value-type="float">
            <text:p>9535,46</text:p>
          </table:table-cell>
          <table:table-cell table:formula="of:=[.A191]*[.A191]" office:value-type="float" office:value="2371.69" calcext:value-type="float">
            <text:p>2371,69</text:p>
          </table:table-cell>
          <table:table-cell table:formula="of:=[.B191]*[.B191]" office:value-type="float" office:value="38337.64" calcext:value-type="float">
            <text:p>38337,6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89.4727728646129" calcext:value-type="float">
            <text:p>-89,4727728646129</text:p>
          </table:table-cell>
          <table:table-cell office:value-type="float" office:value="148.8" calcext:value-type="float">
            <text:p>148,8</text:p>
          </table:table-cell>
          <table:table-cell office:value-type="float" office:value="238.272772864613" calcext:value-type="float">
            <text:p>238,272772864613</text:p>
          </table:table-cell>
          <table:table-cell table:number-columns-repeated="3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table:formula="of:=[.A192]*[.B192]" office:value-type="float" office:value="965.65" calcext:value-type="float">
            <text:p>965,65</text:p>
          </table:table-cell>
          <table:table-cell table:formula="of:=[.A192]*[.A192]" office:value-type="float" office:value="470.89" calcext:value-type="float">
            <text:p>470,89</text:p>
          </table:table-cell>
          <table:table-cell table:formula="of:=[.B192]*[.B192]" office:value-type="float" office:value="1980.25" calcext:value-type="float">
            <text:p>1980,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table:formula="of:=[.A193]*[.B193]" office:value-type="float" office:value="108.36" calcext:value-type="float">
            <text:p>108,36</text:p>
          </table:table-cell>
          <table:table-cell table:formula="of:=[.A193]*[.A193]" office:value-type="float" office:value="70.56" calcext:value-type="float">
            <text:p>70,56</text:p>
          </table:table-cell>
          <table:table-cell table:formula="of:=[.B193]*[.B193]" office:value-type="float" office:value="166.41" calcext:value-type="float">
            <text:p>166,41</text:p>
          </table:table-cell>
          <table:table-cell/>
          <table:table-cell office:value-type="float" office:value="3.8" calcext:value-type="float">
            <text:p>3,8</text:p>
          </table:table-cell>
          <table:table-cell office:value-type="float" office:value="-7.66909481696682" calcext:value-type="float">
            <text:p>-7,66909481696682</text:p>
          </table:table-cell>
          <table:table-cell office:value-type="float" office:value="6.6" calcext:value-type="float">
            <text:p>6,6</text:p>
          </table:table-cell>
          <table:table-cell office:value-type="float" office:value="14.2690948169668" calcext:value-type="float">
            <text:p>14,2690948169668</text:p>
          </table:table-cell>
          <table:table-cell table:number-columns-repeated="3"/>
        </table:table-row>
        <table:table-row table:style-name="ro1"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table:formula="of:=[.A194]*[.B194]" office:value-type="float" office:value="14785.72" calcext:value-type="float">
            <text:p>14785,72</text:p>
          </table:table-cell>
          <table:table-cell table:formula="of:=[.A194]*[.A194]" office:value-type="float" office:value="5565.16" calcext:value-type="float">
            <text:p>5565,16</text:p>
          </table:table-cell>
          <table:table-cell table:formula="of:=[.B194]*[.B194]" office:value-type="float" office:value="39283.24" calcext:value-type="float">
            <text:p>39283,24</text:p>
          </table:table-cell>
          <table:table-cell/>
          <table:table-cell office:value-type="float" office:value="20.4" calcext:value-type="float">
            <text:p>20,4</text:p>
          </table:table-cell>
          <table:table-cell office:value-type="float" office:value="-34.1913810589771" calcext:value-type="float">
            <text:p>-34,1913810589771</text:p>
          </table:table-cell>
          <table:table-cell office:value-type="float" office:value="26.3" calcext:value-type="float">
            <text:p>26,3</text:p>
          </table:table-cell>
          <table:table-cell office:value-type="float" office:value="60.4913810589771" calcext:value-type="float">
            <text:p>60,491381058977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table:formula="of:=[.A195]*[.B195]" office:value-type="float" office:value="16790" calcext:value-type="float">
            <text:p>16790</text:p>
          </table:table-cell>
          <table:table-cell table:formula="of:=[.A195]*[.A195]" office:value-type="float" office:value="8464" calcext:value-type="float">
            <text:p>8464</text:p>
          </table:table-cell>
          <table:table-cell table:formula="of:=[.B195]*[.B195]" office:value-type="float" office:value="33306.25" calcext:value-type="float">
            <text:p>33306,25</text:p>
          </table:table-cell>
          <table:table-cell/>
          <table:table-cell office:value-type="float" office:value="8.3" calcext:value-type="float">
            <text:p>8,3</text:p>
          </table:table-cell>
          <table:table-cell office:value-type="float" office:value="-14.8588712078732" calcext:value-type="float">
            <text:p>-14,8588712078732</text:p>
          </table:table-cell>
          <table:table-cell office:value-type="float" office:value="12.5" calcext:value-type="float">
            <text:p>12,5</text:p>
          </table:table-cell>
          <table:table-cell office:value-type="float" office:value="27.3588712078732" calcext:value-type="float">
            <text:p>27,358871207873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table:formula="of:=[.A196]*[.B196]" office:value-type="float" office:value="9.03" calcext:value-type="float">
            <text:p>9,03</text:p>
          </table:table-cell>
          <table:table-cell table:formula="of:=[.A196]*[.A196]" office:value-type="float" office:value="4.41" calcext:value-type="float">
            <text:p>4,41</text:p>
          </table:table-cell>
          <table:table-cell table:formula="of:=[.B196]*[.B196]" office:value-type="float" office:value="18.49" calcext:value-type="float">
            <text:p>18,49</text:p>
          </table:table-cell>
          <table:table-cell/>
          <table:table-cell office:value-type="float" office:value="20.1" calcext:value-type="float">
            <text:p>20,1</text:p>
          </table:table-cell>
          <table:table-cell office:value-type="float" office:value="-33.7120626329167" calcext:value-type="float">
            <text:p>-33,7120626329167</text:p>
          </table:table-cell>
          <table:table-cell office:value-type="float" office:value="75.8" calcext:value-type="float">
            <text:p>75,8</text:p>
          </table:table-cell>
          <table:table-cell office:value-type="float" office:value="109.512062632917" calcext:value-type="float">
            <text:p>109,51206263291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9" calcext:value-type="float">
            <text:p>0,9</text:p>
          </table:table-cell>
          <table:table-cell table:formula="of:=[.A197]*[.B197]" office:value-type="float" office:value="0.81" calcext:value-type="float">
            <text:p>0,81</text:p>
          </table:table-cell>
          <table:table-cell table:formula="of:=[.A197]*[.A197]" office:value-type="float" office:value="0.81" calcext:value-type="float">
            <text:p>0,81</text:p>
          </table:table-cell>
          <table:table-cell table:formula="of:=[.B197]*[.B197]" office:value-type="float" office:value="0.81" calcext:value-type="float">
            <text:p>0,81</text:p>
          </table:table-cell>
          <table:table-cell/>
          <table:table-cell office:value-type="float" office:value="11.1" calcext:value-type="float">
            <text:p>11,1</text:p>
          </table:table-cell>
          <table:table-cell office:value-type="float" office:value="-19.3325098511039" calcext:value-type="float">
            <text:p>-19,3325098511039</text:p>
          </table:table-cell>
          <table:table-cell office:value-type="float" office:value="23.7" calcext:value-type="float">
            <text:p>23,7</text:p>
          </table:table-cell>
          <table:table-cell office:value-type="float" office:value="43.0325098511039" calcext:value-type="float">
            <text:p>43,0325098511039</text:p>
          </table:table-cell>
          <table:table-cell table:number-columns-repeated="3"/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table:formula="of:=[.A198]*[.B198]" office:value-type="float" office:value="201.96" calcext:value-type="float">
            <text:p>201,96</text:p>
          </table:table-cell>
          <table:table-cell table:formula="of:=[.A198]*[.A198]" office:value-type="float" office:value="104.04" calcext:value-type="float">
            <text:p>104,04</text:p>
          </table:table-cell>
          <table:table-cell table:formula="of:=[.B198]*[.B198]" office:value-type="float" office:value="392.04" calcext:value-type="float">
            <text:p>392,04</text:p>
          </table:table-cell>
          <table:table-cell/>
          <table:table-cell office:value-type="float" office:value="5.4" calcext:value-type="float">
            <text:p>5,4</text:p>
          </table:table-cell>
          <table:table-cell office:value-type="float" office:value="-10.2254597559558" calcext:value-type="float">
            <text:p>-10,2254597559558</text:p>
          </table:table-cell>
          <table:table-cell office:value-type="float" office:value="14.4" calcext:value-type="float">
            <text:p>14,4</text:p>
          </table:table-cell>
          <table:table-cell office:value-type="float" office:value="24.6254597559558" calcext:value-type="float">
            <text:p>24,625459755955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.7" calcext:value-type="float">
            <text:p>13,7</text:p>
          </table:table-cell>
          <table:table-cell table:formula="of:=[.A199]*[.B199]" office:value-type="float" office:value="187.69" calcext:value-type="float">
            <text:p>187,69</text:p>
          </table:table-cell>
          <table:table-cell table:formula="of:=[.A199]*[.A199]" office:value-type="float" office:value="187.69" calcext:value-type="float">
            <text:p>187,69</text:p>
          </table:table-cell>
          <table:table-cell table:formula="of:=[.B199]*[.B199]" office:value-type="float" office:value="187.69" calcext:value-type="float">
            <text:p>187,69</text:p>
          </table:table-cell>
          <table:table-cell/>
          <table:table-cell office:value-type="float" office:value="34.1" calcext:value-type="float">
            <text:p>34,1</text:p>
          </table:table-cell>
          <table:table-cell office:value-type="float" office:value="-56.0802558490699" calcext:value-type="float">
            <text:p>-56,0802558490699</text:p>
          </table:table-cell>
          <table:table-cell office:value-type="float" office:value="129.5" calcext:value-type="float">
            <text:p>129,5</text:p>
          </table:table-cell>
          <table:table-cell office:value-type="float" office:value="185.58025584907" calcext:value-type="float">
            <text:p>185,58025584907</text:p>
          </table:table-cell>
          <table:table-cell table:number-columns-repeated="3"/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table:formula="of:=[.A200]*[.B200]" office:value-type="float" office:value="3219.35" calcext:value-type="float">
            <text:p>3219,35</text:p>
          </table:table-cell>
          <table:table-cell table:formula="of:=[.A200]*[.A200]" office:value-type="float" office:value="1122.25" calcext:value-type="float">
            <text:p>1122,25</text:p>
          </table:table-cell>
          <table:table-cell table:formula="of:=[.B200]*[.B200]" office:value-type="float" office:value="9235.21" calcext:value-type="float">
            <text:p>9235,21</text:p>
          </table:table-cell>
          <table:table-cell/>
          <table:table-cell office:value-type="float" office:value="40.7" calcext:value-type="float">
            <text:p>40,7</text:p>
          </table:table-cell>
          <table:table-cell office:value-type="float" office:value="-66.6252612223993" calcext:value-type="float">
            <text:p>-66,6252612223993</text:p>
          </table:table-cell>
          <table:table-cell office:value-type="float" office:value="79.4" calcext:value-type="float">
            <text:p>79,4</text:p>
          </table:table-cell>
          <table:table-cell office:value-type="float" office:value="146.025261222399" calcext:value-type="float">
            <text:p>146,025261222399</text:p>
          </table:table-cell>
          <table:table-cell table:number-columns-repeated="3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table:formula="of:=[.A201]*[.B201]" office:value-type="float" office:value="15452.08" calcext:value-type="float">
            <text:p>15452,08</text:p>
          </table:table-cell>
          <table:table-cell table:formula="of:=[.A201]*[.A201]" office:value-type="float" office:value="4529.29" calcext:value-type="float">
            <text:p>4529,29</text:p>
          </table:table-cell>
          <table:table-cell table:formula="of:=[.B201]*[.B201]" office:value-type="float" office:value="52716.16" calcext:value-type="float">
            <text:p>52716,16</text:p>
          </table:table-cell>
          <table:table-cell/>
          <table:table-cell office:value-type="float" office:value="108.6" calcext:value-type="float">
            <text:p>108,6</text:p>
          </table:table-cell>
          <table:table-cell office:value-type="float" office:value="-175.110998320742" calcext:value-type="float">
            <text:p>-175,110998320742</text:p>
          </table:table-cell>
          <table:table-cell office:value-type="float" office:value="171.2" calcext:value-type="float">
            <text:p>171,2</text:p>
          </table:table-cell>
          <table:table-cell office:value-type="float" office:value="346.310998320742" calcext:value-type="float">
            <text:p>346,310998320742</text:p>
          </table:table-cell>
          <table:table-cell table:number-columns-repeated="3"/>
        </table:table-row>
        <table:table-row table:style-name="ro1"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table:formula="of:=[.A202]*[.B202]" office:value-type="float" office:value="3390.48" calcext:value-type="float">
            <text:p>3390,48</text:p>
          </table:table-cell>
          <table:table-cell table:formula="of:=[.A202]*[.A202]" office:value-type="float" office:value="3069.16" calcext:value-type="float">
            <text:p>3069,16</text:p>
          </table:table-cell>
          <table:table-cell table:formula="of:=[.B202]*[.B202]" office:value-type="float" office:value="3745.44" calcext:value-type="float">
            <text:p>3745,44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2.71613774767575" calcext:value-type="float">
            <text:p>-2,71613774767575</text:p>
          </table:table-cell>
          <table:table-cell office:value-type="float" office:value="1.3" calcext:value-type="float">
            <text:p>1,3</text:p>
          </table:table-cell>
          <table:table-cell office:value-type="float" office:value="4.01613774767575" calcext:value-type="float">
            <text:p>4,0161377476757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formula="of:=[.A203]*[.B203]" office:value-type="float" office:value="121" calcext:value-type="float">
            <text:p>121</text:p>
          </table:table-cell>
          <table:table-cell table:formula="of:=[.A203]*[.A203]" office:value-type="float" office:value="121" calcext:value-type="float">
            <text:p>121</text:p>
          </table:table-cell>
          <table:table-cell table:formula="of:=[.B203]*[.B203]" office:value-type="float" office:value="121" calcext:value-type="float">
            <text:p>121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2.71613774767575" calcext:value-type="float">
            <text:p>-2,71613774767575</text:p>
          </table:table-cell>
          <table:table-cell office:value-type="float" office:value="1.1" calcext:value-type="float">
            <text:p>1,1</text:p>
          </table:table-cell>
          <table:table-cell office:value-type="float" office:value="3.81613774767575" calcext:value-type="float">
            <text:p>3,81613774767575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table:formula="of:=[.A204]*[.B204]" office:value-type="float" office:value="63.07" calcext:value-type="float">
            <text:p>63,07</text:p>
          </table:table-cell>
          <table:table-cell table:formula="of:=[.A204]*[.A204]" office:value-type="float" office:value="28.09" calcext:value-type="float">
            <text:p>28,09</text:p>
          </table:table-cell>
          <table:table-cell table:formula="of:=[.B204]*[.B204]" office:value-type="float" office:value="141.61" calcext:value-type="float">
            <text:p>141,61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-1.91727370424171" calcext:value-type="float">
            <text:p>-1,91727370424171</text:p>
          </table:table-cell>
          <table:table-cell office:value-type="float" office:value="0.2" calcext:value-type="float">
            <text:p>0,2</text:p>
          </table:table-cell>
          <table:table-cell office:value-type="float" office:value="2.11727370424171" calcext:value-type="float">
            <text:p>2,11727370424171</text:p>
          </table:table-cell>
          <table:table-cell table:number-columns-repeated="3"/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table:formula="of:=[.A205]*[.B205]" office:value-type="float" office:value="11092.5" calcext:value-type="float">
            <text:p>11092,5</text:p>
          </table:table-cell>
          <table:table-cell table:formula="of:=[.A205]*[.A205]" office:value-type="float" office:value="5256.25" calcext:value-type="float">
            <text:p>5256,25</text:p>
          </table:table-cell>
          <table:table-cell table:formula="of:=[.B205]*[.B205]" office:value-type="float" office:value="23409" calcext:value-type="float">
            <text:p>23409</text:p>
          </table:table-cell>
          <table:table-cell/>
          <table:table-cell office:value-type="float" office:value="10.5" calcext:value-type="float">
            <text:p>10,5</text:p>
          </table:table-cell>
          <table:table-cell office:value-type="float" office:value="-18.373872998983" calcext:value-type="float">
            <text:p>-18,373872998983</text:p>
          </table:table-cell>
          <table:table-cell office:value-type="float" office:value="14.6" calcext:value-type="float">
            <text:p>14,6</text:p>
          </table:table-cell>
          <table:table-cell office:value-type="float" office:value="32.973872998983" calcext:value-type="float">
            <text:p>32,97387299898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6" calcext:value-type="float">
            <text:p>3,6</text:p>
          </table:table-cell>
          <table:table-cell table:formula="of:=[.A206]*[.B206]" office:value-type="float" office:value="12.96" calcext:value-type="float">
            <text:p>12,96</text:p>
          </table:table-cell>
          <table:table-cell table:formula="of:=[.A206]*[.A206]" office:value-type="float" office:value="12.96" calcext:value-type="float">
            <text:p>12,96</text:p>
          </table:table-cell>
          <table:table-cell table:formula="of:=[.B206]*[.B206]" office:value-type="float" office:value="12.96" calcext:value-type="float">
            <text:p>12,96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-4.15409302585703" calcext:value-type="float">
            <text:p>-4,15409302585703</text:p>
          </table:table-cell>
          <table:table-cell office:value-type="float" office:value="4.4" calcext:value-type="float">
            <text:p>4,4</text:p>
          </table:table-cell>
          <table:table-cell office:value-type="float" office:value="8.55409302585703" calcext:value-type="float">
            <text:p>8,5540930258570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2" calcext:value-type="float">
            <text:p>4,2</text:p>
          </table:table-cell>
          <table:table-cell table:formula="of:=[.A207]*[.B207]" office:value-type="float" office:value="17.64" calcext:value-type="float">
            <text:p>17,64</text:p>
          </table:table-cell>
          <table:table-cell table:formula="of:=[.A207]*[.A207]" office:value-type="float" office:value="17.64" calcext:value-type="float">
            <text:p>17,64</text:p>
          </table:table-cell>
          <table:table-cell table:formula="of:=[.B207]*[.B207]" office:value-type="float" office:value="17.64" calcext:value-type="float">
            <text:p>17,6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31.013703123183" calcext:value-type="float">
            <text:p>-131,013703123183</text:p>
          </table:table-cell>
          <table:table-cell office:value-type="float" office:value="102.2" calcext:value-type="float">
            <text:p>102,2</text:p>
          </table:table-cell>
          <table:table-cell office:value-type="float" office:value="233.213703123183" calcext:value-type="float">
            <text:p>233,213703123183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table:formula="of:=[.A208]*[.B208]" office:value-type="float" office:value="9.2" calcext:value-type="float">
            <text:p>9,2</text:p>
          </table:table-cell>
          <table:table-cell table:formula="of:=[.A208]*[.A208]" office:value-type="float" office:value="5.29" calcext:value-type="float">
            <text:p>5,29</text:p>
          </table:table-cell>
          <table:table-cell table:formula="of:=[.B208]*[.B208]" office:value-type="float" office:value="16" calcext:value-type="float">
            <text:p>16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-3.6747745997966" calcext:value-type="float">
            <text:p>-3,6747745997966</text:p>
          </table:table-cell>
          <table:table-cell office:value-type="float" office:value="5" calcext:value-type="float">
            <text:p>5</text:p>
          </table:table-cell>
          <table:table-cell office:value-type="float" office:value="8.6747745997966" calcext:value-type="float">
            <text:p>8,674774599796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.5" calcext:value-type="float">
            <text:p>3,5</text:p>
          </table:table-cell>
          <table:table-cell table:formula="of:=[.A209]*[.B209]" office:value-type="float" office:value="12.25" calcext:value-type="float">
            <text:p>12,25</text:p>
          </table:table-cell>
          <table:table-cell table:formula="of:=[.A209]*[.A209]" office:value-type="float" office:value="12.25" calcext:value-type="float">
            <text:p>12,25</text:p>
          </table:table-cell>
          <table:table-cell table:formula="of:=[.B209]*[.B209]" office:value-type="float" office:value="12.25" calcext:value-type="float">
            <text:p>12,25</text:p>
          </table:table-cell>
          <table:table-cell/>
          <table:table-cell office:value-type="float" office:value="25.6" calcext:value-type="float">
            <text:p>25,6</text:p>
          </table:table-cell>
          <table:table-cell office:value-type="float" office:value="-42.4995671106911" calcext:value-type="float">
            <text:p>-42,4995671106911</text:p>
          </table:table-cell>
          <table:table-cell office:value-type="float" office:value="71.5" calcext:value-type="float">
            <text:p>71,5</text:p>
          </table:table-cell>
          <table:table-cell office:value-type="float" office:value="113.999567110691" calcext:value-type="float">
            <text:p>113,99956711069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table:formula="of:=[.A210]*[.B210]" office:value-type="float" office:value="37.44" calcext:value-type="float">
            <text:p>37,44</text:p>
          </table:table-cell>
          <table:table-cell table:formula="of:=[.A210]*[.A210]" office:value-type="float" office:value="10.24" calcext:value-type="float">
            <text:p>10,24</text:p>
          </table:table-cell>
          <table:table-cell table:formula="of:=[.B210]*[.B210]" office:value-type="float" office:value="136.89" calcext:value-type="float">
            <text:p>136,89</text:p>
          </table:table-cell>
          <table:table-cell/>
          <table:table-cell office:value-type="float" office:value="109.5" calcext:value-type="float">
            <text:p>109,5</text:p>
          </table:table-cell>
          <table:table-cell office:value-type="float" office:value="-176.548953598924" calcext:value-type="float">
            <text:p>-176,548953598924</text:p>
          </table:table-cell>
          <table:table-cell office:value-type="float" office:value="177.4" calcext:value-type="float">
            <text:p>177,4</text:p>
          </table:table-cell>
          <table:table-cell office:value-type="float" office:value="353.948953598924" calcext:value-type="float">
            <text:p>353,948953598924</text:p>
          </table:table-cell>
          <table:table-cell table:number-columns-repeated="3"/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table:formula="of:=[.A211]*[.B211]" office:value-type="float" office:value="1980.45" calcext:value-type="float">
            <text:p>1980,45</text:p>
          </table:table-cell>
          <table:table-cell table:formula="of:=[.A211]*[.A211]" office:value-type="float" office:value="1640.25" calcext:value-type="float">
            <text:p>1640,25</text:p>
          </table:table-cell>
          <table:table-cell table:formula="of:=[.B211]*[.B211]" office:value-type="float" office:value="2391.21" calcext:value-type="float">
            <text:p>2391,21</text:p>
          </table:table-cell>
          <table:table-cell/>
          <table:table-cell office:value-type="float" office:value="33.7" calcext:value-type="float">
            <text:p>33,7</text:p>
          </table:table-cell>
          <table:table-cell office:value-type="float" office:value="-55.4411646143227" calcext:value-type="float">
            <text:p>-55,4411646143227</text:p>
          </table:table-cell>
          <table:table-cell office:value-type="float" office:value="44.3" calcext:value-type="float">
            <text:p>44,3</text:p>
          </table:table-cell>
          <table:table-cell office:value-type="float" office:value="99.7411646143227" calcext:value-type="float">
            <text:p>99,741164614322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.1" calcext:value-type="float">
            <text:p>4,1</text:p>
          </table:table-cell>
          <table:table-cell table:formula="of:=[.A212]*[.B212]" office:value-type="float" office:value="16.81" calcext:value-type="float">
            <text:p>16,81</text:p>
          </table:table-cell>
          <table:table-cell table:formula="of:=[.A212]*[.A212]" office:value-type="float" office:value="16.81" calcext:value-type="float">
            <text:p>16,81</text:p>
          </table:table-cell>
          <table:table-cell table:formula="of:=[.B212]*[.B212]" office:value-type="float" office:value="16.81" calcext:value-type="float">
            <text:p>16,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9.9432021717022" calcext:value-type="float">
            <text:p>-39,9432021717022</text:p>
          </table:table-cell>
          <table:table-cell office:value-type="float" office:value="78.2" calcext:value-type="float">
            <text:p>78,2</text:p>
          </table:table-cell>
          <table:table-cell office:value-type="float" office:value="118.143202171702" calcext:value-type="float">
            <text:p>118,14320217170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13]*[.B213]" office:value-type="float" office:value="0" calcext:value-type="float">
            <text:p>0</text:p>
          </table:table-cell>
          <table:table-cell table:formula="of:=[.A213]*[.A213]" office:value-type="float" office:value="0" calcext:value-type="float">
            <text:p>0</text:p>
          </table:table-cell>
          <table:table-cell table:formula="of:=[.B213]*[.B213]" office:value-type="float" office:value="0" calcext:value-type="float">
            <text:p>0</text:p>
          </table:table-cell>
          <table:table-cell/>
          <table:table-cell office:value-type="float" office:value="34.8" calcext:value-type="float">
            <text:p>34,8</text:p>
          </table:table-cell>
          <table:table-cell office:value-type="float" office:value="-57.1986655098775" calcext:value-type="float">
            <text:p>-57,1986655098775</text:p>
          </table:table-cell>
          <table:table-cell office:value-type="float" office:value="76.8" calcext:value-type="float">
            <text:p>76,8</text:p>
          </table:table-cell>
          <table:table-cell office:value-type="float" office:value="133.998665509878" calcext:value-type="float">
            <text:p>133,998665509878</text:p>
          </table:table-cell>
          <table:table-cell table:number-columns-repeated="3"/>
        </table:table-row>
        <table:table-row table:style-name="ro1"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table:formula="of:=[.A214]*[.B214]" office:value-type="float" office:value="9378.56" calcext:value-type="float">
            <text:p>9378,56</text:p>
          </table:table-cell>
          <table:table-cell table:formula="of:=[.A214]*[.A214]" office:value-type="float" office:value="2959.36" calcext:value-type="float">
            <text:p>2959,36</text:p>
          </table:table-cell>
          <table:table-cell table:formula="of:=[.B214]*[.B214]" office:value-type="float" office:value="29721.76" calcext:value-type="float">
            <text:p>29721,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table:formula="of:=[.A215]*[.B215]" office:value-type="float" office:value="768.58" calcext:value-type="float">
            <text:p>768,58</text:p>
          </table:table-cell>
          <table:table-cell table:formula="of:=[.A215]*[.A215]" office:value-type="float" office:value="275.56" calcext:value-type="float">
            <text:p>275,56</text:p>
          </table:table-cell>
          <table:table-cell table:formula="of:=[.B215]*[.B215]" office:value-type="float" office:value="2143.69" calcext:value-type="float">
            <text:p>2143,69</text:p>
          </table:table-cell>
          <table:table-cell/>
          <table:table-cell office:value-type="float" office:value="9.4" calcext:value-type="float">
            <text:p>9,4</text:p>
          </table:table-cell>
          <table:table-cell office:value-type="float" office:value="-16.6163721034281" calcext:value-type="float">
            <text:p>-16,6163721034281</text:p>
          </table:table-cell>
          <table:table-cell office:value-type="float" office:value="13.3" calcext:value-type="float">
            <text:p>13,3</text:p>
          </table:table-cell>
          <table:table-cell office:value-type="float" office:value="29.9163721034281" calcext:value-type="float">
            <text:p>29,91637210342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.6" calcext:value-type="float">
            <text:p>2,6</text:p>
          </table:table-cell>
          <table:table-cell office:value-type="float" office:value="-5.75182111272512" calcext:value-type="float">
            <text:p>-5,75182111272512</text:p>
          </table:table-cell>
          <table:table-cell office:value-type="float" office:value="5.4" calcext:value-type="float">
            <text:p>5,4</text:p>
          </table:table-cell>
          <table:table-cell office:value-type="float" office:value="11.1518211127251" calcext:value-type="float">
            <text:p>11,151821112725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-11.1840966080766" calcext:value-type="float">
            <text:p>-11,1840966080766</text:p>
          </table:table-cell>
          <table:table-cell office:value-type="float" office:value="10.4" calcext:value-type="float">
            <text:p>10,4</text:p>
          </table:table-cell>
          <table:table-cell office:value-type="float" office:value="21.5840966080766" calcext:value-type="float">
            <text:p>21,584096608076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7" calcext:value-type="float">
            <text:p>4,7</text:p>
          </table:table-cell>
          <table:table-cell office:value-type="float" office:value="-9.1070500951481" calcext:value-type="float">
            <text:p>-9,1070500951481</text:p>
          </table:table-cell>
          <table:table-cell office:value-type="float" office:value="10.5" calcext:value-type="float">
            <text:p>10,5</text:p>
          </table:table-cell>
          <table:table-cell office:value-type="float" office:value="19.6070500951481" calcext:value-type="float">
            <text:p>19,607050095148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4" calcext:value-type="float">
            <text:p>4,4</text:p>
          </table:table-cell>
          <table:table-cell office:value-type="float" office:value="-8.62773166908768" calcext:value-type="float">
            <text:p>-8,62773166908768</text:p>
          </table:table-cell>
          <table:table-cell office:value-type="float" office:value="4.4" calcext:value-type="float">
            <text:p>4,4</text:p>
          </table:table-cell>
          <table:table-cell office:value-type="float" office:value="13.0277316690877" calcext:value-type="float">
            <text:p>13,027731669087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-52.7250268666469" calcext:value-type="float">
            <text:p>-52,7250268666469</text:p>
          </table:table-cell>
          <table:table-cell office:value-type="float" office:value="44.3" calcext:value-type="float">
            <text:p>44,3</text:p>
          </table:table-cell>
          <table:table-cell office:value-type="float" office:value="97.0250268666469" calcext:value-type="float">
            <text:p>97,025026866646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.7" calcext:value-type="float">
            <text:p>9,7</text:p>
          </table:table-cell>
          <table:table-cell office:value-type="float" office:value="-17.0956905294885" calcext:value-type="float">
            <text:p>-17,0956905294885</text:p>
          </table:table-cell>
          <table:table-cell office:value-type="float" office:value="16" calcext:value-type="float">
            <text:p>16</text:p>
          </table:table-cell>
          <table:table-cell office:value-type="float" office:value="33.0956905294885" calcext:value-type="float">
            <text:p>33,095690529488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8.7" calcext:value-type="float">
            <text:p>48,7</text:p>
          </table:table-cell>
          <table:table-cell office:value-type="float" office:value="-79.407085917344" calcext:value-type="float">
            <text:p>-79,407085917344</text:p>
          </table:table-cell>
          <table:table-cell office:value-type="float" office:value="195.8" calcext:value-type="float">
            <text:p>195,8</text:p>
          </table:table-cell>
          <table:table-cell office:value-type="float" office:value="275.207085917344" calcext:value-type="float">
            <text:p>275,20708591734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1.7" calcext:value-type="float">
            <text:p>21,7</text:p>
          </table:table-cell>
          <table:table-cell office:value-type="float" office:value="-36.2684275719056" calcext:value-type="float">
            <text:p>-36,2684275719056</text:p>
          </table:table-cell>
          <table:table-cell office:value-type="float" office:value="44.5" calcext:value-type="float">
            <text:p>44,5</text:p>
          </table:table-cell>
          <table:table-cell office:value-type="float" office:value="80.7684275719056" calcext:value-type="float">
            <text:p>80,768427571905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.4" calcext:value-type="float">
            <text:p>8,4</text:p>
          </table:table-cell>
          <table:table-cell office:value-type="float" office:value="-15.01864401656" calcext:value-type="float">
            <text:p>-15,01864401656</text:p>
          </table:table-cell>
          <table:table-cell office:value-type="float" office:value="12.9" calcext:value-type="float">
            <text:p>12,9</text:p>
          </table:table-cell>
          <table:table-cell office:value-type="float" office:value="27.91864401656" calcext:value-type="float">
            <text:p>27,9186440165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.6" calcext:value-type="float">
            <text:p>74,6</text:p>
          </table:table-cell>
          <table:table-cell office:value-type="float" office:value="-120.788243367227" calcext:value-type="float">
            <text:p>-120,788243367227</text:p>
          </table:table-cell>
          <table:table-cell office:value-type="float" office:value="198.2" calcext:value-type="float">
            <text:p>198,2</text:p>
          </table:table-cell>
          <table:table-cell office:value-type="float" office:value="318.988243367227" calcext:value-type="float">
            <text:p>318,9882433672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-148.588712078732" calcext:value-type="float">
            <text:p>-148,588712078732</text:p>
          </table:table-cell>
          <table:table-cell office:value-type="float" office:value="182.5" calcext:value-type="float">
            <text:p>182,5</text:p>
          </table:table-cell>
          <table:table-cell office:value-type="float" office:value="331.088712078732" calcext:value-type="float">
            <text:p>331,08871207873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-4.95295706929107" calcext:value-type="float">
            <text:p>-4,95295706929107</text:p>
          </table:table-cell>
          <table:table-cell office:value-type="float" office:value="4.3" calcext:value-type="float">
            <text:p>4,3</text:p>
          </table:table-cell>
          <table:table-cell office:value-type="float" office:value="9.25295706929107" calcext:value-type="float">
            <text:p>9,252957069291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-3.03568336504937" calcext:value-type="float">
            <text:p>-3,03568336504937</text:p>
          </table:table-cell>
          <table:table-cell office:value-type="float" office:value="0.9" calcext:value-type="float">
            <text:p>0,9</text:p>
          </table:table-cell>
          <table:table-cell office:value-type="float" office:value="3.93568336504937" calcext:value-type="float">
            <text:p>3,9356833650493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0.2" calcext:value-type="float">
            <text:p>10,2</text:p>
          </table:table-cell>
          <table:table-cell office:value-type="float" office:value="-17.8945545729226" calcext:value-type="float">
            <text:p>-17,8945545729226</text:p>
          </table:table-cell>
          <table:table-cell office:value-type="float" office:value="19.8" calcext:value-type="float">
            <text:p>19,8</text:p>
          </table:table-cell>
          <table:table-cell office:value-type="float" office:value="37.6945545729226" calcext:value-type="float">
            <text:p>37,69455457292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3.7" calcext:value-type="float">
            <text:p>13,7</text:p>
          </table:table-cell>
          <table:table-cell office:value-type="float" office:value="-23.4866028769609" calcext:value-type="float">
            <text:p>-23,4866028769609</text:p>
          </table:table-cell>
          <table:table-cell office:value-type="float" office:value="13.7" calcext:value-type="float">
            <text:p>13,7</text:p>
          </table:table-cell>
          <table:table-cell office:value-type="float" office:value="37.1866028769609" calcext:value-type="float">
            <text:p>37,18660287696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3.5" calcext:value-type="float">
            <text:p>33,5</text:p>
          </table:table-cell>
          <table:table-cell office:value-type="float" office:value="-55.121618996949" calcext:value-type="float">
            <text:p>-55,121618996949</text:p>
          </table:table-cell>
          <table:table-cell office:value-type="float" office:value="96.1" calcext:value-type="float">
            <text:p>96,1</text:p>
          </table:table-cell>
          <table:table-cell office:value-type="float" office:value="151.221618996949" calcext:value-type="float">
            <text:p>151,22161899694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.3" calcext:value-type="float">
            <text:p>67,3</text:p>
          </table:table-cell>
          <table:table-cell office:value-type="float" office:value="-109.12482833309" calcext:value-type="float">
            <text:p>-109,12482833309</text:p>
          </table:table-cell>
          <table:table-cell office:value-type="float" office:value="229.6" calcext:value-type="float">
            <text:p>229,6</text:p>
          </table:table-cell>
          <table:table-cell office:value-type="float" office:value="338.72482833309" calcext:value-type="float">
            <text:p>338,724828333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5.4" calcext:value-type="float">
            <text:p>55,4</text:p>
          </table:table-cell>
          <table:table-cell office:value-type="float" office:value="-90.1118640993602" calcext:value-type="float">
            <text:p>-90,1118640993602</text:p>
          </table:table-cell>
          <table:table-cell office:value-type="float" office:value="61.2" calcext:value-type="float">
            <text:p>61,2</text:p>
          </table:table-cell>
          <table:table-cell office:value-type="float" office:value="151.31186409936" calcext:value-type="float">
            <text:p>151,3118640993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-19.1727370424171" calcext:value-type="float">
            <text:p>-19,1727370424171</text:p>
          </table:table-cell>
          <table:table-cell office:value-type="float" office:value="11" calcext:value-type="float">
            <text:p>11</text:p>
          </table:table-cell>
          <table:table-cell office:value-type="float" office:value="30.1727370424171" calcext:value-type="float">
            <text:p>30,172737042417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.3" calcext:value-type="float">
            <text:p>5,3</text:p>
          </table:table-cell>
          <table:table-cell office:value-type="float" office:value="-10.065686947269" calcext:value-type="float">
            <text:p>-10,065686947269</text:p>
          </table:table-cell>
          <table:table-cell office:value-type="float" office:value="11.9" calcext:value-type="float">
            <text:p>11,9</text:p>
          </table:table-cell>
          <table:table-cell office:value-type="float" office:value="21.965686947269" calcext:value-type="float">
            <text:p>21,96568694726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.5" calcext:value-type="float">
            <text:p>72,5</text:p>
          </table:table-cell>
          <table:table-cell office:value-type="float" office:value="-117.433014384804" calcext:value-type="float">
            <text:p>-117,433014384804</text:p>
          </table:table-cell>
          <table:table-cell office:value-type="float" office:value="153" calcext:value-type="float">
            <text:p>153</text:p>
          </table:table-cell>
          <table:table-cell office:value-type="float" office:value="270.433014384804" calcext:value-type="float">
            <text:p>270,4330143848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.6" calcext:value-type="float">
            <text:p>3,6</text:p>
          </table:table-cell>
          <table:table-cell office:value-type="float" office:value="-7.34954919959321" calcext:value-type="float">
            <text:p>-7,34954919959321</text:p>
          </table:table-cell>
          <table:table-cell office:value-type="float" office:value="3.6" calcext:value-type="float">
            <text:p>3,6</text:p>
          </table:table-cell>
          <table:table-cell office:value-type="float" office:value="10.9495491995932" calcext:value-type="float">
            <text:p>10,949549199593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2" calcext:value-type="float">
            <text:p>4,2</text:p>
          </table:table-cell>
          <table:table-cell office:value-type="float" office:value="-8.30818605171406" calcext:value-type="float">
            <text:p>-8,30818605171406</text:p>
          </table:table-cell>
          <table:table-cell office:value-type="float" office:value="4.2" calcext:value-type="float">
            <text:p>4,2</text:p>
          </table:table-cell>
          <table:table-cell office:value-type="float" office:value="12.5081860517141" calcext:value-type="float">
            <text:p>12,508186051714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.3" calcext:value-type="float">
            <text:p>2,3</text:p>
          </table:table-cell>
          <table:table-cell office:value-type="float" office:value="-5.27250268666469" calcext:value-type="float">
            <text:p>-5,27250268666469</text:p>
          </table:table-cell>
          <table:table-cell office:value-type="float" office:value="4" calcext:value-type="float">
            <text:p>4</text:p>
          </table:table-cell>
          <table:table-cell office:value-type="float" office:value="9.27250268666469" calcext:value-type="float">
            <text:p>9,2725026866646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.5" calcext:value-type="float">
            <text:p>3,5</text:p>
          </table:table-cell>
          <table:table-cell office:value-type="float" office:value="-7.1897763909064" calcext:value-type="float">
            <text:p>-7,1897763909064</text:p>
          </table:table-cell>
          <table:table-cell office:value-type="float" office:value="3.5" calcext:value-type="float">
            <text:p>3,5</text:p>
          </table:table-cell>
          <table:table-cell office:value-type="float" office:value="10.6897763909064" calcext:value-type="float">
            <text:p>10,689776390906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.2" calcext:value-type="float">
            <text:p>3,2</text:p>
          </table:table-cell>
          <table:table-cell office:value-type="float" office:value="-6.71045796484597" calcext:value-type="float">
            <text:p>-6,71045796484597</text:p>
          </table:table-cell>
          <table:table-cell office:value-type="float" office:value="11.7" calcext:value-type="float">
            <text:p>11,7</text:p>
          </table:table-cell>
          <table:table-cell office:value-type="float" office:value="18.410457964846" calcext:value-type="float">
            <text:p>18,41045796484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.5" calcext:value-type="float">
            <text:p>40,5</text:p>
          </table:table-cell>
          <table:table-cell office:value-type="float" office:value="-66.3057156050256" calcext:value-type="float">
            <text:p>-66,3057156050256</text:p>
          </table:table-cell>
          <table:table-cell office:value-type="float" office:value="48.9" calcext:value-type="float">
            <text:p>48,9</text:p>
          </table:table-cell>
          <table:table-cell office:value-type="float" office:value="115.205715605026" calcext:value-type="float">
            <text:p>115,20571560502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.1" calcext:value-type="float">
            <text:p>4,1</text:p>
          </table:table-cell>
          <table:table-cell office:value-type="float" office:value="-8.14841324302725" calcext:value-type="float">
            <text:p>-8,14841324302725</text:p>
          </table:table-cell>
          <table:table-cell office:value-type="float" office:value="4.1" calcext:value-type="float">
            <text:p>4,1</text:p>
          </table:table-cell>
          <table:table-cell office:value-type="float" office:value="12.2484132430272" calcext:value-type="float">
            <text:p>12,248413243027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1.59772808686809" calcext:value-type="float">
            <text:p>-1,59772808686809</text:p>
          </table:table-cell>
          <table:table-cell office:value-type="float" office:value="0" calcext:value-type="float">
            <text:p>0</text:p>
          </table:table-cell>
          <table:table-cell office:value-type="float" office:value="1.59772808686809" calcext:value-type="float">
            <text:p>1,597728086868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4.4" calcext:value-type="float">
            <text:p>54,4</text:p>
          </table:table-cell>
          <table:table-cell office:value-type="float" office:value="-88.5141360124921" calcext:value-type="float">
            <text:p>-88,5141360124921</text:p>
          </table:table-cell>
          <table:table-cell office:value-type="float" office:value="172.4" calcext:value-type="float">
            <text:p>172,4</text:p>
          </table:table-cell>
          <table:table-cell office:value-type="float" office:value="260.914136012492" calcext:value-type="float">
            <text:p>260,914136012492</text:p>
          </table:table-cell>
          <table:table-cell table:number-columns-repeated="3"/>
        </table:table-row>
      </table:table>
      <table:table table:name="Σx²" table:style-name="ta1">
        <table:table-column table:style-name="co17" table:default-cell-style-name="ce7"/>
        <table:table-column table:style-name="co2" table:default-cell-style-name="ce7"/>
        <table:table-column table:style-name="co21" table:default-cell-style-name="ce9"/>
        <table:table-column table:style-name="co4" table:default-cell-style-name="ce7"/>
        <table:table-column table:style-name="co21" table:number-columns-repeated="2" table:default-cell-style-name="ce7"/>
        <table:table-column table:style-name="co22" table:default-cell-style-name="ce7"/>
        <table:table-column table:style-name="co7" table:number-columns-repeated="2" table:default-cell-style-name="ce7"/>
        <table:table-column table:style-name="co8" table:default-cell-style-name="ce7"/>
        <table:table-column table:style-name="co23" table:default-cell-style-name="ce7"/>
        <table:table-column table:style-name="co9" table:default-cell-style-name="ce7"/>
        <table:table-column table:style-name="co21" table:default-cell-style-name="ce7"/>
        <table:table-column table:style-name="co11" table:default-cell-style-name="ce7"/>
        <table:table-column table:style-name="co21" table:default-cell-style-name="ce7"/>
        <table:table-column table:style-name="co13" table:default-cell-style-name="ce7"/>
        <table:table-column table:style-name="co21" table:number-columns-repeated="31" table:default-cell-style-name="ce7"/>
        <table:table-column table:style-name="co24" table:number-columns-repeated="31" table:default-cell-style-name="ce7"/>
        <table:table-column table:style-name="co21" table:number-columns-repeated="16305" table:default-cell-style-name="ce7"/>
        <table:table-column table:style-name="co21" table:default-cell-style-name="Default"/>
        <table:table-row table:style-name="ro1">
          <table:table-cell table:style-name="ce6"/>
          <table:table-cell table:style-name="ce8" table:number-columns-repeated="2"/>
          <table:table-cell table:style-name="Default" table:number-columns-repeated="2"/>
          <table:table-cell table:style-name="ce10" office:value-type="string" calcext:value-type="string">
            <text:p>Σx²</text:p>
          </table:table-cell>
          <table:table-cell table:style-name="Default" table:number-columns-repeated="4"/>
          <table:table-cell table:style-name="ce10"/>
          <table:table-cell table:style-name="Default" table:number-columns-repeated="16372"/>
          <table:table-cell/>
        </table:table-row>
        <table:table-row table:style-name="ro1">
          <table:table-cell table:style-name="ce1" office:value-type="string" calcext:value-type="string">
            <text:p>Coluna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Default" table:formula="of:=SUM([.B7:.B221])" office:value-type="float" office:value="215" calcext:value-type="float">
            <text:p>215</text:p>
          </table:table-cell>
          <table:table-cell table:style-name="Default" table:formula="of:=SUM([.C7:.C221])" office:value-type="float" office:value="0" calcext:value-type="float">
            <text:p>0</text:p>
          </table:table-cell>
          <table:table-cell table:style-name="Default" table:formula="of:=SUM([.D7:.D221])" office:value-type="float" office:value="215" calcext:value-type="float">
            <text:p>215</text:p>
          </table:table-cell>
          <table:table-cell table:style-name="Default" table:formula="of:=SUM([.E7:.E221])" office:value-type="float" office:value="4403.4" calcext:value-type="float">
            <text:p>4403,4</text:p>
          </table:table-cell>
          <table:table-cell table:style-name="Default" table:formula="of:=SUM([.F7:.F221])" office:value-type="float" office:value="249253.68" calcext:value-type="float">
            <text:p>249253,68</text:p>
          </table:table-cell>
          <table:table-cell table:style-name="Default" table:formula="of:=SUM([.G7:.G221])" office:value-type="float" office:value="9919.7" calcext:value-type="float">
            <text:p>9919,7</text:p>
          </table:table-cell>
          <table:table-cell table:style-name="Default"/>
          <table:table-cell table:style-name="Default" table:formula="of:=SUM([.I7:.I221])" office:value-type="float" office:value="3129" calcext:value-type="float">
            <text:p>3129</text:p>
          </table:table-cell>
          <table:table-cell table:style-name="Default" table:formula="of:=SUM([.J7:.J221])" office:value-type="float" office:value="886" calcext:value-type="float">
            <text:p>886</text:p>
          </table:table-cell>
          <table:table-cell table:style-name="Default" table:formula="of:=SUM([.K7:.K221])" office:value-type="float" office:value="6284" calcext:value-type="float">
            <text:p>6284</text:p>
          </table:table-cell>
          <table:table-cell table:style-name="Default" table:formula="of:=SUM([.L7:.L221])" office:value-type="float" office:value="219" calcext:value-type="float">
            <text:p>219</text:p>
          </table:table-cell>
          <table:table-cell table:style-name="Default" table:formula="of:=SUM([.M7:.M221])" office:value-type="float" office:value="219" calcext:value-type="float">
            <text:p>219</text:p>
          </table:table-cell>
          <table:table-cell table:style-name="Default" table:formula="of:=SUM([.N7:.N221])" office:value-type="float" office:value="219" calcext:value-type="float">
            <text:p>219</text:p>
          </table:table-cell>
          <table:table-cell table:style-name="Default" table:formula="of:=SUM([.O7:.O221])" office:value-type="float" office:value="0" calcext:value-type="float">
            <text:p>0</text:p>
          </table:table-cell>
          <table:table-cell table:style-name="Default" table:formula="of:=SUM([.P7:.P221])" office:value-type="float" office:value="0" calcext:value-type="float">
            <text:p>0</text:p>
          </table:table-cell>
          <table:table-cell table:style-name="Default" table:formula="of:=SUM([.Q7:.Q221])" office:value-type="float" office:value="212.7" calcext:value-type="float">
            <text:p>212,7</text:p>
          </table:table-cell>
          <table:table-cell table:style-name="Default" table:formula="of:=SUM([.R7:.R221])" office:value-type="float" office:value="192.4" calcext:value-type="float">
            <text:p>192,4</text:p>
          </table:table-cell>
          <table:table-cell table:style-name="Default" table:formula="of:=SUM([.S7:.S221])" office:value-type="float" office:value="284" calcext:value-type="float">
            <text:p>284</text:p>
          </table:table-cell>
          <table:table-cell table:style-name="Default" table:formula="of:=SUM([.T7:.T221])" office:value-type="float" office:value="402.7" calcext:value-type="float">
            <text:p>402,7</text:p>
          </table:table-cell>
          <table:table-cell table:style-name="Default" table:formula="of:=SUM([.U7:.U221])" office:value-type="float" office:value="341.6" calcext:value-type="float">
            <text:p>341,6</text:p>
          </table:table-cell>
          <table:table-cell table:style-name="Default" table:formula="of:=SUM([.V7:.V221])" office:value-type="float" office:value="197.7" calcext:value-type="float">
            <text:p>197,7</text:p>
          </table:table-cell>
          <table:table-cell table:style-name="Default" table:formula="of:=SUM([.W7:.W221])" office:value-type="float" office:value="199.4" calcext:value-type="float">
            <text:p>199,4</text:p>
          </table:table-cell>
          <table:table-cell table:style-name="Default" table:formula="of:=SUM([.X7:.X221])" office:value-type="float" office:value="371.8" calcext:value-type="float">
            <text:p>371,8</text:p>
          </table:table-cell>
          <table:table-cell table:style-name="Default" table:formula="of:=SUM([.Y7:.Y221])" office:value-type="float" office:value="469.4" calcext:value-type="float">
            <text:p>469,4</text:p>
          </table:table-cell>
          <table:table-cell table:style-name="Default" table:formula="of:=SUM([.Z7:.Z221])" office:value-type="float" office:value="236.2" calcext:value-type="float">
            <text:p>236,2</text:p>
          </table:table-cell>
          <table:table-cell table:style-name="Default" table:formula="of:=SUM([.AA7:.AA221])" office:value-type="float" office:value="339.3" calcext:value-type="float">
            <text:p>339,3</text:p>
          </table:table-cell>
          <table:table-cell table:style-name="Default" table:formula="of:=SUM([.AB7:.AB221])" office:value-type="float" office:value="420.1" calcext:value-type="float">
            <text:p>420,1</text:p>
          </table:table-cell>
          <table:table-cell table:style-name="Default" table:formula="of:=SUM([.AC7:.AC221])" office:value-type="float" office:value="440.6" calcext:value-type="float">
            <text:p>440,6</text:p>
          </table:table-cell>
          <table:table-cell table:style-name="Default" table:formula="of:=SUM([.AD7:.AD221])" office:value-type="float" office:value="244.8" calcext:value-type="float">
            <text:p>244,8</text:p>
          </table:table-cell>
          <table:table-cell table:style-name="Default" table:formula="of:=SUM([.AE7:.AE221])" office:value-type="float" office:value="371.9" calcext:value-type="float">
            <text:p>371,9</text:p>
          </table:table-cell>
          <table:table-cell table:style-name="Default" table:formula="of:=SUM([.AF7:.AF221])" office:value-type="float" office:value="384.1" calcext:value-type="float">
            <text:p>384,1</text:p>
          </table:table-cell>
          <table:table-cell table:style-name="Default" table:formula="of:=SUM([.AG7:.AG221])" office:value-type="float" office:value="301.8" calcext:value-type="float">
            <text:p>301,8</text:p>
          </table:table-cell>
          <table:table-cell table:style-name="Default" table:formula="of:=SUM([.AH7:.AH221])" office:value-type="float" office:value="272.2" calcext:value-type="float">
            <text:p>272,2</text:p>
          </table:table-cell>
          <table:table-cell table:style-name="Default" table:formula="of:=SUM([.AI7:.AI221])" office:value-type="float" office:value="252.9" calcext:value-type="float">
            <text:p>252,9</text:p>
          </table:table-cell>
          <table:table-cell table:style-name="Default" table:formula="of:=SUM([.AJ7:.AJ221])" office:value-type="float" office:value="386.7" calcext:value-type="float">
            <text:p>386,7</text:p>
          </table:table-cell>
          <table:table-cell table:style-name="Default" table:formula="of:=SUM([.AK7:.AK221])" office:value-type="float" office:value="280.6" calcext:value-type="float">
            <text:p>280,6</text:p>
          </table:table-cell>
          <table:table-cell table:style-name="Default" table:formula="of:=SUM([.AL7:.AL221])" office:value-type="float" office:value="254" calcext:value-type="float">
            <text:p>254</text:p>
          </table:table-cell>
          <table:table-cell table:style-name="Default" table:formula="of:=SUM([.AM7:.AM221])" office:value-type="float" office:value="516.3" calcext:value-type="float">
            <text:p>516,3</text:p>
          </table:table-cell>
          <table:table-cell table:style-name="Default" table:formula="of:=SUM([.AN7:.AN221])" office:value-type="float" office:value="463" calcext:value-type="float">
            <text:p>463</text:p>
          </table:table-cell>
          <table:table-cell table:style-name="Default" table:formula="of:=SUM([.AO7:.AO221])" office:value-type="float" office:value="259.5" calcext:value-type="float">
            <text:p>259,5</text:p>
          </table:table-cell>
          <table:table-cell table:style-name="Default" table:formula="of:=SUM([.AP7:.AP221])" office:value-type="float" office:value="366.9" calcext:value-type="float">
            <text:p>366,9</text:p>
          </table:table-cell>
          <table:table-cell table:style-name="Default" table:formula="of:=SUM([.AQ7:.AQ221])" office:value-type="float" office:value="297.9" calcext:value-type="float">
            <text:p>297,9</text:p>
          </table:table-cell>
          <table:table-cell table:style-name="Default" table:formula="of:=SUM([.AR7:.AR221])" office:value-type="float" office:value="334.1" calcext:value-type="float">
            <text:p>334,1</text:p>
          </table:table-cell>
          <table:table-cell table:style-name="Default" table:formula="of:=SUM([.AS7:.AS221])" office:value-type="float" office:value="484.8" calcext:value-type="float">
            <text:p>484,8</text:p>
          </table:table-cell>
          <table:table-cell table:style-name="Default" table:formula="of:=SUM([.AT7:.AT221])" office:value-type="float" office:value="218.3" calcext:value-type="float">
            <text:p>218,3</text:p>
          </table:table-cell>
          <table:table-cell table:style-name="Default" table:formula="of:=SUM([.AU7:.AU221])" office:value-type="float" office:value="128.6" calcext:value-type="float">
            <text:p>128,6</text:p>
          </table:table-cell>
          <table:table-cell table:style-name="Default" table:formula="of:=SUM([.AV7:.AV221])" office:value-type="float" office:value="214" calcext:value-type="float">
            <text:p>214</text:p>
          </table:table-cell>
          <table:table-cell table:style-name="Default" table:formula="of:=SUM([.AW7:.AW221])" office:value-type="float" office:value="214" calcext:value-type="float">
            <text:p>214</text:p>
          </table:table-cell>
          <table:table-cell table:style-name="Default" table:formula="of:=SUM([.AX7:.AX221])" office:value-type="float" office:value="214" calcext:value-type="float">
            <text:p>214</text:p>
          </table:table-cell>
          <table:table-cell table:style-name="Default" table:formula="of:=SUM([.AY7:.AY221])" office:value-type="float" office:value="214" calcext:value-type="float">
            <text:p>214</text:p>
          </table:table-cell>
          <table:table-cell table:style-name="Default" table:formula="of:=SUM([.AZ7:.AZ221])" office:value-type="float" office:value="214" calcext:value-type="float">
            <text:p>214</text:p>
          </table:table-cell>
          <table:table-cell table:style-name="Default" table:formula="of:=SUM([.BA7:.BA221])" office:value-type="float" office:value="214" calcext:value-type="float">
            <text:p>214</text:p>
          </table:table-cell>
          <table:table-cell table:style-name="Default" table:formula="of:=SUM([.BB7:.BB221])" office:value-type="float" office:value="214" calcext:value-type="float">
            <text:p>214</text:p>
          </table:table-cell>
          <table:table-cell table:style-name="Default" table:formula="of:=SUM([.BC7:.BC221])" office:value-type="float" office:value="214" calcext:value-type="float">
            <text:p>214</text:p>
          </table:table-cell>
          <table:table-cell table:style-name="Default" table:formula="of:=SUM([.BD7:.BD221])" office:value-type="float" office:value="214" calcext:value-type="float">
            <text:p>214</text:p>
          </table:table-cell>
          <table:table-cell table:style-name="Default" table:formula="of:=SUM([.BE7:.BE221])" office:value-type="float" office:value="216" calcext:value-type="float">
            <text:p>216</text:p>
          </table:table-cell>
          <table:table-cell table:style-name="Default" table:formula="of:=SUM([.BF7:.BF221])" office:value-type="float" office:value="216" calcext:value-type="float">
            <text:p>216</text:p>
          </table:table-cell>
          <table:table-cell table:style-name="Default" table:formula="of:=SUM([.BG7:.BG221])" office:value-type="float" office:value="214" calcext:value-type="float">
            <text:p>214</text:p>
          </table:table-cell>
          <table:table-cell table:style-name="Default" table:formula="of:=SUM([.BH7:.BH221])" office:value-type="float" office:value="216" calcext:value-type="float">
            <text:p>216</text:p>
          </table:table-cell>
          <table:table-cell table:style-name="Default" table:formula="of:=SUM([.BI7:.BI221])" office:value-type="float" office:value="216" calcext:value-type="float">
            <text:p>216</text:p>
          </table:table-cell>
          <table:table-cell table:style-name="Default" table:formula="of:=SUM([.BJ7:.BJ221])" office:value-type="float" office:value="214" calcext:value-type="float">
            <text:p>214</text:p>
          </table:table-cell>
          <table:table-cell table:style-name="Default" table:formula="of:=SUM([.BK7:.BK221])" office:value-type="float" office:value="214" calcext:value-type="float">
            <text:p>214</text:p>
          </table:table-cell>
          <table:table-cell table:style-name="Default" table:formula="of:=SUM([.BL7:.BL221])" office:value-type="float" office:value="216" calcext:value-type="float">
            <text:p>216</text:p>
          </table:table-cell>
          <table:table-cell table:style-name="Default" table:formula="of:=SUM([.BM7:.BM221])" office:value-type="float" office:value="214" calcext:value-type="float">
            <text:p>214</text:p>
          </table:table-cell>
          <table:table-cell table:style-name="Default" table:formula="of:=SUM([.BN7:.BN221])" office:value-type="float" office:value="215" calcext:value-type="float">
            <text:p>215</text:p>
          </table:table-cell>
          <table:table-cell table:style-name="Default" table:formula="of:=SUM([.BO7:.BO221])" office:value-type="float" office:value="215" calcext:value-type="float">
            <text:p>215</text:p>
          </table:table-cell>
          <table:table-cell table:style-name="Default" table:formula="of:=SUM([.BP7:.BP221])" office:value-type="float" office:value="215" calcext:value-type="float">
            <text:p>215</text:p>
          </table:table-cell>
          <table:table-cell table:style-name="Default" table:formula="of:=SUM([.BQ7:.BQ221])" office:value-type="float" office:value="215" calcext:value-type="float">
            <text:p>215</text:p>
          </table:table-cell>
          <table:table-cell table:style-name="Default" table:formula="of:=SUM([.BR7:.BR221])" office:value-type="float" office:value="215" calcext:value-type="float">
            <text:p>215</text:p>
          </table:table-cell>
          <table:table-cell table:style-name="Default" table:formula="of:=SUM([.BS7:.BS221])" office:value-type="float" office:value="217" calcext:value-type="float">
            <text:p>217</text:p>
          </table:table-cell>
          <table:table-cell table:style-name="Default" table:formula="of:=SUM([.BT7:.BT221])" office:value-type="float" office:value="215" calcext:value-type="float">
            <text:p>215</text:p>
          </table:table-cell>
          <table:table-cell table:style-name="Default" table:formula="of:=SUM([.BU7:.BU221])" office:value-type="float" office:value="215" calcext:value-type="float">
            <text:p>215</text:p>
          </table:table-cell>
          <table:table-cell table:style-name="Default" table:formula="of:=SUM([.BV7:.BV221])" office:value-type="float" office:value="215" calcext:value-type="float">
            <text:p>215</text:p>
          </table:table-cell>
          <table:table-cell table:style-name="Default" table:formula="of:=SUM([.BW7:.BW221])" office:value-type="float" office:value="217" calcext:value-type="float">
            <text:p>217</text:p>
          </table:table-cell>
          <table:table-cell table:style-name="Default" table:formula="of:=SUM([.BX7:.BX221])" office:value-type="float" office:value="203" calcext:value-type="float">
            <text:p>203</text:p>
          </table:table-cell>
          <table:table-cell table:style-name="Default" table:formula="of:=SUM([.BY7:.BY221])" office:value-type="float" office:value="199" calcext:value-type="float">
            <text:p>199</text:p>
          </table:table-cell>
          <table:table-cell table:style-name="Default" table:formula="of:=SUM([.BZ7:.BZ221])" office:value-type="float" office:value="139" calcext:value-type="float">
            <text:p>139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Default" table:formula="of:=[.B3]/[.$B$5]" office:value-type="float" office:value="1" calcext:value-type="float">
            <text:p>1</text:p>
          </table:table-cell>
          <table:table-cell table:style-name="Default" table:formula="of:=[.C3]/[.$B$5]" office:value-type="float" office:value="0" calcext:value-type="float">
            <text:p>0</text:p>
          </table:table-cell>
          <table:table-cell table:style-name="Default" table:formula="of:=[.D3]/[.$B$5]" office:value-type="float" office:value="1" calcext:value-type="float">
            <text:p>1</text:p>
          </table:table-cell>
          <table:table-cell table:style-name="Default" table:formula="of:=[.E3]/[.$B$5]" office:value-type="float" office:value="20.4809302325581" calcext:value-type="float">
            <text:p>20,4809302325581</text:p>
          </table:table-cell>
          <table:table-cell table:style-name="Default" table:formula="of:=[.F3]/[.$B$5]" office:value-type="float" office:value="1159.31944186047" calcext:value-type="float">
            <text:p>1159,31944186047</text:p>
          </table:table-cell>
          <table:table-cell table:style-name="Default" table:formula="of:=[.G3]/[.$B$5]" office:value-type="float" office:value="46.1381395348837" calcext:value-type="float">
            <text:p>46,1381395348837</text:p>
          </table:table-cell>
          <table:table-cell table:style-name="Default" table:formula="of:=SUM([.H7:.H220])" office:value-type="float" office:value="1507646.91" calcext:value-type="float">
            <text:p>1507646,91</text:p>
          </table:table-cell>
          <table:table-cell table:style-name="Default" table:formula="of:=[.I3]/[.$B$5]" office:value-type="float" office:value="14.553488372093" calcext:value-type="float">
            <text:p>14,553488372093</text:p>
          </table:table-cell>
          <table:table-cell table:style-name="Default" table:formula="of:=[.J3]/[.$B$5]" office:value-type="float" office:value="4.12093023255814" calcext:value-type="float">
            <text:p>4,12093023255814</text:p>
          </table:table-cell>
          <table:table-cell table:style-name="Default" table:formula="of:=[.K3]/[.$B$5]" office:value-type="float" office:value="29.2279069767442" calcext:value-type="float">
            <text:p>29,2279069767442</text:p>
          </table:table-cell>
          <table:table-cell table:style-name="Default" table:formula="of:=[.L3]/[.$B$5]" office:value-type="float" office:value="1.01860465116279" calcext:value-type="float">
            <text:p>1,01860465116279</text:p>
          </table:table-cell>
          <table:table-cell table:style-name="Default" table:formula="of:=[.M3]/[.$B$5]" office:value-type="float" office:value="1.01860465116279" calcext:value-type="float">
            <text:p>1,01860465116279</text:p>
          </table:table-cell>
          <table:table-cell table:style-name="Default" table:formula="of:=[.N3]/[.$B$5]" office:value-type="float" office:value="1.01860465116279" calcext:value-type="float">
            <text:p>1,01860465116279</text:p>
          </table:table-cell>
          <table:table-cell table:style-name="Default" table:formula="of:=[.O3]/[.$B$5]" office:value-type="float" office:value="0" calcext:value-type="float">
            <text:p>0</text:p>
          </table:table-cell>
          <table:table-cell table:style-name="Default" table:formula="of:=[.P3]/[.$B$5]" office:value-type="float" office:value="0" calcext:value-type="float">
            <text:p>0</text:p>
          </table:table-cell>
          <table:table-cell table:style-name="Default" table:formula="of:=[.Q3]/[.$B$5]" office:value-type="float" office:value="0.989302325581395" calcext:value-type="float">
            <text:p>0,989302325581395</text:p>
          </table:table-cell>
          <table:table-cell table:style-name="Default" table:formula="of:=[.R3]/[.$B$5]" office:value-type="float" office:value="0.894883720930233" calcext:value-type="float">
            <text:p>0,894883720930233</text:p>
          </table:table-cell>
          <table:table-cell table:style-name="Default" table:formula="of:=[.S3]/[.$B$5]" office:value-type="float" office:value="1.32093023255814" calcext:value-type="float">
            <text:p>1,32093023255814</text:p>
          </table:table-cell>
          <table:table-cell table:style-name="Default" table:formula="of:=[.T3]/[.$B$5]" office:value-type="float" office:value="1.87302325581395" calcext:value-type="float">
            <text:p>1,87302325581395</text:p>
          </table:table-cell>
          <table:table-cell table:style-name="Default" table:formula="of:=[.U3]/[.$B$5]" office:value-type="float" office:value="1.58883720930233" calcext:value-type="float">
            <text:p>1,58883720930233</text:p>
          </table:table-cell>
          <table:table-cell table:style-name="Default" table:formula="of:=[.V3]/[.$B$5]" office:value-type="float" office:value="0.91953488372093" calcext:value-type="float">
            <text:p>0,91953488372093</text:p>
          </table:table-cell>
          <table:table-cell table:style-name="Default" table:formula="of:=[.W3]/[.$B$5]" office:value-type="float" office:value="0.927441860465116" calcext:value-type="float">
            <text:p>0,927441860465116</text:p>
          </table:table-cell>
          <table:table-cell table:style-name="Default" table:formula="of:=[.X3]/[.$B$5]" office:value-type="float" office:value="1.7293023255814" calcext:value-type="float">
            <text:p>1,7293023255814</text:p>
          </table:table-cell>
          <table:table-cell table:style-name="Default" table:formula="of:=[.Y3]/[.$B$5]" office:value-type="float" office:value="2.18325581395349" calcext:value-type="float">
            <text:p>2,18325581395349</text:p>
          </table:table-cell>
          <table:table-cell table:style-name="Default" table:formula="of:=[.Z3]/[.$B$5]" office:value-type="float" office:value="1.09860465116279" calcext:value-type="float">
            <text:p>1,09860465116279</text:p>
          </table:table-cell>
          <table:table-cell table:style-name="Default" table:formula="of:=[.AA3]/[.$B$5]" office:value-type="float" office:value="1.57813953488372" calcext:value-type="float">
            <text:p>1,57813953488372</text:p>
          </table:table-cell>
          <table:table-cell table:style-name="Default" table:formula="of:=[.AB3]/[.$B$5]" office:value-type="float" office:value="1.95395348837209" calcext:value-type="float">
            <text:p>1,95395348837209</text:p>
          </table:table-cell>
          <table:table-cell table:style-name="Default" table:formula="of:=[.AC3]/[.$B$5]" office:value-type="float" office:value="2.0493023255814" calcext:value-type="float">
            <text:p>2,0493023255814</text:p>
          </table:table-cell>
          <table:table-cell table:style-name="Default" table:formula="of:=[.AD3]/[.$B$5]" office:value-type="float" office:value="1.13860465116279" calcext:value-type="float">
            <text:p>1,13860465116279</text:p>
          </table:table-cell>
          <table:table-cell table:style-name="Default" table:formula="of:=[.AE3]/[.$B$5]" office:value-type="float" office:value="1.72976744186047" calcext:value-type="float">
            <text:p>1,72976744186047</text:p>
          </table:table-cell>
          <table:table-cell table:style-name="Default" table:formula="of:=[.AF3]/[.$B$5]" office:value-type="float" office:value="1.78651162790698" calcext:value-type="float">
            <text:p>1,78651162790698</text:p>
          </table:table-cell>
          <table:table-cell table:style-name="Default" table:formula="of:=[.AG3]/[.$B$5]" office:value-type="float" office:value="1.40372093023256" calcext:value-type="float">
            <text:p>1,40372093023256</text:p>
          </table:table-cell>
          <table:table-cell table:style-name="Default" table:formula="of:=[.AH3]/[.$B$5]" office:value-type="float" office:value="1.26604651162791" calcext:value-type="float">
            <text:p>1,26604651162791</text:p>
          </table:table-cell>
          <table:table-cell table:style-name="Default" table:formula="of:=[.AI3]/[.$B$5]" office:value-type="float" office:value="1.17627906976744" calcext:value-type="float">
            <text:p>1,17627906976744</text:p>
          </table:table-cell>
          <table:table-cell table:style-name="Default" table:formula="of:=[.AJ3]/[.$B$5]" office:value-type="float" office:value="1.79860465116279" calcext:value-type="float">
            <text:p>1,79860465116279</text:p>
          </table:table-cell>
          <table:table-cell table:style-name="Default" table:formula="of:=[.AK3]/[.$B$5]" office:value-type="float" office:value="1.30511627906977" calcext:value-type="float">
            <text:p>1,30511627906977</text:p>
          </table:table-cell>
          <table:table-cell table:style-name="Default" table:formula="of:=[.AL3]/[.$B$5]" office:value-type="float" office:value="1.18139534883721" calcext:value-type="float">
            <text:p>1,18139534883721</text:p>
          </table:table-cell>
          <table:table-cell table:style-name="Default" table:formula="of:=[.AM3]/[.$B$5]" office:value-type="float" office:value="2.40139534883721" calcext:value-type="float">
            <text:p>2,40139534883721</text:p>
          </table:table-cell>
          <table:table-cell table:style-name="Default" table:formula="of:=[.AN3]/[.$B$5]" office:value-type="float" office:value="2.15348837209302" calcext:value-type="float">
            <text:p>2,15348837209302</text:p>
          </table:table-cell>
          <table:table-cell table:style-name="Default" table:formula="of:=[.AO3]/[.$B$5]" office:value-type="float" office:value="1.20697674418605" calcext:value-type="float">
            <text:p>1,20697674418605</text:p>
          </table:table-cell>
          <table:table-cell table:style-name="Default" table:formula="of:=[.AP3]/[.$B$5]" office:value-type="float" office:value="1.70651162790698" calcext:value-type="float">
            <text:p>1,70651162790698</text:p>
          </table:table-cell>
          <table:table-cell table:style-name="Default" table:formula="of:=[.AQ3]/[.$B$5]" office:value-type="float" office:value="1.38558139534884" calcext:value-type="float">
            <text:p>1,38558139534884</text:p>
          </table:table-cell>
          <table:table-cell table:style-name="Default" table:formula="of:=[.AR3]/[.$B$5]" office:value-type="float" office:value="1.55395348837209" calcext:value-type="float">
            <text:p>1,55395348837209</text:p>
          </table:table-cell>
          <table:table-cell table:style-name="Default" table:formula="of:=[.AS3]/[.$B$5]" office:value-type="float" office:value="2.25488372093023" calcext:value-type="float">
            <text:p>2,25488372093023</text:p>
          </table:table-cell>
          <table:table-cell table:style-name="Default" table:formula="of:=[.AT3]/[.$B$5]" office:value-type="float" office:value="1.0153488372093" calcext:value-type="float">
            <text:p>1,0153488372093</text:p>
          </table:table-cell>
          <table:table-cell table:style-name="Default" table:formula="of:=[.AU3]/[.$B$5]" office:value-type="float" office:value="0.598139534883721" calcext:value-type="float">
            <text:p>0,598139534883721</text:p>
          </table:table-cell>
          <table:table-cell table:style-name="Default" table:formula="of:=[.AV3]/[.$B$5]" office:value-type="float" office:value="0.995348837209302" calcext:value-type="float">
            <text:p>0,995348837209302</text:p>
          </table:table-cell>
          <table:table-cell table:style-name="Default" table:formula="of:=[.AW3]/[.$B$5]" office:value-type="float" office:value="0.995348837209302" calcext:value-type="float">
            <text:p>0,995348837209302</text:p>
          </table:table-cell>
          <table:table-cell table:style-name="Default" table:formula="of:=[.AX3]/[.$B$5]" office:value-type="float" office:value="0.995348837209302" calcext:value-type="float">
            <text:p>0,995348837209302</text:p>
          </table:table-cell>
          <table:table-cell table:style-name="Default" table:formula="of:=[.AY3]/[.$B$5]" office:value-type="float" office:value="0.995348837209302" calcext:value-type="float">
            <text:p>0,995348837209302</text:p>
          </table:table-cell>
          <table:table-cell table:style-name="Default" table:formula="of:=[.AZ3]/[.$B$5]" office:value-type="float" office:value="0.995348837209302" calcext:value-type="float">
            <text:p>0,995348837209302</text:p>
          </table:table-cell>
          <table:table-cell table:style-name="Default" table:formula="of:=[.BA3]/[.$B$5]" office:value-type="float" office:value="0.995348837209302" calcext:value-type="float">
            <text:p>0,995348837209302</text:p>
          </table:table-cell>
          <table:table-cell table:style-name="Default" table:formula="of:=[.BB3]/[.$B$5]" office:value-type="float" office:value="0.995348837209302" calcext:value-type="float">
            <text:p>0,995348837209302</text:p>
          </table:table-cell>
          <table:table-cell table:style-name="Default" table:formula="of:=[.BC3]/[.$B$5]" office:value-type="float" office:value="0.995348837209302" calcext:value-type="float">
            <text:p>0,995348837209302</text:p>
          </table:table-cell>
          <table:table-cell table:style-name="Default" table:formula="of:=[.BD3]/[.$B$5]" office:value-type="float" office:value="0.995348837209302" calcext:value-type="float">
            <text:p>0,995348837209302</text:p>
          </table:table-cell>
          <table:table-cell table:style-name="Default" table:formula="of:=[.BE3]/[.$B$5]" office:value-type="float" office:value="1.0046511627907" calcext:value-type="float">
            <text:p>1,0046511627907</text:p>
          </table:table-cell>
          <table:table-cell table:style-name="Default" table:formula="of:=[.BF3]/[.$B$5]" office:value-type="float" office:value="1.0046511627907" calcext:value-type="float">
            <text:p>1,0046511627907</text:p>
          </table:table-cell>
          <table:table-cell table:style-name="Default" table:formula="of:=[.BG3]/[.$B$5]" office:value-type="float" office:value="0.995348837209302" calcext:value-type="float">
            <text:p>0,995348837209302</text:p>
          </table:table-cell>
          <table:table-cell table:style-name="Default" table:formula="of:=[.BH3]/[.$B$5]" office:value-type="float" office:value="1.0046511627907" calcext:value-type="float">
            <text:p>1,0046511627907</text:p>
          </table:table-cell>
          <table:table-cell table:style-name="Default" table:formula="of:=[.BI3]/[.$B$5]" office:value-type="float" office:value="1.0046511627907" calcext:value-type="float">
            <text:p>1,0046511627907</text:p>
          </table:table-cell>
          <table:table-cell table:style-name="Default" table:formula="of:=[.BJ3]/[.$B$5]" office:value-type="float" office:value="0.995348837209302" calcext:value-type="float">
            <text:p>0,995348837209302</text:p>
          </table:table-cell>
          <table:table-cell table:style-name="Default" table:formula="of:=[.BK3]/[.$B$5]" office:value-type="float" office:value="0.995348837209302" calcext:value-type="float">
            <text:p>0,995348837209302</text:p>
          </table:table-cell>
          <table:table-cell table:style-name="Default" table:formula="of:=[.BL3]/[.$B$5]" office:value-type="float" office:value="1.0046511627907" calcext:value-type="float">
            <text:p>1,0046511627907</text:p>
          </table:table-cell>
          <table:table-cell table:style-name="Default" table:formula="of:=[.BM3]/[.$B$5]" office:value-type="float" office:value="0.995348837209302" calcext:value-type="float">
            <text:p>0,995348837209302</text:p>
          </table:table-cell>
          <table:table-cell table:style-name="Default" table:formula="of:=[.BN3]/[.$B$5]" office:value-type="float" office:value="1" calcext:value-type="float">
            <text:p>1</text:p>
          </table:table-cell>
          <table:table-cell table:style-name="Default" table:formula="of:=[.BO3]/[.$B$5]" office:value-type="float" office:value="1" calcext:value-type="float">
            <text:p>1</text:p>
          </table:table-cell>
          <table:table-cell table:style-name="Default" table:formula="of:=[.BP3]/[.$B$5]" office:value-type="float" office:value="1" calcext:value-type="float">
            <text:p>1</text:p>
          </table:table-cell>
          <table:table-cell table:style-name="Default" table:formula="of:=[.BQ3]/[.$B$5]" office:value-type="float" office:value="1" calcext:value-type="float">
            <text:p>1</text:p>
          </table:table-cell>
          <table:table-cell table:style-name="Default" table:formula="of:=[.BR3]/[.$B$5]" office:value-type="float" office:value="1" calcext:value-type="float">
            <text:p>1</text:p>
          </table:table-cell>
          <table:table-cell table:style-name="Default" table:formula="of:=[.BS3]/[.$B$5]" office:value-type="float" office:value="1.0093023255814" calcext:value-type="float">
            <text:p>1,0093023255814</text:p>
          </table:table-cell>
          <table:table-cell table:style-name="Default" table:formula="of:=[.BT3]/[.$B$5]" office:value-type="float" office:value="1" calcext:value-type="float">
            <text:p>1</text:p>
          </table:table-cell>
          <table:table-cell table:style-name="Default" table:formula="of:=[.BU3]/[.$B$5]" office:value-type="float" office:value="1" calcext:value-type="float">
            <text:p>1</text:p>
          </table:table-cell>
          <table:table-cell table:style-name="Default" table:formula="of:=[.BV3]/[.$B$5]" office:value-type="float" office:value="1" calcext:value-type="float">
            <text:p>1</text:p>
          </table:table-cell>
          <table:table-cell table:style-name="Default" table:formula="of:=[.BW3]/[.$B$5]" office:value-type="float" office:value="1.0093023255814" calcext:value-type="float">
            <text:p>1,0093023255814</text:p>
          </table:table-cell>
          <table:table-cell table:style-name="Default" table:formula="of:=[.BX3]/[.$B$5]" office:value-type="float" office:value="0.944186046511628" calcext:value-type="float">
            <text:p>0,944186046511628</text:p>
          </table:table-cell>
          <table:table-cell table:style-name="Default" table:formula="of:=[.BY3]/[.$B$5]" office:value-type="float" office:value="0.925581395348837" calcext:value-type="float">
            <text:p>0,925581395348837</text:p>
          </table:table-cell>
          <table:table-cell table:style-name="Default" table:formula="of:=[.BZ3]/[.$B$5]" office:value-type="float" office:value="0.646511627906977" calcext:value-type="float">
            <text:p>0,646511627906977</text:p>
          </table:table-cell>
          <table:table-cell table:style-name="Default" table:number-columns-repeated="16305"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table:number-columns-repeated="16381"/>
          <table:table-cell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ce7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table:style-name="ce10" office:value-type="string" calcext:value-type="string">
            <text:p>x²</text:p>
          </table:table-cell>
          <table:table-cell office:value-type="string" calcext:value-type="string">
            <text:p>Total</text:p>
          </table:table-cell>
          <table:table-cell table:style-name="ce10" office:value-type="string" calcext:value-type="string">
            <text:p>x²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table:style-name="ce10" office:value-type="string" calcext:value-type="string">
            <text:p>x²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table:formula="of:=[.E7]*[.E7]" office:value-type="float" office:value="299.29" calcext:value-type="float">
            <text:p>299,29</text:p>
          </table:table-cell>
          <table:table-cell office:value-type="float" office:value="27.6" calcext:value-type="float">
            <text:p>27,6</text:p>
          </table:table-cell>
          <table:table-cell table:formula="of:=[.G7]*[.G7]" office:value-type="float" office:value="761.76" calcext:value-type="float">
            <text:p>761,7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J7]*[.J7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table:formula="of:=[.E8]*[.E8]" office:value-type="float" office:value="19656.04" calcext:value-type="float">
            <text:p>19656,04</text:p>
          </table:table-cell>
          <table:table-cell office:value-type="float" office:value="338.2" calcext:value-type="float">
            <text:p>338,2</text:p>
          </table:table-cell>
          <table:table-cell table:formula="of:=[.G8]*[.G8]" office:value-type="float" office:value="114379.24" calcext:value-type="float">
            <text:p>114379,2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J8]*[.J8]" office:value-type="float" office:value="324" calcext:value-type="float">
            <text:p>3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table:formula="of:=[.E9]*[.E9]" office:value-type="float" office:value="2693.61" calcext:value-type="float">
            <text:p>2693,61</text:p>
          </table:table-cell>
          <table:table-cell office:value-type="float" office:value="242.1" calcext:value-type="float">
            <text:p>242,1</text:p>
          </table:table-cell>
          <table:table-cell table:formula="of:=[.G9]*[.G9]" office:value-type="float" office:value="58612.41" calcext:value-type="float">
            <text:p>58612,4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J9]*[.J9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]*[.E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]*[.G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]*[.J10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table:formula="of:=[.E11]*[.E11]" office:value-type="float" office:value="166.41" calcext:value-type="float">
            <text:p>166,41</text:p>
          </table:table-cell>
          <table:table-cell office:value-type="float" office:value="21.2" calcext:value-type="float">
            <text:p>21,2</text:p>
          </table:table-cell>
          <table:table-cell table:formula="of:=[.G11]*[.G11]" office:value-type="float" office:value="449.44" calcext:value-type="float">
            <text:p>449,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J11]*[.J1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table:formula="of:=[.E12]*[.E12]" office:value-type="float" office:value="3.61" calcext:value-type="float">
            <text:p>3,61</text:p>
          </table:table-cell>
          <table:table-cell office:value-type="float" office:value="1.9" calcext:value-type="float">
            <text:p>1,9</text:p>
          </table:table-cell>
          <table:table-cell table:formula="of:=[.G12]*[.G12]" office:value-type="float" office:value="3.61" calcext:value-type="float">
            <text:p>3,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J12]*[.J1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table:formula="of:=[.E13]*[.E13]" office:value-type="float" office:value="32.49" calcext:value-type="float">
            <text:p>32,49</text:p>
          </table:table-cell>
          <table:table-cell office:value-type="float" office:value="17" calcext:value-type="float">
            <text:p>17</text:p>
          </table:table-cell>
          <table:table-cell table:formula="of:=[.G13]*[.G13]"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J13]*[.J13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]*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]*[.G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]*[.J14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table:formula="of:=[.E15]*[.E15]" office:value-type="float" office:value="852.64" calcext:value-type="float">
            <text:p>852,64</text:p>
          </table:table-cell>
          <table:table-cell office:value-type="float" office:value="29.7" calcext:value-type="float">
            <text:p>29,7</text:p>
          </table:table-cell>
          <table:table-cell table:formula="of:=[.G15]*[.G15]" office:value-type="float" office:value="882.09" calcext:value-type="float">
            <text:p>882,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J15]*[.J1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table:formula="of:=[.E16]*[.E16]" office:value-type="float" office:value="3158.44" calcext:value-type="float">
            <text:p>3158,44</text:p>
          </table:table-cell>
          <table:table-cell office:value-type="float" office:value="65.4" calcext:value-type="float">
            <text:p>65,4</text:p>
          </table:table-cell>
          <table:table-cell table:formula="of:=[.G16]*[.G16]" office:value-type="float" office:value="4277.16" calcext:value-type="float">
            <text:p>4277,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J16]*[.J1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table:formula="of:=[.E17]*[.E17]" office:value-type="float" office:value="187.69" calcext:value-type="float">
            <text:p>187,69</text:p>
          </table:table-cell>
          <table:table-cell office:value-type="float" office:value="21" calcext:value-type="float">
            <text:p>21</text:p>
          </table:table-cell>
          <table:table-cell table:formula="of:=[.G17]*[.G17]"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7]*[.J17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8]*[.E18]" office:value-type="float" office:value="7.29" calcext:value-type="float">
            <text:p>7,29</text:p>
          </table:table-cell>
          <table:table-cell office:value-type="float" office:value="5.2" calcext:value-type="float">
            <text:p>5,2</text:p>
          </table:table-cell>
          <table:table-cell table:formula="of:=[.G18]*[.G18]" office:value-type="float" office:value="27.04" calcext:value-type="float">
            <text:p>27,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J18]*[.J18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E19]*[.E19]" office:value-type="float" office:value="441" calcext:value-type="float">
            <text:p>441</text:p>
          </table:table-cell>
          <table:table-cell office:value-type="float" office:value="28.1" calcext:value-type="float">
            <text:p>28,1</text:p>
          </table:table-cell>
          <table:table-cell table:formula="of:=[.G19]*[.G19]" office:value-type="float" office:value="789.61" calcext:value-type="float">
            <text:p>789,6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J19]*[.J1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table:formula="of:=[.E20]*[.E20]" office:value-type="float" office:value="3528.36" calcext:value-type="float">
            <text:p>3528,36</text:p>
          </table:table-cell>
          <table:table-cell office:value-type="float" office:value="234" calcext:value-type="float">
            <text:p>234</text:p>
          </table:table-cell>
          <table:table-cell table:formula="of:=[.G20]*[.G20]" office:value-type="float" office:value="54756" calcext:value-type="float">
            <text:p>5475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J20]*[.J20]" office:value-type="float" office:value="196" calcext:value-type="float">
            <text:p>1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table:formula="of:=[.E21]*[.E21]" office:value-type="float" office:value="10650.24" calcext:value-type="float">
            <text:p>10650,24</text:p>
          </table:table-cell>
          <table:table-cell office:value-type="float" office:value="298.9" calcext:value-type="float">
            <text:p>298,9</text:p>
          </table:table-cell>
          <table:table-cell table:formula="of:=[.G21]*[.G21]" office:value-type="float" office:value="89341.21" calcext:value-type="float">
            <text:p>89341,2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J21]*[.J21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table:formula="of:=[.E22]*[.E22]" office:value-type="float" office:value="5655.04" calcext:value-type="float">
            <text:p>5655,04</text:p>
          </table:table-cell>
          <table:table-cell office:value-type="float" office:value="161.3" calcext:value-type="float">
            <text:p>161,3</text:p>
          </table:table-cell>
          <table:table-cell table:formula="of:=[.G22]*[.G22]" office:value-type="float" office:value="26017.69" calcext:value-type="float">
            <text:p>26017,6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J22]*[.J2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3]*[.E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G23]*[.G23]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J23]*[.J2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table:formula="of:=[.E24]*[.E24]" office:value-type="float" office:value="12.96" calcext:value-type="float">
            <text:p>12,96</text:p>
          </table:table-cell>
          <table:table-cell office:value-type="float" office:value="6.5" calcext:value-type="float">
            <text:p>6,5</text:p>
          </table:table-cell>
          <table:table-cell table:formula="of:=[.G24]*[.G24]" office:value-type="float" office:value="42.25" calcext:value-type="float">
            <text:p>42,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J24]*[.J2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[.E25]*[.E25]" office:value-type="float" office:value="2.89" calcext:value-type="float">
            <text:p>2,89</text:p>
          </table:table-cell>
          <table:table-cell office:value-type="float" office:value="1.7" calcext:value-type="float">
            <text:p>1,7</text:p>
          </table:table-cell>
          <table:table-cell table:formula="of:=[.G25]*[.G25]" office:value-type="float" office:value="2.89" calcext:value-type="float">
            <text:p>2,8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25]*[.J2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[.E26]*[.E26]" office:value-type="float" office:value="13.69" calcext:value-type="float">
            <text:p>13,69</text:p>
          </table:table-cell>
          <table:table-cell office:value-type="float" office:value="3.7" calcext:value-type="float">
            <text:p>3,7</text:p>
          </table:table-cell>
          <table:table-cell table:formula="of:=[.G26]*[.G26]" office:value-type="float" office:value="13.69" calcext:value-type="float">
            <text:p>13,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]*[.J2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7]*[.E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7]*[.G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7]*[.J2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table:formula="of:=[.E28]*[.E28]" office:value-type="float" office:value="4186.09" calcext:value-type="float">
            <text:p>4186,09</text:p>
          </table:table-cell>
          <table:table-cell office:value-type="float" office:value="94.7" calcext:value-type="float">
            <text:p>94,7</text:p>
          </table:table-cell>
          <table:table-cell table:formula="of:=[.G28]*[.G28]" office:value-type="float" office:value="8968.09" calcext:value-type="float">
            <text:p>8968,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8]*[.J2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table:formula="of:=[.E29]*[.E29]" office:value-type="float" office:value="30.25" calcext:value-type="float">
            <text:p>30,25</text:p>
          </table:table-cell>
          <table:table-cell office:value-type="float" office:value="8.5" calcext:value-type="float">
            <text:p>8,5</text:p>
          </table:table-cell>
          <table:table-cell table:formula="of:=[.G29]*[.G29]" office:value-type="float" office:value="72.25" calcext:value-type="float">
            <text:p>72,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9]*[.J2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table:formula="of:=[.E30]*[.E30]" office:value-type="float" office:value="888.04" calcext:value-type="float">
            <text:p>888,04</text:p>
          </table:table-cell>
          <table:table-cell office:value-type="float" office:value="117.3" calcext:value-type="float">
            <text:p>117,3</text:p>
          </table:table-cell>
          <table:table-cell table:formula="of:=[.G30]*[.G30]" office:value-type="float" office:value="13759.29" calcext:value-type="float">
            <text:p>13759,2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J30]*[.J3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[.E31]*[.E31]" office:value-type="float" office:value="2025" calcext:value-type="float">
            <text:p>2025</text:p>
          </table:table-cell>
          <table:table-cell office:value-type="float" office:value="47.3" calcext:value-type="float">
            <text:p>47,3</text:p>
          </table:table-cell>
          <table:table-cell table:formula="of:=[.G31]*[.G31]" office:value-type="float" office:value="2237.29" calcext:value-type="float">
            <text:p>2237,2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J31]*[.J3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2]*[.E3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32]*[.G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32]*[.J32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table:formula="of:=[.E33]*[.E33]" office:value-type="float" office:value="4032.25" calcext:value-type="float">
            <text:p>4032,25</text:p>
          </table:table-cell>
          <table:table-cell office:value-type="float" office:value="134.3" calcext:value-type="float">
            <text:p>134,3</text:p>
          </table:table-cell>
          <table:table-cell table:formula="of:=[.G33]*[.G33]" office:value-type="float" office:value="18036.49" calcext:value-type="float">
            <text:p>18036,4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J33]*[.J33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table:formula="of:=[.E34]*[.E34]" office:value-type="float" office:value="835.21" calcext:value-type="float">
            <text:p>835,21</text:p>
          </table:table-cell>
          <table:table-cell office:value-type="float" office:value="65.5" calcext:value-type="float">
            <text:p>65,5</text:p>
          </table:table-cell>
          <table:table-cell table:formula="of:=[.G34]*[.G34]" office:value-type="float" office:value="4290.25" calcext:value-type="float">
            <text:p>4290,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J34]*[.J3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5]*[.E35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G35]*[.G3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5]*[.J3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6]*[.E36]" office:value-type="float" office:value="16" calcext:value-type="float">
            <text:p>16</text:p>
          </table:table-cell>
          <table:table-cell office:value-type="float" office:value="8.1" calcext:value-type="float">
            <text:p>8,1</text:p>
          </table:table-cell>
          <table:table-cell table:formula="of:=[.G36]*[.G36]" office:value-type="float" office:value="65.61" calcext:value-type="float">
            <text:p>65,6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J36]*[.J3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37]*[.E37]" office:value-type="float" office:value="62.41" calcext:value-type="float">
            <text:p>62,41</text:p>
          </table:table-cell>
          <table:table-cell office:value-type="float" office:value="19.7" calcext:value-type="float">
            <text:p>19,7</text:p>
          </table:table-cell>
          <table:table-cell table:formula="of:=[.G37]*[.G37]" office:value-type="float" office:value="388.09" calcext:value-type="float">
            <text:p>388,0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J37]*[.J3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table:formula="of:=[.E38]*[.E38]" office:value-type="float" office:value="268.96" calcext:value-type="float">
            <text:p>268,96</text:p>
          </table:table-cell>
          <table:table-cell office:value-type="float" office:value="32.8" calcext:value-type="float">
            <text:p>32,8</text:p>
          </table:table-cell>
          <table:table-cell table:formula="of:=[.G38]*[.G38]" office:value-type="float" office:value="1075.84" calcext:value-type="float">
            <text:p>1075,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38]*[.J38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39]*[.E39]" office:value-type="float" office:value="34.81" calcext:value-type="float">
            <text:p>34,81</text:p>
          </table:table-cell>
          <table:table-cell office:value-type="float" office:value="8.3" calcext:value-type="float">
            <text:p>8,3</text:p>
          </table:table-cell>
          <table:table-cell table:formula="of:=[.G39]*[.G39]" office:value-type="float" office:value="68.89" calcext:value-type="float">
            <text:p>68,8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39]*[.J3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table:formula="of:=[.E40]*[.E40]" office:value-type="float" office:value="696.96" calcext:value-type="float">
            <text:p>696,96</text:p>
          </table:table-cell>
          <table:table-cell office:value-type="float" office:value="86.1" calcext:value-type="float">
            <text:p>86,1</text:p>
          </table:table-cell>
          <table:table-cell table:formula="of:=[.G40]*[.G40]" office:value-type="float" office:value="7413.21" calcext:value-type="float">
            <text:p>7413,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J40]*[.J40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table:formula="of:=[.E41]*[.E41]" office:value-type="float" office:value="1497.69" calcext:value-type="float">
            <text:p>1497,69</text:p>
          </table:table-cell>
          <table:table-cell office:value-type="float" office:value="150.8" calcext:value-type="float">
            <text:p>150,8</text:p>
          </table:table-cell>
          <table:table-cell table:formula="of:=[.G41]*[.G41]" office:value-type="float" office:value="22740.64" calcext:value-type="float">
            <text:p>22740,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J41]*[.J41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table:formula="of:=[.E42]*[.E42]" office:value-type="float" office:value="96.04" calcext:value-type="float">
            <text:p>96,04</text:p>
          </table:table-cell>
          <table:table-cell office:value-type="float" office:value="27.6" calcext:value-type="float">
            <text:p>27,6</text:p>
          </table:table-cell>
          <table:table-cell table:formula="of:=[.G42]*[.G42]" office:value-type="float" office:value="761.76" calcext:value-type="float">
            <text:p>761,7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J42]*[.J4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E43]*[.E43]" office:value-type="float" office:value="5745.64" calcext:value-type="float">
            <text:p>5745,64</text:p>
          </table:table-cell>
          <table:table-cell office:value-type="float" office:value="137.3" calcext:value-type="float">
            <text:p>137,3</text:p>
          </table:table-cell>
          <table:table-cell table:formula="of:=[.G43]*[.G43]" office:value-type="float" office:value="18851.29" calcext:value-type="float">
            <text:p>18851,2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J43]*[.J43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table:formula="of:=[.E44]*[.E44]" office:value-type="float" office:value="201.64" calcext:value-type="float">
            <text:p>201,64</text:p>
          </table:table-cell>
          <table:table-cell office:value-type="float" office:value="17.9" calcext:value-type="float">
            <text:p>17,9</text:p>
          </table:table-cell>
          <table:table-cell table:formula="of:=[.G44]*[.G44]" office:value-type="float" office:value="320.41" calcext:value-type="float">
            <text:p>320,4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J44]*[.J4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table:formula="of:=[.E45]*[.E45]" office:value-type="float" office:value="129.96" calcext:value-type="float">
            <text:p>129,96</text:p>
          </table:table-cell>
          <table:table-cell office:value-type="float" office:value="13.1" calcext:value-type="float">
            <text:p>13,1</text:p>
          </table:table-cell>
          <table:table-cell table:formula="of:=[.G45]*[.G45]" office:value-type="float" office:value="171.61" calcext:value-type="float">
            <text:p>171,6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J45]*[.J4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table:formula="of:=[.E46]*[.E46]" office:value-type="float" office:value="6.25" calcext:value-type="float">
            <text:p>6,25</text:p>
          </table:table-cell>
          <table:table-cell office:value-type="float" office:value="2.5" calcext:value-type="float">
            <text:p>2,5</text:p>
          </table:table-cell>
          <table:table-cell table:formula="of:=[.G46]*[.G46]" office:value-type="float" office:value="6.25" calcext:value-type="float">
            <text:p>6,2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J46]*[.J4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47]*[.E4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47]*[.G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47]*[.J4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table:formula="of:=[.E48]*[.E48]" office:value-type="float" office:value="13.69" calcext:value-type="float">
            <text:p>13,69</text:p>
          </table:table-cell>
          <table:table-cell office:value-type="float" office:value="5" calcext:value-type="float">
            <text:p>5</text:p>
          </table:table-cell>
          <table:table-cell table:formula="of:=[.G48]*[.G48]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48]*[.J4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table:formula="of:=[.E49]*[.E49]" office:value-type="float" office:value="24.01" calcext:value-type="float">
            <text:p>24,01</text:p>
          </table:table-cell>
          <table:table-cell office:value-type="float" office:value="8.1" calcext:value-type="float">
            <text:p>8,1</text:p>
          </table:table-cell>
          <table:table-cell table:formula="of:=[.G49]*[.G49]" office:value-type="float" office:value="65.61" calcext:value-type="float">
            <text:p>65,6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49]*[.J4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formula="of:=[.E50]*[.E50]" office:value-type="float" office:value="92.16" calcext:value-type="float">
            <text:p>92,16</text:p>
          </table:table-cell>
          <table:table-cell office:value-type="float" office:value="18.8" calcext:value-type="float">
            <text:p>18,8</text:p>
          </table:table-cell>
          <table:table-cell table:formula="of:=[.G50]*[.G50]" office:value-type="float" office:value="353.44" calcext:value-type="float">
            <text:p>353,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J50]*[.J5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table:formula="of:=[.E51]*[.E51]" office:value-type="float" office:value="29.16" calcext:value-type="float">
            <text:p>29,16</text:p>
          </table:table-cell>
          <table:table-cell office:value-type="float" office:value="5.4" calcext:value-type="float">
            <text:p>5,4</text:p>
          </table:table-cell>
          <table:table-cell table:formula="of:=[.G51]*[.G51]" office:value-type="float" office:value="29.16" calcext:value-type="float">
            <text:p>29,1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J51]*[.J5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52]*[.E52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52]*[.G52]" office:value-type="float" office:value="17.64" calcext:value-type="float">
            <text:p>17,6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J52]*[.J5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table:formula="of:=[.E53]*[.E53]" office:value-type="float" office:value="6320.25" calcext:value-type="float">
            <text:p>6320,25</text:p>
          </table:table-cell>
          <table:table-cell office:value-type="float" office:value="202.4" calcext:value-type="float">
            <text:p>202,4</text:p>
          </table:table-cell>
          <table:table-cell table:formula="of:=[.G53]*[.G53]" office:value-type="float" office:value="40965.76" calcext:value-type="float">
            <text:p>40965,7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formula="of:=[.J53]*[.J53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table:formula="of:=[.E54]*[.E54]" office:value-type="float" office:value="2016.01" calcext:value-type="float">
            <text:p>2016,01</text:p>
          </table:table-cell>
          <table:table-cell office:value-type="float" office:value="69.6" calcext:value-type="float">
            <text:p>69,6</text:p>
          </table:table-cell>
          <table:table-cell table:formula="of:=[.G54]*[.G54]" office:value-type="float" office:value="4844.16" calcext:value-type="float">
            <text:p>4844,1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J54]*[.J5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55]*[.E55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55]*[.G55]" office:value-type="float" office:value="17.64" calcext:value-type="float">
            <text:p>17,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55]*[.J5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table:formula="of:=[.E56]*[.E56]" office:value-type="float" office:value="4186.09" calcext:value-type="float">
            <text:p>4186,09</text:p>
          </table:table-cell>
          <table:table-cell office:value-type="float" office:value="217.5" calcext:value-type="float">
            <text:p>217,5</text:p>
          </table:table-cell>
          <table:table-cell table:formula="of:=[.G56]*[.G56]" office:value-type="float" office:value="47306.25" calcext:value-type="float">
            <text:p>47306,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56]*[.J56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table:formula="of:=[.E57]*[.E57]" office:value-type="float" office:value="228.01" calcext:value-type="float">
            <text:p>228,01</text:p>
          </table:table-cell>
          <table:table-cell office:value-type="float" office:value="21.5" calcext:value-type="float">
            <text:p>21,5</text:p>
          </table:table-cell>
          <table:table-cell table:formula="of:=[.G57]*[.G57]" office:value-type="float" office:value="462.25" calcext:value-type="float">
            <text:p>462,2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J57]*[.J5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8]*[.E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58]*[.G5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58]*[.J5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table:formula="of:=[.E59]*[.E59]" office:value-type="float" office:value="21.16" calcext:value-type="float">
            <text:p>21,16</text:p>
          </table:table-cell>
          <table:table-cell office:value-type="float" office:value="4.6" calcext:value-type="float">
            <text:p>4,6</text:p>
          </table:table-cell>
          <table:table-cell table:formula="of:=[.G59]*[.G59]" office:value-type="float" office:value="21.16" calcext:value-type="float">
            <text:p>21,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J59]*[.J59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60]*[.E60]" office:value-type="float" office:value="14.44" calcext:value-type="float">
            <text:p>14,44</text:p>
          </table:table-cell>
          <table:table-cell office:value-type="float" office:value="3.8" calcext:value-type="float">
            <text:p>3,8</text:p>
          </table:table-cell>
          <table:table-cell table:formula="of:=[.G60]*[.G60]" office:value-type="float" office:value="14.44" calcext:value-type="float">
            <text:p>14,4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J60]*[.J6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table:formula="of:=[.E61]*[.E61]" office:value-type="float" office:value="44.89" calcext:value-type="float">
            <text:p>44,89</text:p>
          </table:table-cell>
          <table:table-cell office:value-type="float" office:value="8" calcext:value-type="float">
            <text:p>8</text:p>
          </table:table-cell>
          <table:table-cell table:formula="of:=[.G61]*[.G61]"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J61]*[.J6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formula="of:=[.E62]*[.E62]" office:value-type="float" office:value="39.69" calcext:value-type="float">
            <text:p>39,69</text:p>
          </table:table-cell>
          <table:table-cell office:value-type="float" office:value="13" calcext:value-type="float">
            <text:p>13</text:p>
          </table:table-cell>
          <table:table-cell table:formula="of:=[.G62]*[.G62]"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J62]*[.J6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table:formula="of:=[.E63]*[.E63]" office:value-type="float" office:value="132.25" calcext:value-type="float">
            <text:p>132,25</text:p>
          </table:table-cell>
          <table:table-cell office:value-type="float" office:value="17.7" calcext:value-type="float">
            <text:p>17,7</text:p>
          </table:table-cell>
          <table:table-cell table:formula="of:=[.G63]*[.G63]" office:value-type="float" office:value="313.29" calcext:value-type="float">
            <text:p>313,2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63]*[.J6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[.E64]*[.E64]" office:value-type="float" office:value="3721" calcext:value-type="float">
            <text:p>3721</text:p>
          </table:table-cell>
          <table:table-cell office:value-type="float" office:value="82.9" calcext:value-type="float">
            <text:p>82,9</text:p>
          </table:table-cell>
          <table:table-cell table:formula="of:=[.G64]*[.G64]" office:value-type="float" office:value="6872.41" calcext:value-type="float">
            <text:p>6872,4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J64]*[.J64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table:formula="of:=[.E65]*[.E65]" office:value-type="float" office:value="16952.04" calcext:value-type="float">
            <text:p>16952,04</text:p>
          </table:table-cell>
          <table:table-cell office:value-type="float" office:value="221.3" calcext:value-type="float">
            <text:p>221,3</text:p>
          </table:table-cell>
          <table:table-cell table:formula="of:=[.G65]*[.G65]" office:value-type="float" office:value="48973.69" calcext:value-type="float">
            <text:p>48973,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J65]*[.J65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table:formula="of:=[.E66]*[.E66]" office:value-type="float" office:value="193.21" calcext:value-type="float">
            <text:p>193,21</text:p>
          </table:table-cell>
          <table:table-cell office:value-type="float" office:value="28.3" calcext:value-type="float">
            <text:p>28,3</text:p>
          </table:table-cell>
          <table:table-cell table:formula="of:=[.G66]*[.G66]" office:value-type="float" office:value="800.89" calcext:value-type="float">
            <text:p>800,8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J66]*[.J66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67]*[.E67]" office:value-type="float" office:value="62.41" calcext:value-type="float">
            <text:p>62,41</text:p>
          </table:table-cell>
          <table:table-cell office:value-type="float" office:value="18.8" calcext:value-type="float">
            <text:p>18,8</text:p>
          </table:table-cell>
          <table:table-cell table:formula="of:=[.G67]*[.G67]" office:value-type="float" office:value="353.44" calcext:value-type="float">
            <text:p>353,4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J67]*[.J67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table:formula="of:=[.E68]*[.E68]" office:value-type="float" office:value="3819.24" calcext:value-type="float">
            <text:p>3819,24</text:p>
          </table:table-cell>
          <table:table-cell office:value-type="float" office:value="100" calcext:value-type="float">
            <text:p>100</text:p>
          </table:table-cell>
          <table:table-cell table:formula="of:=[.G68]*[.G68]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J68]*[.J68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9]*[.E6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69]*[.G6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69]*[.J6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table:formula="of:=[.E70]*[.E70]" office:value-type="float" office:value="44.89" calcext:value-type="float">
            <text:p>44,89</text:p>
          </table:table-cell>
          <table:table-cell office:value-type="float" office:value="6.7" calcext:value-type="float">
            <text:p>6,7</text:p>
          </table:table-cell>
          <table:table-cell table:formula="of:=[.G70]*[.G70]" office:value-type="float" office:value="44.89" calcext:value-type="float">
            <text:p>44,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0]*[.J7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formula="of:=[.E71]*[.E71]" office:value-type="float" office:value="5.76" calcext:value-type="float">
            <text:p>5,76</text:p>
          </table:table-cell>
          <table:table-cell office:value-type="float" office:value="2.4" calcext:value-type="float">
            <text:p>2,4</text:p>
          </table:table-cell>
          <table:table-cell table:formula="of:=[.G71]*[.G71]" office:value-type="float" office:value="5.76" calcext:value-type="float">
            <text:p>5,7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J71]*[.J7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table:formula="of:=[.E72]*[.E72]" office:value-type="float" office:value="15.21" calcext:value-type="float">
            <text:p>15,21</text:p>
          </table:table-cell>
          <table:table-cell office:value-type="float" office:value="10.9" calcext:value-type="float">
            <text:p>10,9</text:p>
          </table:table-cell>
          <table:table-cell table:formula="of:=[.G72]*[.G72]" office:value-type="float" office:value="118.81" calcext:value-type="float">
            <text:p>118,8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J72]*[.J7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73]*[.E73]" office:value-type="float" office:value="5.29" calcext:value-type="float">
            <text:p>5,29</text:p>
          </table:table-cell>
          <table:table-cell office:value-type="float" office:value="3.8" calcext:value-type="float">
            <text:p>3,8</text:p>
          </table:table-cell>
          <table:table-cell table:formula="of:=[.G73]*[.G73]" office:value-type="float" office:value="14.44" calcext:value-type="float">
            <text:p>14,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73]*[.J73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,7</text:p>
          </table:table-cell>
          <table:table-cell table:formula="of:=[.E74]*[.E74]" office:value-type="float" office:value="161.29" calcext:value-type="float">
            <text:p>161,29</text:p>
          </table:table-cell>
          <table:table-cell office:value-type="float" office:value="12.7" calcext:value-type="float">
            <text:p>12,7</text:p>
          </table:table-cell>
          <table:table-cell table:formula="of:=[.G74]*[.G74]" office:value-type="float" office:value="161.29" calcext:value-type="float">
            <text:p>161,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4]*[.J7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table:formula="of:=[.E75]*[.E75]" office:value-type="float" office:value="207.36" calcext:value-type="float">
            <text:p>207,36</text:p>
          </table:table-cell>
          <table:table-cell office:value-type="float" office:value="20.3" calcext:value-type="float">
            <text:p>20,3</text:p>
          </table:table-cell>
          <table:table-cell table:formula="of:=[.G75]*[.G75]" office:value-type="float" office:value="412.09" calcext:value-type="float">
            <text:p>412,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75]*[.J7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table:formula="of:=[.E76]*[.E76]" office:value-type="float" office:value="864.36" calcext:value-type="float">
            <text:p>864,36</text:p>
          </table:table-cell>
          <table:table-cell office:value-type="float" office:value="45.8" calcext:value-type="float">
            <text:p>45,8</text:p>
          </table:table-cell>
          <table:table-cell table:formula="of:=[.G76]*[.G76]" office:value-type="float" office:value="2097.64" calcext:value-type="float">
            <text:p>2097,6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J76]*[.J76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[.E77]*[.E77]" office:value-type="float" office:value="59.29" calcext:value-type="float">
            <text:p>59,29</text:p>
          </table:table-cell>
          <table:table-cell office:value-type="float" office:value="8.4" calcext:value-type="float">
            <text:p>8,4</text:p>
          </table:table-cell>
          <table:table-cell table:formula="of:=[.G77]*[.G77]" office:value-type="float" office:value="70.56" calcext:value-type="float">
            <text:p>70,5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J77]*[.J7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8]*[.E7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78]*[.G7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78]*[.J7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79]*[.E79]" office:value-type="float" office:value="17.64" calcext:value-type="float">
            <text:p>17,64</text:p>
          </table:table-cell>
          <table:table-cell office:value-type="float" office:value="6.8" calcext:value-type="float">
            <text:p>6,8</text:p>
          </table:table-cell>
          <table:table-cell table:formula="of:=[.G79]*[.G79]" office:value-type="float" office:value="46.24" calcext:value-type="float">
            <text:p>46,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79]*[.J7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table:formula="of:=[.E80]*[.E80]" office:value-type="float" office:value="1874.89" calcext:value-type="float">
            <text:p>1874,89</text:p>
          </table:table-cell>
          <table:table-cell office:value-type="float" office:value="146.4" calcext:value-type="float">
            <text:p>146,4</text:p>
          </table:table-cell>
          <table:table-cell table:formula="of:=[.G80]*[.G80]" office:value-type="float" office:value="21432.96" calcext:value-type="float">
            <text:p>21432,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J80]*[.J8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table:formula="of:=[.E81]*[.E81]" office:value-type="float" office:value="43.56" calcext:value-type="float">
            <text:p>43,56</text:p>
          </table:table-cell>
          <table:table-cell office:value-type="float" office:value="17" calcext:value-type="float">
            <text:p>17</text:p>
          </table:table-cell>
          <table:table-cell table:formula="of:=[.G81]*[.G81]"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J81]*[.J8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table:formula="of:=[.E82]*[.E82]" office:value-type="float" office:value="60.84" calcext:value-type="float">
            <text:p>60,84</text:p>
          </table:table-cell>
          <table:table-cell office:value-type="float" office:value="13.4" calcext:value-type="float">
            <text:p>13,4</text:p>
          </table:table-cell>
          <table:table-cell table:formula="of:=[.G82]*[.G82]" office:value-type="float" office:value="179.56" calcext:value-type="float">
            <text:p>179,5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J82]*[.J8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table:formula="of:=[.E83]*[.E83]" office:value-type="float" office:value="176.89" calcext:value-type="float">
            <text:p>176,89</text:p>
          </table:table-cell>
          <table:table-cell office:value-type="float" office:value="16.2" calcext:value-type="float">
            <text:p>16,2</text:p>
          </table:table-cell>
          <table:table-cell table:formula="of:=[.G83]*[.G83]" office:value-type="float" office:value="262.44" calcext:value-type="float">
            <text:p>262,4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83]*[.J8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formula="of:=[.E84]*[.E84]" office:value-type="float" office:value="1.69" calcext:value-type="float">
            <text:p>1,69</text:p>
          </table:table-cell>
          <table:table-cell office:value-type="float" office:value="3.4" calcext:value-type="float">
            <text:p>3,4</text:p>
          </table:table-cell>
          <table:table-cell table:formula="of:=[.G84]*[.G84]" office:value-type="float" office:value="11.56" calcext:value-type="float">
            <text:p>11,5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J84]*[.J84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table:formula="of:=[.E85]*[.E85]" office:value-type="float" office:value="46.24" calcext:value-type="float">
            <text:p>46,24</text:p>
          </table:table-cell>
          <table:table-cell office:value-type="float" office:value="9.2" calcext:value-type="float">
            <text:p>9,2</text:p>
          </table:table-cell>
          <table:table-cell table:formula="of:=[.G85]*[.G85]" office:value-type="float" office:value="84.64" calcext:value-type="float">
            <text:p>84,6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J85]*[.J8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E86]*[.E86]" office:value-type="float" office:value="2.25" calcext:value-type="float">
            <text:p>2,25</text:p>
          </table:table-cell>
          <table:table-cell office:value-type="float" office:value="2.7" calcext:value-type="float">
            <text:p>2,7</text:p>
          </table:table-cell>
          <table:table-cell table:formula="of:=[.G86]*[.G86]" office:value-type="float" office:value="7.29" calcext:value-type="float">
            <text:p>7,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J86]*[.J86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table:formula="of:=[.E87]*[.E87]" office:value-type="float" office:value="8.41" calcext:value-type="float">
            <text:p>8,41</text:p>
          </table:table-cell>
          <table:table-cell office:value-type="float" office:value="9.2" calcext:value-type="float">
            <text:p>9,2</text:p>
          </table:table-cell>
          <table:table-cell table:formula="of:=[.G87]*[.G87]" office:value-type="float" office:value="84.64" calcext:value-type="float">
            <text:p>84,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87]*[.J87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8]*[.E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8]*[.G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88]*[.J8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9]*[.E8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9]*[.G8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89]*[.J8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E90]*[.E90]" office:value-type="float" office:value="8100" calcext:value-type="float">
            <text:p>8100</text:p>
          </table:table-cell>
          <table:table-cell office:value-type="float" office:value="389.4" calcext:value-type="float">
            <text:p>389,4</text:p>
          </table:table-cell>
          <table:table-cell table:formula="of:=[.G90]*[.G90]" office:value-type="float" office:value="151632.36" calcext:value-type="float">
            <text:p>151632,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J90]*[.J90]" office:value-type="float" office:value="324" calcext:value-type="float">
            <text:p>32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1]*[.E9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1]*[.G9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91]*[.J91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table:formula="of:=[.E92]*[.E92]" office:value-type="float" office:value="176.89" calcext:value-type="float">
            <text:p>176,89</text:p>
          </table:table-cell>
          <table:table-cell office:value-type="float" office:value="15.3" calcext:value-type="float">
            <text:p>15,3</text:p>
          </table:table-cell>
          <table:table-cell table:formula="of:=[.G92]*[.G92]" office:value-type="float" office:value="234.09" calcext:value-type="float">
            <text:p>234,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J92]*[.J92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office:value-type="float" office:value="22.7" calcext:value-type="float">
            <text:p>22,7</text:p>
          </table:table-cell>
          <table:table-cell table:formula="of:=[.E93]*[.E93]" office:value-type="float" office:value="515.29" calcext:value-type="float">
            <text:p>515,29</text:p>
          </table:table-cell>
          <table:table-cell office:value-type="float" office:value="22.7" calcext:value-type="float">
            <text:p>22,7</text:p>
          </table:table-cell>
          <table:table-cell table:formula="of:=[.G93]*[.G93]" office:value-type="float" office:value="515.29" calcext:value-type="float">
            <text:p>515,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J93]*[.J9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94]*[.E9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94]*[.G9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94]*[.J94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table:formula="of:=[.E95]*[.E95]" office:value-type="float" office:value="60.84" calcext:value-type="float">
            <text:p>60,84</text:p>
          </table:table-cell>
          <table:table-cell office:value-type="float" office:value="11.5" calcext:value-type="float">
            <text:p>11,5</text:p>
          </table:table-cell>
          <table:table-cell table:formula="of:=[.G95]*[.G95]" office:value-type="float" office:value="132.25" calcext:value-type="float">
            <text:p>132,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J95]*[.J95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table:formula="of:=[.E96]*[.E96]" office:value-type="float" office:value="59.29" calcext:value-type="float">
            <text:p>59,29</text:p>
          </table:table-cell>
          <table:table-cell office:value-type="float" office:value="7.7" calcext:value-type="float">
            <text:p>7,7</text:p>
          </table:table-cell>
          <table:table-cell table:formula="of:=[.G96]*[.G96]" office:value-type="float" office:value="59.29" calcext:value-type="float">
            <text:p>59,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96]*[.J96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formula="of:=[.E97]*[.E97]" office:value-type="float" office:value="68.89" calcext:value-type="float">
            <text:p>68,89</text:p>
          </table:table-cell>
          <table:table-cell office:value-type="float" office:value="23.4" calcext:value-type="float">
            <text:p>23,4</text:p>
          </table:table-cell>
          <table:table-cell table:formula="of:=[.G97]*[.G97]" office:value-type="float" office:value="547.56" calcext:value-type="float">
            <text:p>547,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J97]*[.J97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98]*[.E98]" office:value-type="float" office:value="81" calcext:value-type="float">
            <text:p>81</text:p>
          </table:table-cell>
          <table:table-cell office:value-type="float" office:value="34.3" calcext:value-type="float">
            <text:p>34,3</text:p>
          </table:table-cell>
          <table:table-cell table:formula="of:=[.G98]*[.G98]" office:value-type="float" office:value="1176.49" calcext:value-type="float">
            <text:p>1176,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J98]*[.J98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table:formula="of:=[.E99]*[.E99]" office:value-type="float" office:value="2560.36" calcext:value-type="float">
            <text:p>2560,36</text:p>
          </table:table-cell>
          <table:table-cell office:value-type="float" office:value="119.1" calcext:value-type="float">
            <text:p>119,1</text:p>
          </table:table-cell>
          <table:table-cell table:formula="of:=[.G99]*[.G99]" office:value-type="float" office:value="14184.81" calcext:value-type="float">
            <text:p>14184,8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J99]*[.J99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table:formula="of:=[.E100]*[.E100]" office:value-type="float" office:value="334.89" calcext:value-type="float">
            <text:p>334,89</text:p>
          </table:table-cell>
          <table:table-cell office:value-type="float" office:value="21.2" calcext:value-type="float">
            <text:p>21,2</text:p>
          </table:table-cell>
          <table:table-cell table:formula="of:=[.G100]*[.G100]" office:value-type="float" office:value="449.44" calcext:value-type="float">
            <text:p>449,4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J100]*[.J100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table:formula="of:=[.E101]*[.E101]" office:value-type="float" office:value="1608.01" calcext:value-type="float">
            <text:p>1608,01</text:p>
          </table:table-cell>
          <table:table-cell office:value-type="float" office:value="71.1" calcext:value-type="float">
            <text:p>71,1</text:p>
          </table:table-cell>
          <table:table-cell table:formula="of:=[.G101]*[.G101]" office:value-type="float" office:value="5055.21" calcext:value-type="float">
            <text:p>5055,2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J101]*[.J101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G102]*[.G102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table:formula="of:=[.E103]*[.E103]" office:value-type="float" office:value="9467.29" calcext:value-type="float">
            <text:p>9467,29</text:p>
          </table:table-cell>
          <table:table-cell office:value-type="float" office:value="225.8" calcext:value-type="float">
            <text:p>225,8</text:p>
          </table:table-cell>
          <table:table-cell table:formula="of:=[.G103]*[.G103]" office:value-type="float" office:value="50985.64" calcext:value-type="float">
            <text:p>50985,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J103]*[.J103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table:formula="of:=[.E104]*[.E104]" office:value-type="float" office:value="1592.01" calcext:value-type="float">
            <text:p>1592,01</text:p>
          </table:table-cell>
          <table:table-cell office:value-type="float" office:value="95.2" calcext:value-type="float">
            <text:p>95,2</text:p>
          </table:table-cell>
          <table:table-cell table:formula="of:=[.G104]*[.G104]" office:value-type="float" office:value="9063.04" calcext:value-type="float">
            <text:p>9063,0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J104]*[.J104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table:formula="of:=[.E105]*[.E105]" office:value-type="float" office:value="141.61" calcext:value-type="float">
            <text:p>141,61</text:p>
          </table:table-cell>
          <table:table-cell office:value-type="float" office:value="25.9" calcext:value-type="float">
            <text:p>25,9</text:p>
          </table:table-cell>
          <table:table-cell table:formula="of:=[.G105]*[.G105]" office:value-type="float" office:value="670.81" calcext:value-type="float">
            <text:p>670,8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J105]*[.J105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6]*[.E10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6]*[.G10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6]*[.J10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07]*[.E10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07]*[.G10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07]*[.J10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table:formula="of:=[.E108]*[.E108]" office:value-type="float" office:value="28.09" calcext:value-type="float">
            <text:p>28,09</text:p>
          </table:table-cell>
          <table:table-cell office:value-type="float" office:value="13.5" calcext:value-type="float">
            <text:p>13,5</text:p>
          </table:table-cell>
          <table:table-cell table:formula="of:=[.G108]*[.G108]" office:value-type="float" office:value="182.25" calcext:value-type="float">
            <text:p>182,2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J108]*[.J10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09]*[.E109]" office:value-type="float" office:value="22.09" calcext:value-type="float">
            <text:p>22,09</text:p>
          </table:table-cell>
          <table:table-cell office:value-type="float" office:value="10.2" calcext:value-type="float">
            <text:p>10,2</text:p>
          </table:table-cell>
          <table:table-cell table:formula="of:=[.G109]*[.G109]" office:value-type="float" office:value="104.04" calcext:value-type="float">
            <text:p>104,0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J109]*[.J10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E110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G110]*[.G110]" office:value-type="float" office:value="256" calcext:value-type="float">
            <text:p>25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10]*[.J11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11]*[.E111]" office:value-type="float" office:value="22.09" calcext:value-type="float">
            <text:p>22,09</text:p>
          </table:table-cell>
          <table:table-cell office:value-type="float" office:value="9" calcext:value-type="float">
            <text:p>9</text:p>
          </table:table-cell>
          <table:table-cell table:formula="of:=[.G111]*[.G111]"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*[.J111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table:formula="of:=[.E112]*[.E112]" office:value-type="float" office:value="79.21" calcext:value-type="float">
            <text:p>79,21</text:p>
          </table:table-cell>
          <table:table-cell office:value-type="float" office:value="21" calcext:value-type="float">
            <text:p>21</text:p>
          </table:table-cell>
          <table:table-cell table:formula="of:=[.G112]*[.G112]" office:value-type="float" office:value="441" calcext:value-type="float">
            <text:p>44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112]*[.J112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table:formula="of:=[.E113]*[.E113]" office:value-type="float" office:value="2.89" calcext:value-type="float">
            <text:p>2,89</text:p>
          </table:table-cell>
          <table:table-cell office:value-type="float" office:value="3.2" calcext:value-type="float">
            <text:p>3,2</text:p>
          </table:table-cell>
          <table:table-cell table:formula="of:=[.G113]*[.G113]" office:value-type="float" office:value="10.24" calcext:value-type="float">
            <text:p>10,2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J113]*[.J11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table:formula="of:=[.E114]*[.E114]" office:value-type="float" office:value="86.49" calcext:value-type="float">
            <text:p>86,49</text:p>
          </table:table-cell>
          <table:table-cell office:value-type="float" office:value="23.8" calcext:value-type="float">
            <text:p>23,8</text:p>
          </table:table-cell>
          <table:table-cell table:formula="of:=[.G114]*[.G114]" office:value-type="float" office:value="566.44" calcext:value-type="float">
            <text:p>566,4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J114]*[.J11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table:formula="of:=[.E115]*[.E115]" office:value-type="float" office:value="1989.16" calcext:value-type="float">
            <text:p>1989,16</text:p>
          </table:table-cell>
          <table:table-cell office:value-type="float" office:value="197.9" calcext:value-type="float">
            <text:p>197,9</text:p>
          </table:table-cell>
          <table:table-cell table:formula="of:=[.G115]*[.G115]" office:value-type="float" office:value="39164.41" calcext:value-type="float">
            <text:p>39164,4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J115]*[.J115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table:formula="of:=[.E116]*[.E116]" office:value-type="float" office:value="166.41" calcext:value-type="float">
            <text:p>166,41</text:p>
          </table:table-cell>
          <table:table-cell office:value-type="float" office:value="40.3" calcext:value-type="float">
            <text:p>40,3</text:p>
          </table:table-cell>
          <table:table-cell table:formula="of:=[.G116]*[.G116]" office:value-type="float" office:value="1624.09" calcext:value-type="float">
            <text:p>1624,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J116]*[.J116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office:value-type="float" office:value="14.6" calcext:value-type="float">
            <text:p>14,6</text:p>
          </table:table-cell>
          <table:table-cell table:formula="of:=[.E117]*[.E117]" office:value-type="float" office:value="213.16" calcext:value-type="float">
            <text:p>213,16</text:p>
          </table:table-cell>
          <table:table-cell office:value-type="float" office:value="14.6" calcext:value-type="float">
            <text:p>14,6</text:p>
          </table:table-cell>
          <table:table-cell table:formula="of:=[.G117]*[.G117]" office:value-type="float" office:value="213.16" calcext:value-type="float">
            <text:p>213,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7]*[.J11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table:formula="of:=[.E118]*[.E118]" office:value-type="float" office:value="7.84" calcext:value-type="float">
            <text:p>7,84</text:p>
          </table:table-cell>
          <table:table-cell office:value-type="float" office:value="2.8" calcext:value-type="float">
            <text:p>2,8</text:p>
          </table:table-cell>
          <table:table-cell table:formula="of:=[.G118]*[.G118]" office:value-type="float" office:value="7.84" calcext:value-type="float">
            <text:p>7,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118]*[.J11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119]*[.E119]" office:value-type="float" office:value="34.81" calcext:value-type="float">
            <text:p>34,81</text:p>
          </table:table-cell>
          <table:table-cell office:value-type="float" office:value="11.3" calcext:value-type="float">
            <text:p>11,3</text:p>
          </table:table-cell>
          <table:table-cell table:formula="of:=[.G119]*[.G119]" office:value-type="float" office:value="127.69" calcext:value-type="float">
            <text:p>127,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19]*[.J119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table:formula="of:=[.E120]*[.E120]" office:value-type="float" office:value="86.49" calcext:value-type="float">
            <text:p>86,49</text:p>
          </table:table-cell>
          <table:table-cell office:value-type="float" office:value="9.9" calcext:value-type="float">
            <text:p>9,9</text:p>
          </table:table-cell>
          <table:table-cell table:formula="of:=[.G120]*[.G120]" office:value-type="float" office:value="98.01" calcext:value-type="float">
            <text:p>98,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20]*[.J120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table:formula="of:=[.E121]*[.E121]" office:value-type="float" office:value="75.69" calcext:value-type="float">
            <text:p>75,69</text:p>
          </table:table-cell>
          <table:table-cell office:value-type="float" office:value="22.9" calcext:value-type="float">
            <text:p>22,9</text:p>
          </table:table-cell>
          <table:table-cell table:formula="of:=[.G121]*[.G121]" office:value-type="float" office:value="524.41" calcext:value-type="float">
            <text:p>524,4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J121]*[.J121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122]*[.E122]" office:value-type="float" office:value="62.41" calcext:value-type="float">
            <text:p>62,41</text:p>
          </table:table-cell>
          <table:table-cell office:value-type="float" office:value="15.4" calcext:value-type="float">
            <text:p>15,4</text:p>
          </table:table-cell>
          <table:table-cell table:formula="of:=[.G122]*[.G122]" office:value-type="float" office:value="237.16" calcext:value-type="float">
            <text:p>237,1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[.J122]*[.J12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formula="of:=[.E123]*[.E123]" office:value-type="float" office:value="54.76" calcext:value-type="float">
            <text:p>54,76</text:p>
          </table:table-cell>
          <table:table-cell office:value-type="float" office:value="32.7" calcext:value-type="float">
            <text:p>32,7</text:p>
          </table:table-cell>
          <table:table-cell table:formula="of:=[.G123]*[.G123]" office:value-type="float" office:value="1069.29" calcext:value-type="float">
            <text:p>1069,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J123]*[.J123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124]*[.E124]" office:value-type="float" office:value="17.64" calcext:value-type="float">
            <text:p>17,64</text:p>
          </table:table-cell>
          <table:table-cell office:value-type="float" office:value="6.1" calcext:value-type="float">
            <text:p>6,1</text:p>
          </table:table-cell>
          <table:table-cell table:formula="of:=[.G124]*[.G124]" office:value-type="float" office:value="37.21" calcext:value-type="float">
            <text:p>37,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24]*[.J12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25]*[.E125]" office:value-type="float" office:value="36" calcext:value-type="float">
            <text:p>36</text:p>
          </table:table-cell>
          <table:table-cell office:value-type="float" office:value="11.3" calcext:value-type="float">
            <text:p>11,3</text:p>
          </table:table-cell>
          <table:table-cell table:formula="of:=[.G125]*[.G125]" office:value-type="float" office:value="127.69" calcext:value-type="float">
            <text:p>127,6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J125]*[.J12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table:formula="of:=[.E126]*[.E126]" office:value-type="float" office:value="1505.44" calcext:value-type="float">
            <text:p>1505,44</text:p>
          </table:table-cell>
          <table:table-cell office:value-type="float" office:value="121.5" calcext:value-type="float">
            <text:p>121,5</text:p>
          </table:table-cell>
          <table:table-cell table:formula="of:=[.G126]*[.G126]" office:value-type="float" office:value="14762.25" calcext:value-type="float">
            <text:p>14762,2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[.J126]*[.J126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7]*[.E1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7]*[.G1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7]*[.J127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table:formula="of:=[.E128]*[.E128]" office:value-type="float" office:value="1069.29" calcext:value-type="float">
            <text:p>1069,29</text:p>
          </table:table-cell>
          <table:table-cell office:value-type="float" office:value="103.2" calcext:value-type="float">
            <text:p>103,2</text:p>
          </table:table-cell>
          <table:table-cell table:formula="of:=[.G128]*[.G128]" office:value-type="float" office:value="10650.24" calcext:value-type="float">
            <text:p>10650,2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J128]*[.J128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29]*[.E1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9]*[.G1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29]*[.J129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formula="of:=[.E130]*[.E130]" office:value-type="float" office:value="1.21" calcext:value-type="float">
            <text:p>1,21</text:p>
          </table:table-cell>
          <table:table-cell office:value-type="float" office:value="1.1" calcext:value-type="float">
            <text:p>1,1</text:p>
          </table:table-cell>
          <table:table-cell table:formula="of:=[.G130]*[.G130]" office:value-type="float" office:value="1.21" calcext:value-type="float">
            <text:p>1,2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J130]*[.J130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31]*[.E131]" office:value-type="float" office:value="7.29" calcext:value-type="float">
            <text:p>7,29</text:p>
          </table:table-cell>
          <table:table-cell office:value-type="float" office:value="8.5" calcext:value-type="float">
            <text:p>8,5</text:p>
          </table:table-cell>
          <table:table-cell table:formula="of:=[.G131]*[.G131]" office:value-type="float" office:value="72.25" calcext:value-type="float">
            <text:p>72,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J131]*[.J131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table:formula="of:=[.E132]*[.E132]" office:value-type="float" office:value="4.84" calcext:value-type="float">
            <text:p>4,84</text:p>
          </table:table-cell>
          <table:table-cell office:value-type="float" office:value="4.7" calcext:value-type="float">
            <text:p>4,7</text:p>
          </table:table-cell>
          <table:table-cell table:formula="of:=[.G132]*[.G132]" office:value-type="float" office:value="22.09" calcext:value-type="float">
            <text:p>22,0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32]*[.J13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133]*[.E133]" office:value-type="float" office:value="2209" calcext:value-type="float">
            <text:p>2209</text:p>
          </table:table-cell>
          <table:table-cell office:value-type="float" office:value="56.7" calcext:value-type="float">
            <text:p>56,7</text:p>
          </table:table-cell>
          <table:table-cell table:formula="of:=[.G133]*[.G133]" office:value-type="float" office:value="3214.89" calcext:value-type="float">
            <text:p>3214,8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J133]*[.J133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table:formula="of:=[.E134]*[.E134]" office:value-type="float" office:value="79.21" calcext:value-type="float">
            <text:p>79,21</text:p>
          </table:table-cell>
          <table:table-cell office:value-type="float" office:value="10.2" calcext:value-type="float">
            <text:p>10,2</text:p>
          </table:table-cell>
          <table:table-cell table:formula="of:=[.G134]*[.G134]" office:value-type="float" office:value="104.04" calcext:value-type="float">
            <text:p>104,0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J134]*[.J134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135]*[.E135]" office:value-type="float" office:value="5.29" calcext:value-type="float">
            <text:p>5,29</text:p>
          </table:table-cell>
          <table:table-cell office:value-type="float" office:value="2.3" calcext:value-type="float">
            <text:p>2,3</text:p>
          </table:table-cell>
          <table:table-cell table:formula="of:=[.G135]*[.G135]" office:value-type="float" office:value="5.29" calcext:value-type="float">
            <text:p>5,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J135]*[.J13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36]*[.E1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36]*[.G1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36]*[.J13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[.E137]*[.E137]" office:value-type="float" office:value="10.24" calcext:value-type="float">
            <text:p>10,24</text:p>
          </table:table-cell>
          <table:table-cell office:value-type="float" office:value="11.3" calcext:value-type="float">
            <text:p>11,3</text:p>
          </table:table-cell>
          <table:table-cell table:formula="of:=[.G137]*[.G137]" office:value-type="float" office:value="127.69" calcext:value-type="float">
            <text:p>127,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137]*[.J13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table:formula="of:=[.E138]*[.E138]" office:value-type="float" office:value="62.41" calcext:value-type="float">
            <text:p>62,41</text:p>
          </table:table-cell>
          <table:table-cell office:value-type="float" office:value="15.8" calcext:value-type="float">
            <text:p>15,8</text:p>
          </table:table-cell>
          <table:table-cell table:formula="of:=[.G138]*[.G138]" office:value-type="float" office:value="249.64" calcext:value-type="float">
            <text:p>249,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138]*[.J138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E139]*[.E139]" office:value-type="float" office:value="1056.25" calcext:value-type="float">
            <text:p>1056,25</text:p>
          </table:table-cell>
          <table:table-cell office:value-type="float" office:value="56.8" calcext:value-type="float">
            <text:p>56,8</text:p>
          </table:table-cell>
          <table:table-cell table:formula="of:=[.G139]*[.G139]" office:value-type="float" office:value="3226.24" calcext:value-type="float">
            <text:p>3226,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J139]*[.J139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table:formula="of:=[.E140]*[.E140]" office:value-type="float" office:value="2450.25" calcext:value-type="float">
            <text:p>2450,25</text:p>
          </table:table-cell>
          <table:table-cell office:value-type="float" office:value="85.8" calcext:value-type="float">
            <text:p>85,8</text:p>
          </table:table-cell>
          <table:table-cell table:formula="of:=[.G140]*[.G140]" office:value-type="float" office:value="7361.64" calcext:value-type="float">
            <text:p>7361,6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J140]*[.J14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table:formula="of:=[.E141]*[.E141]" office:value-type="float" office:value="259.21" calcext:value-type="float">
            <text:p>259,21</text:p>
          </table:table-cell>
          <table:table-cell office:value-type="float" office:value="29" calcext:value-type="float">
            <text:p>29</text:p>
          </table:table-cell>
          <table:table-cell table:formula="of:=[.G141]*[.G141]" office:value-type="float" office:value="841" calcext:value-type="float">
            <text:p>8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41]*[.J14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2]*[.E1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2]*[.G14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2]*[.J142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[.E143]*[.E143]" office:value-type="float" office:value="0.81" calcext:value-type="float">
            <text:p>0,81</text:p>
          </table:table-cell>
          <table:table-cell office:value-type="float" office:value="1.2" calcext:value-type="float">
            <text:p>1,2</text:p>
          </table:table-cell>
          <table:table-cell table:formula="of:=[.G143]*[.G143]" office:value-type="float" office:value="1.44" calcext:value-type="float">
            <text:p>1,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J143]*[.J14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44]*[.E144]" office:value-type="float" office:value="22.09" calcext:value-type="float">
            <text:p>22,09</text:p>
          </table:table-cell>
          <table:table-cell office:value-type="float" office:value="6.1" calcext:value-type="float">
            <text:p>6,1</text:p>
          </table:table-cell>
          <table:table-cell table:formula="of:=[.G144]*[.G144]" office:value-type="float" office:value="37.21" calcext:value-type="float">
            <text:p>37,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J144]*[.J144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45]*[.E14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45]*[.G14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45]*[.J145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table:formula="of:=[.E146]*[.E146]" office:value-type="float" office:value="15.21" calcext:value-type="float">
            <text:p>15,21</text:p>
          </table:table-cell>
          <table:table-cell office:value-type="float" office:value="8.4" calcext:value-type="float">
            <text:p>8,4</text:p>
          </table:table-cell>
          <table:table-cell table:formula="of:=[.G146]*[.G146]" office:value-type="float" office:value="70.56" calcext:value-type="float">
            <text:p>70,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J146]*[.J146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table:formula="of:=[.E147]*[.E147]" office:value-type="float" office:value="123.21" calcext:value-type="float">
            <text:p>123,21</text:p>
          </table:table-cell>
          <table:table-cell office:value-type="float" office:value="25.1" calcext:value-type="float">
            <text:p>25,1</text:p>
          </table:table-cell>
          <table:table-cell table:formula="of:=[.G147]*[.G147]" office:value-type="float" office:value="630.01" calcext:value-type="float">
            <text:p>630,0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J147]*[.J147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table:formula="of:=[.E148]*[.E148]" office:value-type="float" office:value="4942.09" calcext:value-type="float">
            <text:p>4942,09</text:p>
          </table:table-cell>
          <table:table-cell office:value-type="float" office:value="184.6" calcext:value-type="float">
            <text:p>184,6</text:p>
          </table:table-cell>
          <table:table-cell table:formula="of:=[.G148]*[.G148]" office:value-type="float" office:value="34077.16" calcext:value-type="float">
            <text:p>34077,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J148]*[.J148]" office:value-type="float" office:value="169" calcext:value-type="float">
            <text:p>16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table:formula="of:=[.E149]*[.E149]" office:value-type="float" office:value="65.61" calcext:value-type="float">
            <text:p>65,61</text:p>
          </table:table-cell>
          <table:table-cell office:value-type="float" office:value="10.5" calcext:value-type="float">
            <text:p>10,5</text:p>
          </table:table-cell>
          <table:table-cell table:formula="of:=[.G149]*[.G149]" office:value-type="float" office:value="110.25" calcext:value-type="float">
            <text:p>110,2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J149]*[.J14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table:formula="of:=[.E150]*[.E150]" office:value-type="float" office:value="331.24" calcext:value-type="float">
            <text:p>331,24</text:p>
          </table:table-cell>
          <table:table-cell office:value-type="float" office:value="44.4" calcext:value-type="float">
            <text:p>44,4</text:p>
          </table:table-cell>
          <table:table-cell table:formula="of:=[.G150]*[.G150]" office:value-type="float" office:value="1971.36" calcext:value-type="float">
            <text:p>1971,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150]*[.J15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table:formula="of:=[.E151]*[.E151]" office:value-type="float" office:value="7005.69" calcext:value-type="float">
            <text:p>7005,69</text:p>
          </table:table-cell>
          <table:table-cell office:value-type="float" office:value="165.9" calcext:value-type="float">
            <text:p>165,9</text:p>
          </table:table-cell>
          <table:table-cell table:formula="of:=[.G151]*[.G151]" office:value-type="float" office:value="27522.81" calcext:value-type="float">
            <text:p>27522,8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J151]*[.J151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table:formula="of:=[.E152]*[.E152]" office:value-type="float" office:value="1108.89" calcext:value-type="float">
            <text:p>1108,89</text:p>
          </table:table-cell>
          <table:table-cell office:value-type="float" office:value="114.2" calcext:value-type="float">
            <text:p>114,2</text:p>
          </table:table-cell>
          <table:table-cell table:formula="of:=[.G152]*[.G152]" office:value-type="float" office:value="13041.64" calcext:value-type="float">
            <text:p>13041,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J152]*[.J152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table:formula="of:=[.E153]*[.E153]" office:value-type="float" office:value="1560.25" calcext:value-type="float">
            <text:p>1560,25</text:p>
          </table:table-cell>
          <table:table-cell office:value-type="float" office:value="48.9" calcext:value-type="float">
            <text:p>48,9</text:p>
          </table:table-cell>
          <table:table-cell table:formula="of:=[.G153]*[.G153]" office:value-type="float" office:value="2391.21" calcext:value-type="float">
            <text:p>2391,2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J153]*[.J153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table:formula="of:=[.E154]*[.E154]" office:value-type="float" office:value="34.81" calcext:value-type="float">
            <text:p>34,81</text:p>
          </table:table-cell>
          <table:table-cell office:value-type="float" office:value="13.2" calcext:value-type="float">
            <text:p>13,2</text:p>
          </table:table-cell>
          <table:table-cell table:formula="of:=[.G154]*[.G154]" office:value-type="float" office:value="174.24" calcext:value-type="float">
            <text:p>174,2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J154]*[.J154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formula="of:=[.E155]*[.E155]" office:value-type="float" office:value="5.76" calcext:value-type="float">
            <text:p>5,76</text:p>
          </table:table-cell>
          <table:table-cell office:value-type="float" office:value="3.4" calcext:value-type="float">
            <text:p>3,4</text:p>
          </table:table-cell>
          <table:table-cell table:formula="of:=[.G155]*[.G155]" office:value-type="float" office:value="11.56" calcext:value-type="float">
            <text:p>11,5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J155]*[.J15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formula="of:=[.E156]*[.E156]" office:value-type="float" office:value="10.89" calcext:value-type="float">
            <text:p>10,89</text:p>
          </table:table-cell>
          <table:table-cell office:value-type="float" office:value="11.6" calcext:value-type="float">
            <text:p>11,6</text:p>
          </table:table-cell>
          <table:table-cell table:formula="of:=[.G156]*[.G156]" office:value-type="float" office:value="134.56" calcext:value-type="float">
            <text:p>134,5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J156]*[.J156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E157]*[.E157]"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formula="of:=[.G157]*[.G157]" office:value-type="float" office:value="0.25" calcext:value-type="float">
            <text:p>0,2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J157]*[.J15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158]*[.E158]" office:value-type="float" office:value="14.44" calcext:value-type="float">
            <text:p>14,44</text:p>
          </table:table-cell>
          <table:table-cell office:value-type="float" office:value="6.6" calcext:value-type="float">
            <text:p>6,6</text:p>
          </table:table-cell>
          <table:table-cell table:formula="of:=[.G158]*[.G158]" office:value-type="float" office:value="43.56" calcext:value-type="float">
            <text:p>43,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J158]*[.J158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table:formula="of:=[.E159]*[.E159]" office:value-type="float" office:value="282.24" calcext:value-type="float">
            <text:p>282,24</text:p>
          </table:table-cell>
          <table:table-cell office:value-type="float" office:value="56.4" calcext:value-type="float">
            <text:p>56,4</text:p>
          </table:table-cell>
          <table:table-cell table:formula="of:=[.G159]*[.G159]" office:value-type="float" office:value="3180.96" calcext:value-type="float">
            <text:p>3180,9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J159]*[.J159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table:formula="of:=[.E160]*[.E160]" office:value-type="float" office:value="6272.64" calcext:value-type="float">
            <text:p>6272,64</text:p>
          </table:table-cell>
          <table:table-cell office:value-type="float" office:value="273.4" calcext:value-type="float">
            <text:p>273,4</text:p>
          </table:table-cell>
          <table:table-cell table:formula="of:=[.G160]*[.G160]" office:value-type="float" office:value="74747.56" calcext:value-type="float">
            <text:p>74747,5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J160]*[.J160]" office:value-type="float" office:value="121" calcext:value-type="float">
            <text:p>12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61]*[.E161]" office:value-type="float" office:value="22.09" calcext:value-type="float">
            <text:p>22,09</text:p>
          </table:table-cell>
          <table:table-cell office:value-type="float" office:value="4.7" calcext:value-type="float">
            <text:p>4,7</text:p>
          </table:table-cell>
          <table:table-cell table:formula="of:=[.G161]*[.G161]" office:value-type="float" office:value="22.09" calcext:value-type="float">
            <text:p>22,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161]*[.J16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table:formula="of:=[.E162]*[.E162]" office:value-type="float" office:value="655.36" calcext:value-type="float">
            <text:p>655,36</text:p>
          </table:table-cell>
          <table:table-cell office:value-type="float" office:value="67.4" calcext:value-type="float">
            <text:p>67,4</text:p>
          </table:table-cell>
          <table:table-cell table:formula="of:=[.G162]*[.G162]" office:value-type="float" office:value="4542.76" calcext:value-type="float">
            <text:p>4542,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J162]*[.J162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table:formula="of:=[.E163]*[.E163]" office:value-type="float" office:value="2070.25" calcext:value-type="float">
            <text:p>2070,25</text:p>
          </table:table-cell>
          <table:table-cell office:value-type="float" office:value="63.3" calcext:value-type="float">
            <text:p>63,3</text:p>
          </table:table-cell>
          <table:table-cell table:formula="of:=[.G163]*[.G163]" office:value-type="float" office:value="4006.89" calcext:value-type="float">
            <text:p>4006,8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J163]*[.J163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table:formula="of:=[.E164]*[.E164]" office:value-type="float" office:value="7.29" calcext:value-type="float">
            <text:p>7,29</text:p>
          </table:table-cell>
          <table:table-cell office:value-type="float" office:value="5.2" calcext:value-type="float">
            <text:p>5,2</text:p>
          </table:table-cell>
          <table:table-cell table:formula="of:=[.G164]*[.G164]" office:value-type="float" office:value="27.04" calcext:value-type="float">
            <text:p>27,0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64]*[.J164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E165]*[.E165]" office:value-type="float" office:value="3025" calcext:value-type="float">
            <text:p>3025</text:p>
          </table:table-cell>
          <table:table-cell office:value-type="float" office:value="148.8" calcext:value-type="float">
            <text:p>148,8</text:p>
          </table:table-cell>
          <table:table-cell table:formula="of:=[.G165]*[.G165]" office:value-type="float" office:value="22141.44" calcext:value-type="float">
            <text:p>22141,44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J165]*[.J165]"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66]*[.E16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6]*[.G16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66]*[.J166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table:formula="of:=[.E167]*[.E167]" office:value-type="float" office:value="14.44" calcext:value-type="float">
            <text:p>14,44</text:p>
          </table:table-cell>
          <table:table-cell office:value-type="float" office:value="6.6" calcext:value-type="float">
            <text:p>6,6</text:p>
          </table:table-cell>
          <table:table-cell table:formula="of:=[.G167]*[.G167]" office:value-type="float" office:value="43.56" calcext:value-type="float">
            <text:p>43,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67]*[.J16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table:formula="of:=[.E168]*[.E168]" office:value-type="float" office:value="416.16" calcext:value-type="float">
            <text:p>416,16</text:p>
          </table:table-cell>
          <table:table-cell office:value-type="float" office:value="26.3" calcext:value-type="float">
            <text:p>26,3</text:p>
          </table:table-cell>
          <table:table-cell table:formula="of:=[.G168]*[.G168]" office:value-type="float" office:value="691.69" calcext:value-type="float">
            <text:p>691,6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168]*[.J16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table:formula="of:=[.E169]*[.E169]" office:value-type="float" office:value="68.89" calcext:value-type="float">
            <text:p>68,89</text:p>
          </table:table-cell>
          <table:table-cell office:value-type="float" office:value="12.5" calcext:value-type="float">
            <text:p>12,5</text:p>
          </table:table-cell>
          <table:table-cell table:formula="of:=[.G169]*[.G169]" office:value-type="float" office:value="156.25" calcext:value-type="float">
            <text:p>156,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169]*[.J16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table:formula="of:=[.E170]*[.E170]" office:value-type="float" office:value="404.01" calcext:value-type="float">
            <text:p>404,01</text:p>
          </table:table-cell>
          <table:table-cell office:value-type="float" office:value="75.8" calcext:value-type="float">
            <text:p>75,8</text:p>
          </table:table-cell>
          <table:table-cell table:formula="of:=[.G170]*[.G170]" office:value-type="float" office:value="5745.64" calcext:value-type="float">
            <text:p>5745,6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J170]*[.J170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table:formula="of:=[.E171]*[.E171]" office:value-type="float" office:value="123.21" calcext:value-type="float">
            <text:p>123,21</text:p>
          </table:table-cell>
          <table:table-cell office:value-type="float" office:value="23.7" calcext:value-type="float">
            <text:p>23,7</text:p>
          </table:table-cell>
          <table:table-cell table:formula="of:=[.G171]*[.G171]" office:value-type="float" office:value="561.69" calcext:value-type="float">
            <text:p>561,6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J171]*[.J17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table:formula="of:=[.E172]*[.E172]" office:value-type="float" office:value="29.16" calcext:value-type="float">
            <text:p>29,16</text:p>
          </table:table-cell>
          <table:table-cell office:value-type="float" office:value="14.4" calcext:value-type="float">
            <text:p>14,4</text:p>
          </table:table-cell>
          <table:table-cell table:formula="of:=[.G172]*[.G172]" office:value-type="float" office:value="207.36" calcext:value-type="float">
            <text:p>207,3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J172]*[.J17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table:formula="of:=[.E173]*[.E173]" office:value-type="float" office:value="1162.81" calcext:value-type="float">
            <text:p>1162,81</text:p>
          </table:table-cell>
          <table:table-cell office:value-type="float" office:value="129.5" calcext:value-type="float">
            <text:p>129,5</text:p>
          </table:table-cell>
          <table:table-cell table:formula="of:=[.G173]*[.G173]" office:value-type="float" office:value="16770.25" calcext:value-type="float">
            <text:p>16770,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J173]*[.J173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table:formula="of:=[.E174]*[.E174]" office:value-type="float" office:value="1656.49" calcext:value-type="float">
            <text:p>1656,49</text:p>
          </table:table-cell>
          <table:table-cell office:value-type="float" office:value="79.4" calcext:value-type="float">
            <text:p>79,4</text:p>
          </table:table-cell>
          <table:table-cell table:formula="of:=[.G174]*[.G174]" office:value-type="float" office:value="6304.36" calcext:value-type="float">
            <text:p>6304,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J174]*[.J174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table:formula="of:=[.E175]*[.E175]" office:value-type="float" office:value="11793.96" calcext:value-type="float">
            <text:p>11793,96</text:p>
          </table:table-cell>
          <table:table-cell office:value-type="float" office:value="171.2" calcext:value-type="float">
            <text:p>171,2</text:p>
          </table:table-cell>
          <table:table-cell table:formula="of:=[.G175]*[.G175]" office:value-type="float" office:value="29309.44" calcext:value-type="float">
            <text:p>29309,4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J175]*[.J175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E176]*[.E176]" office:value-type="float" office:value="0.49" calcext:value-type="float">
            <text:p>0,49</text:p>
          </table:table-cell>
          <table:table-cell office:value-type="float" office:value="1.3" calcext:value-type="float">
            <text:p>1,3</text:p>
          </table:table-cell>
          <table:table-cell table:formula="of:=[.G176]*[.G176]" office:value-type="float" office:value="1.69" calcext:value-type="float">
            <text:p>1,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J176]*[.J176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table:formula="of:=[.E177]*[.E177]" office:value-type="float" office:value="0.49" calcext:value-type="float">
            <text:p>0,49</text:p>
          </table:table-cell>
          <table:table-cell office:value-type="float" office:value="1.1" calcext:value-type="float">
            <text:p>1,1</text:p>
          </table:table-cell>
          <table:table-cell table:formula="of:=[.G177]*[.G177]" office:value-type="float" office:value="1.21" calcext:value-type="float">
            <text:p>1,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177]*[.J17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E178]*[.E178]" office:value-type="float" office:value="0.04" calcext:value-type="float">
            <text:p>0,04</text:p>
          </table:table-cell>
          <table:table-cell office:value-type="float" office:value="0.2" calcext:value-type="float">
            <text:p>0,2</text:p>
          </table:table-cell>
          <table:table-cell table:formula="of:=[.G178]*[.G178]" office:value-type="float" office:value="0.04" calcext:value-type="float">
            <text:p>0,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J178]*[.J17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table:formula="of:=[.E179]*[.E179]" office:value-type="float" office:value="110.25" calcext:value-type="float">
            <text:p>110,25</text:p>
          </table:table-cell>
          <table:table-cell office:value-type="float" office:value="14.6" calcext:value-type="float">
            <text:p>14,6</text:p>
          </table:table-cell>
          <table:table-cell table:formula="of:=[.G179]*[.G179]" office:value-type="float" office:value="213.16" calcext:value-type="float">
            <text:p>213,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J179]*[.J179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[.E180]*[.E180]" office:value-type="float" office:value="2.56" calcext:value-type="float">
            <text:p>2,56</text:p>
          </table:table-cell>
          <table:table-cell office:value-type="float" office:value="4.4" calcext:value-type="float">
            <text:p>4,4</text:p>
          </table:table-cell>
          <table:table-cell table:formula="of:=[.G180]*[.G180]" office:value-type="float" office:value="19.36" calcext:value-type="float">
            <text:p>19,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J180]*[.J18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81]*[.E181]" office:value-type="float" office:value="6561" calcext:value-type="float">
            <text:p>6561</text:p>
          </table:table-cell>
          <table:table-cell office:value-type="float" office:value="102.2" calcext:value-type="float">
            <text:p>102,2</text:p>
          </table:table-cell>
          <table:table-cell table:formula="of:=[.G181]*[.G181]" office:value-type="float" office:value="10444.84" calcext:value-type="float">
            <text:p>10444,8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J181]*[.J18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formula="of:=[.E182]*[.E182]" office:value-type="float" office:value="1.69" calcext:value-type="float">
            <text:p>1,69</text:p>
          </table:table-cell>
          <table:table-cell office:value-type="float" office:value="5" calcext:value-type="float">
            <text:p>5</text:p>
          </table:table-cell>
          <table:table-cell table:formula="of:=[.G182]*[.G182]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J182]*[.J182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table:formula="of:=[.E183]*[.E183]" office:value-type="float" office:value="655.36" calcext:value-type="float">
            <text:p>655,36</text:p>
          </table:table-cell>
          <table:table-cell office:value-type="float" office:value="71.5" calcext:value-type="float">
            <text:p>71,5</text:p>
          </table:table-cell>
          <table:table-cell table:formula="of:=[.G183]*[.G183]" office:value-type="float" office:value="5112.25" calcext:value-type="float">
            <text:p>5112,2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formula="of:=[.J183]*[.J183]" office:value-type="float" office:value="64" calcext:value-type="float">
            <text:p>64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table:formula="of:=[.E184]*[.E184]" office:value-type="float" office:value="11990.25" calcext:value-type="float">
            <text:p>11990,25</text:p>
          </table:table-cell>
          <table:table-cell office:value-type="float" office:value="177.4" calcext:value-type="float">
            <text:p>177,4</text:p>
          </table:table-cell>
          <table:table-cell table:formula="of:=[.G184]*[.G184]" office:value-type="float" office:value="31470.76" calcext:value-type="float">
            <text:p>31470,7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[.J184]*[.J18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table:formula="of:=[.E185]*[.E185]" office:value-type="float" office:value="1135.69" calcext:value-type="float">
            <text:p>1135,69</text:p>
          </table:table-cell>
          <table:table-cell office:value-type="float" office:value="44.3" calcext:value-type="float">
            <text:p>44,3</text:p>
          </table:table-cell>
          <table:table-cell table:formula="of:=[.G185]*[.G185]" office:value-type="float" office:value="1962.49" calcext:value-type="float">
            <text:p>1962,4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J185]*[.J185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E186]*[.E186]" office:value-type="float" office:value="576" calcext:value-type="float">
            <text:p>576</text:p>
          </table:table-cell>
          <table:table-cell office:value-type="float" office:value="78.2" calcext:value-type="float">
            <text:p>78,2</text:p>
          </table:table-cell>
          <table:table-cell table:formula="of:=[.G186]*[.G186]" office:value-type="float" office:value="6115.24" calcext:value-type="float">
            <text:p>6115,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J186]*[.J186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table:formula="of:=[.E187]*[.E187]" office:value-type="float" office:value="1211.04" calcext:value-type="float">
            <text:p>1211,04</text:p>
          </table:table-cell>
          <table:table-cell office:value-type="float" office:value="76.8" calcext:value-type="float">
            <text:p>76,8</text:p>
          </table:table-cell>
          <table:table-cell table:formula="of:=[.G187]*[.G187]" office:value-type="float" office:value="5898.24" calcext:value-type="float">
            <text:p>5898,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J187]*[.J187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188]*[.E18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88]*[.G18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188]*[.J18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table:formula="of:=[.E189]*[.E189]" office:value-type="float" office:value="88.36" calcext:value-type="float">
            <text:p>88,36</text:p>
          </table:table-cell>
          <table:table-cell office:value-type="float" office:value="13.3" calcext:value-type="float">
            <text:p>13,3</text:p>
          </table:table-cell>
          <table:table-cell table:formula="of:=[.G189]*[.G189]" office:value-type="float" office:value="176.89" calcext:value-type="float">
            <text:p>176,8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J189]*[.J189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table:formula="of:=[.E190]*[.E190]" office:value-type="float" office:value="6.76" calcext:value-type="float">
            <text:p>6,76</text:p>
          </table:table-cell>
          <table:table-cell office:value-type="float" office:value="5.4" calcext:value-type="float">
            <text:p>5,4</text:p>
          </table:table-cell>
          <table:table-cell table:formula="of:=[.G190]*[.G190]" office:value-type="float" office:value="29.16" calcext:value-type="float">
            <text:p>29,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J190]*[.J190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1]*[.E191]" office:value-type="float" office:value="36" calcext:value-type="float">
            <text:p>36</text:p>
          </table:table-cell>
          <table:table-cell office:value-type="float" office:value="10.4" calcext:value-type="float">
            <text:p>10,4</text:p>
          </table:table-cell>
          <table:table-cell table:formula="of:=[.G191]*[.G191]" office:value-type="float" office:value="108.16" calcext:value-type="float">
            <text:p>108,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191]*[.J19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table:formula="of:=[.E192]*[.E192]" office:value-type="float" office:value="22.09" calcext:value-type="float">
            <text:p>22,09</text:p>
          </table:table-cell>
          <table:table-cell office:value-type="float" office:value="10.5" calcext:value-type="float">
            <text:p>10,5</text:p>
          </table:table-cell>
          <table:table-cell table:formula="of:=[.G192]*[.G192]" office:value-type="float" office:value="110.25" calcext:value-type="float">
            <text:p>110,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J192]*[.J192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,4</text:p>
          </table:table-cell>
          <table:table-cell table:formula="of:=[.E193]*[.E193]" office:value-type="float" office:value="19.36" calcext:value-type="float">
            <text:p>19,36</text:p>
          </table:table-cell>
          <table:table-cell office:value-type="float" office:value="4.4" calcext:value-type="float">
            <text:p>4,4</text:p>
          </table:table-cell>
          <table:table-cell table:formula="of:=[.G193]*[.G193]" office:value-type="float" office:value="19.36" calcext:value-type="float">
            <text:p>19,3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J193]*[.J193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94]*[.E194]" office:value-type="float" office:value="1024" calcext:value-type="float">
            <text:p>1024</text:p>
          </table:table-cell>
          <table:table-cell office:value-type="float" office:value="44.3" calcext:value-type="float">
            <text:p>44,3</text:p>
          </table:table-cell>
          <table:table-cell table:formula="of:=[.G194]*[.G194]" office:value-type="float" office:value="1962.49" calcext:value-type="float">
            <text:p>1962,4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J194]*[.J194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table:formula="of:=[.E195]*[.E195]" office:value-type="float" office:value="94.09" calcext:value-type="float">
            <text:p>94,09</text:p>
          </table:table-cell>
          <table:table-cell office:value-type="float" office:value="16" calcext:value-type="float">
            <text:p>16</text:p>
          </table:table-cell>
          <table:table-cell table:formula="of:=[.G195]*[.G195]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195]*[.J195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table:formula="of:=[.E196]*[.E196]" office:value-type="float" office:value="2371.69" calcext:value-type="float">
            <text:p>2371,69</text:p>
          </table:table-cell>
          <table:table-cell office:value-type="float" office:value="195.8" calcext:value-type="float">
            <text:p>195,8</text:p>
          </table:table-cell>
          <table:table-cell table:formula="of:=[.G196]*[.G196]" office:value-type="float" office:value="38337.64" calcext:value-type="float">
            <text:p>38337,6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J196]*[.J196]" office:value-type="float" office:value="256" calcext:value-type="float">
            <text:p>25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table:formula="of:=[.E197]*[.E197]" office:value-type="float" office:value="470.89" calcext:value-type="float">
            <text:p>470,89</text:p>
          </table:table-cell>
          <table:table-cell office:value-type="float" office:value="44.5" calcext:value-type="float">
            <text:p>44,5</text:p>
          </table:table-cell>
          <table:table-cell table:formula="of:=[.G197]*[.G197]" office:value-type="float" office:value="1980.25" calcext:value-type="float">
            <text:p>1980,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J197]*[.J197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table:formula="of:=[.E198]*[.E198]" office:value-type="float" office:value="70.56" calcext:value-type="float">
            <text:p>70,56</text:p>
          </table:table-cell>
          <table:table-cell office:value-type="float" office:value="12.9" calcext:value-type="float">
            <text:p>12,9</text:p>
          </table:table-cell>
          <table:table-cell table:formula="of:=[.G198]*[.G198]" office:value-type="float" office:value="166.41" calcext:value-type="float">
            <text:p>166,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J198]*[.J198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table:formula="of:=[.E199]*[.E199]" office:value-type="float" office:value="5565.16" calcext:value-type="float">
            <text:p>5565,16</text:p>
          </table:table-cell>
          <table:table-cell office:value-type="float" office:value="198.2" calcext:value-type="float">
            <text:p>198,2</text:p>
          </table:table-cell>
          <table:table-cell table:formula="of:=[.G199]*[.G199]" office:value-type="float" office:value="39283.24" calcext:value-type="float">
            <text:p>39283,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J199]*[.J199]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formula="of:=[.E200]*[.E200]" office:value-type="float" office:value="8464" calcext:value-type="float">
            <text:p>8464</text:p>
          </table:table-cell>
          <table:table-cell office:value-type="float" office:value="182.5" calcext:value-type="float">
            <text:p>182,5</text:p>
          </table:table-cell>
          <table:table-cell table:formula="of:=[.G200]*[.G200]" office:value-type="float" office:value="33306.25" calcext:value-type="float">
            <text:p>33306,2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J200]*[.J200]"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table:formula="of:=[.E201]*[.E201]" office:value-type="float" office:value="4.41" calcext:value-type="float">
            <text:p>4,41</text:p>
          </table:table-cell>
          <table:table-cell office:value-type="float" office:value="4.3" calcext:value-type="float">
            <text:p>4,3</text:p>
          </table:table-cell>
          <table:table-cell table:formula="of:=[.G201]*[.G201]" office:value-type="float" office:value="18.49" calcext:value-type="float">
            <text:p>18,4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J201]*[.J201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formula="of:=[.E202]*[.E202]"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formula="of:=[.G202]*[.G202]" office:value-type="float" office:value="0.81" calcext:value-type="float">
            <text:p>0,8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J202]*[.J20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table:formula="of:=[.E203]*[.E203]" office:value-type="float" office:value="104.04" calcext:value-type="float">
            <text:p>104,04</text:p>
          </table:table-cell>
          <table:table-cell office:value-type="float" office:value="19.8" calcext:value-type="float">
            <text:p>19,8</text:p>
          </table:table-cell>
          <table:table-cell table:formula="of:=[.G203]*[.G203]" office:value-type="float" office:value="392.04" calcext:value-type="float">
            <text:p>392,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J203]*[.J203]" office:value-type="float" office:value="25" calcext:value-type="float">
            <text:p>2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table:formula="of:=[.E204]*[.E204]" office:value-type="float" office:value="187.69" calcext:value-type="float">
            <text:p>187,69</text:p>
          </table:table-cell>
          <table:table-cell office:value-type="float" office:value="13.7" calcext:value-type="float">
            <text:p>13,7</text:p>
          </table:table-cell>
          <table:table-cell table:formula="of:=[.G204]*[.G204]" office:value-type="float" office:value="187.69" calcext:value-type="float">
            <text:p>187,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04]*[.J20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table:formula="of:=[.E205]*[.E205]" office:value-type="float" office:value="1122.25" calcext:value-type="float">
            <text:p>1122,25</text:p>
          </table:table-cell>
          <table:table-cell office:value-type="float" office:value="96.1" calcext:value-type="float">
            <text:p>96,1</text:p>
          </table:table-cell>
          <table:table-cell table:formula="of:=[.G205]*[.G205]" office:value-type="float" office:value="9235.21" calcext:value-type="float">
            <text:p>9235,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J205]*[.J205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table:formula="of:=[.E206]*[.E206]" office:value-type="float" office:value="4529.29" calcext:value-type="float">
            <text:p>4529,29</text:p>
          </table:table-cell>
          <table:table-cell office:value-type="float" office:value="229.6" calcext:value-type="float">
            <text:p>229,6</text:p>
          </table:table-cell>
          <table:table-cell table:formula="of:=[.G206]*[.G206]" office:value-type="float" office:value="52716.16" calcext:value-type="float">
            <text:p>52716,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J206]*[.J206]" office:value-type="float" office:value="144" calcext:value-type="float">
            <text:p>14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table:formula="of:=[.E207]*[.E207]" office:value-type="float" office:value="3069.16" calcext:value-type="float">
            <text:p>3069,16</text:p>
          </table:table-cell>
          <table:table-cell office:value-type="float" office:value="61.2" calcext:value-type="float">
            <text:p>61,2</text:p>
          </table:table-cell>
          <table:table-cell table:formula="of:=[.G207]*[.G207]" office:value-type="float" office:value="3745.44" calcext:value-type="float">
            <text:p>3745,4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J207]*[.J207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08]*[.E208]"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table:formula="of:=[.G208]*[.G208]"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J208]*[.J208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table:formula="of:=[.E209]*[.E209]" office:value-type="float" office:value="28.09" calcext:value-type="float">
            <text:p>28,09</text:p>
          </table:table-cell>
          <table:table-cell office:value-type="float" office:value="11.9" calcext:value-type="float">
            <text:p>11,9</text:p>
          </table:table-cell>
          <table:table-cell table:formula="of:=[.G209]*[.G209]" office:value-type="float" office:value="141.61" calcext:value-type="float">
            <text:p>141,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J209]*[.J209]"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table:formula="of:=[.E210]*[.E210]" office:value-type="float" office:value="5256.25" calcext:value-type="float">
            <text:p>5256,25</text:p>
          </table:table-cell>
          <table:table-cell office:value-type="float" office:value="153" calcext:value-type="float">
            <text:p>153</text:p>
          </table:table-cell>
          <table:table-cell table:formula="of:=[.G210]*[.G210]" office:value-type="float" office:value="23409" calcext:value-type="float">
            <text:p>23409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[.J210]*[.J210]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table:formula="of:=[.E211]*[.E211]" office:value-type="float" office:value="12.96" calcext:value-type="float">
            <text:p>12,96</text:p>
          </table:table-cell>
          <table:table-cell office:value-type="float" office:value="3.6" calcext:value-type="float">
            <text:p>3,6</text:p>
          </table:table-cell>
          <table:table-cell table:formula="of:=[.G211]*[.G211]" office:value-type="float" office:value="12.96" calcext:value-type="float">
            <text:p>12,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211]*[.J21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table:formula="of:=[.E212]*[.E212]" office:value-type="float" office:value="17.64" calcext:value-type="float">
            <text:p>17,64</text:p>
          </table:table-cell>
          <table:table-cell office:value-type="float" office:value="4.2" calcext:value-type="float">
            <text:p>4,2</text:p>
          </table:table-cell>
          <table:table-cell table:formula="of:=[.G212]*[.G212]" office:value-type="float" office:value="17.64" calcext:value-type="float">
            <text:p>17,6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J212]*[.J212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formula="of:=[.E213]*[.E213]" office:value-type="float" office:value="5.29" calcext:value-type="float">
            <text:p>5,29</text:p>
          </table:table-cell>
          <table:table-cell office:value-type="float" office:value="4" calcext:value-type="float">
            <text:p>4</text:p>
          </table:table-cell>
          <table:table-cell table:formula="of:=[.G213]*[.G213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J213]*[.J213]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formula="of:=[.E214]*[.E214]" office:value-type="float" office:value="12.25" calcext:value-type="float">
            <text:p>12,25</text:p>
          </table:table-cell>
          <table:table-cell office:value-type="float" office:value="3.5" calcext:value-type="float">
            <text:p>3,5</text:p>
          </table:table-cell>
          <table:table-cell table:formula="of:=[.G214]*[.G214]" office:value-type="float" office:value="12.25" calcext:value-type="float">
            <text:p>12,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J214]*[.J21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table:formula="of:=[.E215]*[.E215]" office:value-type="float" office:value="10.24" calcext:value-type="float">
            <text:p>10,24</text:p>
          </table:table-cell>
          <table:table-cell office:value-type="float" office:value="11.7" calcext:value-type="float">
            <text:p>11,7</text:p>
          </table:table-cell>
          <table:table-cell table:formula="of:=[.G215]*[.G215]" office:value-type="float" office:value="136.89" calcext:value-type="float">
            <text:p>136,8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J215]*[.J215]"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table:formula="of:=[.E216]*[.E216]" office:value-type="float" office:value="1640.25" calcext:value-type="float">
            <text:p>1640,25</text:p>
          </table:table-cell>
          <table:table-cell office:value-type="float" office:value="48.9" calcext:value-type="float">
            <text:p>48,9</text:p>
          </table:table-cell>
          <table:table-cell table:formula="of:=[.G216]*[.G216]" office:value-type="float" office:value="2391.21" calcext:value-type="float">
            <text:p>2391,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J216]*[.J216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,1</text:p>
          </table:table-cell>
          <table:table-cell table:formula="of:=[.E217]*[.E217]" office:value-type="float" office:value="16.81" calcext:value-type="float">
            <text:p>16,81</text:p>
          </table:table-cell>
          <table:table-cell office:value-type="float" office:value="4.1" calcext:value-type="float">
            <text:p>4,1</text:p>
          </table:table-cell>
          <table:table-cell table:formula="of:=[.G217]*[.G217]" office:value-type="float" office:value="16.81" calcext:value-type="float">
            <text:p>16,8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J217]*[.J217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18]*[.E2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18]*[.G2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218]*[.J218]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table:formula="of:=[.E219]*[.E219]" office:value-type="float" office:value="2959.36" calcext:value-type="float">
            <text:p>2959,36</text:p>
          </table:table-cell>
          <table:table-cell office:value-type="float" office:value="172.4" calcext:value-type="float">
            <text:p>172,4</text:p>
          </table:table-cell>
          <table:table-cell table:formula="of:=[.G219]*[.G219]" office:value-type="float" office:value="29721.76" calcext:value-type="float">
            <text:p>29721,7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J219]*[.J219]"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table:formula="of:=[.E220]*[.E220]" office:value-type="float" office:value="275.56" calcext:value-type="float">
            <text:p>275,56</text:p>
          </table:table-cell>
          <table:table-cell office:value-type="float" office:value="46.3" calcext:value-type="float">
            <text:p>46,3</text:p>
          </table:table-cell>
          <table:table-cell table:formula="of:=[.G220]*[.G220]" office:value-type="float" office:value="2143.69" calcext:value-type="float">
            <text:p>2143,6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J220]*[.J220]" office:value-type="float" office:value="36" calcext:value-type="float">
            <text:p>3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16306"/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16306"/>
        </table:table-row>
      </table:table>
      <table:table table:name="original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" table:default-cell-style-name="Default"/>
        <table:table-column table:style-name="co15" table:default-cell-style-name="Default"/>
        <table:table-column table:style-name="co14" table:number-columns-repeated="20" table:default-cell-style-name="Default"/>
        <table:table-column table:style-name="co16" table:number-columns-repeated="10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row table:style-name="ro1">
          <table:table-cell office:value-type="string" calcext:value-type="string">
            <text:p>Sistema de Informações Hidrológicas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Versão Web 3.0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© 2018 Agência Nacional de Águas (ANA)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NivelConsistencia: 1 = Bruto, 2 = Consisti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TipoMedicaoChuvas: 1 = Pluviômetro, 2 = Pluviógrafo, 3 = Data logger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Status: 0 = Branco, 1 = Real, 2 = Estimado, 3 = Duvidoso, 4 = Acumulado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Restrições da consulta:</text:p>
          </table:table-cell>
          <table:table-cell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Código da Estação:01340039</text:p>
          </table:table-cell>
          <table:table-cell/>
          <table:table-cell table:style-name="Default"/>
          <table:table-cell table:number-columns-repeated="7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2"/>
        </table:table-row>
        <table:table-row table:style-name="ro1">
          <table:table-cell office:value-type="string" calcext:value-type="string">
            <text:p>EstacaoCodigo</text:p>
          </table:table-cell>
          <table:table-cell office:value-type="string" calcext:value-type="string">
            <text:p>NivelConsistenci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ipoMedicaoChuvas</text:p>
          </table:table-cell>
          <table:table-cell office:value-type="string" calcext:value-type="string">
            <text:p>Maxim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iaMaxima</text:p>
          </table:table-cell>
          <table:table-cell office:value-type="string" calcext:value-type="string">
            <text:p>NumDiasDeChuva</text:p>
          </table:table-cell>
          <table:table-cell office:value-type="string" calcext:value-type="string">
            <text:p>MaximaStatus</text:p>
          </table:table-cell>
          <table:table-cell office:value-type="string" calcext:value-type="string">
            <text:p>TotalStatus</text:p>
          </table:table-cell>
          <table:table-cell office:value-type="string" calcext:value-type="string">
            <text:p>NumDiasDeChuvaStatus</text:p>
          </table:table-cell>
          <table:table-cell office:value-type="string" calcext:value-type="string">
            <text:p>TotalAnual</text:p>
          </table:table-cell>
          <table:table-cell office:value-type="string" calcext:value-type="string">
            <text:p>TotalAnualStatus</text:p>
          </table:table-cell>
          <table:table-cell office:value-type="string" calcext:value-type="string">
            <text:p>Chuva01</text:p>
          </table:table-cell>
          <table:table-cell office:value-type="string" calcext:value-type="string">
            <text:p>Chuva02</text:p>
          </table:table-cell>
          <table:table-cell office:value-type="string" calcext:value-type="string">
            <text:p>Chuva03</text:p>
          </table:table-cell>
          <table:table-cell office:value-type="string" calcext:value-type="string">
            <text:p>Chuva04</text:p>
          </table:table-cell>
          <table:table-cell office:value-type="string" calcext:value-type="string">
            <text:p>Chuva05</text:p>
          </table:table-cell>
          <table:table-cell office:value-type="string" calcext:value-type="string">
            <text:p>Chuva06</text:p>
          </table:table-cell>
          <table:table-cell office:value-type="string" calcext:value-type="string">
            <text:p>Chuva07</text:p>
          </table:table-cell>
          <table:table-cell office:value-type="string" calcext:value-type="string">
            <text:p>Chuva08</text:p>
          </table:table-cell>
          <table:table-cell office:value-type="string" calcext:value-type="string">
            <text:p>Chuva09</text:p>
          </table:table-cell>
          <table:table-cell office:value-type="string" calcext:value-type="string">
            <text:p>Chuva10</text:p>
          </table:table-cell>
          <table:table-cell office:value-type="string" calcext:value-type="string">
            <text:p>Chuva11</text:p>
          </table:table-cell>
          <table:table-cell office:value-type="string" calcext:value-type="string">
            <text:p>Chuva12</text:p>
          </table:table-cell>
          <table:table-cell office:value-type="string" calcext:value-type="string">
            <text:p>Chuva13</text:p>
          </table:table-cell>
          <table:table-cell office:value-type="string" calcext:value-type="string">
            <text:p>Chuva14</text:p>
          </table:table-cell>
          <table:table-cell office:value-type="string" calcext:value-type="string">
            <text:p>Chuva15</text:p>
          </table:table-cell>
          <table:table-cell office:value-type="string" calcext:value-type="string">
            <text:p>Chuva16</text:p>
          </table:table-cell>
          <table:table-cell office:value-type="string" calcext:value-type="string">
            <text:p>Chuva17</text:p>
          </table:table-cell>
          <table:table-cell office:value-type="string" calcext:value-type="string">
            <text:p>Chuva18</text:p>
          </table:table-cell>
          <table:table-cell office:value-type="string" calcext:value-type="string">
            <text:p>Chuva19</text:p>
          </table:table-cell>
          <table:table-cell office:value-type="string" calcext:value-type="string">
            <text:p>Chuva20</text:p>
          </table:table-cell>
          <table:table-cell office:value-type="string" calcext:value-type="string">
            <text:p>Chuva21</text:p>
          </table:table-cell>
          <table:table-cell office:value-type="string" calcext:value-type="string">
            <text:p>Chuva22</text:p>
          </table:table-cell>
          <table:table-cell office:value-type="string" calcext:value-type="string">
            <text:p>Chuva23</text:p>
          </table:table-cell>
          <table:table-cell office:value-type="string" calcext:value-type="string">
            <text:p>Chuva24</text:p>
          </table:table-cell>
          <table:table-cell office:value-type="string" calcext:value-type="string">
            <text:p>Chuva25</text:p>
          </table:table-cell>
          <table:table-cell office:value-type="string" calcext:value-type="string">
            <text:p>Chuva26</text:p>
          </table:table-cell>
          <table:table-cell office:value-type="string" calcext:value-type="string">
            <text:p>Chuva27</text:p>
          </table:table-cell>
          <table:table-cell office:value-type="string" calcext:value-type="string">
            <text:p>Chuva28</text:p>
          </table:table-cell>
          <table:table-cell office:value-type="string" calcext:value-type="string">
            <text:p>Chuva29</text:p>
          </table:table-cell>
          <table:table-cell office:value-type="string" calcext:value-type="string">
            <text:p>Chuva30</text:p>
          </table:table-cell>
          <table:table-cell office:value-type="string" calcext:value-type="string">
            <text:p>Chuva31</text:p>
          </table:table-cell>
          <table:table-cell office:value-type="string" calcext:value-type="string">
            <text:p>Chuva01Status</text:p>
          </table:table-cell>
          <table:table-cell office:value-type="string" calcext:value-type="string">
            <text:p>Chuva02Status</text:p>
          </table:table-cell>
          <table:table-cell office:value-type="string" calcext:value-type="string">
            <text:p>Chuva03Status</text:p>
          </table:table-cell>
          <table:table-cell office:value-type="string" calcext:value-type="string">
            <text:p>Chuva04Status</text:p>
          </table:table-cell>
          <table:table-cell office:value-type="string" calcext:value-type="string">
            <text:p>Chuva05Status</text:p>
          </table:table-cell>
          <table:table-cell office:value-type="string" calcext:value-type="string">
            <text:p>Chuva06Status</text:p>
          </table:table-cell>
          <table:table-cell office:value-type="string" calcext:value-type="string">
            <text:p>Chuva07Status</text:p>
          </table:table-cell>
          <table:table-cell office:value-type="string" calcext:value-type="string">
            <text:p>Chuva08Status</text:p>
          </table:table-cell>
          <table:table-cell office:value-type="string" calcext:value-type="string">
            <text:p>Chuva09Status</text:p>
          </table:table-cell>
          <table:table-cell office:value-type="string" calcext:value-type="string">
            <text:p>Chuva10Status</text:p>
          </table:table-cell>
          <table:table-cell office:value-type="string" calcext:value-type="string">
            <text:p>Chuva11Status</text:p>
          </table:table-cell>
          <table:table-cell office:value-type="string" calcext:value-type="string">
            <text:p>Chuva12Status</text:p>
          </table:table-cell>
          <table:table-cell office:value-type="string" calcext:value-type="string">
            <text:p>Chuva13Status</text:p>
          </table:table-cell>
          <table:table-cell office:value-type="string" calcext:value-type="string">
            <text:p>Chuva14Status</text:p>
          </table:table-cell>
          <table:table-cell office:value-type="string" calcext:value-type="string">
            <text:p>Chuva15Status</text:p>
          </table:table-cell>
          <table:table-cell office:value-type="string" calcext:value-type="string">
            <text:p>Chuva16Status</text:p>
          </table:table-cell>
          <table:table-cell office:value-type="string" calcext:value-type="string">
            <text:p>Chuva17Status</text:p>
          </table:table-cell>
          <table:table-cell office:value-type="string" calcext:value-type="string">
            <text:p>Chuva18Status</text:p>
          </table:table-cell>
          <table:table-cell office:value-type="string" calcext:value-type="string">
            <text:p>Chuva19Status</text:p>
          </table:table-cell>
          <table:table-cell office:value-type="string" calcext:value-type="string">
            <text:p>Chuva20Status</text:p>
          </table:table-cell>
          <table:table-cell office:value-type="string" calcext:value-type="string">
            <text:p>Chuva21Status</text:p>
          </table:table-cell>
          <table:table-cell office:value-type="string" calcext:value-type="string">
            <text:p>Chuva22Status</text:p>
          </table:table-cell>
          <table:table-cell office:value-type="string" calcext:value-type="string">
            <text:p>Chuva23Status</text:p>
          </table:table-cell>
          <table:table-cell office:value-type="string" calcext:value-type="string">
            <text:p>Chuva24Status</text:p>
          </table:table-cell>
          <table:table-cell office:value-type="string" calcext:value-type="string">
            <text:p>Chuva25Status</text:p>
          </table:table-cell>
          <table:table-cell office:value-type="string" calcext:value-type="string">
            <text:p>Chuva26Status</text:p>
          </table:table-cell>
          <table:table-cell office:value-type="string" calcext:value-type="string">
            <text:p>Chuva27Status</text:p>
          </table:table-cell>
          <table:table-cell office:value-type="string" calcext:value-type="string">
            <text:p>Chuva28Status</text:p>
          </table:table-cell>
          <table:table-cell office:value-type="string" calcext:value-type="string">
            <text:p>Chuva29Status</text:p>
          </table:table-cell>
          <table:table-cell office:value-type="string" calcext:value-type="string">
            <text:p>Chuva30Status</text:p>
          </table:table-cell>
          <table:table-cell office:value-type="string" calcext:value-type="string">
            <text:p>Chuva31Status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3</text:p>
          </table:table-cell>
          <table:table-cell office:value-type="float" office:value="1" calcext:value-type="float">
            <text:p>1</text:p>
          </table:table-cell>
          <table:table-cell office:value-type="float" office:value="17.3" calcext:value-type="float">
            <text:p>17,3</text:p>
          </table:table-cell>
          <table:table-cell office:value-type="float" office:value="27.6" calcext:value-type="float">
            <text:p>27,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2</text:p>
          </table:table-cell>
          <table:table-cell office:value-type="float" office:value="1" calcext:value-type="float">
            <text:p>1</text:p>
          </table:table-cell>
          <table:table-cell office:value-type="float" office:value="140.2" calcext:value-type="float">
            <text:p>140,2</text:p>
          </table:table-cell>
          <table:table-cell office:value-type="float" office:value="338.2" calcext:value-type="float">
            <text:p>338,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2" calcext:value-type="float">
            <text:p>4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1.7" calcext:value-type="float">
            <text:p>11,7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office:value-type="float" office:value="4.6" calcext:value-type="float">
            <text:p>4,6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office:value-type="float" office:value="24.5" calcext:value-type="float">
            <text:p>24,5</text:p>
          </table:table-cell>
          <table:table-cell office:value-type="float" office:value="140.2" calcext:value-type="float">
            <text:p>140,2</text:p>
          </table:table-cell>
          <table:table-cell office:value-type="float" office:value="31.2" calcext:value-type="float">
            <text:p>31,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2</text:p>
          </table:table-cell>
          <table:table-cell office:value-type="float" office:value="1" calcext:value-type="float">
            <text:p>1</text:p>
          </table:table-cell>
          <table:table-cell office:value-type="float" office:value="51.9" calcext:value-type="float">
            <text:p>51,9</text:p>
          </table:table-cell>
          <table:table-cell office:value-type="float" office:value="242.1" calcext:value-type="float">
            <text:p>242,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6.3" calcext:value-type="float">
            <text:p>26,3</text:p>
          </table:table-cell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,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,5</text:p>
          </table:table-cell>
          <table:table-cell office:value-type="float" office:value="51.9" calcext:value-type="float">
            <text:p>5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.3" calcext:value-type="float">
            <text:p>4,3</text:p>
          </table:table-cell>
          <table:table-cell office:value-type="float" office:value="30.1" calcext:value-type="float">
            <text:p>30,1</text:p>
          </table:table-cell>
          <table:table-cell office:value-type="float" office:value="32.3" calcext:value-type="float">
            <text:p>32,3</text:p>
          </table:table-cell>
          <table:table-cell office:value-type="float" office:value="40.8" calcext:value-type="float">
            <text:p>40,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2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21.2" calcext:value-type="float">
            <text:p>2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2.9" calcext:value-type="float">
            <text:p>12,9</text:p>
          </table:table-cell>
          <table:table-cell office:value-type="float" office:value="8.3" calcext:value-type="float">
            <text:p>8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2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,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2</text:p>
          </table:table-cell>
          <table:table-cell office:value-type="float" office:value="1" calcext:value-type="float">
            <text:p>1</text:p>
          </table:table-cell>
          <table:table-cell office:value-type="float" office:value="29.2" calcext:value-type="float">
            <text:p>29,2</text:p>
          </table:table-cell>
          <table:table-cell office:value-type="float" office:value="29.7" calcext:value-type="float">
            <text:p>29,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9.2" calcext:value-type="float">
            <text:p>29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2</text:p>
          </table:table-cell>
          <table:table-cell office:value-type="float" office:value="1" calcext:value-type="float">
            <text:p>1</text:p>
          </table:table-cell>
          <table:table-cell office:value-type="float" office:value="56.2" calcext:value-type="float">
            <text:p>56,2</text:p>
          </table:table-cell>
          <table:table-cell office:value-type="float" office:value="65.4" calcext:value-type="float">
            <text:p>65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56.2" calcext:value-type="float">
            <text:p>56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2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,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,4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57.9" calcext:value-type="float">
            <text:p>57,9</text:p>
          </table:table-cell>
          <table:table-cell office:value-type="float" office:value="15.9" calcext:value-type="float">
            <text:p>1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.5" calcext:value-type="float">
            <text:p>1,5</text:p>
          </table:table-cell>
          <table:table-cell office:value-type="float" office:value="19" calcext:value-type="float">
            <text:p>19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59.4" calcext:value-type="float">
            <text:p>59,4</text:p>
          </table:table-cell>
          <table:table-cell office:value-type="float" office:value="8.5" calcext:value-type="float">
            <text:p>8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1</text:p>
          </table:table-cell>
          <table:table-cell office:value-type="float" office:value="1" calcext:value-type="float">
            <text:p>1</text:p>
          </table:table-cell>
          <table:table-cell office:value-type="float" office:value="103.2" calcext:value-type="float">
            <text:p>103,2</text:p>
          </table:table-cell>
          <table:table-cell office:value-type="float" office:value="298.9" calcext:value-type="float">
            <text:p>298,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03.2" calcext:value-type="float">
            <text:p>103,2</text:p>
          </table:table-cell>
          <table:table-cell office:value-type="float" office:value="21.3" calcext:value-type="float">
            <text:p>21,3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,9</text:p>
          </table:table-cell>
          <table:table-cell office:value-type="float" office:value="17.5" calcext:value-type="float">
            <text:p>1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 office:value-type="float" office:value="4.4" calcext:value-type="float">
            <text:p>4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" calcext:value-type="float">
            <text:p>16,9</text:p>
          </table:table-cell>
          <table:table-cell office:value-type="float" office:value="17.4" calcext:value-type="float">
            <text:p>17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46.4" calcext:value-type="float">
            <text:p>46,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1</text:p>
          </table:table-cell>
          <table:table-cell office:value-type="float" office:value="1" calcext:value-type="float">
            <text:p>1</text:p>
          </table:table-cell>
          <table:table-cell office:value-type="float" office:value="75.2" calcext:value-type="float">
            <text:p>75,2</text:p>
          </table:table-cell>
          <table:table-cell office:value-type="float" office:value="161.3" calcext:value-type="float">
            <text:p>161,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5.2" calcext:value-type="float">
            <text:p>75,2</text:p>
          </table:table-cell>
          <table:table-cell office:value-type="float" office:value="19.8" calcext:value-type="float">
            <text:p>19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.3" calcext:value-type="float">
            <text:p>42,3</text:p>
          </table:table-cell>
          <table:table-cell office:value-type="float" office:value="7.2" calcext:value-type="float">
            <text:p>7,2</text:p>
          </table:table-cell>
          <table:table-cell office:value-type="float" office:value="6.8" calcext:value-type="float">
            <text:p>6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1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,6</text:p>
          </table:table-cell>
          <table:table-cell office:value-type="float" office:value="6.5" calcext:value-type="float">
            <text:p>6,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2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1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94.7" calcext:value-type="float">
            <text:p>9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,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office:value-type="float" office:value="23.3" calcext:value-type="float">
            <text:p>23,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1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1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,8</text:p>
          </table:table-cell>
          <table:table-cell office:value-type="float" office:value="117.3" calcext:value-type="float">
            <text:p>117,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,8</text:p>
          </table:table-cell>
          <table:table-cell office:value-type="float" office:value="29.8" calcext:value-type="float">
            <text:p>29,8</text:p>
          </table:table-cell>
          <table:table-cell office:value-type="float" office:value="18.2" calcext:value-type="float">
            <text:p>18,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8.8" calcext:value-type="float">
            <text:p>18,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1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.3" calcext:value-type="float">
            <text:p>47,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20</text:p>
          </table:table-cell>
          <table:table-cell office:value-type="float" office:value="1" calcext:value-type="float">
            <text:p>1</text:p>
          </table:table-cell>
          <table:table-cell office:value-type="float" office:value="63.5" calcext:value-type="float">
            <text:p>63,5</text:p>
          </table:table-cell>
          <table:table-cell office:value-type="float" office:value="134.3" calcext:value-type="float">
            <text:p>134,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27.4" calcext:value-type="float">
            <text:p>27,4</text:p>
          </table:table-cell>
          <table:table-cell office:value-type="float" office:value="63.5" calcext:value-type="float">
            <text:p>63,5</text:p>
          </table:table-cell>
          <table:table-cell office:value-type="float" office:value="1.3" calcext:value-type="float">
            <text:p>1,3</text:p>
          </table:table-cell>
          <table:table-cell office:value-type="float" office:value="5.1" calcext:value-type="float">
            <text:p>5,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2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,9</text:p>
          </table:table-cell>
          <table:table-cell office:value-type="float" office:value="65.5" calcext:value-type="float">
            <text:p>65,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9.8" calcext:value-type="float">
            <text:p>19,8</text:p>
          </table:table-cell>
          <table:table-cell office:value-type="float" office:value="28.9" calcext:value-type="float">
            <text:p>28,9</text:p>
          </table:table-cell>
          <table:table-cell office:value-type="float" office:value="12.4" calcext:value-type="float">
            <text:p>12,4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20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9.7" calcext:value-type="float">
            <text:p>19,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2.9" calcext:value-type="float">
            <text:p>2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20</text:p>
          </table:table-cell>
          <table:table-cell office:value-type="float" office:value="1" calcext:value-type="float">
            <text:p>1</text:p>
          </table:table-cell>
          <table:table-cell office:value-type="float" office:value="16.4" calcext:value-type="float">
            <text:p>16,4</text:p>
          </table:table-cell>
          <table:table-cell office:value-type="float" office:value="32.8" calcext:value-type="float">
            <text:p>32,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6.4" calcext:value-type="float">
            <text:p>16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1.2" calcext:value-type="float">
            <text:p>1,2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2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8.3" calcext:value-type="float">
            <text:p>8,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20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86.1" calcext:value-type="float">
            <text:p>86,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26.4" calcext:value-type="float">
            <text:p>26,4</text:p>
          </table:table-cell>
          <table:table-cell office:value-type="float" office:value="2.3" calcext:value-type="float">
            <text:p>2,3</text:p>
          </table:table-cell>
          <table:table-cell office:value-type="float" office:value="2.9" calcext:value-type="float">
            <text:p>2,9</text:p>
          </table:table-cell>
          <table:table-cell office:value-type="float" office:value="7.5" calcext:value-type="float">
            <text:p>7,5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office:value-type="float" office:value="2.1" calcext:value-type="float">
            <text:p>2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20</text:p>
          </table:table-cell>
          <table:table-cell office:value-type="float" office:value="1" calcext:value-type="float">
            <text:p>1</text:p>
          </table:table-cell>
          <table:table-cell office:value-type="float" office:value="38.7" calcext:value-type="float">
            <text:p>38,7</text:p>
          </table:table-cell>
          <table:table-cell office:value-type="float" office:value="150.8" calcext:value-type="float">
            <text:p>15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  <table:table-cell office:value-type="float" office:value="38.7" calcext:value-type="float">
            <text:p>38,7</text:p>
          </table:table-cell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,2</text:p>
          </table:table-cell>
          <table:table-cell office:value-type="float" office:value="28.2" calcext:value-type="float">
            <text:p>28,2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20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office:value-type="float" office:value="27.6" calcext:value-type="float">
            <text:p>27,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1.1" calcext:value-type="float">
            <text:p>1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20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137.3" calcext:value-type="float">
            <text:p>137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7.5" calcext:value-type="float">
            <text:p>7,5</text:p>
          </table:table-cell>
          <table:table-cell office:value-type="float" office:value="14.7" calcext:value-type="float">
            <text:p>14,7</text:p>
          </table:table-cell>
          <table:table-cell office:value-type="float" office:value="3.1" calcext:value-type="float">
            <text:p>3,1</text:p>
          </table:table-cell>
          <table:table-cell office:value-type="float" office:value="3.7" calcext:value-type="float">
            <text:p>3,7</text:p>
          </table:table-cell>
          <table:table-cell office:value-type="float" office:value="0.9" calcext:value-type="float">
            <text:p>0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9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7.9" calcext:value-type="float">
            <text:p>17,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2" calcext:value-type="float">
            <text:p>14,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9</text:p>
          </table:table-cell>
          <table:table-cell office:value-type="float" office:value="1" calcext:value-type="float">
            <text:p>1</text:p>
          </table:table-cell>
          <table:table-cell office:value-type="float" office:value="11.4" calcext:value-type="float">
            <text:p>11,4</text:p>
          </table:table-cell>
          <table:table-cell office:value-type="float" office:value="13.1" calcext:value-type="float">
            <text:p>13,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9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9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8.1" calcext:value-type="float">
            <text:p>8,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2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9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" calcext:value-type="float">
            <text:p>9,6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9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,5</text:p>
          </table:table-cell>
          <table:table-cell office:value-type="float" office:value="202.4" calcext:value-type="float">
            <text:p>202,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.7" calcext:value-type="float">
            <text:p>25,7</text:p>
          </table:table-cell>
          <table:table-cell office:value-type="float" office:value="5.7" calcext:value-type="float">
            <text:p>5,7</text:p>
          </table:table-cell>
          <table:table-cell office:value-type="float" office:value="1.7" calcext:value-type="float">
            <text:p>1,7</text:p>
          </table:table-cell>
          <table:table-cell office:value-type="float" office:value="7.6" calcext:value-type="float">
            <text:p>7,6</text:p>
          </table:table-cell>
          <table:table-cell office:value-type="float" office:value="79.5" calcext:value-type="float">
            <text:p>79,5</text:p>
          </table:table-cell>
          <table:table-cell office:value-type="float" office:value="71.6" calcext:value-type="float">
            <text:p>71,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9</text:p>
          </table:table-cell>
          <table:table-cell office:value-type="float" office:value="1" calcext:value-type="float">
            <text:p>1</text:p>
          </table:table-cell>
          <table:table-cell office:value-type="float" office:value="44.9" calcext:value-type="float">
            <text:p>44,9</text:p>
          </table:table-cell>
          <table:table-cell office:value-type="float" office:value="69.6" calcext:value-type="float">
            <text:p>69,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4.9" calcext:value-type="float">
            <text:p>44,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.7" calcext:value-type="float">
            <text:p>4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8</text:p>
          </table:table-cell>
          <table:table-cell office:value-type="float" office:value="1" calcext:value-type="float">
            <text:p>1</text:p>
          </table:table-cell>
          <table:table-cell office:value-type="float" office:value="64.7" calcext:value-type="float">
            <text:p>64,7</text:p>
          </table:table-cell>
          <table:table-cell office:value-type="float" office:value="217.5" calcext:value-type="float">
            <text:p>217,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9.4" calcext:value-type="float">
            <text:p>49,4</text:p>
          </table:table-cell>
          <table:table-cell office:value-type="float" office:value="64.7" calcext:value-type="float">
            <text:p>64,7</text:p>
          </table:table-cell>
          <table:table-cell office:value-type="float" office:value="1.3" calcext:value-type="float">
            <text:p>1,3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46.7" calcext:value-type="float">
            <text:p>46,7</text:p>
          </table:table-cell>
          <table:table-cell office:value-type="float" office:value="30.7" calcext:value-type="float">
            <text:p>30,7</text:p>
          </table:table-cell>
          <table:table-cell office:value-type="float" office:value="11.4" calcext:value-type="float">
            <text:p>11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8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,1</text:p>
          </table:table-cell>
          <table:table-cell office:value-type="float" office:value="21.5" calcext:value-type="float">
            <text:p>21,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office:value-type="float" office:value="15.1" calcext:value-type="float">
            <text:p>15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6" calcext:value-type="float">
            <text:p>4,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4.6" calcext:value-type="float">
            <text:p>4,6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8" calcext:value-type="float">
            <text:p>3,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8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,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8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office:value-type="float" office:value="5.3" calcext:value-type="float">
            <text:p>5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8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17.7" calcext:value-type="float">
            <text:p>17,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1.5" calcext:value-type="float">
            <text:p>11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2.9" calcext:value-type="float">
            <text:p>82,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.1" calcext:value-type="float">
            <text:p>9,1</text:p>
          </table:table-cell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8</text:p>
          </table:table-cell>
          <table:table-cell office:value-type="float" office:value="1" calcext:value-type="float">
            <text:p>1</text:p>
          </table:table-cell>
          <table:table-cell office:value-type="float" office:value="130.2" calcext:value-type="float">
            <text:p>130,2</text:p>
          </table:table-cell>
          <table:table-cell office:value-type="float" office:value="221.3" calcext:value-type="float">
            <text:p>221,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9.7" calcext:value-type="float">
            <text:p>19,7</text:p>
          </table:table-cell>
          <table:table-cell office:value-type="float" office:value="33.8" calcext:value-type="float">
            <text:p>33,8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7.1" calcext:value-type="float">
            <text:p>7,1</text:p>
          </table:table-cell>
          <table:table-cell office:value-type="float" office:value="130.2" calcext:value-type="float">
            <text:p>130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8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,9</text:p>
          </table:table-cell>
          <table:table-cell office:value-type="float" office:value="28.3" calcext:value-type="float">
            <text:p>28,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13.9" calcext:value-type="float">
            <text:p>13,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7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8.8" calcext:value-type="float">
            <text:p>18,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4.5" calcext:value-type="float">
            <text:p>4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7</text:p>
          </table:table-cell>
          <table:table-cell office:value-type="float" office:value="1" calcext:value-type="float">
            <text:p>1</text:p>
          </table:table-cell>
          <table:table-cell office:value-type="float" office:value="61.8" calcext:value-type="float">
            <text:p>61,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" calcext:value-type="float">
            <text:p>20,3</text:p>
          </table:table-cell>
          <table:table-cell office:value-type="float" office:value="5.4" calcext:value-type="float">
            <text:p>5,4</text:p>
          </table:table-cell>
          <table:table-cell office:value-type="float" office:value="61.8" calcext:value-type="float">
            <text:p>61,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7" calcext:value-type="float">
            <text:p>6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2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7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10.9" calcext:value-type="float">
            <text:p>10,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7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7" calcext:value-type="float">
            <text:p>12,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2.7" calcext:value-type="float">
            <text:p>12,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7</text:p>
          </table:table-cell>
          <table:table-cell office:value-type="float" office:value="1" calcext:value-type="float">
            <text:p>1</text:p>
          </table:table-cell>
          <table:table-cell office:value-type="float" office:value="14.4" calcext:value-type="float">
            <text:p>14,4</text:p>
          </table:table-cell>
          <table:table-cell office:value-type="float" office:value="20.3" calcext:value-type="float">
            <text:p>20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,4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7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,4</text:p>
          </table:table-cell>
          <table:table-cell office:value-type="float" office:value="45.8" calcext:value-type="float">
            <text:p>45,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7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,7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8" calcext:value-type="float">
            <text:p>6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6</text:p>
          </table:table-cell>
          <table:table-cell office:value-type="float" office:value="1" calcext:value-type="float">
            <text:p>1</text:p>
          </table:table-cell>
          <table:table-cell office:value-type="float" office:value="43.3" calcext:value-type="float">
            <text:p>43,3</text:p>
          </table:table-cell>
          <table:table-cell office:value-type="float" office:value="146.4" calcext:value-type="float">
            <text:p>146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3.3" calcext:value-type="float">
            <text:p>43,3</text:p>
          </table:table-cell>
          <table:table-cell office:value-type="float" office:value="27.1" calcext:value-type="float">
            <text:p>27,1</text:p>
          </table:table-cell>
          <table:table-cell office:value-type="float" office:value="5.8" calcext:value-type="float">
            <text:p>5,8</text:p>
          </table:table-cell>
          <table:table-cell office:value-type="float" office:value="32.8" calcext:value-type="float">
            <text:p>32,8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,9</text:p>
          </table:table-cell>
          <table:table-cell office:value-type="float" office:value="15.5" calcext:value-type="float">
            <text:p>15,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6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,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6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3.4" calcext:value-type="float">
            <text:p>13,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6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6.2" calcext:value-type="float">
            <text:p>16,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7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6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.4" calcext:value-type="float">
            <text:p>3,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6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,8</text:p>
          </table:table-cell>
          <table:table-cell office:value-type="float" office:value="9.2" calcext:value-type="float">
            <text:p>9,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6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,9</text:p>
          </table:table-cell>
          <table:table-cell office:value-type="float" office:value="9.2" calcext:value-type="float">
            <text:p>9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9.4" calcext:value-type="float">
            <text:p>389,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,9</text:p>
          </table:table-cell>
          <table:table-cell office:value-type="float" office:value="42.5" calcext:value-type="float">
            <text:p>42,5</text:p>
          </table:table-cell>
          <table:table-cell office:value-type="float" office:value="0" calcext:value-type="float">
            <text:p>0</text:p>
          </table:table-cell>
          <table:table-cell office:value-type="float" office:value="37.1" calcext:value-type="float">
            <text:p>37,1</text:p>
          </table:table-cell>
          <table:table-cell office:value-type="float" office:value="10.1" calcext:value-type="float">
            <text:p>10,1</text:p>
          </table:table-cell>
          <table:table-cell office:value-type="float" office:value="12.7" calcext:value-type="float">
            <text:p>12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21.3" calcext:value-type="float">
            <text:p>21,3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29.5" calcext:value-type="float">
            <text:p>29,5</text:p>
          </table:table-cell>
          <table:table-cell office:value-type="float" office:value="90" calcext:value-type="float">
            <text:p>90</text:p>
          </table:table-cell>
          <table:table-cell office:value-type="float" office:value="4.6" calcext:value-type="float">
            <text:p>4,6</text:p>
          </table:table-cell>
          <table:table-cell office:value-type="float" office:value="3.4" calcext:value-type="float">
            <text:p>3,4</text:p>
          </table:table-cell>
          <table:table-cell office:value-type="float" office:value="52.8" calcext:value-type="float">
            <text:p>52,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5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,3</text:p>
          </table:table-cell>
          <table:table-cell office:value-type="float" office:value="15.3" calcext:value-type="float">
            <text:p>15,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.7" calcext:value-type="float">
            <text:p>22,7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5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,8</text:p>
          </table:table-cell>
          <table:table-cell office:value-type="float" office:value="11.5" calcext:value-type="float">
            <text:p>11,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5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23.4" calcext:value-type="float">
            <text:p>23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4.5" calcext:value-type="float">
            <text:p>4,5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.3" calcext:value-type="float">
            <text:p>34,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6.3" calcext:value-type="float">
            <text:p>6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5</text:p>
          </table:table-cell>
          <table:table-cell office:value-type="float" office:value="1" calcext:value-type="float">
            <text:p>1</text:p>
          </table:table-cell>
          <table:table-cell office:value-type="float" office:value="50.6" calcext:value-type="float">
            <text:p>50,6</text:p>
          </table:table-cell>
          <table:table-cell office:value-type="float" office:value="119.1" calcext:value-type="float">
            <text:p>119,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.6" calcext:value-type="float">
            <text:p>50,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,6</text:p>
          </table:table-cell>
          <table:table-cell office:value-type="float" office:value="33.6" calcext:value-type="float">
            <text:p>33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5</text:p>
          </table:table-cell>
          <table:table-cell office:value-type="float" office:value="1" calcext:value-type="float">
            <text:p>1</text:p>
          </table:table-cell>
          <table:table-cell office:value-type="float" office:value="18.3" calcext:value-type="float">
            <text:p>18,3</text:p>
          </table:table-cell>
          <table:table-cell office:value-type="float" office:value="21.2" calcext:value-type="float">
            <text:p>21,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5</text:p>
          </table:table-cell>
          <table:table-cell office:value-type="float" office:value="1" calcext:value-type="float">
            <text:p>1</text:p>
          </table:table-cell>
          <table:table-cell office:value-type="float" office:value="40.1" calcext:value-type="float">
            <text:p>40,1</text:p>
          </table:table-cell>
          <table:table-cell office:value-type="float" office:value="71.1" calcext:value-type="float">
            <text:p>71,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.7" calcext:value-type="float">
            <text:p>8,7</text:p>
          </table:table-cell>
          <table:table-cell office:value-type="float" office:value="40.1" calcext:value-type="float">
            <text:p>40,1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.6" calcext:value-type="float">
            <text:p>6,6</text:p>
          </table:table-cell>
          <table:table-cell table:number-columns-repeated="2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4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,3</text:p>
          </table:table-cell>
          <table:table-cell office:value-type="float" office:value="225.8" calcext:value-type="float">
            <text:p>225,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97.3" calcext:value-type="float">
            <text:p>97,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.7" calcext:value-type="float">
            <text:p>30,7</text:p>
          </table:table-cell>
          <table:table-cell office:value-type="float" office:value="27.5" calcext:value-type="float">
            <text:p>27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4</text:p>
          </table:table-cell>
          <table:table-cell office:value-type="float" office:value="1" calcext:value-type="float">
            <text:p>1</text:p>
          </table:table-cell>
          <table:table-cell office:value-type="float" office:value="39.9" calcext:value-type="float">
            <text:p>39,9</text:p>
          </table:table-cell>
          <table:table-cell office:value-type="float" office:value="95.2" calcext:value-type="float">
            <text:p>95,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3.8" calcext:value-type="float">
            <text:p>3,8</text:p>
          </table:table-cell>
          <table:table-cell office:value-type="float" office:value="28.7" calcext:value-type="float">
            <text:p>28,7</text:p>
          </table:table-cell>
          <table:table-cell office:value-type="float" office:value="39.9" calcext:value-type="float">
            <text:p>39,9</text:p>
          </table:table-cell>
          <table:table-cell office:value-type="float" office:value="8.7" calcext:value-type="float">
            <text:p>8,7</text:p>
          </table:table-cell>
          <table:table-cell office:value-type="float" office:value="3.9" calcext:value-type="float">
            <text:p>3,9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4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,9</text:p>
          </table:table-cell>
          <table:table-cell office:value-type="float" office:value="25.9" calcext:value-type="float">
            <text:p>25,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.9" calcext:value-type="float">
            <text:p>11,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4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3.5" calcext:value-type="float">
            <text:p>13,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2" calcext:value-type="float">
            <text:p>10,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7" calcext:value-type="float">
            <text:p>3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4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4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office:value-type="float" office:value="1.2" calcext:value-type="float">
            <text:p>1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8.9" calcext:value-type="float">
            <text:p>8,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4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3.2" calcext:value-type="float">
            <text:p>3,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23.8" calcext:value-type="float">
            <text:p>23,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3</text:p>
          </table:table-cell>
          <table:table-cell office:value-type="float" office:value="1" calcext:value-type="float">
            <text:p>1</text:p>
          </table:table-cell>
          <table:table-cell office:value-type="float" office:value="44.6" calcext:value-type="float">
            <text:p>44,6</text:p>
          </table:table-cell>
          <table:table-cell office:value-type="float" office:value="197.9" calcext:value-type="float">
            <text:p>197,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1.3" calcext:value-type="float">
            <text:p>31,3</text:p>
          </table:table-cell>
          <table:table-cell office:value-type="float" office:value="31.2" calcext:value-type="float">
            <text:p>31,2</text:p>
          </table:table-cell>
          <table:table-cell office:value-type="float" office:value="22.8" calcext:value-type="float">
            <text:p>22,8</text:p>
          </table:table-cell>
          <table:table-cell office:value-type="float" office:value="35.5" calcext:value-type="float">
            <text:p>35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6" calcext:value-type="float">
            <text:p>44,6</text:p>
          </table:table-cell>
          <table:table-cell office:value-type="float" office:value="4.1" calcext:value-type="float">
            <text:p>4,1</text:p>
          </table:table-cell>
          <table:table-cell office:value-type="float" office:value="19.5" calcext:value-type="float">
            <text:p>19,5</text:p>
          </table:table-cell>
          <table:table-cell office:value-type="float" office:value="8.9" calcext:value-type="float">
            <text:p>8,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3</text:p>
          </table:table-cell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,9</text:p>
          </table:table-cell>
          <table:table-cell office:value-type="float" office:value="40.3" calcext:value-type="float">
            <text:p>40,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" calcext:value-type="float">
            <text:p>11,7</text:p>
          </table:table-cell>
          <table:table-cell office:value-type="float" office:value="2.1" calcext:value-type="float">
            <text:p>2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4.1" calcext:value-type="float">
            <text:p>4,1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4.6" calcext:value-type="float">
            <text:p>14,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1.3" calcext:value-type="float">
            <text:p>11,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3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,3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3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,7</text:p>
          </table:table-cell>
          <table:table-cell office:value-type="float" office:value="22.9" calcext:value-type="float">
            <text:p>22,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.1" calcext:value-type="float">
            <text:p>7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2" calcext:value-type="float">
            <text:p>1,2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3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4" calcext:value-type="float">
            <text:p>15,4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.9" calcext:value-type="float">
            <text:p>7,9</text:p>
          </table:table-cell>
          <table:table-cell office:value-type="float" office:value="2.3" calcext:value-type="float">
            <text:p>2,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3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office:value-type="float" office:value="32.7" calcext:value-type="float">
            <text:p>32,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6.1" calcext:value-type="float">
            <text:p>6,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3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,2</text:p>
          </table:table-cell>
          <table:table-cell office:value-type="float" office:value="6.1" calcext:value-type="float">
            <text:p>6,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3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,8</text:p>
          </table:table-cell>
          <table:table-cell office:value-type="float" office:value="121.5" calcext:value-type="float">
            <text:p>121,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22.4" calcext:value-type="float">
            <text:p>22,4</text:p>
          </table:table-cell>
          <table:table-cell office:value-type="float" office:value="13.8" calcext:value-type="float">
            <text:p>13,8</text:p>
          </table: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,7</text:p>
          </table:table-cell>
          <table:table-cell office:value-type="float" office:value="38.8" calcext:value-type="float">
            <text:p>38,8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2</text:p>
          </table:table-cell>
          <table:table-cell office:value-type="float" office:value="1" calcext:value-type="float">
            <text:p>1</text:p>
          </table:table-cell>
          <table:table-cell office:value-type="float" office:value="32.7" calcext:value-type="float">
            <text:p>32,7</text:p>
          </table:table-cell>
          <table:table-cell office:value-type="float" office:value="103.2" calcext:value-type="float">
            <text:p>103,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,6</text:p>
          </table:table-cell>
          <table:table-cell office:value-type="float" office:value="14.2" calcext:value-type="float">
            <text:p>14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.7" calcext:value-type="float">
            <text:p>32,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8.5" calcext:value-type="float">
            <text:p>8,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,2</text:p>
          </table:table-cell>
          <table:table-cell office:value-type="float" office:value="4.7" calcext:value-type="float">
            <text:p>4,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6.7" calcext:value-type="float">
            <text:p>56,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0.6" calcext:value-type="float">
            <text:p>0,6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2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,9</text:p>
          </table:table-cell>
          <table:table-cell office:value-type="float" office:value="10.2" calcext:value-type="float">
            <text:p>10,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2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.7" calcext:value-type="float">
            <text:p>2,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2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,9</text:p>
          </table:table-cell>
          <table:table-cell office:value-type="float" office:value="15.8" calcext:value-type="float">
            <text:p>15,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,9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1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office:value-type="float" office:value="56.8" calcext:value-type="float">
            <text:p>56,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32.5" calcext:value-type="float">
            <text:p>32,5</text:p>
          </table:table-cell>
          <table:table-cell office:value-type="float" office:value="6.7" calcext:value-type="float">
            <text:p>6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1</text:p>
          </table:table-cell>
          <table:table-cell office:value-type="float" office:value="1" calcext:value-type="float">
            <text:p>1</text:p>
          </table:table-cell>
          <table:table-cell office:value-type="float" office:value="49.5" calcext:value-type="float">
            <text:p>49,5</text:p>
          </table:table-cell>
          <table:table-cell office:value-type="float" office:value="85.8" calcext:value-type="float">
            <text:p>85,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49.5" calcext:value-type="float">
            <text:p>49,5</text:p>
          </table:table-cell>
          <table:table-cell office:value-type="float" office:value="11.3" calcext:value-type="float">
            <text:p>11,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office:value-type="float" office:value="1.8" calcext:value-type="float">
            <text:p>1,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1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,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1.4" calcext:value-type="float">
            <text:p>11,4</text:p>
          </table:table-cell>
          <table:table-cell office:value-type="float" office:value="16.1" calcext:value-type="float">
            <text:p>16,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2" calcext:value-type="float">
            <text:p>1,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1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6.1" calcext:value-type="float">
            <text:p>6,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4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,9</text:p>
          </table:table-cell>
          <table:table-cell office:value-type="float" office:value="8.4" calcext:value-type="float">
            <text:p>8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1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5.1" calcext:value-type="float">
            <text:p>25,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1.6" calcext:value-type="float">
            <text:p>1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1</text:p>
          </table:table-cell>
          <table:table-cell office:value-type="float" office:value="1" calcext:value-type="float">
            <text:p>1</text:p>
          </table:table-cell>
          <table:table-cell office:value-type="float" office:value="70.3" calcext:value-type="float">
            <text:p>70,3</text:p>
          </table:table-cell>
          <table:table-cell office:value-type="float" office:value="184.6" calcext:value-type="float">
            <text:p>184,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,2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.9" calcext:value-type="float">
            <text:p>2,9</text:p>
          </table:table-cell>
          <table:table-cell office:value-type="float" office:value="34.4" calcext:value-type="float">
            <text:p>34,4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,3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office:value-type="float" office:value="9.1" calcext:value-type="float">
            <text:p>9,1</text:p>
          </table:table-cell>
          <table:table-cell office:value-type="float" office:value="4.7" calcext:value-type="float">
            <text:p>4,7</text:p>
          </table:table-cell>
          <table:table-cell office:value-type="float" office:value="4.9" calcext:value-type="float">
            <text:p>4,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1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,1</text:p>
          </table:table-cell>
          <table:table-cell office:value-type="float" office:value="10.5" calcext:value-type="float">
            <text:p>10,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8.1" calcext:value-type="float">
            <text:p>8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1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44.4" calcext:value-type="float">
            <text:p>44,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 office:value-type="float" office:value="18.2" calcext:value-type="float">
            <text:p>18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8.9" calcext:value-type="float">
            <text:p>8,9</text:p>
          </table:table-cell>
          <table:table-cell office:value-type="float" office:value="2.2" calcext:value-type="float">
            <text:p>2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4" calcext:value-type="float">
            <text:p>6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10</text:p>
          </table:table-cell>
          <table:table-cell office:value-type="float" office:value="1" calcext:value-type="float">
            <text:p>1</text:p>
          </table:table-cell>
          <table:table-cell office:value-type="float" office:value="83.7" calcext:value-type="float">
            <text:p>83,7</text:p>
          </table:table-cell>
          <table:table-cell office:value-type="float" office:value="165.9" calcext:value-type="float">
            <text:p>165,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office:value-type="float" office:value="3.2" calcext:value-type="float">
            <text:p>3,2</text:p>
          </table:table-cell>
          <table:table-cell office:value-type="float" office:value="83.7" calcext:value-type="float">
            <text:p>83,7</text:p>
          </table:table-cell>
          <table:table-cell office:value-type="float" office:value="14.3" calcext:value-type="float">
            <text:p>14,3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,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.5" calcext:value-type="float">
            <text:p>46,5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10</text:p>
          </table:table-cell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,3</text:p>
          </table:table-cell>
          <table:table-cell office:value-type="float" office:value="114.2" calcext:value-type="float">
            <text:p>114,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21.1" calcext:value-type="float">
            <text:p>21,1</text:p>
          </table:table-cell>
          <table:table-cell office:value-type="float" office:value="20.3" calcext:value-type="float">
            <text:p>20,3</text:p>
          </table:table-cell>
          <table:table-cell office:value-type="float" office:value="33.3" calcext:value-type="float">
            <text:p>33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" calcext:value-type="float">
            <text:p>8,7</text:p>
          </table:table-cell>
          <table:table-cell office:value-type="float" office:value="13.7" calcext:value-type="float">
            <text:p>1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15.1" calcext:value-type="float">
            <text:p>1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10</text:p>
          </table:table-cell>
          <table:table-cell office:value-type="float" office:value="1" calcext:value-type="float">
            <text:p>1</text:p>
          </table:table-cell>
          <table:table-cell office:value-type="float" office:value="39.5" calcext:value-type="float">
            <text:p>39,5</text:p>
          </table:table-cell>
          <table:table-cell office:value-type="float" office:value="48.9" calcext:value-type="float">
            <text:p>48,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" calcext:value-type="float">
            <text:p>7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10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,9</text:p>
          </table:table-cell>
          <table:table-cell office:value-type="float" office:value="13.2" calcext:value-type="float">
            <text:p>13,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.9" calcext:value-type="float">
            <text:p>5,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1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office:value-type="float" office:value="3.4" calcext:value-type="float">
            <text:p>3,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10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1.6" calcext:value-type="float">
            <text:p>11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3.3" calcext:value-type="float">
            <text:p>3,3</text:p>
          </table:table-cell>
          <table:table-cell office:value-type="float" office:value="0.9" calcext:value-type="float">
            <text:p>0,9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10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10</text:p>
          </table:table-cell>
          <table:table-cell office:value-type="float" office:value="1" calcext:value-type="float">
            <text:p>1</text:p>
          </table:table-cell>
          <table:table-cell office:value-type="float" office:value="16.8" calcext:value-type="float">
            <text:p>16,8</text:p>
          </table:table-cell>
          <table:table-cell office:value-type="float" office:value="56.4" calcext:value-type="float">
            <text:p>56,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" calcext:value-type="float">
            <text:p>13,2</text:p>
          </table:table-cell>
          <table:table-cell office:value-type="float" office:value="16.8" calcext:value-type="float">
            <text:p>16,8</text:p>
          </table:table-cell>
          <table:table-cell office:value-type="float" office:value="0.4" calcext:value-type="float">
            <text:p>0,4</text:p>
          </table:table-cell>
          <table:table-cell office:value-type="float" office:value="15.3" calcext:value-type="float">
            <text:p>15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" calcext:value-type="float">
            <text:p>5,7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10</text:p>
          </table:table-cell>
          <table:table-cell office:value-type="float" office:value="1" calcext:value-type="float">
            <text:p>1</text:p>
          </table:table-cell>
          <table:table-cell office:value-type="float" office:value="79.2" calcext:value-type="float">
            <text:p>79,2</text:p>
          </table:table-cell>
          <table:table-cell office:value-type="float" office:value="273.4" calcext:value-type="float">
            <text:p>273,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4.5" calcext:value-type="float">
            <text:p>4,5</text:p>
          </table:table-cell>
          <table:table-cell office:value-type="float" office:value="79.2" calcext:value-type="float">
            <text:p>79,2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,3</text:p>
          </table:table-cell>
          <table:table-cell office:value-type="float" office:value="4.8" calcext:value-type="float">
            <text:p>4,8</text:p>
          </table:table-cell>
          <table:table-cell office:value-type="float" office:value="4" calcext:value-type="float">
            <text:p>4</text:p>
          </table:table-cell>
          <table:table-cell office:value-type="float" office:value="76.7" calcext:value-type="float">
            <text:p>76,7</text:p>
          </table:table-cell>
          <table:table-cell office:value-type="float" office:value="10.9" calcext:value-type="float">
            <text:p>10,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4" calcext:value-type="float">
            <text:p>0,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7" calcext:value-type="float">
            <text:p>4,7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10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.4" calcext:value-type="float">
            <text:p>1,4</text:p>
          </table:table-cell>
          <table:table-cell office:value-type="float" office:value="22.2" calcext:value-type="float">
            <text:p>22,2</text:p>
          </table:table-cell>
          <table:table-cell office:value-type="float" office:value="25.6" calcext:value-type="float">
            <text:p>25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.8" calcext:value-type="float">
            <text:p>15,8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9</text:p>
          </table:table-cell>
          <table:table-cell office:value-type="float" office:value="1" calcext:value-type="float">
            <text:p>1</text:p>
          </table:table-cell>
          <table:table-cell office:value-type="float" office:value="45.5" calcext:value-type="float">
            <text:p>45,5</text:p>
          </table:table-cell>
          <table:table-cell office:value-type="float" office:value="63.3" calcext:value-type="float">
            <text:p>63,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,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9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,7</text:p>
          </table:table-cell>
          <table:table-cell office:value-type="float" office:value="5.2" calcext:value-type="float">
            <text:p>5,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2.7" calcext:value-type="float">
            <text:p>2,7</text:p>
          </table:table-cell>
          <table:table-cell office:value-type="float" office:value="1.2" calcext:value-type="float">
            <text:p>1,2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48.8" calcext:value-type="float">
            <text:p>148,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1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9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6" calcext:value-type="float">
            <text:p>6,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 office:value-type="float" office:value="26.3" calcext:value-type="float">
            <text:p>26,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0.4" calcext:value-type="float">
            <text:p>20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9</text:p>
          </table:table-cell>
          <table:table-cell office:value-type="float" office:value="1" calcext:value-type="float">
            <text:p>1</text:p>
          </table:table-cell>
          <table:table-cell office:value-type="float" office:value="8.3" calcext:value-type="float">
            <text:p>8,3</text:p>
          </table:table-cell>
          <table:table-cell office:value-type="float" office:value="12.5" calcext:value-type="float">
            <text:p>12,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.3" calcext:value-type="float">
            <text:p>8,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1.9" calcext:value-type="float">
            <text:p>1,9</text:p>
          </table:table-cell>
          <table:table-cell table:number-columns-repeated="2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9</text:p>
          </table:table-cell>
          <table:table-cell office:value-type="float" office:value="1" calcext:value-type="float">
            <text:p>1</text:p>
          </table:table-cell>
          <table:table-cell office:value-type="float" office:value="20.1" calcext:value-type="float">
            <text:p>20,1</text:p>
          </table:table-cell>
          <table:table-cell office:value-type="float" office:value="75.8" calcext:value-type="float">
            <text:p>75,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5.7" calcext:value-type="float">
            <text:p>15,7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8" calcext:value-type="float">
            <text:p>17,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20.1" calcext:value-type="float">
            <text:p>20,1</text:p>
          </table:table-cell>
          <table:table-cell office:value-type="float" office:value="2.1" calcext:value-type="float">
            <text:p>2,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9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,1</text:p>
          </table:table-cell>
          <table:table-cell office:value-type="float" office:value="23.7" calcext:value-type="float">
            <text:p>23,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9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,4</text:p>
          </table:table-cell>
          <table:table-cell office:value-type="float" office:value="14.4" calcext:value-type="float">
            <text:p>14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.1" calcext:value-type="float">
            <text:p>5,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.4" calcext:value-type="float">
            <text:p>5,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9</text:p>
          </table:table-cell>
          <table:table-cell office:value-type="float" office:value="1" calcext:value-type="float">
            <text:p>1</text:p>
          </table:table-cell>
          <table:table-cell office:value-type="float" office:value="34.1" calcext:value-type="float">
            <text:p>34,1</text:p>
          </table:table-cell>
          <table:table-cell office:value-type="float" office:value="129.5" calcext:value-type="float">
            <text:p>129,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.2" calcext:value-type="float">
            <text:p>25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,3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8</text:p>
          </table:table-cell>
          <table:table-cell office:value-type="float" office:value="1" calcext:value-type="float">
            <text:p>1</text:p>
          </table:table-cell>
          <table:table-cell office:value-type="float" office:value="40.7" calcext:value-type="float">
            <text:p>40,7</text:p>
          </table:table-cell>
          <table:table-cell office:value-type="float" office:value="79.4" calcext:value-type="float">
            <text:p>79,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40.7" calcext:value-type="float">
            <text:p>40,7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5.5" calcext:value-type="float">
            <text:p>5,5</text:p>
          </table:table-cell>
          <table:table-cell office:value-type="float" office:value="15.5" calcext:value-type="float">
            <text:p>15,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8</text:p>
          </table:table-cell>
          <table:table-cell office:value-type="float" office:value="1" calcext:value-type="float">
            <text:p>1</text:p>
          </table:table-cell>
          <table:table-cell office:value-type="float" office:value="108.6" calcext:value-type="float">
            <text:p>108,6</text:p>
          </table:table-cell>
          <table:table-cell office:value-type="float" office:value="171.2" calcext:value-type="float">
            <text:p>171,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108.6" calcext:value-type="float">
            <text:p>108,6</text:p>
          </table:table-cell>
          <table:table-cell office:value-type="float" office:value="8.1" calcext:value-type="float">
            <text:p>8,1</text:p>
          </table:table-cell>
          <table:table-cell office:value-type="float" office:value="5.9" calcext:value-type="float">
            <text:p>5,9</text:p>
          </table:table-cell>
          <table:table-cell office:value-type="float" office:value="2.9" calcext:value-type="float">
            <text:p>2,9</text:p>
          </table:table-cell>
          <table:table-cell office:value-type="float" office:value="1.2" calcext:value-type="float">
            <text:p>1,2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5.3" calcext:value-type="float">
            <text:p>35,3</text:p>
          </table:table-cell>
          <table:table-cell office:value-type="float" office:value="5.6" calcext:value-type="float">
            <text:p>5,6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3" calcext:value-type="float">
            <text:p>1,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8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,5</text:p>
          </table:table-cell>
          <table:table-cell office:value-type="float" office:value="14.6" calcext:value-type="float">
            <text:p>14,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4.4" calcext:value-type="float">
            <text:p>4,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02.2" calcext:value-type="float">
            <text:p>102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,7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8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8</text:p>
          </table:table-cell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71.5" calcext:value-type="float">
            <text:p>71,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.7" calcext:value-type="float">
            <text:p>22,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,6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8</text:p>
          </table:table-cell>
          <table:table-cell office:value-type="float" office:value="1" calcext:value-type="float">
            <text:p>1</text:p>
          </table:table-cell>
          <table:table-cell office:value-type="float" office:value="109.5" calcext:value-type="float">
            <text:p>109,5</text:p>
          </table:table-cell>
          <table:table-cell office:value-type="float" office:value="177.4" calcext:value-type="float">
            <text:p>177,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,3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5.3" calcext:value-type="float">
            <text:p>25,3</text:p>
          </table:table-cell>
          <table:table-cell office:value-type="float" office:value="9.7" calcext:value-type="float">
            <text:p>9,7</text:p>
          </table:table-cell>
          <table:table-cell office:value-type="float" office:value="109.5" calcext:value-type="float">
            <text:p>109,5</text:p>
          </table:table-cell>
          <table:table-cell table:number-columns-repeated="2"/>
          <table:table-cell table:number-columns-repeated="2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8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,7</text:p>
          </table:table-cell>
          <table:table-cell office:value-type="float" office:value="44.3" calcext:value-type="float">
            <text:p>44,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.7" calcext:value-type="float">
            <text:p>33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8.2" calcext:value-type="float">
            <text:p>78,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.3" calcext:value-type="float">
            <text:p>14,3</text:p>
          </table:table-cell>
          <table:table-cell office:value-type="float" office:value="15" calcext:value-type="float">
            <text:p>1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2.3" calcext:value-type="float">
            <text:p>22,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7</text:p>
          </table:table-cell>
          <table:table-cell office:value-type="float" office:value="1" calcext:value-type="float">
            <text:p>1</text:p>
          </table:table-cell>
          <table:table-cell office:value-type="float" office:value="34.8" calcext:value-type="float">
            <text:p>34,8</text:p>
          </table:table-cell>
          <table:table-cell office:value-type="float" office:value="76.8" calcext:value-type="float">
            <text:p>76,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5.8" calcext:value-type="float">
            <text:p>15,8</text:p>
          </table:table-cell>
          <table:table-cell office:value-type="float" office:value="1.6" calcext:value-type="float">
            <text:p>1,6</text:p>
          </table:table-cell>
          <table:table-cell office:value-type="float" office:value="34.8" calcext:value-type="float">
            <text:p>34,8</text:p>
          </table:table-cell>
          <table:table-cell office:value-type="float" office:value="2.5" calcext:value-type="float">
            <text:p>2,5</text:p>
          </table:table-cell>
          <table:table-cell office:value-type="float" office:value="10.4" calcext:value-type="float">
            <text:p>10,4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7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13.3" calcext:value-type="float">
            <text:p>13,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7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,6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7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,7</text:p>
          </table:table-cell>
          <table:table-cell office:value-type="float" office:value="10.5" calcext:value-type="float">
            <text:p>10,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4.3" calcext:value-type="float">
            <text:p>44,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8" calcext:value-type="float">
            <text:p>0,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7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7</text:p>
          </table:table-cell>
          <table:table-cell office:value-type="float" office:value="1" calcext:value-type="float">
            <text:p>1</text:p>
          </table:table-cell>
          <table:table-cell office:value-type="float" office:value="48.7" calcext:value-type="float">
            <text:p>48,7</text:p>
          </table:table-cell>
          <table:table-cell office:value-type="float" office:value="195.8" calcext:value-type="float">
            <text:p>195,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8.3" calcext:value-type="float">
            <text:p>38,3</text:p>
          </table:table-cell>
          <table:table-cell office:value-type="float" office:value="7.3" calcext:value-type="float">
            <text:p>7,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7" calcext:value-type="float">
            <text:p>48,7</text:p>
          </table:table-cell>
          <table:table-cell office:value-type="float" office:value="7.2" calcext:value-type="float">
            <text:p>7,2</text:p>
          </table:table-cell>
          <table:table-cell office:value-type="float" office:value="24.6" calcext:value-type="float">
            <text:p>24,6</text:p>
          </table:table-cell>
          <table:table-cell office:value-type="float" office:value="6.3" calcext:value-type="float">
            <text:p>6,3</text:p>
          </table:table-cell>
          <table:table-cell office:value-type="float" office:value="17.9" calcext:value-type="float">
            <text:p>17,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.5" calcext:value-type="float">
            <text:p>1,5</text:p>
          </table:table-cell>
          <table:table-cell office:value-type="float" office:value="12.4" calcext:value-type="float">
            <text:p>12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7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,7</text:p>
          </table:table-cell>
          <table:table-cell office:value-type="float" office:value="44.5" calcext:value-type="float">
            <text:p>44,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office:value-type="float" office:value="21.7" calcext:value-type="float">
            <text:p>21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.2" calcext:value-type="float">
            <text:p>5,2</text:p>
          </table:table-cell>
          <table:table-cell office:value-type="float" office:value="11.5" calcext:value-type="float">
            <text:p>11,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6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12.9" calcext:value-type="float">
            <text:p>12,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4.1" calcext:value-type="float">
            <text:p>4,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6</text:p>
          </table:table-cell>
          <table:table-cell office:value-type="float" office:value="1" calcext:value-type="float">
            <text:p>1</text:p>
          </table:table-cell>
          <table:table-cell office:value-type="float" office:value="74.6" calcext:value-type="float">
            <text:p>74,6</text:p>
          </table:table-cell>
          <table:table-cell office:value-type="float" office:value="198.2" calcext:value-type="float">
            <text:p>198,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office:value-type="float" office:value="74.6" calcext:value-type="float">
            <text:p>74,6</text:p>
          </table:table-cell>
          <table:table-cell office:value-type="float" office:value="46.6" calcext:value-type="float">
            <text:p>46,6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,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.8" calcext:value-type="float">
            <text:p>18,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6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82.5" calcext:value-type="float">
            <text:p>182,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.7" calcext:value-type="float">
            <text:p>1,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6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,1</text:p>
          </table:table-cell>
          <table:table-cell office:value-type="float" office:value="4.3" calcext:value-type="float">
            <text:p>4,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0.9" calcext:value-type="float">
            <text:p>0,9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6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,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6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,5</text:p>
          </table:table-cell>
          <table:table-cell office:value-type="float" office:value="96.1" calcext:value-type="float">
            <text:p>96,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7.7" calcext:value-type="float">
            <text:p>27,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14.5" calcext:value-type="float">
            <text:p>14,5</text:p>
          </table:table-cell>
          <table:table-cell office:value-type="float" office:value="33.5" calcext:value-type="float">
            <text:p>33,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6</text:p>
          </table:table-cell>
          <table:table-cell office:value-type="float" office:value="1" calcext:value-type="float">
            <text:p>1</text:p>
          </table:table-cell>
          <table:table-cell office:value-type="float" office:value="67.3" calcext:value-type="float">
            <text:p>67,3</text:p>
          </table:table-cell>
          <table:table-cell office:value-type="float" office:value="229.6" calcext:value-type="float">
            <text:p>229,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3.5" calcext:value-type="float">
            <text:p>3,5</text:p>
          </table:table-cell>
          <table:table-cell office:value-type="float" office:value="24.1" calcext:value-type="float">
            <text:p>24,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.3" calcext:value-type="float">
            <text:p>67,3</text:p>
          </table:table-cell>
          <table:table-cell office:value-type="float" office:value="3.6" calcext:value-type="float">
            <text:p>3,6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6</text:p>
          </table:table-cell>
          <table:table-cell office:value-type="float" office:value="1" calcext:value-type="float">
            <text:p>1</text:p>
          </table:table-cell>
          <table:table-cell office:value-type="float" office:value="55.4" calcext:value-type="float">
            <text:p>55,4</text:p>
          </table:table-cell>
          <table:table-cell office:value-type="float" office:value="61.2" calcext:value-type="float">
            <text:p>61,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4" calcext:value-type="float">
            <text:p>55,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5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,3</text:p>
          </table:table-cell>
          <table:table-cell office:value-type="float" office:value="11.9" calcext:value-type="float">
            <text:p>11,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1/2005</text:p>
          </table:table-cell>
          <table:table-cell office:value-type="float" office:value="1" calcext:value-type="float">
            <text:p>1</text:p>
          </table:table-cell>
          <table:table-cell office:value-type="float" office:value="72.5" calcext:value-type="float">
            <text:p>72,5</text:p>
          </table:table-cell>
          <table:table-cell office:value-type="float" office:value="153" calcext:value-type="float">
            <text:p>15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,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8.1" calcext:value-type="float">
            <text:p>8,1</text:p>
          </table:table-cell>
          <table:table-cell office:value-type="float" office:value="72.5" calcext:value-type="float">
            <text:p>72,5</text:p>
          </table:table-cell>
          <table:table-cell office:value-type="float" office:value="3.4" calcext:value-type="float">
            <text:p>3,4</text:p>
          </table:table-cell>
          <table:table-cell office:value-type="float" office:value="5.1" calcext:value-type="float">
            <text:p>5,1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0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6" calcext:value-type="float">
            <text:p>3,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9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0" office:value-type="float" office:value="0" calcext:value-type="float">
            <text:p>0</text:p>
          </table:table-cell>
          <table:table-cell office:value-type="float" office:value="4.2" calcext:value-type="float">
            <text:p>4,2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8/2005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7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6/2005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,2</text:p>
          </table:table-cell>
          <table:table-cell office:value-type="float" office:value="11.7" calcext:value-type="float">
            <text:p>11,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1.2" calcext:value-type="float">
            <text:p>1,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5/2005</text:p>
          </table:table-cell>
          <table:table-cell office:value-type="float" office:value="1" calcext:value-type="float">
            <text:p>1</text:p>
          </table:table-cell>
          <table:table-cell office:value-type="float" office:value="40.5" calcext:value-type="float">
            <text:p>40,5</text:p>
          </table:table-cell>
          <table:table-cell office:value-type="float" office:value="48.9" calcext:value-type="float">
            <text:p>4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.5" calcext:value-type="float">
            <text:p>40,5</text:p>
          </table:table-cell>
          <table:table-cell office:value-type="float" office:value="4.5" calcext:value-type="float">
            <text:p>4,5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4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9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3/20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2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2/2005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,4</text:p>
          </table:table-cell>
          <table:table-cell office:value-type="float" office:value="172.4" calcext:value-type="float">
            <text:p>172,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,5</text:p>
          </table:table-cell>
          <table:table-cell office:value-type="float" office:value="20.9" calcext:value-type="float">
            <text:p>20,9</text:p>
          </table:table-cell>
          <table:table-cell office:value-type="float" office:value="6.8" calcext:value-type="float">
            <text:p>6,8</text:p>
          </table:table-cell>
          <table:table-cell office:value-type="float" office:value="41.1" calcext:value-type="float">
            <text:p>4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" calcext:value-type="float">
            <text:p>32,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  <table:table-cell table:number-columns-repeated="2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01/200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46.3" calcext:value-type="float">
            <text:p>46,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.7" calcext:value-type="float">
            <text:p>5,7</text:p>
          </table:table-cell>
          <table:table-cell office:value-type="float" office:value="16.6" calcext:value-type="float">
            <text:p>16,6</text:p>
          </table:table-cell>
          <table:table-cell office:value-type="float" office:value="2.6" calcext:value-type="float">
            <text:p>2,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table:number-columns-repeated="3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0039" calcext:value-type="float">
            <text:p>13400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/12/200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31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4T16:39:35.289048261</dc:date>
    <meta:editing-duration>PT4H53M9S</meta:editing-duration>
    <meta:editing-cycles>11</meta:editing-cycles>
    <meta:generator>LibreOffice/7.5.1.2$Linux_X86_64 LibreOffice_project/fcbaee479e84c6cd81291587d2ee68cba099e129</meta:generator>
    <meta:document-statistic meta:table-count="5" meta:cell-count="52061" meta:object-count="0"/>
  </office:meta>
</office:document-meta>
</file>